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72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93.9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ASGOR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NumberOfUs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si Goreng Kebuli Apjay Pak Ivan Panglima Polim IX</text:p>
          </table:table-cell>
          <table:table-cell office:value-type="float" office:value="4.4" calcext:value-type="float">
            <text:p>4.4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Jl panglima polim lX no 18 depan Alfa Midi No 18 rt02/07 kel melawai Keluhan, RT.2/RW.7, Melawai, Kota Jakarta Selatan</text:p>
          </table:table-cell>
          <table:table-cell office:value-type="float" office:value="-6.249885" calcext:value-type="float">
            <text:p>-6.249885</text:p>
          </table:table-cell>
          <table:table-cell office:value-type="float" office:value="106.799555" calcext:value-type="float">
            <text:p>106.799555</text:p>
          </table:table-cell>
          <table:table-cell office:value-type="float" office:value="7858.4" calcext:value-type="float">
            <text:p>7858.4</text:p>
          </table:table-cell>
        </table:table-row>
        <table:table-row table:style-name="ro1">
          <table:table-cell office:value-type="string" calcext:value-type="string">
            <text:p>Pondok Nasi Kebuli Ibu Hanna</text:p>
          </table:table-cell>
          <table:table-cell office:value-type="float" office:value="4.4" calcext:value-type="float">
            <text:p>4.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Jl. KH. Abdullah Syafei No.42, RT.12/RW.9, Bukit Duri, Kota Jakarta Selatan</text:p>
          </table:table-cell>
          <table:table-cell office:value-type="float" office:value="-6.2248831" calcext:value-type="float">
            <text:p>-6.2248831</text:p>
          </table:table-cell>
          <table:table-cell office:value-type="float" office:value="106.8629074" calcext:value-type="float">
            <text:p>106.8629074</text:p>
          </table:table-cell>
          <table:table-cell office:value-type="float" office:value="4848.8" calcext:value-type="float">
            <text:p>4848.8</text:p>
          </table:table-cell>
        </table:table-row>
        <table:table-row table:style-name="ro1">
          <table:table-cell office:value-type="string" calcext:value-type="string">
            <text:p>Warung Bhakti</text:p>
          </table:table-cell>
          <table:table-cell office:value-type="float" office:value="4.2" calcext:value-type="float">
            <text:p>4.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Jalan Bhakti Blok S, RT.11/RW.1, Rw. Bar., Kota Jakarta Selatan</text:p>
          </table:table-cell>
          <table:table-cell office:value-type="float" office:value="-6.2332407" calcext:value-type="float">
            <text:p>-6.2332407</text:p>
          </table:table-cell>
          <table:table-cell office:value-type="float" office:value="106.8151224" calcext:value-type="float">
            <text:p>106.8151224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string" calcext:value-type="string">
            <text:p>Nasi Goreng Kambing Kebon Sirih - Bona Indah</text:p>
          </table:table-cell>
          <table:table-cell office:value-type="float" office:value="4.3" calcext:value-type="float">
            <text:p>4.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Jl. Karang Tengah Raya No.1C, RW.4, Lb. Bulus, Kota Jakarta Selatan</text:p>
          </table:table-cell>
          <table:table-cell office:value-type="float" office:value="-6.3048331" calcext:value-type="float">
            <text:p>-6.3048331</text:p>
          </table:table-cell>
          <table:table-cell office:value-type="float" office:value="106.781503" calcext:value-type="float">
            <text:p>106.781503</text:p>
          </table:table-cell>
          <table:table-cell office:value-type="float" office:value="3414.2" calcext:value-type="float">
            <text:p>3414.2</text:p>
          </table:table-cell>
        </table:table-row>
        <table:table-row table:style-name="ro1">
          <table:table-cell office:value-type="string" calcext:value-type="string">
            <text:p>Nasi Goreng MAFIA Tebet</text:p>
          </table:table-cell>
          <table:table-cell office:value-type="float" office:value="4.1" calcext:value-type="float">
            <text:p>4.1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Jl. Tebet Raya No.27D, RT.1/RW.2, Tebet Tim., Kota Jakarta Selatan</text:p>
          </table:table-cell>
          <table:table-cell office:value-type="float" office:value="-6.22939" calcext:value-type="float">
            <text:p>-6.22939</text:p>
          </table:table-cell>
          <table:table-cell office:value-type="float" office:value="106.8532221" calcext:value-type="float">
            <text:p>106.8532221</text:p>
          </table:table-cell>
          <table:table-cell office:value-type="float" office:value="3107.8" calcext:value-type="float">
            <text:p>3107.8</text:p>
          </table:table-cell>
        </table:table-row>
        <table:table-row table:style-name="ro1">
          <table:table-cell office:value-type="string" calcext:value-type="string">
            <text:p>Nasi Goreng Bang H. ZEN</text:p>
          </table:table-cell>
          <table:table-cell office:value-type="float" office:value="4.4" calcext:value-type="float">
            <text:p>4.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Jl. Ciledug Raya, RT.11/RW.11, Cipulir, Kota Jakarta Selatan</text:p>
          </table:table-cell>
          <table:table-cell office:value-type="float" office:value="-6.2382461" calcext:value-type="float">
            <text:p>-6.2382461</text:p>
          </table:table-cell>
          <table:table-cell office:value-type="float" office:value="106.7741878" calcext:value-type="float">
            <text:p>106.7741878</text:p>
          </table:table-cell>
          <table:table-cell office:value-type="float" office:value="2120.8" calcext:value-type="float">
            <text:p>2120.8</text:p>
          </table:table-cell>
        </table:table-row>
        <table:table-row table:style-name="ro1">
          <table:table-cell office:value-type="string" calcext:value-type="string">
            <text:p>Warung Apjay</text:p>
          </table:table-cell>
          <table:table-cell office:value-type="float" office:value="4.3" calcext:value-type="float">
            <text:p>4.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anglima Polim St No.9, RT.2/RW.7, Pulo, South Jakarta City</text:p>
          </table:table-cell>
          <table:table-cell office:value-type="float" office:value="-6.2498311" calcext:value-type="float">
            <text:p>-6.2498311</text:p>
          </table:table-cell>
          <table:table-cell office:value-type="float" office:value="106.7998049" calcext:value-type="float">
            <text:p>106.7998049</text:p>
          </table:table-cell>
          <table:table-cell office:value-type="float" office:value="1844.7" calcext:value-type="float">
            <text:p>1844.7</text:p>
          </table:table-cell>
        </table:table-row>
        <table:table-row table:style-name="ro1">
          <table:table-cell office:value-type="string" calcext:value-type="string">
            <text:p>Warpopski</text:p>
          </table:table-cell>
          <table:table-cell office:value-type="float" office:value="4.7" calcext:value-type="float">
            <text:p>4.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Jl. Tebet Timur Dalam Raya No.6A, Tebet Tim., Kota Jakarta Selatan</text:p>
          </table:table-cell>
          <table:table-cell office:value-type="float" office:value="-6.2320989" calcext:value-type="float">
            <text:p>-6.2320989</text:p>
          </table:table-cell>
          <table:table-cell office:value-type="float" office:value="106.8536657" calcext:value-type="float">
            <text:p>106.8536657</text:p>
          </table:table-cell>
          <table:table-cell office:value-type="float" office:value="1776.6" calcext:value-type="float">
            <text:p>1776.6</text:p>
          </table:table-cell>
        </table:table-row>
        <table:table-row table:style-name="ro1">
          <table:table-cell office:value-type="string" calcext:value-type="string">
            <text:p>Nasi Goreng NUSANTARA</text:p>
          </table:table-cell>
          <table:table-cell office:value-type="float" office:value="4.7" calcext:value-type="float">
            <text:p>4.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Jl. Pahlawan No.8-10, Rempoa, Kota Tangerang Selatan</text:p>
          </table:table-cell>
          <table:table-cell office:value-type="float" office:value="-6.2964717" calcext:value-type="float">
            <text:p>-6.2964717</text:p>
          </table:table-cell>
          <table:table-cell office:value-type="float" office:value="106.7580235" calcext:value-type="float">
            <text:p>106.7580235</text:p>
          </table:table-cell>
          <table:table-cell office:value-type="float" office:value="1630.9" calcext:value-type="float">
            <text:p>1630.9</text:p>
          </table:table-cell>
        </table:table-row>
        <table:table-row table:style-name="ro1">
          <table:table-cell office:value-type="string" calcext:value-type="string">
            <text:p>Nasi Goreng Nusantara Mpok Yani Rempoa</text:p>
          </table:table-cell>
          <table:table-cell office:value-type="float" office:value="4.8" calcext:value-type="float">
            <text:p>4.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l. Pahlawan No.37 D, Cemp. Putih, Kota Tangerang Selatan</text:p>
          </table:table-cell>
          <table:table-cell office:value-type="float" office:value="-6.2965543" calcext:value-type="float">
            <text:p>-6.2965543</text:p>
          </table:table-cell>
          <table:table-cell office:value-type="float" office:value="106.7578752" calcext:value-type="float">
            <text:p>106.7578752</text:p>
          </table:table-cell>
          <table:table-cell office:value-type="float" office:value="1483.2" calcext:value-type="float">
            <text:p>1483.2</text:p>
          </table:table-cell>
        </table:table-row>
        <table:table-row table:style-name="ro1">
          <table:table-cell office:value-type="string" calcext:value-type="string">
            <text:p>Alahap</text:p>
          </table:table-cell>
          <table:table-cell office:value-type="float" office:value="4.4" calcext:value-type="float">
            <text:p>4.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Jl. Benda No.20c, RT.6/RW.4, Cilandak Tim., Kota Jakarta Selatan</text:p>
          </table:table-cell>
          <table:table-cell office:value-type="float" office:value="-6.2757282" calcext:value-type="float">
            <text:p>-6.2757282</text:p>
          </table:table-cell>
          <table:table-cell office:value-type="float" office:value="106.8158695" calcext:value-type="float">
            <text:p>106.8158695</text:p>
          </table:table-cell>
          <table:table-cell office:value-type="float" office:value="1456.4" calcext:value-type="float">
            <text:p>1456.4</text:p>
          </table:table-cell>
        </table:table-row>
        <table:table-row table:style-name="ro1">
          <table:table-cell office:value-type="string" calcext:value-type="string">
            <text:p>Pondok Selera Amigos</text:p>
          </table:table-cell>
          <table:table-cell office:value-type="float" office:value="4.5" calcext:value-type="float">
            <text:p>4.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Jl. M. Kahfi 1 Jl. Cluster Kebagusan 3 No.51 A, RT.7/RW.1, Jagakarsa, Kota Jakarta Selatan</text:p>
          </table:table-cell>
          <table:table-cell office:value-type="float" office:value="-6.3354839" calcext:value-type="float">
            <text:p>-6.3354839</text:p>
          </table:table-cell>
          <table:table-cell office:value-type="float" office:value="106.8314734" calcext:value-type="float">
            <text:p>106.8314734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Republic Nasi Goreng</text:p>
          </table:table-cell>
          <table:table-cell office:value-type="float" office:value="4.4" calcext:value-type="float">
            <text:p>4.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o.9, Jl. Mampang Prapatan VI No.2, RT.1/RW.2, Tegal Parang, Kota Jakarta Selatan</text:p>
          </table:table-cell>
          <table:table-cell office:value-type="float" office:value="-6.2468436" calcext:value-type="float">
            <text:p>-6.2468436</text:p>
          </table:table-cell>
          <table:table-cell office:value-type="float" office:value="106.8269291" calcext:value-type="float">
            <text:p>106.8269291</text:p>
          </table:table-cell>
          <table:table-cell office:value-type="float" office:value="1399.2" calcext:value-type="float">
            <text:p>1399.2</text:p>
          </table:table-cell>
        </table:table-row>
        <table:table-row table:style-name="ro1">
          <table:table-cell office:value-type="string" calcext:value-type="string">
            <text:p>Nasi Goreng Karee</text:p>
          </table:table-cell>
          <table:table-cell office:value-type="float" office:value="4.4" calcext:value-type="float">
            <text:p>4.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l. Klp. Dua Raya Blok A No.26, Tugu, Kota Depok</text:p>
          </table:table-cell>
          <table:table-cell office:value-type="float" office:value="-6.3715199" calcext:value-type="float">
            <text:p>-6.3715199</text:p>
          </table:table-cell>
          <table:table-cell office:value-type="float" office:value="106.8427694" calcext:value-type="float">
            <text:p>106.8427694</text:p>
          </table:table-cell>
          <table:table-cell office:value-type="float" office:value="1249.6" calcext:value-type="float">
            <text:p>1249.6</text:p>
          </table:table-cell>
        </table:table-row>
        <table:table-row table:style-name="ro1">
          <table:table-cell office:value-type="string" calcext:value-type="string">
            <text:p>Nasi Goreng MPR</text:p>
          </table:table-cell>
          <table:table-cell office:value-type="float" office:value="4.4" calcext:value-type="float">
            <text:p>4.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l. RS. Fatmawati Raya No.16A, RT.1/RW.4, Gandaria Sel., Kota Jakarta Selatan</text:p>
          </table:table-cell>
          <table:table-cell office:value-type="float" office:value="-6.2696147" calcext:value-type="float">
            <text:p>-6.2696147</text:p>
          </table:table-cell>
          <table:table-cell office:value-type="float" office:value="106.7972454" calcext:value-type="float">
            <text:p>106.7972454</text:p>
          </table:table-cell>
          <table:table-cell office:value-type="float" office:value="1157.2" calcext:value-type="float">
            <text:p>1157.2</text:p>
          </table:table-cell>
        </table:table-row>
        <table:table-row table:style-name="ro1">
          <table:table-cell office:value-type="string" calcext:value-type="string">
            <text:p>Warung Nasi goreng Jengkol</text:p>
          </table:table-cell>
          <table:table-cell office:value-type="float" office:value="4.3" calcext:value-type="float">
            <text:p>4.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l. Manggarai Utara 2 No.17, RT.15/RW.4, Manggarai, Kota Jakarta Selatan</text:p>
          </table:table-cell>
          <table:table-cell office:value-type="float" office:value="-6.2096882" calcext:value-type="float">
            <text:p>-6.2096882</text:p>
          </table:table-cell>
          <table:table-cell office:value-type="float" office:value="106.8504729" calcext:value-type="float">
            <text:p>106.8504729</text:p>
          </table:table-cell>
          <table:table-cell office:value-type="float" office:value="1122.3" calcext:value-type="float">
            <text:p>1122.3</text:p>
          </table:table-cell>
        </table:table-row>
        <table:table-row table:style-name="ro1">
          <table:table-cell office:value-type="string" calcext:value-type="string">
            <text:p>Nasi Goreng Pekalongan H. Mualimin</text:p>
          </table:table-cell>
          <table:table-cell office:value-type="float" office:value="4.4" calcext:value-type="float">
            <text:p>4.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l. RS. Fatmawati Raya No.222.E, RW.10, Pd. Labu, Kota Jakarta Selatan</text:p>
          </table:table-cell>
          <table:table-cell office:value-type="float" office:value="-6.3077066" calcext:value-type="float">
            <text:p>-6.3077066</text:p>
          </table:table-cell>
          <table:table-cell office:value-type="float" office:value="106.7934157" calcext:value-type="float">
            <text:p>106.7934157</text:p>
          </table:table-cell>
          <table:table-cell office:value-type="float" office:value="1086.8" calcext:value-type="float">
            <text:p>1086.8</text:p>
          </table:table-cell>
        </table:table-row>
        <table:table-row table:style-name="ro1">
          <table:table-cell office:value-type="string" calcext:value-type="string">
            <text:p>Nasi Goreng Cabe Rawit Daksa II</text:p>
          </table:table-cell>
          <table:table-cell office:value-type="float" office:value="4.3" calcext:value-type="float">
            <text:p>4.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Jl. Daksa 2 No.mor 22, RT.4/RW.2, Selong, Kota Jakarta Selatan</text:p>
          </table:table-cell>
          <table:table-cell office:value-type="float" office:value="-6.2342489" calcext:value-type="float">
            <text:p>-6.2342489</text:p>
          </table:table-cell>
          <table:table-cell office:value-type="float" office:value="106.8068525" calcext:value-type="float">
            <text:p>106.8068525</text:p>
          </table:table-cell>
          <table:table-cell office:value-type="float" office:value="1083.6" calcext:value-type="float">
            <text:p>1083.6</text:p>
          </table:table-cell>
        </table:table-row>
        <table:table-row table:style-name="ro1">
          <table:table-cell office:value-type="string" calcext:value-type="string">
            <text:p>Nasi Goreng Kambing Kebon Sirih</text:p>
          </table:table-cell>
          <table:table-cell office:value-type="float" office:value="4.2" calcext:value-type="float">
            <text:p>4.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Pasaraya Grande, Jl. Iskandarsyah Raya No.3, RT.3/RW.1, Melawai, Kota Jakarta Selatan</text:p>
          </table:table-cell>
          <table:table-cell office:value-type="float" office:value="-6.243947" calcext:value-type="float">
            <text:p>-6.243947</text:p>
          </table:table-cell>
          <table:table-cell office:value-type="float" office:value="106.802905" calcext:value-type="float">
            <text:p>106.802905</text:p>
          </table:table-cell>
          <table:table-cell office:value-type="float" office:value="1062.6" calcext:value-type="float">
            <text:p>1062.6</text:p>
          </table:table-cell>
        </table:table-row>
        <table:table-row table:style-name="ro1">
          <table:table-cell office:value-type="string" calcext:value-type="string">
            <text:p>nasi goreng polonia</text:p>
          </table:table-cell>
          <table:table-cell office:value-type="float" office:value="4.4" calcext:value-type="float">
            <text:p>4.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l. Otista Raya No.29, RT.7/RW.8, Bidara Cina, Kota Jakarta Timur</text:p>
          </table:table-cell>
          <table:table-cell office:value-type="float" office:value="-6.237713" calcext:value-type="float">
            <text:p>-6.237713</text:p>
          </table:table-cell>
          <table:table-cell office:value-type="float" office:value="106.869062" calcext:value-type="float">
            <text:p>106.869062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string" calcext:value-type="string">
            <text:p>Nasi Goreng Warna Warni Ijo Thole</text:p>
          </table:table-cell>
          <table:table-cell office:value-type="float" office:value="4.4" calcext:value-type="float">
            <text:p>4.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alan Panglima Polim V No. 4, Pulo, Kebayoran Baru, RT.1/RW.6, Melawai, Kota Jakarta Selatan</text:p>
          </table:table-cell>
          <table:table-cell office:value-type="float" office:value="-6.2464579" calcext:value-type="float">
            <text:p>-6.2464579</text:p>
          </table:table-cell>
          <table:table-cell office:value-type="float" office:value="106.798384" calcext:value-type="float">
            <text:p>106.79838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Nasi Goreng Gila Bahari</text:p>
          </table:table-cell>
          <table:table-cell office:value-type="float" office:value="4.2" calcext:value-type="float">
            <text:p>4.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l. Lontar VII No.10, RT.3/RW.5, Menteng Atas, Kota Jakarta Selatan</text:p>
          </table:table-cell>
          <table:table-cell office:value-type="float" office:value="-6.2188938" calcext:value-type="float">
            <text:p>-6.2188938</text:p>
          </table:table-cell>
          <table:table-cell office:value-type="float" office:value="106.8378678" calcext:value-type="float">
            <text:p>106.8378678</text:p>
          </table:table-cell>
          <table:table-cell office:value-type="float" office:value="827.4" calcext:value-type="float">
            <text:p>827.4</text:p>
          </table:table-cell>
        </table:table-row>
        <table:table-row table:style-name="ro1">
          <table:table-cell office:value-type="string" calcext:value-type="string">
            <text:p>Warung Makan Muncul Malam</text:p>
          </table:table-cell>
          <table:table-cell office:value-type="float" office:value="4.3" calcext:value-type="float">
            <text:p>4.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l. RC. Veteran Raya No.62, Bintaro, Kota Jakarta Selatan</text:p>
          </table:table-cell>
          <table:table-cell office:value-type="float" office:value="-6.2632793" calcext:value-type="float">
            <text:p>-6.2632793</text:p>
          </table:table-cell>
          <table:table-cell office:value-type="float" office:value="106.7665234" calcext:value-type="float">
            <text:p>106.7665234</text:p>
          </table:table-cell>
          <table:table-cell office:value-type="float" office:value="821.3" calcext:value-type="float">
            <text:p>821.3</text:p>
          </table:table-cell>
        </table:table-row>
        <table:table-row table:style-name="ro1">
          <table:table-cell office:value-type="string" calcext:value-type="string">
            <text:p>Mbah Suro Pakde</text:p>
          </table:table-cell>
          <table:table-cell office:value-type="float" office:value="4.5" calcext:value-type="float">
            <text:p>4.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Jl. RS. Fatmawati Raya No.11, RW.8, Pd. Labu, Kota Jakarta Selatan</text:p>
          </table:table-cell>
          <table:table-cell office:value-type="float" office:value="-6.3024622" calcext:value-type="float">
            <text:p>-6.3024622</text:p>
          </table:table-cell>
          <table:table-cell office:value-type="float" office:value="106.794911" calcext:value-type="float">
            <text:p>106.794911</text:p>
          </table:table-cell>
          <table:table-cell office:value-type="float" office:value="751.5" calcext:value-type="float">
            <text:p>751.5</text:p>
          </table:table-cell>
        </table:table-row>
        <table:table-row table:style-name="ro1">
          <table:table-cell office:value-type="string" calcext:value-type="string">
            <text:p>Love Eat Cafe</text:p>
          </table:table-cell>
          <table:table-cell office:value-type="float" office:value="4.3" calcext:value-type="float">
            <text:p>4.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l. Penjernihan II No.04, RT.11/RW.6, Bend. Hilir, Kota Jakarta Pusat</text:p>
          </table:table-cell>
          <table:table-cell office:value-type="float" office:value="-6.2050312" calcext:value-type="float">
            <text:p>-6.2050312</text:p>
          </table:table-cell>
          <table:table-cell office:value-type="float" office:value="106.8092894" calcext:value-type="float">
            <text:p>106.8092894</text:p>
          </table:table-cell>
          <table:table-cell office:value-type="float" office:value="743.9" calcext:value-type="float">
            <text:p>743.9</text:p>
          </table:table-cell>
        </table:table-row>
        <table:table-row table:style-name="ro1">
          <table:table-cell office:value-type="string" calcext:value-type="string">
            <text:p>Nasi Goreng Pocin</text:p>
          </table:table-cell>
          <table:table-cell office:value-type="float" office:value="4.3" calcext:value-type="float">
            <text:p>4.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o. Beji, Jl. Margonda Raya No.395, Pondok Cina, Kota Depok</text:p>
          </table:table-cell>
          <table:table-cell office:value-type="float" office:value="-6.3704224" calcext:value-type="float">
            <text:p>-6.3704224</text:p>
          </table:table-cell>
          <table:table-cell office:value-type="float" office:value="106.8333096" calcext:value-type="float">
            <text:p>106.8333096</text:p>
          </table:table-cell>
          <table:table-cell office:value-type="float" office:value="735.3" calcext:value-type="float">
            <text:p>735.3</text:p>
          </table:table-cell>
        </table:table-row>
        <table:table-row table:style-name="ro1">
          <table:table-cell office:value-type="string" calcext:value-type="string">
            <text:p>Nasi Goreng Kare</text:p>
          </table:table-cell>
          <table:table-cell office:value-type="float" office:value="4.5" calcext:value-type="float">
            <text:p>4.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Jl. Garuda No.15, Pasir Gn. Sel., Kota Depok</text:p>
          </table:table-cell>
          <table:table-cell office:value-type="float" office:value="-6.3425859" calcext:value-type="float">
            <text:p>-6.3425859</text:p>
          </table:table-cell>
          <table:table-cell office:value-type="float" office:value="106.8494589" calcext:value-type="float">
            <text:p>106.849458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Nasi Gila Stress &amp; Nasi Goreng N'Dut</text:p>
          </table:table-cell>
          <table:table-cell office:value-type="float" office:value="4.2" calcext:value-type="float">
            <text:p>4.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l. Gandaria 1 No.342, RT.5/RW.9, Kramat Pela, Kota Jakarta Selatan</text:p>
          </table:table-cell>
          <table:table-cell office:value-type="float" office:value="-6.2425082" calcext:value-type="float">
            <text:p>-6.2425082</text:p>
          </table:table-cell>
          <table:table-cell office:value-type="float" office:value="106.7877333" calcext:value-type="float">
            <text:p>106.7877333</text:p>
          </table:table-cell>
          <table:table-cell office:value-type="float" office:value="722.4" calcext:value-type="float">
            <text:p>722.4</text:p>
          </table:table-cell>
        </table:table-row>
        <table:table-row table:style-name="ro1">
          <table:table-cell office:value-type="string" calcext:value-type="string">
            <text:p>Solaria</text:p>
          </table:table-cell>
          <table:table-cell office:value-type="float" office:value="4.1" calcext:value-type="float">
            <text:p>4.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l. Sultan Hasanudin No.1, RT.3/RW.1, Melawai, Kota Jakarta Selatan</text:p>
          </table:table-cell>
          <table:table-cell office:value-type="float" office:value="-6.2441103" calcext:value-type="float">
            <text:p>-6.2441103</text:p>
          </table:table-cell>
          <table:table-cell office:value-type="float" office:value="106.8011326" calcext:value-type="float">
            <text:p>106.8011326</text:p>
          </table:table-cell>
          <table:table-cell office:value-type="float" office:value="709.3" calcext:value-type="float">
            <text:p>709.3</text:p>
          </table:table-cell>
        </table:table-row>
        <table:table-row table:style-name="ro1">
          <table:table-cell office:value-type="string" calcext:value-type="string">
            <text:p>Nasi Goreng Karee Abang Gandul</text:p>
          </table:table-cell>
          <table:table-cell office:value-type="float" office:value="4.6" calcext:value-type="float">
            <text:p>4.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l. Mesjid Al-Akhyar No.4, Gandul, Kota Depok</text:p>
          </table:table-cell>
          <table:table-cell office:value-type="float" office:value="-6.3303149" calcext:value-type="float">
            <text:p>-6.3303149</text:p>
          </table:table-cell>
          <table:table-cell office:value-type="float" office:value="106.7940975" calcext:value-type="float">
            <text:p>106.7940975</text:p>
          </table:table-cell>
          <table:table-cell office:value-type="float" office:value="671.6" calcext:value-type="float">
            <text:p>671.6</text:p>
          </table:table-cell>
        </table:table-row>
        <table:table-row table:style-name="ro1">
          <table:table-cell office:value-type="string" calcext:value-type="string">
            <text:p>Nasi Goreng Gila Ceria Mart</text:p>
          </table:table-cell>
          <table:table-cell office:value-type="float" office:value="4.2" calcext:value-type="float">
            <text:p>4.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Jl. Kalibata Timur No.80, RT.1/RW.10, Kalibata, Kota Jakarta Selatan</text:p>
          </table:table-cell>
          <table:table-cell office:value-type="float" office:value="-6.2622182" calcext:value-type="float">
            <text:p>-6.2622182</text:p>
          </table:table-cell>
          <table:table-cell office:value-type="float" office:value="106.8490666" calcext:value-type="float">
            <text:p>106.8490666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1">
          <table:table-cell office:value-type="string" calcext:value-type="string">
            <text:p>Kedai NGRT</text:p>
          </table:table-cell>
          <table:table-cell office:value-type="float" office:value="4.3" calcext:value-type="float">
            <text:p>4.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l. Guru Mughni No.2, RT.5/RW.1, Kuningan, Kuningan Tim., Kota Jakarta Selatan</text:p>
          </table:table-cell>
          <table:table-cell office:value-type="float" office:value="-6.2267459" calcext:value-type="float">
            <text:p>-6.2267459</text:p>
          </table:table-cell>
          <table:table-cell office:value-type="float" office:value="106.8216648" calcext:value-type="float">
            <text:p>106.8216648</text:p>
          </table:table-cell>
          <table:table-cell office:value-type="float" office:value="640.7" calcext:value-type="float">
            <text:p>640.7</text:p>
          </table:table-cell>
        </table:table-row>
        <table:table-row table:style-name="ro1">
          <table:table-cell office:value-type="string" calcext:value-type="string">
            <text:p>Kedai Back Madun</text:p>
          </table:table-cell>
          <table:table-cell office:value-type="float" office:value="4.5" calcext:value-type="float">
            <text:p>4.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Jl. Pamulang Permai 1 No.A. 20, West Pamulang, South Tangerang City</text:p>
          </table:table-cell>
          <table:table-cell office:value-type="float" office:value="-6.3330895" calcext:value-type="float">
            <text:p>-6.3330895</text:p>
          </table:table-cell>
          <table:table-cell office:value-type="float" office:value="106.7326266" calcext:value-type="float">
            <text:p>106.732626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Nasi Goreng Kambing H. Salim Radio dalam</text:p>
          </table:table-cell>
          <table:table-cell office:value-type="float" office:value="4.3" calcext:value-type="float">
            <text:p>4.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l. Radio Dalam Raya No.47 A, RT.5/RW.14, Gandaria Utara, Kota Jakarta Selatan</text:p>
          </table:table-cell>
          <table:table-cell office:value-type="float" office:value="-6.2604964" calcext:value-type="float">
            <text:p>-6.2604964</text:p>
          </table:table-cell>
          <table:table-cell office:value-type="float" office:value="106.7890141" calcext:value-type="float">
            <text:p>106.7890141</text:p>
          </table:table-cell>
          <table:table-cell office:value-type="float" office:value="576.2" calcext:value-type="float">
            <text:p>576.2</text:p>
          </table:table-cell>
        </table:table-row>
        <table:table-row table:style-name="ro1">
          <table:table-cell office:value-type="string" calcext:value-type="string">
            <text:p>Nasi Goreng Pak Metal</text:p>
          </table:table-cell>
          <table:table-cell office:value-type="float" office:value="4.3" calcext:value-type="float">
            <text:p>4.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l. H. Batong Raya No.4, RT.7/RW.6, Cilandak Bar., Kota Jakarta Selatan</text:p>
          </table:table-cell>
          <table:table-cell office:value-type="float" office:value="-6.2867676" calcext:value-type="float">
            <text:p>-6.2867676</text:p>
          </table:table-cell>
          <table:table-cell office:value-type="float" office:value="106.7904454" calcext:value-type="float">
            <text:p>106.7904454</text:p>
          </table:table-cell>
          <table:table-cell office:value-type="float" office:value="576.2" calcext:value-type="float">
            <text:p>576.2</text:p>
          </table:table-cell>
        </table:table-row>
        <table:table-row table:style-name="ro1">
          <table:table-cell office:value-type="string" calcext:value-type="string">
            <text:p>Kantin Caringin</text:p>
          </table:table-cell>
          <table:table-cell office:value-type="float" office:value="4.4" calcext:value-type="float">
            <text:p>4.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l. Caringin Timur No.41, RT.1/RW.5, Cilandak Bar., Kota Jakarta Selatan</text:p>
          </table:table-cell>
          <table:table-cell office:value-type="float" office:value="-6.2859838" calcext:value-type="float">
            <text:p>-6.2859838</text:p>
          </table:table-cell>
          <table:table-cell office:value-type="float" office:value="106.7933475" calcext:value-type="float">
            <text:p>106.7933475</text:p>
          </table:table-cell>
          <table:table-cell office:value-type="float" office:value="554.4" calcext:value-type="float">
            <text:p>554.4</text:p>
          </table:table-cell>
        </table:table-row>
        <table:table-row table:style-name="ro1">
          <table:table-cell office:value-type="string" calcext:value-type="string">
            <text:p>Nasi Goreng D'Awak</text:p>
          </table:table-cell>
          <table:table-cell office:value-type="float" office:value="4.6" calcext:value-type="float">
            <text:p>4.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lok Herman SP1, Jl. Raya Jakarta-Bogor No.26, RT.2/RW.5, Susukan, Kota Jakarta Timur</text:p>
          </table:table-cell>
          <table:table-cell office:value-type="float" office:value="-6.3039401" calcext:value-type="float">
            <text:p>-6.3039401</text:p>
          </table:table-cell>
          <table:table-cell office:value-type="float" office:value="106.8666382" calcext:value-type="float">
            <text:p>106.8666382</text:p>
          </table:table-cell>
          <table:table-cell office:value-type="float" office:value="547.4" calcext:value-type="float">
            <text:p>547.4</text:p>
          </table:table-cell>
        </table:table-row>
        <table:table-row table:style-name="ro1">
          <table:table-cell office:value-type="string" calcext:value-type="string">
            <text:p>Bebek Dower</text:p>
          </table:table-cell>
          <table:table-cell office:value-type="float" office:value="3.9" calcext:value-type="float">
            <text:p>3.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ejaten Village Mall Lt. 2, Jl. Warung Jati Barat No.39, RT.1/RW.5, Jati Padang, Pasar Minggu, RT.1/RW.5, Jati Padang, Kota Jakarta Selatan</text:p>
          </table:table-cell>
          <table:table-cell office:value-type="float" office:value="-6.2802109" calcext:value-type="float">
            <text:p>-6.2802109</text:p>
          </table:table-cell>
          <table:table-cell office:value-type="float" office:value="106.82943" calcext:value-type="float">
            <text:p>106.82943</text:p>
          </table:table-cell>
          <table:table-cell office:value-type="float" office:value="542.1" calcext:value-type="float">
            <text:p>542.1</text:p>
          </table:table-cell>
        </table:table-row>
        <table:table-row table:style-name="ro1">
          <table:table-cell office:value-type="string" calcext:value-type="string">
            <text:p>Nasi Goreng Gila Palbatu 2 - Sandi Jaya</text:p>
          </table:table-cell>
          <table:table-cell office:value-type="float" office:value="4.4" calcext:value-type="float">
            <text:p>4.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l. Pal Batu 2 No.67, RT.7/RW.4, Menteng Dalam, Kota Jakarta Selatan</text:p>
          </table:table-cell>
          <table:table-cell office:value-type="float" office:value="-6.2274433" calcext:value-type="float">
            <text:p>-6.2274433</text:p>
          </table:table-cell>
          <table:table-cell office:value-type="float" office:value="106.8448184" calcext:value-type="float">
            <text:p>106.8448184</text:p>
          </table:table-cell>
          <table:table-cell office:value-type="float" office:value="510.4" calcext:value-type="float">
            <text:p>510.4</text:p>
          </table:table-cell>
        </table:table-row>
        <table:table-row table:style-name="ro1">
          <table:table-cell office:value-type="string" calcext:value-type="string">
            <text:p>Nasi Goreng Suwarto</text:p>
          </table:table-cell>
          <table:table-cell office:value-type="float" office:value="4.6" calcext:value-type="float">
            <text:p>4.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l. Legoso Raya, Pisangan, Kota Tangerang Selatan</text:p>
          </table:table-cell>
          <table:table-cell office:value-type="float" office:value="-6.3195189" calcext:value-type="float">
            <text:p>-6.3195189</text:p>
          </table:table-cell>
          <table:table-cell office:value-type="float" office:value="106.7547424" calcext:value-type="float">
            <text:p>106.754742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Nasi Goreng Gila Mas Roni</text:p>
          </table:table-cell>
          <table:table-cell office:value-type="float" office:value="4.3" calcext:value-type="float">
            <text:p>4.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alan Kelapa Dua Raya RT.1/RW.2, Kelapa Dua, Kebon Jeruk, RT.7/RW.1, Klp. Dua, Kota Jakarta Barat</text:p>
          </table:table-cell>
          <table:table-cell office:value-type="float" office:value="-6.2091268" calcext:value-type="float">
            <text:p>-6.2091268</text:p>
          </table:table-cell>
          <table:table-cell office:value-type="float" office:value="106.7690477" calcext:value-type="float">
            <text:p>106.7690477</text:p>
          </table:table-cell>
          <table:table-cell office:value-type="float" office:value="494.5" calcext:value-type="float">
            <text:p>494.5</text:p>
          </table:table-cell>
        </table:table-row>
        <table:table-row table:style-name="ro1">
          <table:table-cell office:value-type="string" calcext:value-type="string">
            <text:p>Pondok Selera</text:p>
          </table:table-cell>
          <table:table-cell office:value-type="float" office:value="4.4" calcext:value-type="float">
            <text:p>4.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l. Akses UI No.27, Tugu, Kota Depok</text:p>
          </table:table-cell>
          <table:table-cell office:value-type="float" office:value="-6.354805" calcext:value-type="float">
            <text:p>-6.354805</text:p>
          </table:table-cell>
          <table:table-cell office:value-type="float" office:value="106.8454206" calcext:value-type="float">
            <text:p>106.845420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Nasi Goreng Kambing Bang Arifin Cabang Kebon Sirih</text:p>
          </table:table-cell>
          <table:table-cell office:value-type="float" office:value="4.2" calcext:value-type="float">
            <text:p>4.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l. RE Martadinata No.1, Cipayung, Kota Tangerang Selatan</text:p>
          </table:table-cell>
          <table:table-cell office:value-type="float" office:value="-6.3212782" calcext:value-type="float">
            <text:p>-6.3212782</text:p>
          </table:table-cell>
          <table:table-cell office:value-type="float" office:value="106.7491789" calcext:value-type="float">
            <text:p>106.749178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5" calcext:value-type="float">
            <text:p>4.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., Jl. Ampera Raya No.6, RT.5/RW.2, Ragunan, DKI Jakarta</text:p>
          </table:table-cell>
          <table:table-cell office:value-type="float" office:value="-6.2886502" calcext:value-type="float">
            <text:p>-6.2886502</text:p>
          </table:table-cell>
          <table:table-cell office:value-type="float" office:value="106.8184061" calcext:value-type="float">
            <text:p>106.8184061</text:p>
          </table:table-cell>
          <table:table-cell office:value-type="float" office:value="481.5" calcext:value-type="float">
            <text:p>481.5</text:p>
          </table:table-cell>
        </table:table-row>
        <table:table-row table:style-name="ro1">
          <table:table-cell office:value-type="string" calcext:value-type="string">
            <text:p>Nasi Goreng Kambing Kebon Sirih Sejak 1958 - Pajajaran</text:p>
          </table:table-cell>
          <table:table-cell office:value-type="float" office:value="4.2" calcext:value-type="float">
            <text:p>4.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l. Pajajaran No.45, Pamulang Bar., Kota Tangerang Selatan</text:p>
          </table:table-cell>
          <table:table-cell office:value-type="float" office:value="-6.3401754" calcext:value-type="float">
            <text:p>-6.3401754</text:p>
          </table:table-cell>
          <table:table-cell office:value-type="float" office:value="106.7385469" calcext:value-type="float">
            <text:p>106.7385469</text:p>
          </table:table-cell>
          <table:table-cell office:value-type="float" office:value="474.6" calcext:value-type="float">
            <text:p>474.6</text:p>
          </table:table-cell>
        </table:table-row>
        <table:table-row table:style-name="ro1">
          <table:table-cell office:value-type="string" calcext:value-type="string">
            <text:p>Nasi Gila Pangpol</text:p>
          </table:table-cell>
          <table:table-cell office:value-type="float" office:value="4.3" calcext:value-type="float">
            <text:p>4.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l. Wijaya VI, RT.2/RW.5, Melawai, Kota Jakarta Selatan</text:p>
          </table:table-cell>
          <table:table-cell office:value-type="float" office:value="-6.246317" calcext:value-type="float">
            <text:p>-6.246317</text:p>
          </table:table-cell>
          <table:table-cell office:value-type="float" office:value="106.8010877" calcext:value-type="float">
            <text:p>106.801087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Nasi Goreng Mekarsari</text:p>
          </table:table-cell>
          <table:table-cell office:value-type="float" office:value="4.4" calcext:value-type="float">
            <text:p>4.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l. Puri Sakti II No.3, RT.9/RW.1, Cipete Sel., Kota Jakarta Selatan</text:p>
          </table:table-cell>
          <table:table-cell office:value-type="float" office:value="-6.2573416" calcext:value-type="float">
            <text:p>-6.2573416</text:p>
          </table:table-cell>
          <table:table-cell office:value-type="float" office:value="106.8145051" calcext:value-type="float">
            <text:p>106.8145051</text:p>
          </table:table-cell>
          <table:table-cell office:value-type="float" office:value="470.8" calcext:value-type="float">
            <text:p>470.8</text:p>
          </table:table-cell>
        </table:table-row>
        <table:table-row table:style-name="ro1">
          <table:table-cell office:value-type="string" calcext:value-type="string">
            <text:p>PAK MIN WARKIS</text:p>
          </table:table-cell>
          <table:table-cell office:value-type="float" office:value="4.9" calcext:value-type="float">
            <text:p>4.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l. Diesel No.3, RW.2, Lb. Bulus, Kota Jakarta Selatan</text:p>
          </table:table-cell>
          <table:table-cell office:value-type="float" office:value="-6.2924763" calcext:value-type="float">
            <text:p>-6.2924763</text:p>
          </table:table-cell>
          <table:table-cell office:value-type="float" office:value="106.7697318" calcext:value-type="float">
            <text:p>106.7697318</text:p>
          </table:table-cell>
          <table:table-cell office:value-type="float" office:value="470.4" calcext:value-type="float">
            <text:p>470.4</text:p>
          </table:table-cell>
        </table:table-row>
        <table:table-row table:style-name="ro1">
          <table:table-cell office:value-type="string" calcext:value-type="string">
            <text:p>Nasi Goreng Atam</text:p>
          </table:table-cell>
          <table:table-cell office:value-type="float" office:value="4.6" calcext:value-type="float">
            <text:p>4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l. Matraman Dalam III No.13, RT.11/RW.7, Pegangsaan, Kota Jakarta Pusat</text:p>
          </table:table-cell>
          <table:table-cell office:value-type="float" office:value="-6.2057423" calcext:value-type="float">
            <text:p>-6.2057423</text:p>
          </table:table-cell>
          <table:table-cell office:value-type="float" office:value="106.8538901" calcext:value-type="float">
            <text:p>106.8538901</text:p>
          </table:table-cell>
          <table:table-cell office:value-type="float" office:value="446.2" calcext:value-type="float">
            <text:p>446.2</text:p>
          </table:table-cell>
        </table:table-row>
        <table:table-row table:style-name="ro1">
          <table:table-cell office:value-type="string" calcext:value-type="string">
            <text:p>Nasi Goreng Spesial Ibu Hj. Cicih Pasar Kebayoran Lama</text:p>
          </table:table-cell>
          <table:table-cell office:value-type="float" office:value="4.7" calcext:value-type="float">
            <text:p>4.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l. Ciledug Raya No.14 M, RT.6/RW.1, Cipulir, Kota Jakarta Selatan</text:p>
          </table:table-cell>
          <table:table-cell office:value-type="float" office:value="-6.2385102" calcext:value-type="float">
            <text:p>-6.2385102</text:p>
          </table:table-cell>
          <table:table-cell office:value-type="float" office:value="106.7781938" calcext:value-type="float">
            <text:p>106.7781938</text:p>
          </table:table-cell>
          <table:table-cell office:value-type="float" office:value="437.1" calcext:value-type="float">
            <text:p>437.1</text:p>
          </table:table-cell>
        </table:table-row>
        <table:table-row table:style-name="ro1">
          <table:table-cell office:value-type="string" calcext:value-type="string">
            <text:p>Nasgor Mas Roy</text:p>
          </table:table-cell>
          <table:table-cell office:value-type="float" office:value="4.5" calcext:value-type="float">
            <text:p>4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l. Dr. Setiabudi, blok asem, Pamulang Bar., Kota Tangerang Selatan</text:p>
          </table:table-cell>
          <table:table-cell office:value-type="float" office:value="-6.3491838" calcext:value-type="float">
            <text:p>-6.3491838</text:p>
          </table:table-cell>
          <table:table-cell office:value-type="float" office:value="106.7408815" calcext:value-type="float">
            <text:p>106.740881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Nasi Goreng Mas Kentung</text:p>
          </table:table-cell>
          <table:table-cell office:value-type="float" office:value="4.5" calcext:value-type="float">
            <text:p>4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alan Pahlawan RT 04 RW 07 No 40C Sawangan, Kedaung, Kota Depok</text:p>
          </table:table-cell>
          <table:table-cell office:value-type="float" office:value="-6.3661303" calcext:value-type="float">
            <text:p>-6.3661303</text:p>
          </table:table-cell>
          <table:table-cell office:value-type="float" office:value="106.7502994" calcext:value-type="float">
            <text:p>106.750299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nasi goreng gila keju mas bro 67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l. Kol. Pol Pranoto No.55, Tugu, Kota Depok</text:p>
          </table:table-cell>
          <table:table-cell office:value-type="float" office:value="-6.3486126" calcext:value-type="float">
            <text:p>-6.3486126</text:p>
          </table:table-cell>
          <table:table-cell office:value-type="float" office:value="106.8516021" calcext:value-type="float">
            <text:p>106.851602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Nasi Goreng Sukabumi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lan Radio Dalam Raya RT 02 RW 09 Nomor 21B Gandaria Utara Kebayoran Baru, Jakarta Selatan, RT.1/RW.9, Gandaria Utara, Kota Jakarta Selatan</text:p>
          </table:table-cell>
          <table:table-cell office:value-type="float" office:value="-6.2533459" calcext:value-type="float">
            <text:p>-6.2533459</text:p>
          </table:table-cell>
          <table:table-cell office:value-type="float" office:value="106.7911478" calcext:value-type="float">
            <text:p>106.791147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Nasi Goreng Pojok Pak Gendut</text:p>
          </table:table-cell>
          <table:table-cell office:value-type="float" office:value="4.5" calcext:value-type="float">
            <text:p>4.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usat Jajanan Kuliner Kampung Kandang # Jagakarsa, Jl. Raya Cilandak Kko No.5, RT.6/RW.6, Ragunan, Kota Jakarta Selatan</text:p>
          </table:table-cell>
          <table:table-cell office:value-type="float" office:value="-6.3107534" calcext:value-type="float">
            <text:p>-6.3107534</text:p>
          </table:table-cell>
          <table:table-cell office:value-type="float" office:value="106.8142034" calcext:value-type="float">
            <text:p>106.8142034</text:p>
          </table:table-cell>
          <table:table-cell office:value-type="float" office:value="418.5" calcext:value-type="float">
            <text:p>418.5</text:p>
          </table:table-cell>
        </table:table-row>
        <table:table-row table:style-name="ro1">
          <table:table-cell office:value-type="string" calcext:value-type="string">
            <text:p>Nasi Goreng Barokah Pak Slamet</text:p>
          </table:table-cell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, Jl. Srengseng Raya No.7 C, RW.5, Srengseng, Kota Jakarta Barat</text:p>
          </table:table-cell>
          <table:table-cell office:value-type="float" office:value="-6.2057241" calcext:value-type="float">
            <text:p>-6.2057241</text:p>
          </table:table-cell>
          <table:table-cell office:value-type="float" office:value="106.7582119" calcext:value-type="float">
            <text:p>106.7582119</text:p>
          </table:table-cell>
          <table:table-cell office:value-type="float" office:value="409.2" calcext:value-type="float">
            <text:p>409.2</text:p>
          </table:table-cell>
        </table:table-row>
        <table:table-row table:style-name="ro1">
          <table:table-cell office:value-type="string" calcext:value-type="string">
            <text:p>Nasi Goreng Gondrong Sedap Sehati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l. H. Nawi Raya No.1 C, RT.7/RW.7, Gandaria Utara, Kota Jakarta Selatan</text:p>
          </table:table-cell>
          <table:table-cell office:value-type="float" office:value="-6.2641449" calcext:value-type="float">
            <text:p>-6.2641449</text:p>
          </table:table-cell>
          <table:table-cell office:value-type="float" office:value="106.7940778" calcext:value-type="float">
            <text:p>106.7940778</text:p>
          </table:table-cell>
          <table:table-cell office:value-type="float" office:value="404.2" calcext:value-type="float">
            <text:p>404.2</text:p>
          </table:table-cell>
        </table:table-row>
        <table:table-row table:style-name="ro1">
          <table:table-cell office:value-type="string" calcext:value-type="string">
            <text:p>Nasi Goreng Kambing</text:p>
          </table:table-cell>
          <table:table-cell office:value-type="float" office:value="4.3" calcext:value-type="float">
            <text:p>4.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alan Soepomo, Tebet, RT.4/RW.1, Menteng Dalam, Kota Jakarta Selatan</text:p>
          </table:table-cell>
          <table:table-cell office:value-type="float" office:value="-6.2411808" calcext:value-type="float">
            <text:p>-6.2411808</text:p>
          </table:table-cell>
          <table:table-cell office:value-type="float" office:value="106.8446277" calcext:value-type="float">
            <text:p>106.8446277</text:p>
          </table:table-cell>
          <table:table-cell office:value-type="float" office:value="399.9" calcext:value-type="float">
            <text:p>399.9</text:p>
          </table:table-cell>
        </table:table-row>
        <table:table-row table:style-name="ro1">
          <table:table-cell office:value-type="string" calcext:value-type="string">
            <text:p>NASI MONYET</text:p>
          </table:table-cell>
          <table:table-cell office:value-type="float" office:value="4.6" calcext:value-type="float">
            <text:p>4.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l. Batu Merah No.39, RT.4/RW.2, Pejaten Tim., Kota Jakarta Selatan</text:p>
          </table:table-cell>
          <table:table-cell office:value-type="float" office:value="-6.2649792" calcext:value-type="float">
            <text:p>-6.2649792</text:p>
          </table:table-cell>
          <table:table-cell office:value-type="float" office:value="106.8499545" calcext:value-type="float">
            <text:p>106.8499545</text:p>
          </table:table-cell>
          <table:table-cell office:value-type="float" office:value="381.8" calcext:value-type="float">
            <text:p>381.8</text:p>
          </table:table-cell>
        </table:table-row>
        <table:table-row table:style-name="ro1">
          <table:table-cell office:value-type="string" calcext:value-type="string">
            <text:p>Nasi Goreng Echo</text:p>
          </table:table-cell>
          <table:table-cell office:value-type="float" office:value="4.4" calcext:value-type="float">
            <text:p>4.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l. Anggrek No.26C, RT.2/RW.11, Cinere, Kota Depok</text:p>
          </table:table-cell>
          <table:table-cell office:value-type="float" office:value="-6.3465735" calcext:value-type="float">
            <text:p>-6.3465735</text:p>
          </table:table-cell>
          <table:table-cell office:value-type="float" office:value="106.7815304" calcext:value-type="float">
            <text:p>106.7815304</text:p>
          </table:table-cell>
          <table:table-cell office:value-type="float" office:value="369.6" calcext:value-type="float">
            <text:p>369.6</text:p>
          </table:table-cell>
        </table:table-row>
        <table:table-row table:style-name="ro1">
          <table:table-cell office:value-type="string" calcext:value-type="string">
            <text:p>Nasi Goreng Kebuli Bom Bom</text:p>
          </table:table-cell>
          <table:table-cell office:value-type="float" office:value="4.4" calcext:value-type="float">
            <text:p>4.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l. Gandaria Tengah I No.2, Kramat Pela, Kota Jakarta Selatan</text:p>
          </table:table-cell>
          <table:table-cell office:value-type="float" office:value="-6.2451185" calcext:value-type="float">
            <text:p>-6.2451185</text:p>
          </table:table-cell>
          <table:table-cell office:value-type="float" office:value="106.789004" calcext:value-type="float">
            <text:p>106.789004</text:p>
          </table:table-cell>
          <table:table-cell office:value-type="float" office:value="369.6" calcext:value-type="float">
            <text:p>369.6</text:p>
          </table:table-cell>
        </table:table-row>
        <table:table-row table:style-name="ro1">
          <table:table-cell office:value-type="string" calcext:value-type="string">
            <text:p>Nasi Goreng Gila Bilqis</text:p>
          </table:table-cell>
          <table:table-cell office:value-type="float" office:value="4.4" calcext:value-type="float">
            <text:p>4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g. Sabar No.5, RT.8/RW.4, South Petukangan, South Jakarta City</text:p>
          </table:table-cell>
          <table:table-cell office:value-type="float" office:value="-6.240979" calcext:value-type="float">
            <text:p>-6.240979</text:p>
          </table:table-cell>
          <table:table-cell office:value-type="float" office:value="106.752478" calcext:value-type="float">
            <text:p>106.752478</text:p>
          </table:table-cell>
          <table:table-cell office:value-type="float" office:value="356.4" calcext:value-type="float">
            <text:p>356.4</text:p>
          </table:table-cell>
        </table:table-row>
        <table:table-row table:style-name="ro1">
          <table:table-cell office:value-type="string" calcext:value-type="string">
            <text:p>Nasi Goreng Kambing Waroeng Djakarta Pak Yan</text:p>
          </table:table-cell>
          <table:table-cell office:value-type="float" office:value="4.7" calcext:value-type="float">
            <text:p>4.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ko Sing Asri No 28 Ciputat, Jalan Merpati Raya, Sawah Lama, Ciputat, Sawah Lama, Kota Tangerang Selatan</text:p>
          </table:table-cell>
          <table:table-cell office:value-type="float" office:value="-6.299338" calcext:value-type="float">
            <text:p>-6.299338</text:p>
          </table:table-cell>
          <table:table-cell office:value-type="float" office:value="106.732432" calcext:value-type="float">
            <text:p>106.732432</text:p>
          </table:table-cell>
          <table:table-cell office:value-type="float" office:value="352.5" calcext:value-type="float">
            <text:p>352.5</text:p>
          </table:table-cell>
        </table:table-row>
        <table:table-row table:style-name="ro1">
          <table:table-cell office:value-type="string" calcext:value-type="string">
            <text:p>Nasi Goreng Kebuli ABA 151 Rawajati</text:p>
          </table:table-cell>
          <table:table-cell office:value-type="float" office:value="4.8" calcext:value-type="float">
            <text:p>4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l. Rawajati Tim. III No.38, RW.2, Rawajati, Kota Jakarta Selatan</text:p>
          </table:table-cell>
          <table:table-cell office:value-type="float" office:value="-6.2599602" calcext:value-type="float">
            <text:p>-6.2599602</text:p>
          </table:table-cell>
          <table:table-cell office:value-type="float" office:value="106.855313" calcext:value-type="float">
            <text:p>106.855313</text:p>
          </table:table-cell>
          <table:table-cell office:value-type="float" office:value="350.4" calcext:value-type="float">
            <text:p>350.4</text:p>
          </table:table-cell>
        </table:table-row>
        <table:table-row table:style-name="ro1">
          <table:table-cell office:value-type="string" calcext:value-type="string">
            <text:p>Nasi Goreng Sedap Malam Bang Sanip Susukan</text:p>
          </table:table-cell>
          <table:table-cell office:value-type="float" office:value="4.4" calcext:value-type="float">
            <text:p>4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l. H. Jusin ,gang to'ong riih No.7, RT.11/RW.1, Susukan, Kota Jakarta Timur</text:p>
          </table:table-cell>
          <table:table-cell office:value-type="float" office:value="-6.3141105" calcext:value-type="float">
            <text:p>-6.3141105</text:p>
          </table:table-cell>
          <table:table-cell office:value-type="float" office:value="106.8651908" calcext:value-type="float">
            <text:p>106.8651908</text:p>
          </table:table-cell>
          <table:table-cell office:value-type="float" office:value="347.6" calcext:value-type="float">
            <text:p>347.6</text:p>
          </table:table-cell>
        </table:table-row>
        <table:table-row table:style-name="ro1">
          <table:table-cell office:value-type="string" calcext:value-type="string">
            <text:p>NASI GORENG GILA ARBEE</text:p>
          </table:table-cell>
          <table:table-cell office:value-type="float" office:value="4.5" calcext:value-type="float">
            <text:p>4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l. Mampang Prapatan IV No.19, RT.5/RW.5, Mampang Prpt., Kota Jakarta Selatan</text:p>
          </table:table-cell>
          <table:table-cell office:value-type="float" office:value="-6.2453714" calcext:value-type="float">
            <text:p>-6.2453714</text:p>
          </table:table-cell>
          <table:table-cell office:value-type="float" office:value="106.8272859" calcext:value-type="float">
            <text:p>106.8272859</text:p>
          </table:table-cell>
          <table:table-cell office:value-type="float" office:value="346.5" calcext:value-type="float">
            <text:p>346.5</text:p>
          </table:table-cell>
        </table:table-row>
        <table:table-row table:style-name="ro1">
          <table:table-cell office:value-type="string" calcext:value-type="string">
            <text:p>Nasi Goreng Yasmin</text:p>
          </table:table-cell>
          <table:table-cell office:value-type="float" office:value="4.6" calcext:value-type="float">
            <text:p>4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l. Ki Hajar Dewantara Gg. Nurul Huda III No.depan, Ciputat, Kota Tangerang Selatan</text:p>
          </table:table-cell>
          <table:table-cell office:value-type="float" office:value="-6.3074423" calcext:value-type="float">
            <text:p>-6.3074423</text:p>
          </table:table-cell>
          <table:table-cell office:value-type="float" office:value="106.7477567" calcext:value-type="float">
            <text:p>106.747756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Nasi Goreng Pak' de Karwo volvo</text:p>
          </table:table-cell>
          <table:table-cell office:value-type="float" office:value="4.2" calcext:value-type="float">
            <text:p>4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l. Purbaya No.57, RT.11/RW.5, Pejaten Tim., Kota Jakarta Selatan</text:p>
          </table:table-cell>
          <table:table-cell office:value-type="float" office:value="-6.2726182" calcext:value-type="float">
            <text:p>-6.2726182</text:p>
          </table:table-cell>
          <table:table-cell office:value-type="float" office:value="106.8468764" calcext:value-type="float">
            <text:p>106.8468764</text:p>
          </table:table-cell>
          <table:table-cell office:value-type="float" office:value="344.4" calcext:value-type="float">
            <text:p>344.4</text:p>
          </table:table-cell>
        </table:table-row>
        <table:table-row table:style-name="ro1">
          <table:table-cell office:value-type="string" calcext:value-type="string">
            <text:p>RADJA NASI GORENG</text:p>
          </table:table-cell>
          <table:table-cell office:value-type="float" office:value="4.4" calcext:value-type="float">
            <text:p>4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l. Yaktapena Raya, Pd. Ranji, Kota Tangerang Selatan</text:p>
          </table:table-cell>
          <table:table-cell office:value-type="float" office:value="-6.2863164" calcext:value-type="float">
            <text:p>-6.2863164</text:p>
          </table:table-cell>
          <table:table-cell office:value-type="float" office:value="106.7416205" calcext:value-type="float">
            <text:p>106.7416205</text:p>
          </table:table-cell>
          <table:table-cell office:value-type="float" office:value="321.2" calcext:value-type="float">
            <text:p>321.2</text:p>
          </table:table-cell>
        </table:table-row>
        <table:table-row table:style-name="ro1">
          <table:table-cell office:value-type="string" calcext:value-type="string">
            <text:p>Warung Gelo</text:p>
          </table:table-cell>
          <table:table-cell office:value-type="float" office:value="4.2" calcext:value-type="float">
            <text:p>4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l. RS. Fatmawati Raya No.11c, RT.6/RW.10, Pd. Labu, Kota Jakarta Selatan</text:p>
          </table:table-cell>
          <table:table-cell office:value-type="float" office:value="-6.308674" calcext:value-type="float">
            <text:p>-6.308674</text:p>
          </table:table-cell>
          <table:table-cell office:value-type="float" office:value="106.7936033" calcext:value-type="float">
            <text:p>106.7936033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string" calcext:value-type="string">
            <text:p>Nasi Goreng Laris Jaya</text:p>
          </table:table-cell>
          <table:table-cell office:value-type="float" office:value="4.5" calcext:value-type="float">
            <text:p>4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l. H. Domang No.59-10, Kb. Jeruk, Kota Jakarta Barat</text:p>
          </table:table-cell>
          <table:table-cell office:value-type="float" office:value="-6.2022414" calcext:value-type="float">
            <text:p>-6.2022414</text:p>
          </table:table-cell>
          <table:table-cell office:value-type="float" office:value="106.7705337" calcext:value-type="float">
            <text:p>106.77053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Nasi Goreng Liem</text:p>
          </table:table-cell>
          <table:table-cell office:value-type="float" office:value="4.5" calcext:value-type="float">
            <text:p>4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l. Dharmawangsa Raya No.39b, RT.4/RW.2, Pulo, Kota Jakarta Selatan</text:p>
          </table:table-cell>
          <table:table-cell office:value-type="float" office:value="-6.2537211" calcext:value-type="float">
            <text:p>-6.2537211</text:p>
          </table:table-cell>
          <table:table-cell office:value-type="float" office:value="106.8031832" calcext:value-type="float">
            <text:p>106.803183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ondok Selera</text:p>
          </table:table-cell>
          <table:table-cell office:value-type="float" office:value="4.2" calcext:value-type="float">
            <text:p>4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lok, Jl. Margonda Raya Blok Lengkeng No.13A, Kemiri Muka, Depok City</text:p>
          </table:table-cell>
          <table:table-cell office:value-type="float" office:value="-6.3708229" calcext:value-type="float">
            <text:p>-6.3708229</text:p>
          </table:table-cell>
          <table:table-cell office:value-type="float" office:value="106.8335387" calcext:value-type="float">
            <text:p>106.833538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Nasi Goreng Bang Fandi</text:p>
          </table:table-cell>
          <table:table-cell office:value-type="float" office:value="4.7" calcext:value-type="float">
            <text:p>4.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eDe Kantine Pak Johan F, Jl. Kemandoran I Jl. Pulo Kamboja No.26, RT.4/RW.6, Grogol Utara, DKI Jakarta</text:p>
          </table:table-cell>
          <table:table-cell office:value-type="float" office:value="-6.215649" calcext:value-type="float">
            <text:p>-6.215649</text:p>
          </table:table-cell>
          <table:table-cell office:value-type="float" office:value="106.792763" calcext:value-type="float">
            <text:p>106.792763</text:p>
          </table:table-cell>
          <table:table-cell office:value-type="float" office:value="314.9" calcext:value-type="float">
            <text:p>314.9</text:p>
          </table:table-cell>
        </table:table-row>
        <table:table-row table:style-name="ro1">
          <table:table-cell office:value-type="string" calcext:value-type="string">
            <text:p>Nasi Goreng Gila 28</text:p>
          </table:table-cell>
          <table:table-cell office:value-type="float" office:value="4.3" calcext:value-type="float">
            <text:p>4.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l Raya Ragunan No P5 RT 02/03 (Depan SMAN 28, RT.1/RW.3, Jati Padang, Kota Jakarta Selatan</text:p>
          </table:table-cell>
          <table:table-cell office:value-type="float" office:value="-6.2862335" calcext:value-type="float">
            <text:p>-6.2862335</text:p>
          </table:table-cell>
          <table:table-cell office:value-type="float" office:value="106.833106" calcext:value-type="float">
            <text:p>106.833106</text:p>
          </table:table-cell>
          <table:table-cell office:value-type="float" office:value="305.3" calcext:value-type="float">
            <text:p>305.3</text:p>
          </table:table-cell>
        </table:table-row>
        <table:table-row table:style-name="ro1">
          <table:table-cell office:value-type="string" calcext:value-type="string">
            <text:p>Nasi Goreng Tip Top</text:p>
          </table:table-cell>
          <table:table-cell office:value-type="float" office:value="4.3" calcext:value-type="float">
            <text:p>4.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., Jl. Kemanggisan Raya No.23, RT.2/RW.11, Palmerah, Kota Jakarta Barat</text:p>
          </table:table-cell>
          <table:table-cell office:value-type="float" office:value="-6.2008381" calcext:value-type="float">
            <text:p>-6.2008381</text:p>
          </table:table-cell>
          <table:table-cell office:value-type="float" office:value="106.7875843" calcext:value-type="float">
            <text:p>106.7875843</text:p>
          </table:table-cell>
          <table:table-cell office:value-type="float" office:value="305.3" calcext:value-type="float">
            <text:p>305.3</text:p>
          </table:table-cell>
        </table:table-row>
        <table:table-row table:style-name="ro1">
          <table:table-cell office:value-type="string" calcext:value-type="string">
            <text:p>Nasi Goreng CHANDRA</text:p>
          </table:table-cell>
          <table:table-cell office:value-type="float" office:value="4.5" calcext:value-type="float">
            <text:p>4.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l. Attahiriyah No.23, RT.10/RW.3, Pejaten Bar., Kota Jakarta Selatan</text:p>
          </table:table-cell>
          <table:table-cell office:value-type="float" office:value="-6.2707557" calcext:value-type="float">
            <text:p>-6.2707557</text:p>
          </table:table-cell>
          <table:table-cell office:value-type="float" office:value="106.8413067" calcext:value-type="float">
            <text:p>106.8413067</text:p>
          </table:table-cell>
          <table:table-cell office:value-type="float" office:value="301.5" calcext:value-type="float">
            <text:p>301.5</text:p>
          </table:table-cell>
        </table:table-row>
        <table:table-row table:style-name="ro1">
          <table:table-cell office:value-type="string" calcext:value-type="string">
            <text:p>Nasi Goreng Fatmawati</text:p>
          </table:table-cell>
          <table:table-cell office:value-type="float" office:value="4.5" calcext:value-type="float">
            <text:p>4.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l. H. Abdullah No.29 A, RT.4/RW.3, Sukabumi Sel., Kota Jakarta Barat</text:p>
          </table:table-cell>
          <table:table-cell office:value-type="float" office:value="-6.2214014" calcext:value-type="float">
            <text:p>-6.2214014</text:p>
          </table:table-cell>
          <table:table-cell office:value-type="float" office:value="106.771868" calcext:value-type="float">
            <text:p>106.771868</text:p>
          </table:table-cell>
          <table:table-cell office:value-type="float" office:value="301.5" calcext:value-type="float">
            <text:p>301.5</text:p>
          </table:table-cell>
        </table:table-row>
        <table:table-row table:style-name="ro1">
          <table:table-cell office:value-type="string" calcext:value-type="string">
            <text:p>Nasi Goreng Kebuli Safinah</text:p>
          </table:table-cell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l. Cinere Raya, Limo, Kota Depok</text:p>
          </table:table-cell>
          <table:table-cell office:value-type="float" office:value="-6.3482028" calcext:value-type="float">
            <text:p>-6.3482028</text:p>
          </table:table-cell>
          <table:table-cell office:value-type="float" office:value="106.7763661" calcext:value-type="float">
            <text:p>106.7763661</text:p>
          </table:table-cell>
          <table:table-cell office:value-type="float" office:value="300.8" calcext:value-type="float">
            <text:p>300.8</text:p>
          </table:table-cell>
        </table:table-row>
        <table:table-row table:style-name="ro1">
          <table:table-cell office:value-type="string" calcext:value-type="string">
            <text:p>Nasi Goreng Anas</text:p>
          </table:table-cell>
          <table:table-cell office:value-type="float" office:value="4.8" calcext:value-type="float">
            <text:p>4.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l. Mujair Raya No.11, RT.4/RW.9, Jati Padang, Kota Jakarta Selatan</text:p>
          </table:table-cell>
          <table:table-cell office:value-type="float" office:value="-6.2973943" calcext:value-type="float">
            <text:p>-6.2973943</text:p>
          </table:table-cell>
          <table:table-cell office:value-type="float" office:value="106.8349633" calcext:value-type="float">
            <text:p>106.8349633</text:p>
          </table:table-cell>
          <table:table-cell office:value-type="float" office:value="292.8" calcext:value-type="float">
            <text:p>292.8</text:p>
          </table:table-cell>
        </table:table-row>
        <table:table-row table:style-name="ro1">
          <table:table-cell office:value-type="string" calcext:value-type="string">
            <text:p>Nasi Goreng Suramadu Cak Heri</text:p>
          </table:table-cell>
          <table:table-cell office:value-type="float" office:value="4.7" calcext:value-type="float">
            <text:p>4.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l. Raya Cirendeu No.107, Pisangan, Kota Tangerang Selatan</text:p>
          </table:table-cell>
          <table:table-cell office:value-type="float" office:value="-6.3249591" calcext:value-type="float">
            <text:p>-6.3249591</text:p>
          </table:table-cell>
          <table:table-cell office:value-type="float" office:value="106.7671175" calcext:value-type="float">
            <text:p>106.7671175</text:p>
          </table:table-cell>
          <table:table-cell office:value-type="float" office:value="286.7" calcext:value-type="float">
            <text:p>286.7</text:p>
          </table:table-cell>
        </table:table-row>
        <table:table-row table:style-name="ro1">
          <table:table-cell office:value-type="string" calcext:value-type="string">
            <text:p>Nasi Goreng Kebuli Apjay</text:p>
          </table:table-cell>
          <table:table-cell office:value-type="float" office:value="4.3" calcext:value-type="float">
            <text:p>4.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l. Cipete Raya No.3, Cipete Sel., Kota Jakarta Selatan</text:p>
          </table:table-cell>
          <table:table-cell office:value-type="float" office:value="-6.2772337" calcext:value-type="float">
            <text:p>-6.2772337</text:p>
          </table:table-cell>
          <table:table-cell office:value-type="float" office:value="106.7985052" calcext:value-type="float">
            <text:p>106.7985052</text:p>
          </table:table-cell>
          <table:table-cell office:value-type="float" office:value="279.5" calcext:value-type="float">
            <text:p>279.5</text:p>
          </table:table-cell>
        </table:table-row>
        <table:table-row table:style-name="ro1">
          <table:table-cell office:value-type="string" calcext:value-type="string">
            <text:p>Nasi Goreng Band Tumand</text:p>
          </table:table-cell>
          <table:table-cell office:value-type="float" office:value="4.6" calcext:value-type="float">
            <text:p>4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l. Pepaya raya no.40 abcd, Dekat pepaya 5, RT.3/RW.5, Jagakarsa, Kota Jakarta Selatan</text:p>
          </table:table-cell>
          <table:table-cell office:value-type="float" office:value="-6.3210191" calcext:value-type="float">
            <text:p>-6.3210191</text:p>
          </table:table-cell>
          <table:table-cell office:value-type="float" office:value="106.8185294" calcext:value-type="float">
            <text:p>106.818529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Nasi Goreng Gila Pakde Budi</text:p>
          </table:table-cell>
          <table:table-cell office:value-type="float" office:value="4.5" calcext:value-type="float">
            <text:p>4.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l. Malang No.2, RT.6/RW.7, Menteng, Kota Jakarta Pusat</text:p>
          </table:table-cell>
          <table:table-cell office:value-type="float" office:value="-6.2034097" calcext:value-type="float">
            <text:p>-6.2034097</text:p>
          </table:table-cell>
          <table:table-cell office:value-type="float" office:value="106.838935" calcext:value-type="float">
            <text:p>106.838935</text:p>
          </table:table-cell>
          <table:table-cell office:value-type="float" office:value="274.5" calcext:value-type="float">
            <text:p>274.5</text:p>
          </table:table-cell>
        </table:table-row>
        <table:table-row table:style-name="ro1">
          <table:table-cell office:value-type="string" calcext:value-type="string">
            <text:p>Omma Kafei</text:p>
          </table:table-cell>
          <table:table-cell office:value-type="float" office:value="4.4" calcext:value-type="float">
            <text:p>4.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alan Adiyaksa Blok L No.12A, RT.11/RW.7, Lb. Bulus, Kota Jakarta Selatan</text:p>
          </table:table-cell>
          <table:table-cell office:value-type="float" office:value="-6.2935899" calcext:value-type="float">
            <text:p>-6.2935899</text:p>
          </table:table-cell>
          <table:table-cell office:value-type="float" office:value="106.7795412" calcext:value-type="float">
            <text:p>106.7795412</text:p>
          </table:table-cell>
          <table:table-cell office:value-type="float" office:value="268.4" calcext:value-type="float">
            <text:p>268.4</text:p>
          </table:table-cell>
        </table:table-row>
        <table:table-row table:style-name="ro1">
          <table:table-cell office:value-type="string" calcext:value-type="string">
            <text:p>Nasi Goreng Barokah Cililitan</text:p>
          </table:table-cell>
          <table:table-cell office:value-type="float" office:value="4.4" calcext:value-type="float">
            <text:p>4.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l. Kecil III No49, RT.14 RW.07,Cililitan, RT.14/RW.7, Cililitan, Kota Jakarta Timur</text:p>
          </table:table-cell>
          <table:table-cell office:value-type="float" office:value="-6.2599655" calcext:value-type="float">
            <text:p>-6.2599655</text:p>
          </table:table-cell>
          <table:table-cell office:value-type="float" office:value="106.861421" calcext:value-type="float">
            <text:p>106.861421</text:p>
          </table:table-cell>
          <table:table-cell office:value-type="float" office:value="268.4" calcext:value-type="float">
            <text:p>268.4</text:p>
          </table:table-cell>
        </table:table-row>
        <table:table-row table:style-name="ro1">
          <table:table-cell office:value-type="string" calcext:value-type="string">
            <text:p>Nasi Goreng El-Syifa' Gg.Atas</text:p>
          </table:table-cell>
          <table:table-cell office:value-type="float" office:value="4.4" calcext:value-type="float">
            <text:p>4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l. Kebagusan II Gg.Atas No.9, RT.9/RW.6, Kebagusan, Kota Jakarta Selatan</text:p>
          </table:table-cell>
          <table:table-cell office:value-type="float" office:value="-6.3066928" calcext:value-type="float">
            <text:p>-6.3066928</text:p>
          </table:table-cell>
          <table:table-cell office:value-type="float" office:value="106.8279917" calcext:value-type="float">
            <text:p>106.82799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Nasi Goreng Gila Tegal Bahari</text:p>
          </table:table-cell>
          <table:table-cell office:value-type="float" office:value="4.6" calcext:value-type="float">
            <text:p>4.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l. Asem Baris Raya No.52, RW.5, Kb. Baru, Kota Jakarta Selatan</text:p>
          </table:table-cell>
          <table:table-cell office:value-type="float" office:value="-6.2257984" calcext:value-type="float">
            <text:p>-6.2257984</text:p>
          </table:table-cell>
          <table:table-cell office:value-type="float" office:value="106.8590452" calcext:value-type="float">
            <text:p>106.8590452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string" calcext:value-type="string">
            <text:p>Nasi Goreng Jengkol</text:p>
          </table:table-cell>
          <table:table-cell office:value-type="float" office:value="4.5" calcext:value-type="float">
            <text:p>4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l. Al Mubarok No.mor 33, RT.1/RW.2, Joglo, Kota Jakarta Barat</text:p>
          </table:table-cell>
          <table:table-cell office:value-type="float" office:value="-6.219093" calcext:value-type="float">
            <text:p>-6.219093</text:p>
          </table:table-cell>
          <table:table-cell office:value-type="float" office:value="106.729991" calcext:value-type="float">
            <text:p>106.72999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Nasi Goreng Kabita</text:p>
          </table:table-cell>
          <table:table-cell office:value-type="float" office:value="4.3" calcext:value-type="float">
            <text:p>4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l. Palakali No.59, Kukusan, Kota Depok</text:p>
          </table:table-cell>
          <table:table-cell office:value-type="float" office:value="-6.3684995" calcext:value-type="float">
            <text:p>-6.3684995</text:p>
          </table:table-cell>
          <table:table-cell office:value-type="float" office:value="106.8184299" calcext:value-type="float">
            <text:p>106.818429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Waluma</text:p>
          </table:table-cell>
          <table:table-cell office:value-type="float" office:value="4.5" calcext:value-type="float">
            <text:p>4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l. Warga No.7, RT.3/RW.3, Pejaten Bar., Kota Jakarta Selatan</text:p>
          </table:table-cell>
          <table:table-cell office:value-type="float" office:value="-6.2727815" calcext:value-type="float">
            <text:p>-6.2727815</text:p>
          </table:table-cell>
          <table:table-cell office:value-type="float" office:value="106.8455698" calcext:value-type="float">
            <text:p>106.845569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DEPOT NASI GORENG XOPLAX</text:p>
          </table:table-cell>
          <table:table-cell office:value-type="float" office:value="4.7" calcext:value-type="float">
            <text:p>4.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lan kalimangso rt. 04 rw. 01 No.45 Kel, Jurang Manggu Tim., Kota Tangerang Selatan</text:p>
          </table:table-cell>
          <table:table-cell office:value-type="float" office:value="-6.2665533" calcext:value-type="float">
            <text:p>-6.2665533</text:p>
          </table:table-cell>
          <table:table-cell office:value-type="float" office:value="106.7341143" calcext:value-type="float">
            <text:p>106.7341143</text:p>
          </table:table-cell>
          <table:table-cell office:value-type="float" office:value="249.1" calcext:value-type="float">
            <text:p>249.1</text:p>
          </table:table-cell>
        </table:table-row>
        <table:table-row table:style-name="ro1">
          <table:table-cell office:value-type="string" calcext:value-type="string">
            <text:p>Nasi Goreng Berhias</text:p>
          </table:table-cell>
          <table:table-cell office:value-type="float" office:value="4.5" calcext:value-type="float">
            <text:p>4.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l. Pahlawan No.9D, RT.4/RW.4, Sukabumi Sel., Kota Jakarta Barat</text:p>
          </table:table-cell>
          <table:table-cell office:value-type="float" office:value="-6.223857" calcext:value-type="float">
            <text:p>-6.223857</text:p>
          </table:table-cell>
          <table:table-cell office:value-type="float" office:value="106.771059" calcext:value-type="float">
            <text:p>106.77105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Nasi goreng Pak Gated</text:p>
          </table:table-cell>
          <table:table-cell office:value-type="float" office:value="4.5" calcext:value-type="float">
            <text:p>4.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l. Kumbang No.12-13, RT.9/RW.6, Cililitan, Kota Jakarta Timur</text:p>
          </table:table-cell>
          <table:table-cell office:value-type="float" office:value="-6.2690329" calcext:value-type="float">
            <text:p>-6.2690329</text:p>
          </table:table-cell>
          <table:table-cell office:value-type="float" office:value="106.8608443" calcext:value-type="float">
            <text:p>106.86084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Rumah Makan Sekar Arum</text:p>
          </table:table-cell>
          <table:table-cell office:value-type="float" office:value="4.5" calcext:value-type="float">
            <text:p>4.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l. Kalibata Timur I No.60, RT.2/RW.8, Kalibata, Kota Jakarta Selatan</text:p>
          </table:table-cell>
          <table:table-cell office:value-type="float" office:value="-6.259167" calcext:value-type="float">
            <text:p>-6.259167</text:p>
          </table:table-cell>
          <table:table-cell office:value-type="float" office:value="106.8464259" calcext:value-type="float">
            <text:p>106.8464259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1">
          <table:table-cell office:value-type="string" calcext:value-type="string">
            <text:p>Nasi Goreng Putra Bawang</text:p>
          </table:table-cell>
          <table:table-cell office:value-type="float" office:value="4.4" calcext:value-type="float">
            <text:p>4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l. Ceger Raya No.72, Jurang Manggu Tim., Kota Tangerang Selatan</text:p>
          </table:table-cell>
          <table:table-cell office:value-type="float" office:value="-6.262884" calcext:value-type="float">
            <text:p>-6.262884</text:p>
          </table:table-cell>
          <table:table-cell office:value-type="float" office:value="106.733833" calcext:value-type="float">
            <text:p>106.733833</text:p>
          </table:table-cell>
          <table:table-cell office:value-type="float" office:value="237.6" calcext:value-type="float">
            <text:p>237.6</text:p>
          </table:table-cell>
        </table:table-row>
        <table:table-row table:style-name="ro1">
          <table:table-cell office:value-type="string" calcext:value-type="string">
            <text:p>Nasi Goreng Pucung</text:p>
          </table:table-cell>
          <table:table-cell office:value-type="float" office:value="4.3" calcext:value-type="float">
            <text:p>4.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l. Pucung No.6, RT.2/RW.4, Balekambang, Kota Jakarta Timur</text:p>
          </table:table-cell>
          <table:table-cell office:value-type="float" office:value="-6.2786083" calcext:value-type="float">
            <text:p>-6.2786083</text:p>
          </table:table-cell>
          <table:table-cell office:value-type="float" office:value="106.8509077" calcext:value-type="float">
            <text:p>106.8509077</text:p>
          </table:table-cell>
          <table:table-cell office:value-type="float" office:value="236.5" calcext:value-type="float">
            <text:p>236.5</text:p>
          </table:table-cell>
        </table:table-row>
        <table:table-row table:style-name="ro1">
          <table:table-cell office:value-type="string" calcext:value-type="string">
            <text:p>nasi Kebuli Bang Wawan</text:p>
          </table:table-cell>
          <table:table-cell office:value-type="float" office:value="4.6" calcext:value-type="float">
            <text:p>4.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l. Aren II, Pd. Betung, Kota Tangerang Selatan</text:p>
          </table:table-cell>
          <table:table-cell office:value-type="float" office:value="-6.2592709" calcext:value-type="float">
            <text:p>-6.2592709</text:p>
          </table:table-cell>
          <table:table-cell office:value-type="float" office:value="106.749194" calcext:value-type="float">
            <text:p>106.749194</text:p>
          </table:table-cell>
          <table:table-cell office:value-type="float" office:value="234.6" calcext:value-type="float">
            <text:p>234.6</text:p>
          </table:table-cell>
        </table:table-row>
        <table:table-row table:style-name="ro1">
          <table:table-cell office:value-type="string" calcext:value-type="string">
            <text:p>Nasi Mandhi "Affagy"</text:p>
          </table:table-cell>
          <table:table-cell office:value-type="float" office:value="4.3" calcext:value-type="float">
            <text:p>4.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l. Raya Condet No.37, RT.3/RW.4, Balekambang, Kota Jakarta Timur</text:p>
          </table:table-cell>
          <table:table-cell office:value-type="float" office:value="-6.2796731" calcext:value-type="float">
            <text:p>-6.2796731</text:p>
          </table:table-cell>
          <table:table-cell office:value-type="float" office:value="106.8549669" calcext:value-type="float">
            <text:p>106.8549669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string" calcext:value-type="string">
            <text:p>RM. Nasi Alo</text:p>
          </table:table-cell>
          <table:table-cell office:value-type="float" office:value="4.2" calcext:value-type="float">
            <text:p>4.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ndok Cina, Depok City</text:p>
          </table:table-cell>
          <table:table-cell office:value-type="float" office:value="-6.3632161" calcext:value-type="float">
            <text:p>-6.3632161</text:p>
          </table:table-cell>
          <table:table-cell office:value-type="float" office:value="106.8298487" calcext:value-type="float">
            <text:p>106.829848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NASI GORENG pugag tunggal jaya</text:p>
          </table:table-cell>
          <table:table-cell office:value-type="float" office:value="4.4" calcext:value-type="float">
            <text:p>4.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l. Kemandoran I No.25, RT.5/RW.16, Grogol Utara, Kota Jakarta Selatan</text:p>
          </table:table-cell>
          <table:table-cell office:value-type="float" office:value="-6.2119751" calcext:value-type="float">
            <text:p>-6.2119751</text:p>
          </table:table-cell>
          <table:table-cell office:value-type="float" office:value="106.7904926" calcext:value-type="float">
            <text:p>106.7904926</text:p>
          </table:table-cell>
          <table:table-cell office:value-type="float" office:value="228.8" calcext:value-type="float">
            <text:p>228.8</text:p>
          </table:table-cell>
        </table:table-row>
        <table:table-row table:style-name="ro1">
          <table:table-cell office:value-type="string" calcext:value-type="string">
            <text:p>Nasi Goreng (malam) Niki Eco</text:p>
          </table:table-cell>
          <table:table-cell office:value-type="float" office:value="4.6" calcext:value-type="float">
            <text:p>4.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l. Rumbut No.9A, Tugu, Kota Depok</text:p>
          </table:table-cell>
          <table:table-cell office:value-type="float" office:value="-6.347207" calcext:value-type="float">
            <text:p>-6.347207</text:p>
          </table:table-cell>
          <table:table-cell office:value-type="float" office:value="106.8518994" calcext:value-type="float">
            <text:p>106.8518994</text:p>
          </table:table-cell>
          <table:table-cell office:value-type="float" office:value="220.8" calcext:value-type="float">
            <text:p>220.8</text:p>
          </table:table-cell>
        </table:table-row>
        <table:table-row table:style-name="ro1">
          <table:table-cell office:value-type="string" calcext:value-type="string">
            <text:p>Nasi Goreng Yonker</text:p>
          </table:table-cell>
          <table:table-cell office:value-type="float" office:value="4.5" calcext:value-type="float">
            <text:p>4.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l. Petogogan II No.8b, RT.9/RW.5, Pulo, Kota Jakarta Selatan</text:p>
          </table:table-cell>
          <table:table-cell office:value-type="float" office:value="-6.254671" calcext:value-type="float">
            <text:p>-6.254671</text:p>
          </table:table-cell>
          <table:table-cell office:value-type="float" office:value="106.7964062" calcext:value-type="float">
            <text:p>106.7964062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string" calcext:value-type="string">
            <text:p>NASI GORENG GILA MAS JAWIR</text:p>
          </table:table-cell>
          <table:table-cell office:value-type="float" office:value="4.5" calcext:value-type="float">
            <text:p>4.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l. Klp. Dua Raya No.81, Tugu, Kota Depok</text:p>
          </table:table-cell>
          <table:table-cell office:value-type="float" office:value="-6.3705502" calcext:value-type="float">
            <text:p>-6.3705502</text:p>
          </table:table-cell>
          <table:table-cell office:value-type="float" office:value="106.8427108" calcext:value-type="float">
            <text:p>106.842710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Jawul nasi goreng swadarma</text:p>
          </table:table-cell>
          <table:table-cell office:value-type="float" office:value="4.8" calcext:value-type="float">
            <text:p>4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alan Swadarma Raya, RT.1/RW.8, Ulujami, Pesanggrahan, RT.1/RW.8, Ulujami, Kota Jakarta Selatan</text:p>
          </table:table-cell>
          <table:table-cell office:value-type="float" office:value="-6.2332933" calcext:value-type="float">
            <text:p>-6.2332933</text:p>
          </table:table-cell>
          <table:table-cell office:value-type="float" office:value="106.7604978" calcext:value-type="float">
            <text:p>106.760497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Pecak Ikan Mas Melati</text:p>
          </table:table-cell>
          <table:table-cell office:value-type="float" office:value="4.3" calcext:value-type="float">
            <text:p>4.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l. Melati No.11, RT.6/RW.7, Ragunan, Kota Jakarta Selatan</text:p>
          </table:table-cell>
          <table:table-cell office:value-type="float" office:value="-6.3040501" calcext:value-type="float">
            <text:p>-6.3040501</text:p>
          </table:table-cell>
          <table:table-cell office:value-type="float" office:value="106.8216306" calcext:value-type="float">
            <text:p>106.821630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asi Goreng Kambing</text:p>
          </table:table-cell>
          <table:table-cell office:value-type="float" office:value="4.6" calcext:value-type="float">
            <text:p>4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l. Duren Tiga Selatan No.31 4 1, RT.4/RW.2, Duren Tiga, Kota Jakarta Selatan</text:p>
          </table:table-cell>
          <table:table-cell office:value-type="float" office:value="-6.2599275" calcext:value-type="float">
            <text:p>-6.2599275</text:p>
          </table:table-cell>
          <table:table-cell office:value-type="float" office:value="106.8288181" calcext:value-type="float">
            <text:p>106.8288181</text:p>
          </table:table-cell>
          <table:table-cell office:value-type="float" office:value="211.6" calcext:value-type="float">
            <text:p>211.6</text:p>
          </table:table-cell>
        </table:table-row>
        <table:table-row table:style-name="ro1">
          <table:table-cell office:value-type="string" calcext:value-type="string">
            <text:p>Nasi Goreng gila ms anto</text:p>
          </table:table-cell>
          <table:table-cell office:value-type="float" office:value="4.5" calcext:value-type="float">
            <text:p>4.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si goreng gila ms anto, RT.6/RW.3, Ulujami, Kota Jakarta Selatan</text:p>
          </table:table-cell>
          <table:table-cell office:value-type="float" office:value="-6.2347601" calcext:value-type="float">
            <text:p>-6.2347601</text:p>
          </table:table-cell>
          <table:table-cell office:value-type="float" office:value="106.7607607" calcext:value-type="float">
            <text:p>106.7607607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string" calcext:value-type="string">
            <text:p>Nasi Goreng Sejahtera</text:p>
          </table:table-cell>
          <table:table-cell office:value-type="float" office:value="4.3" calcext:value-type="float">
            <text:p>4.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ok, Jl. Sejahtera Blok B26 No.14, East Jurang Manggu, South Tangerang City</text:p>
          </table:table-cell>
          <table:table-cell office:value-type="float" office:value="-6.2641091" calcext:value-type="float">
            <text:p>-6.2641091</text:p>
          </table:table-cell>
          <table:table-cell office:value-type="float" office:value="106.7368123" calcext:value-type="float">
            <text:p>106.7368123</text:p>
          </table:table-cell>
          <table:table-cell office:value-type="float" office:value="210.7" calcext:value-type="float">
            <text:p>210.7</text:p>
          </table:table-cell>
        </table:table-row>
        <table:table-row table:style-name="ro1">
          <table:table-cell office:value-type="string" calcext:value-type="string">
            <text:p>Nasi Goreng Mamake</text:p>
          </table:table-cell>
          <table:table-cell office:value-type="float" office:value="4.2" calcext:value-type="float">
            <text:p>4.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lan Pemuda # 16 Rt 06 Rw 05 Cipadu, RT.001/RW.008, Kreo Selatan, Kota Tangerang</text:p>
          </table:table-cell>
          <table:table-cell office:value-type="float" office:value="-6.2395371" calcext:value-type="float">
            <text:p>-6.2395371</text:p>
          </table:table-cell>
          <table:table-cell office:value-type="float" office:value="106.7403311" calcext:value-type="float">
            <text:p>106.740331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Nasi Goreng Dudung</text:p>
          </table:table-cell>
          <table:table-cell office:value-type="float" office:value="4.6" calcext:value-type="float">
            <text:p>4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l. Taman Kedaung Raya A No.4, Kedaung, Kota Tangerang Selatan</text:p>
          </table:table-cell>
          <table:table-cell office:value-type="float" office:value="-6.3176623" calcext:value-type="float">
            <text:p>-6.3176623</text:p>
          </table:table-cell>
          <table:table-cell office:value-type="float" office:value="106.739959" calcext:value-type="float">
            <text:p>106.73995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asgor Bang Qiting</text:p>
          </table:table-cell>
          <table:table-cell office:value-type="float" office:value="4.4" calcext:value-type="float">
            <text:p>4.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l. Wadassari 3, Pd. Betung, Kota Tangerang Selatan</text:p>
          </table:table-cell>
          <table:table-cell office:value-type="float" office:value="-6.2665243" calcext:value-type="float">
            <text:p>-6.2665243</text:p>
          </table:table-cell>
          <table:table-cell office:value-type="float" office:value="106.7467079" calcext:value-type="float">
            <text:p>106.7467079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string" calcext:value-type="string">
            <text:p>NASI GORENG GILA IBU MAY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l. Uranium No.47, RT.1/RW.12, Grogol Utara, Kota Jakarta Selatan</text:p>
          </table:table-cell>
          <table:table-cell office:value-type="float" office:value="-6.2212369" calcext:value-type="float">
            <text:p>-6.2212369</text:p>
          </table:table-cell>
          <table:table-cell office:value-type="float" office:value="106.7901634" calcext:value-type="float">
            <text:p>106.7901634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string" calcext:value-type="string">
            <text:p>Restoran Pasta Kangen De Canvas</text:p>
          </table:table-cell>
          <table:table-cell office:value-type="float" office:value="4.9" calcext:value-type="float">
            <text:p>4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l. Kebagusan Raya No.42, RW.5, Jagakarsa, Kota Jakarta Selatan</text:p>
          </table:table-cell>
          <table:table-cell office:value-type="float" office:value="-6.3191728" calcext:value-type="float">
            <text:p>-6.3191728</text:p>
          </table:table-cell>
          <table:table-cell office:value-type="float" office:value="106.8250254" calcext:value-type="float">
            <text:p>106.8250254</text:p>
          </table:table-cell>
          <table:table-cell office:value-type="float" office:value="200.9" calcext:value-type="float">
            <text:p>200.9</text:p>
          </table:table-cell>
        </table:table-row>
        <table:table-row table:style-name="ro1">
          <table:table-cell office:value-type="string" calcext:value-type="string">
            <text:p>Nasi Goreng Nyonya</text:p>
          </table:table-cell>
          <table:table-cell office:value-type="float" office:value="4.7" calcext:value-type="float">
            <text:p>4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l. Bangka Raya No.36, RT.2/RW.2, Pela Mampang, Kota Jakarta Selatan</text:p>
          </table:table-cell>
          <table:table-cell office:value-type="float" office:value="-6.2457297" calcext:value-type="float">
            <text:p>-6.2457297</text:p>
          </table:table-cell>
          <table:table-cell office:value-type="float" office:value="106.8159371" calcext:value-type="float">
            <text:p>106.8159371</text:p>
          </table:table-cell>
          <table:table-cell office:value-type="float" office:value="197.4" calcext:value-type="float">
            <text:p>197.4</text:p>
          </table:table-cell>
        </table:table-row>
        <table:table-row table:style-name="ro1">
          <table:table-cell office:value-type="string" calcext:value-type="string">
            <text:p>Nasi Goreng Sarip Ambran</text:p>
          </table:table-cell>
          <table:table-cell office:value-type="float" office:value="4.2" calcext:value-type="float">
            <text:p>4.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l. Menteng Jaya No.4, RT.12/RW.9, Menteng, Kota Jakarta Pusat</text:p>
          </table:table-cell>
          <table:table-cell office:value-type="float" office:value="-6.2060547" calcext:value-type="float">
            <text:p>-6.2060547</text:p>
          </table:table-cell>
          <table:table-cell office:value-type="float" office:value="106.843923" calcext:value-type="float">
            <text:p>106.843923</text:p>
          </table:table-cell>
          <table:table-cell office:value-type="float" office:value="193.2" calcext:value-type="float">
            <text:p>193.2</text:p>
          </table:table-cell>
        </table:table-row>
        <table:table-row table:style-name="ro1">
          <table:table-cell office:value-type="string" calcext:value-type="string">
            <text:p>Nasi Goreng Lalan</text:p>
          </table:table-cell>
          <table:table-cell office:value-type="float" office:value="4.6" calcext:value-type="float">
            <text:p>4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l. Puspa No.13, Kby. Daerah Khusus Ibukota Jkt, RT.11/RW.1, Senayan, Kota Jakarta Selatan</text:p>
          </table:table-cell>
          <table:table-cell office:value-type="float" office:value="-6.2330694" calcext:value-type="float">
            <text:p>-6.2330694</text:p>
          </table:table-cell>
          <table:table-cell office:value-type="float" office:value="106.8154097" calcext:value-type="float">
            <text:p>106.8154097</text:p>
          </table:table-cell>
          <table:table-cell office:value-type="float" office:value="193.2" calcext:value-type="float">
            <text:p>193.2</text:p>
          </table:table-cell>
        </table:table-row>
        <table:table-row table:style-name="ro1">
          <table:table-cell office:value-type="string" calcext:value-type="string">
            <text:p>Qiuliner Resto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l. Hang Lekiu II No.8, RT.8/RW.4, Gunung, Kota Jakarta Selatan</text:p>
          </table:table-cell>
          <table:table-cell office:value-type="float" office:value="-6.2350485" calcext:value-type="float">
            <text:p>-6.2350485</text:p>
          </table:table-cell>
          <table:table-cell office:value-type="float" office:value="106.7927596" calcext:value-type="float">
            <text:p>106.792759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edai Warisan Eyang - AKRI</text:p>
          </table:table-cell>
          <table:table-cell office:value-type="float" office:value="4.8" calcext:value-type="float">
            <text:p>4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omplek POLRI Ragunan (AKRI Jalan A No.18, RT.1/RW.6, Ragunan, Kota Jakarta Selatan</text:p>
          </table:table-cell>
          <table:table-cell office:value-type="float" office:value="-6.2840995" calcext:value-type="float">
            <text:p>-6.2840995</text:p>
          </table:table-cell>
          <table:table-cell office:value-type="float" office:value="106.82088" calcext:value-type="float">
            <text:p>106.82088</text:p>
          </table:table-cell>
          <table:table-cell office:value-type="float" office:value="187.2" calcext:value-type="float">
            <text:p>187.2</text:p>
          </table:table-cell>
        </table:table-row>
        <table:table-row table:style-name="ro1">
          <table:table-cell office:value-type="string" calcext:value-type="string">
            <text:p>Nasi Goreng 'Mas Makmun' Jaya Abadi</text:p>
          </table:table-cell>
          <table:table-cell office:value-type="float" office:value="4.5" calcext:value-type="float">
            <text:p>4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., Jl. Pulo Mawar No.79A, RT.1/RW.4, Grogol Utara, Kota Jakarta Selatan</text:p>
          </table:table-cell>
          <table:table-cell office:value-type="float" office:value="-6.211926" calcext:value-type="float">
            <text:p>-6.211926</text:p>
          </table:table-cell>
          <table:table-cell office:value-type="float" office:value="106.789963" calcext:value-type="float">
            <text:p>106.789963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string" calcext:value-type="string">
            <text:p>Nasi Goreng Damai 4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l. Damai IV, RT.2/RW.2, Petukangan Sel., Kota Jakarta Selatan</text:p>
          </table:table-cell>
          <table:table-cell office:value-type="float" office:value="-6.2471352" calcext:value-type="float">
            <text:p>-6.2471352</text:p>
          </table:table-cell>
          <table:table-cell office:value-type="float" office:value="106.7523091" calcext:value-type="float">
            <text:p>106.7523091</text:p>
          </table:table-cell>
          <table:table-cell office:value-type="float" office:value="183.3" calcext:value-type="float">
            <text:p>183.3</text:p>
          </table:table-cell>
        </table:table-row>
        <table:table-row table:style-name="ro1">
          <table:table-cell office:value-type="string" calcext:value-type="string">
            <text:p>Nasi Goreng Si Udin</text:p>
          </table:table-cell>
          <table:table-cell office:value-type="float" office:value="4.6" calcext:value-type="float">
            <text:p>4.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l. Menteng Wadas Timur No.25, RT.6/RW.2, Ps. Manggis, Kota Jakarta Selatan</text:p>
          </table:table-cell>
          <table:table-cell office:value-type="float" office:value="-6.2081064" calcext:value-type="float">
            <text:p>-6.2081064</text:p>
          </table:table-cell>
          <table:table-cell office:value-type="float" office:value="106.8414808" calcext:value-type="float">
            <text:p>106.8414808</text:p>
          </table:table-cell>
          <table:table-cell office:value-type="float" office:value="179.4" calcext:value-type="float">
            <text:p>179.4</text:p>
          </table:table-cell>
        </table:table-row>
        <table:table-row table:style-name="ro1">
          <table:table-cell office:value-type="string" calcext:value-type="string">
            <text:p>Nasi Goreng Pengkolan Cisanggiri III</text:p>
          </table:table-cell>
          <table:table-cell office:value-type="float" office:value="4.7" calcext:value-type="float">
            <text:p>4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l. Cisanggiri III No.25, RT.4/RW.4, Petogogan, Kota Jakarta Selatan</text:p>
          </table:table-cell>
          <table:table-cell office:value-type="float" office:value="-6.2417039" calcext:value-type="float">
            <text:p>-6.2417039</text:p>
          </table:table-cell>
          <table:table-cell office:value-type="float" office:value="106.8132156" calcext:value-type="float">
            <text:p>106.8132156</text:p>
          </table:table-cell>
          <table:table-cell office:value-type="float" office:value="178.6" calcext:value-type="float">
            <text:p>178.6</text:p>
          </table:table-cell>
        </table:table-row>
        <table:table-row table:style-name="ro1">
          <table:table-cell office:value-type="string" calcext:value-type="string">
            <text:p>Nasi Goreng Achmad</text:p>
          </table:table-cell>
          <table:table-cell office:value-type="float" office:value="4.3" calcext:value-type="float">
            <text:p>4.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bdul Manaf, Blok Abdul Manaf Jl. H. Manaf No.3, Cempaka Putih, South Tangerang City</text:p>
          </table:table-cell>
          <table:table-cell office:value-type="float" office:value="-6.2971872" calcext:value-type="float">
            <text:p>-6.2971872</text:p>
          </table:table-cell>
          <table:table-cell office:value-type="float" office:value="106.7602658" calcext:value-type="float">
            <text:p>106.7602658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1">
          <table:table-cell office:value-type="string" calcext:value-type="string">
            <text:p>RAZIK NASGOR</text:p>
          </table:table-cell>
          <table:table-cell office:value-type="float" office:value="4.1" calcext:value-type="float">
            <text:p>4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l. Kebagusan II No.1, RT.3/RW.7, Kebagusan, Kota Jakarta Selatan</text:p>
          </table:table-cell>
          <table:table-cell office:value-type="float" office:value="-6.3060689" calcext:value-type="float">
            <text:p>-6.3060689</text:p>
          </table:table-cell>
          <table:table-cell office:value-type="float" office:value="106.828805" calcext:value-type="float">
            <text:p>106.828805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1">
          <table:table-cell office:value-type="string" calcext:value-type="string">
            <text:p>Nasi Goreng Bang Dul</text:p>
          </table:table-cell>
          <table:table-cell office:value-type="float" office:value="4.3" calcext:value-type="float">
            <text:p>4.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alan Kalisari Raya # 16 Kalisari , Pasar Rebo, Jakarta Timur, RT.2/RW.3, Baru, Kota Jakarta Timur</text:p>
          </table:table-cell>
          <table:table-cell office:value-type="float" office:value="-6.3300399" calcext:value-type="float">
            <text:p>-6.3300399</text:p>
          </table:table-cell>
          <table:table-cell office:value-type="float" office:value="106.8525217" calcext:value-type="float">
            <text:p>106.8525217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3" calcext:value-type="float">
            <text:p>4.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.3, Jl. Ciputat Raya, RT.6/RW.6, Pondok Pinang, South Jakarta City</text:p>
          </table:table-cell>
          <table:table-cell office:value-type="float" office:value="-6.2716213" calcext:value-type="float">
            <text:p>-6.2716213</text:p>
          </table:table-cell>
          <table:table-cell office:value-type="float" office:value="106.7754085" calcext:value-type="float">
            <text:p>106.7754085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1">
          <table:table-cell office:value-type="string" calcext:value-type="string">
            <text:p>Warung Nasi Goreng "Sedap Malam"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W., RT.6/RW.5, Pengadegan, Kota Jakarta Selatan</text:p>
          </table:table-cell>
          <table:table-cell office:value-type="float" office:value="-6.2501794" calcext:value-type="float">
            <text:p>-6.2501794</text:p>
          </table:table-cell>
          <table:table-cell office:value-type="float" office:value="106.8502033" calcext:value-type="float">
            <text:p>106.8502033</text:p>
          </table:table-cell>
          <table:table-cell office:value-type="float" office:value="175.5" calcext:value-type="float">
            <text:p>175.5</text:p>
          </table:table-cell>
        </table:table-row>
        <table:table-row table:style-name="ro1">
          <table:table-cell office:value-type="string" calcext:value-type="string">
            <text:p>NASI GORENG PERDANA</text:p>
          </table:table-cell>
          <table:table-cell office:value-type="float" office:value="4.7" calcext:value-type="float">
            <text:p>4.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l. Pancoran Barat XI No.18, RT.7/RW.3, Pancoran, Kota Jakarta Selatan</text:p>
          </table:table-cell>
          <table:table-cell office:value-type="float" office:value="-6.2450731" calcext:value-type="float">
            <text:p>-6.2450731</text:p>
          </table:table-cell>
          <table:table-cell office:value-type="float" office:value="106.8361013" calcext:value-type="float">
            <text:p>106.8361013</text:p>
          </table:table-cell>
          <table:table-cell office:value-type="float" office:value="173.9" calcext:value-type="float">
            <text:p>173.9</text:p>
          </table:table-cell>
        </table:table-row>
        <table:table-row table:style-name="ro1">
          <table:table-cell office:value-type="string" calcext:value-type="string">
            <text:p>Nasi Gurih Mamak Ji - Blok S</text:p>
          </table:table-cell>
          <table:table-cell office:value-type="float" office:value="4.2" calcext:value-type="float">
            <text:p>4.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l. Birah II No.10, RT.6/RW.6, Rw. Bar., Kota Jakarta Selatan</text:p>
          </table:table-cell>
          <table:table-cell office:value-type="float" office:value="-6.237244" calcext:value-type="float">
            <text:p>-6.237244</text:p>
          </table:table-cell>
          <table:table-cell office:value-type="float" office:value="106.815546" calcext:value-type="float">
            <text:p>106.815546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string" calcext:value-type="string">
            <text:p>Nasgor Slawi Ayu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l. Tebet Dalam 1 No.1, RT.1/RW.1, Tebet Bar., Kota Jakarta Selatan</text:p>
          </table:table-cell>
          <table:table-cell office:value-type="float" office:value="-6.2243441" calcext:value-type="float">
            <text:p>-6.2243441</text:p>
          </table:table-cell>
          <table:table-cell office:value-type="float" office:value="106.8477175" calcext:value-type="float">
            <text:p>106.8477175</text:p>
          </table:table-cell>
          <table:table-cell office:value-type="float" office:value="165.6" calcext:value-type="float">
            <text:p>165.6</text:p>
          </table:table-cell>
        </table:table-row>
        <table:table-row table:style-name="ro1">
          <table:table-cell office:value-type="string" calcext:value-type="string">
            <text:p>Teras Tebet</text:p>
          </table:table-cell>
          <table:table-cell office:value-type="float" office:value="4.3" calcext:value-type="float">
            <text:p>4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, Jl. Tebet Timur Dalam IX No.21, RT.7/RW.9, Tebet Tim., Kota Jakarta Selatan</text:p>
          </table:table-cell>
          <table:table-cell office:value-type="float" office:value="-6.241868" calcext:value-type="float">
            <text:p>-6.241868</text:p>
          </table:table-cell>
          <table:table-cell office:value-type="float" office:value="106.856255" calcext:value-type="float">
            <text:p>106.856255</text:p>
          </table:table-cell>
          <table:table-cell office:value-type="float" office:value="163.4" calcext:value-type="float">
            <text:p>163.4</text:p>
          </table:table-cell>
        </table:table-row>
        <table:table-row table:style-name="ro1">
          <table:table-cell office:value-type="string" calcext:value-type="string">
            <text:p>Aneka Nasi Goreng Bhakti</text:p>
          </table:table-cell>
          <table:table-cell office:value-type="float" office:value="4.3" calcext:value-type="float">
            <text:p>4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T.11/RW.1, West Rawa, South Jakarta City</text:p>
          </table:table-cell>
          <table:table-cell office:value-type="float" office:value="-6.2331733" calcext:value-type="float">
            <text:p>-6.2331733</text:p>
          </table:table-cell>
          <table:table-cell office:value-type="float" office:value="106.8151676" calcext:value-type="float">
            <text:p>106.8151676</text:p>
          </table:table-cell>
          <table:table-cell office:value-type="float" office:value="163.4" calcext:value-type="float">
            <text:p>163.4</text:p>
          </table:table-cell>
        </table:table-row>
        <table:table-row table:style-name="ro1">
          <table:table-cell office:value-type="string" calcext:value-type="string">
            <text:p>Nasi Goreng Pak Bejo SMA 65</text:p>
          </table:table-cell>
          <table:table-cell office:value-type="float" office:value="4.8" calcext:value-type="float">
            <text:p>4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l. Panjang Arteri Klp. Dua Raya No.3, Kb. Jeruk, Kota Jakarta Barat</text:p>
          </table:table-cell>
          <table:table-cell office:value-type="float" office:value="-6.2005355" calcext:value-type="float">
            <text:p>-6.2005355</text:p>
          </table:table-cell>
          <table:table-cell office:value-type="float" office:value="106.7673687" calcext:value-type="float">
            <text:p>106.7673687</text:p>
          </table:table-cell>
          <table:table-cell office:value-type="float" office:value="163.2" calcext:value-type="float">
            <text:p>163.2</text:p>
          </table:table-cell>
        </table:table-row>
        <table:table-row table:style-name="ro1">
          <table:table-cell office:value-type="string" calcext:value-type="string">
            <text:p>Warung Nasi Goreng Ibu Naya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pan Masjid Al-Huda Kelurahan Kecamatan Setiabudi, Jalan Pedurenan Masjid 2 rt 09 rw 04, RT.9/RW.4, Karet Kuningan, RT.9/RW.4, Kuningan, Karet Kuningan, Jakarta</text:p>
          </table:table-cell>
          <table:table-cell office:value-type="float" office:value="-6.2213229" calcext:value-type="float">
            <text:p>-6.2213229</text:p>
          </table:table-cell>
          <table:table-cell office:value-type="float" office:value="106.8283379" calcext:value-type="float">
            <text:p>106.8283379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string" calcext:value-type="string">
            <text:p>Nasi Goreng Gila Pondok Berkah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l. Menteng Atas Sel. Gg. 2 No.4, RT.10/RW.4, Menteng Atas, Kota Jakarta Selatan</text:p>
          </table:table-cell>
          <table:table-cell office:value-type="float" office:value="-6.2176152" calcext:value-type="float">
            <text:p>-6.2176152</text:p>
          </table:table-cell>
          <table:table-cell office:value-type="float" office:value="106.8402965" calcext:value-type="float">
            <text:p>106.840296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NASI GORENG D'JEBREET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l. Limo Raya No.2-9, Limo, Kota Depok</text:p>
          </table:table-cell>
          <table:table-cell office:value-type="float" office:value="-6.3623344" calcext:value-type="float">
            <text:p>-6.3623344</text:p>
          </table:table-cell>
          <table:table-cell office:value-type="float" office:value="106.7759779" calcext:value-type="float">
            <text:p>106.77597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Nasi Goreng Racing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l. Merpati Raya No.5, Sawah Lama, Kota Tangerang Selatan</text:p>
          </table:table-cell>
          <table:table-cell office:value-type="float" office:value="-6.2953153" calcext:value-type="float">
            <text:p>-6.2953153</text:p>
          </table:table-cell>
          <table:table-cell office:value-type="float" office:value="106.734864" calcext:value-type="float">
            <text:p>106.734864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string" calcext:value-type="string">
            <text:p>Dapurio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l. Kapten Tendean No.43, RT.2/RW.3, Kuningan Bar., Kota Jakarta Selatan</text:p>
          </table:table-cell>
          <table:table-cell office:value-type="float" office:value="-6.2398043" calcext:value-type="float">
            <text:p>-6.2398043</text:p>
          </table:table-cell>
          <table:table-cell office:value-type="float" office:value="106.8219986" calcext:value-type="float">
            <text:p>106.8219986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string" calcext:value-type="string">
            <text:p>Republic Nasi Goreng</text:p>
          </table:table-cell>
          <table:table-cell office:value-type="float" office:value="4.2" calcext:value-type="float">
            <text:p>4.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l. Aria Putra Jl. Mampang Prapatan VI No.92, Kedaung, Kota Tangerang Selatan</text:p>
          </table:table-cell>
          <table:table-cell office:value-type="float" office:value="-6.3157091" calcext:value-type="float">
            <text:p>-6.3157091</text:p>
          </table:table-cell>
          <table:table-cell office:value-type="float" office:value="106.7350733" calcext:value-type="float">
            <text:p>106.7350733</text:p>
          </table:table-cell>
          <table:table-cell office:value-type="float" office:value="155.4" calcext:value-type="float">
            <text:p>155.4</text:p>
          </table:table-cell>
        </table:table-row>
        <table:table-row table:style-name="ro1">
          <table:table-cell office:value-type="string" calcext:value-type="string">
            <text:p>NASI GORENG Mas leman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7 No. 73 Jl. H. Mursid No.3 RT.4/RW.3, Jagakarsa, RT.4/RW.3, Jagakarsa, Kota Jakarta Selatan</text:p>
          </table:table-cell>
          <table:table-cell office:value-type="float" office:value="-6.3216081" calcext:value-type="float">
            <text:p>-6.3216081</text:p>
          </table:table-cell>
          <table:table-cell office:value-type="float" office:value="106.8260084" calcext:value-type="float">
            <text:p>106.8260084</text:p>
          </table:table-cell>
          <table:table-cell office:value-type="float" office:value="155.1" calcext:value-type="float">
            <text:p>155.1</text:p>
          </table:table-cell>
        </table:table-row>
        <table:table-row table:style-name="ro1">
          <table:table-cell office:value-type="string" calcext:value-type="string">
            <text:p>Nasi Goreng Ridwan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l. Kemanggisan Pulo No.4, RT.7/RW.17, Palmerah, Kota Jakarta Barat</text:p>
          </table:table-cell>
          <table:table-cell office:value-type="float" office:value="-6.20193" calcext:value-type="float">
            <text:p>-6.20193</text:p>
          </table:table-cell>
          <table:table-cell office:value-type="float" office:value="106.7894112" calcext:value-type="float">
            <text:p>106.7894112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string" calcext:value-type="string">
            <text:p>NASI GORENG GILA L.P.B (mas gendut)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nd centro bintaro, RT.5/RW.3, Kota Jakarta Selatan</text:p>
          </table:table-cell>
          <table:table-cell office:value-type="float" office:value="-6.2575899" calcext:value-type="float">
            <text:p>-6.2575899</text:p>
          </table:table-cell>
          <table:table-cell office:value-type="float" office:value="106.7595651" calcext:value-type="float">
            <text:p>106.7595651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string" calcext:value-type="string">
            <text:p>Nasi Goreng Fahmi Jaya</text:p>
          </table:table-cell>
          <table:table-cell office:value-type="float" office:value="4.3" calcext:value-type="float">
            <text:p>4.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l. Wijaya Kusuma Ujung IV No.67, RT.9/RW.1, Pd. Betung, Kota Tangerang Selatan</text:p>
          </table:table-cell>
          <table:table-cell office:value-type="float" office:value="-6.2534726" calcext:value-type="float">
            <text:p>-6.2534726</text:p>
          </table:table-cell>
          <table:table-cell office:value-type="float" office:value="106.7519738" calcext:value-type="float">
            <text:p>106.7519738</text:p>
          </table:table-cell>
          <table:table-cell office:value-type="float" office:value="150.5" calcext:value-type="float">
            <text:p>150.5</text:p>
          </table:table-cell>
        </table:table-row>
        <table:table-row table:style-name="ro1">
          <table:table-cell office:value-type="string" calcext:value-type="string">
            <text:p>Gerobak SeGoreng Mas Azam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T.8/RW.4, West Cilandak, South Jakarta City</text:p>
          </table:table-cell>
          <table:table-cell office:value-type="float" office:value="-6.3019427" calcext:value-type="float">
            <text:p>-6.3019427</text:p>
          </table:table-cell>
          <table:table-cell office:value-type="float" office:value="106.7906972" calcext:value-type="float">
            <text:p>106.7906972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string" calcext:value-type="string">
            <text:p>Pondok Nasi Goreng Pakde Komar</text:p>
          </table:table-cell>
          <table:table-cell office:value-type="float" office:value="4.4" calcext:value-type="float">
            <text:p>4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l. Seruni Blk. Ca No.2, Sawah Lama, Kota Tangerang Selatan</text:p>
          </table:table-cell>
          <table:table-cell office:value-type="float" office:value="-6.296197" calcext:value-type="float">
            <text:p>-6.296197</text:p>
          </table:table-cell>
          <table:table-cell office:value-type="float" office:value="106.7412923" calcext:value-type="float">
            <text:p>106.7412923</text:p>
          </table:table-cell>
          <table:table-cell office:value-type="float" office:value="149.6" calcext:value-type="float">
            <text:p>149.6</text:p>
          </table:table-cell>
        </table:table-row>
        <table:table-row table:style-name="ro1">
          <table:table-cell office:value-type="string" calcext:value-type="string">
            <text:p>Nasi Goreng Cak Gendut</text:p>
          </table:table-cell>
          <table:table-cell office:value-type="float" office:value="4.4" calcext:value-type="float">
            <text:p>4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l. Kav. Keuangan Raya No.65, Kedaung, Kota Tangerang Selatan</text:p>
          </table:table-cell>
          <table:table-cell office:value-type="float" office:value="-6.3135339" calcext:value-type="float">
            <text:p>-6.3135339</text:p>
          </table:table-cell>
          <table:table-cell office:value-type="float" office:value="106.7344531" calcext:value-type="float">
            <text:p>106.7344531</text:p>
          </table:table-cell>
          <table:table-cell office:value-type="float" office:value="149.6" calcext:value-type="float">
            <text:p>149.6</text:p>
          </table:table-cell>
        </table:table-row>
        <table:table-row table:style-name="ro1">
          <table:table-cell office:value-type="string" calcext:value-type="string">
            <text:p>Nasi goreng Dadakan Trans jakarta</text:p>
          </table:table-cell>
          <table:table-cell office:value-type="float" office:value="4.4" calcext:value-type="float">
            <text:p>4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l. RE Martadinata, Cipayung, Kota Tangerang Selatan</text:p>
          </table:table-cell>
          <table:table-cell office:value-type="float" office:value="-6.3311229" calcext:value-type="float">
            <text:p>-6.3311229</text:p>
          </table:table-cell>
          <table:table-cell office:value-type="float" office:value="106.7486693" calcext:value-type="float">
            <text:p>106.7486693</text:p>
          </table:table-cell>
          <table:table-cell office:value-type="float" office:value="149.6" calcext:value-type="float">
            <text:p>149.6</text:p>
          </table:table-cell>
        </table:table-row>
        <table:table-row table:style-name="ro1">
          <table:table-cell office:value-type="string" calcext:value-type="string">
            <text:p>NASI GORENG POJOK "MAS HENDI"</text:p>
          </table:table-cell>
          <table:table-cell office:value-type="float" office:value="4.8" calcext:value-type="float">
            <text:p>4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l. Surya Kencana No.72, Pamulang Bar., Kota Tangerang Selatan</text:p>
          </table:table-cell>
          <table:table-cell office:value-type="float" office:value="-6.3586698" calcext:value-type="float">
            <text:p>-6.3586698</text:p>
          </table:table-cell>
          <table:table-cell office:value-type="float" office:value="106.7334909" calcext:value-type="float">
            <text:p>106.7334909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string" calcext:value-type="string">
            <text:p>Nasi Goreng "Mas Ali"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l. H. Lele, RT.6/RW.7, Srengseng Sawah, Kota Jakarta Selatan</text:p>
          </table:table-cell>
          <table:table-cell office:value-type="float" office:value="-6.352272" calcext:value-type="float">
            <text:p>-6.352272</text:p>
          </table:table-cell>
          <table:table-cell office:value-type="float" office:value="106.8155579" calcext:value-type="float">
            <text:p>106.8155579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nasi goreng panorama jaelani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brang salon juju, Jl. Moh. Kahfi 1 No.67, RT.7/RW.4, Jagakarsa, Kota Jakarta Selatan</text:p>
          </table:table-cell>
          <table:table-cell office:value-type="float" office:value="-6.3264333" calcext:value-type="float">
            <text:p>-6.3264333</text:p>
          </table:table-cell>
          <table:table-cell office:value-type="float" office:value="106.8111517" calcext:value-type="float">
            <text:p>106.8111517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Nasi Goreng GunungKidul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l. Cipete Raya No.35-36, RT.9/RW.4, Cipete Sel., Kota Jakarta Selatan</text:p>
          </table:table-cell>
          <table:table-cell office:value-type="float" office:value="-6.2780948" calcext:value-type="float">
            <text:p>-6.2780948</text:p>
          </table:table-cell>
          <table:table-cell office:value-type="float" office:value="106.807069" calcext:value-type="float">
            <text:p>106.807069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Nasi Goreng Gondang Mas</text:p>
          </table:table-cell>
          <table:table-cell office:value-type="float" office:value="4.7" calcext:value-type="float">
            <text:p>4.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l. Rawa Simprug I No.30, RT.8/RW.10, Grogol Sel., Kota Jakarta Selatan</text:p>
          </table:table-cell>
          <table:table-cell office:value-type="float" office:value="-6.2273983" calcext:value-type="float">
            <text:p>-6.2273983</text:p>
          </table:table-cell>
          <table:table-cell office:value-type="float" office:value="106.7836738" calcext:value-type="float">
            <text:p>106.7836738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Nasi Goreng Mas Baim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lan Raya Condet. no.02 RT 05 RW 15 Cililitan Kramat Jati, RT.8/RW.5, Cililitan, DKI Jakarta</text:p>
          </table:table-cell>
          <table:table-cell office:value-type="float" office:value="-6.265558" calcext:value-type="float">
            <text:p>-6.265558</text:p>
          </table:table-cell>
          <table:table-cell office:value-type="float" office:value="106.861276" calcext:value-type="float">
            <text:p>106.861276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Nasi Goreng Prapatan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alan Kh Tohir Rt 03 Rw 07 # 27 A, Sukabumi Selatan, Kebon Jeruk, RT.3/RW.7, Sukabumi Sel., Kota Jakarta Barat</text:p>
          </table:table-cell>
          <table:table-cell office:value-type="float" office:value="-6.224027" calcext:value-type="float">
            <text:p>-6.224027</text:p>
          </table:table-cell>
          <table:table-cell office:value-type="float" office:value="106.767997" calcext:value-type="float">
            <text:p>106.76799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asi Goreng Gaul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l. Simprug Golf 2 No.1, RT.10/RW.8, Grogol Sel., Kota Jakarta Selatan</text:p>
          </table:table-cell>
          <table:table-cell office:value-type="float" office:value="-6.2280478" calcext:value-type="float">
            <text:p>-6.2280478</text:p>
          </table:table-cell>
          <table:table-cell office:value-type="float" office:value="106.7940622" calcext:value-type="float">
            <text:p>106.794062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Nasi Goreng Pak Mo</text:p>
          </table:table-cell>
          <table:table-cell office:value-type="float" office:value="4.4" calcext:value-type="float">
            <text:p>4.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l. Menjangan III, Pd. Ranji, Kota Tangerang Selatan</text:p>
          </table:table-cell>
          <table:table-cell office:value-type="float" office:value="-6.2877367" calcext:value-type="float">
            <text:p>-6.2877367</text:p>
          </table:table-cell>
          <table:table-cell office:value-type="float" office:value="106.7390985" calcext:value-type="float">
            <text:p>106.7390985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string" calcext:value-type="string">
            <text:p>Cah Pemalang Fried Rice</text:p>
          </table:table-cell>
          <table:table-cell office:value-type="float" office:value="4.8" calcext:value-type="float">
            <text:p>4.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s., Cisalak Ps., Kota Depok</text:p>
          </table:table-cell>
          <table:table-cell office:value-type="float" office:value="-6.3725989" calcext:value-type="float">
            <text:p>-6.3725989</text:p>
          </table:table-cell>
          <table:table-cell office:value-type="float" office:value="106.8663516" calcext:value-type="float">
            <text:p>106.8663516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string" calcext:value-type="string">
            <text:p>NASGOR MUNCUL MALAM</text:p>
          </table:table-cell>
          <table:table-cell office:value-type="float" office:value="4.2" calcext:value-type="float">
            <text:p>4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l Ciledug Raya gang H Gaim No 25A Rt 01 Rw 02 Petukangan Utara Pesanggrahan, RT.1/RW.2, Petukangan Utara, Kota Jakarta Selatan</text:p>
          </table:table-cell>
          <table:table-cell office:value-type="float" office:value="-6.2338267" calcext:value-type="float">
            <text:p>-6.2338267</text:p>
          </table:table-cell>
          <table:table-cell office:value-type="float" office:value="106.7487929" calcext:value-type="float">
            <text:p>106.7487929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string" calcext:value-type="string">
            <text:p>Nasi Goreng 66 NamNampoolll...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l. Pepaya Raya No.46, RT.7/RW.5, Jagakarsa, Kota Jakarta Selatan</text:p>
          </table:table-cell>
          <table:table-cell office:value-type="float" office:value="-6.3182944" calcext:value-type="float">
            <text:p>-6.3182944</text:p>
          </table:table-cell>
          <table:table-cell office:value-type="float" office:value="106.8188677" calcext:value-type="float">
            <text:p>106.81886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Warung Pakde Sarginen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lan Bangka Raya Gg Amal 1 RT.8/RW.5 No.7, RT.8/RW.5, Pela Mampang, Kota Jakarta Selatan</text:p>
          </table:table-cell>
          <table:table-cell office:value-type="float" office:value="-6.2435761" calcext:value-type="float">
            <text:p>-6.2435761</text:p>
          </table:table-cell>
          <table:table-cell office:value-type="float" office:value="106.8149548" calcext:value-type="float">
            <text:p>106.81495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asi Goreng Bang Roy Fae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l. H. Sulaiman No.67, RT.3/RW.1, Petukangan Utara, Kota Jakarta Selatan</text:p>
          </table:table-cell>
          <table:table-cell office:value-type="float" office:value="-6.2342152" calcext:value-type="float">
            <text:p>-6.2342152</text:p>
          </table:table-cell>
          <table:table-cell office:value-type="float" office:value="106.745609" calcext:value-type="float">
            <text:p>106.7456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asi goreng beringin</text:p>
          </table:table-cell>
          <table:table-cell office:value-type="float" office:value="4.7" calcext:value-type="float">
            <text:p>4.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l. Senayan No.73, RT.8, Rw. Bar., Kota Jakarta Selatan</text:p>
          </table:table-cell>
          <table:table-cell office:value-type="float" office:value="-6.236772" calcext:value-type="float">
            <text:p>-6.236772</text:p>
          </table:table-cell>
          <table:table-cell office:value-type="float" office:value="106.816854" calcext:value-type="float">
            <text:p>106.816854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1">
          <table:table-cell office:value-type="string" calcext:value-type="string">
            <text:p>Nasi Goreng Pak Kardi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l. Masjid Al-Ikhlas No.122, Pd. Betung, Kota Tangerang Selatan</text:p>
          </table:table-cell>
          <table:table-cell office:value-type="float" office:value="-6.2561008" calcext:value-type="float">
            <text:p>-6.2561008</text:p>
          </table:table-cell>
          <table:table-cell office:value-type="float" office:value="106.7519107" calcext:value-type="float">
            <text:p>106.75191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Nasi Goreng Udin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l. Pekayon No.2, RT.1/RW.3, Ragunan, Kota Jakarta Selatan</text:p>
          </table:table-cell>
          <table:table-cell office:value-type="float" office:value="-6.2816224" calcext:value-type="float">
            <text:p>-6.2816224</text:p>
          </table:table-cell>
          <table:table-cell office:value-type="float" office:value="106.8246895" calcext:value-type="float">
            <text:p>106.82468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Nasi Goreng Gila Mas Topan</text:p>
          </table:table-cell>
          <table:table-cell office:value-type="float" office:value="4.2" calcext:value-type="float">
            <text:p>4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l. Swadarma Raya No.55, RT.7/RW.3, Srengseng, Kota Jakarta Barat</text:p>
          </table:table-cell>
          <table:table-cell office:value-type="float" office:value="-6.2209703" calcext:value-type="float">
            <text:p>-6.2209703</text:p>
          </table:table-cell>
          <table:table-cell office:value-type="float" office:value="106.7603101" calcext:value-type="float">
            <text:p>106.7603101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string" calcext:value-type="string">
            <text:p>Nasi Goreng GONZALES</text:p>
          </table:table-cell>
          <table:table-cell office:value-type="float" office:value="4.2" calcext:value-type="float">
            <text:p>4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W, RT.9/RW.7, Lb. Bulus, Kota Jakarta Selatan</text:p>
          </table:table-cell>
          <table:table-cell office:value-type="float" office:value="-6.2908504" calcext:value-type="float">
            <text:p>-6.2908504</text:p>
          </table:table-cell>
          <table:table-cell office:value-type="float" office:value="106.7775785" calcext:value-type="float">
            <text:p>106.7775785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string" calcext:value-type="string">
            <text:p>Nasi goreng gila MASDAN</text:p>
          </table:table-cell>
          <table:table-cell office:value-type="float" office:value="4.3" calcext:value-type="float">
            <text:p>4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l. H. Jian No.3, RT.6/RW.3, Cipete Utara, Kota Jakarta Selatan</text:p>
          </table:table-cell>
          <table:table-cell office:value-type="float" office:value="-6.258921" calcext:value-type="float">
            <text:p>-6.258921</text:p>
          </table:table-cell>
          <table:table-cell office:value-type="float" office:value="106.806479" calcext:value-type="float">
            <text:p>106.806479</text:p>
          </table:table-cell>
          <table:table-cell office:value-type="float" office:value="133.3" calcext:value-type="float">
            <text:p>133.3</text:p>
          </table:table-cell>
        </table:table-row>
        <table:table-row table:style-name="ro1">
          <table:table-cell office:value-type="string" calcext:value-type="string">
            <text:p>Nasi Goreng Classica 2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l. Kalibata Utara II No.13, RT.3/RW.2, Kalibata, Kota Jakarta Selatan</text:p>
          </table:table-cell>
          <table:table-cell office:value-type="float" office:value="-6.2600172" calcext:value-type="float">
            <text:p>-6.2600172</text:p>
          </table:table-cell>
          <table:table-cell office:value-type="float" office:value="106.8422479" calcext:value-type="float">
            <text:p>106.84224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asi Goreng Classica 1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l. Bangka V No.40, RT.12/RW.3, Pela Mampang, Kota Jakarta Selatan</text:p>
          </table:table-cell>
          <table:table-cell office:value-type="float" office:value="-6.2478107" calcext:value-type="float">
            <text:p>-6.2478107</text:p>
          </table:table-cell>
          <table:table-cell office:value-type="float" office:value="106.8159911" calcext:value-type="float">
            <text:p>106.8159911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string" calcext:value-type="string">
            <text:p>Nasi Goreng Pakde Blangkon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l. Naman Iskandar No.90, Limo, Kota Depok</text:p>
          </table:table-cell>
          <table:table-cell office:value-type="float" office:value="-6.3601506" calcext:value-type="float">
            <text:p>-6.3601506</text:p>
          </table:table-cell>
          <table:table-cell office:value-type="float" office:value="106.7804146" calcext:value-type="float">
            <text:p>106.78041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asi Goreng Betawi Pak Dedi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l. Menteng Jaya No.1, RT.8/RW.8, Menteng, Kota Jakarta Pusat</text:p>
          </table:table-cell>
          <table:table-cell office:value-type="float" office:value="-6.2068884" calcext:value-type="float">
            <text:p>-6.2068884</text:p>
          </table:table-cell>
          <table:table-cell office:value-type="float" office:value="106.8462668" calcext:value-type="float">
            <text:p>106.8462668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string" calcext:value-type="string">
            <text:p>Nasi Goreng Ano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l. H. Ridi No.24-96, RT.2/RW.3, Ulujami, Kota Jakarta Selatan</text:p>
          </table:table-cell>
          <table:table-cell office:value-type="float" office:value="-6.235857" calcext:value-type="float">
            <text:p>-6.235857</text:p>
          </table:table-cell>
          <table:table-cell office:value-type="float" office:value="106.763519" calcext:value-type="float">
            <text:p>106.763519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string" calcext:value-type="string">
            <text:p>Nasi Goreng Kambing Bang Arifin Cabang Kebon Sirih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l. Duren Tiga Raya, RT.6/RW.4, Duren Tiga, Kota Jakarta Selatan</text:p>
          </table:table-cell>
          <table:table-cell office:value-type="float" office:value="-6.2615717" calcext:value-type="float">
            <text:p>-6.2615717</text:p>
          </table:table-cell>
          <table:table-cell office:value-type="float" office:value="106.8432196" calcext:value-type="float">
            <text:p>106.84321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asi Goreng Sahabat Malam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l. Bintaro Permai II No.2, RT.2/RW.9, Bintaro, Kota Jakarta Selatan</text:p>
          </table:table-cell>
          <table:table-cell office:value-type="float" office:value="-6.2575736" calcext:value-type="float">
            <text:p>-6.2575736</text:p>
          </table:table-cell>
          <table:table-cell office:value-type="float" office:value="106.7642724" calcext:value-type="float">
            <text:p>106.76427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asi Goreng MAMA Tegal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l. Teratai Putih No.110, Rengas, Kota Tangerang Selatan</text:p>
          </table:table-cell>
          <table:table-cell office:value-type="float" office:value="-6.2791369" calcext:value-type="float">
            <text:p>-6.2791369</text:p>
          </table:table-cell>
          <table:table-cell office:value-type="float" office:value="106.7553326" calcext:value-type="float">
            <text:p>106.7553326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string" calcext:value-type="string">
            <text:p>Nasi Goreng Medan Mami Timah</text:p>
          </table:table-cell>
          <table:table-cell office:value-type="float" office:value="4.7" calcext:value-type="float">
            <text:p>4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ji Mizi, Blok Haji Mizi, Gg. H.M.Izi No.74A, RT.8/RW.5, Cililitan, East Jakarta City</text:p>
          </table:table-cell>
          <table:table-cell office:value-type="float" office:value="-6.2659215" calcext:value-type="float">
            <text:p>-6.2659215</text:p>
          </table:table-cell>
          <table:table-cell office:value-type="float" office:value="106.8626504" calcext:value-type="float">
            <text:p>106.8626504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string" calcext:value-type="string">
            <text:p>Nasi Goreng Pohon asem</text:p>
          </table:table-cell>
          <table:table-cell office:value-type="float" office:value="4.2" calcext:value-type="float">
            <text:p>4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, Jl. Perintis No.32, RT.7/RW.2, Kuningan, Karet Kuningan, Kota Jakarta Selatan</text:p>
          </table:table-cell>
          <table:table-cell office:value-type="float" office:value="-6.2141651" calcext:value-type="float">
            <text:p>-6.2141651</text:p>
          </table:table-cell>
          <table:table-cell office:value-type="float" office:value="106.8231491" calcext:value-type="float">
            <text:p>106.8231491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1">
          <table:table-cell office:value-type="string" calcext:value-type="string">
            <text:p>Nasi Goreng Saipul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l. Langgar No.81, RT.7/RW.6, Tj. Bar., Kota Jakarta Selatan</text:p>
          </table:table-cell>
          <table:table-cell office:value-type="float" office:value="-6.3112573" calcext:value-type="float">
            <text:p>-6.3112573</text:p>
          </table:table-cell>
          <table:table-cell office:value-type="float" office:value="106.8465116" calcext:value-type="float">
            <text:p>106.8465116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Nasi Goreng Slamet</text:p>
          </table:table-cell>
          <table:table-cell office:value-type="float" office:value="4.3" calcext:value-type="float">
            <text:p>4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l. Taman Bukit Kemang, RT.8/RW.7, Cipete Utara, Kota Jakarta Selatan</text:p>
          </table:table-cell>
          <table:table-cell office:value-type="float" office:value="-6.2658925" calcext:value-type="float">
            <text:p>-6.2658925</text:p>
          </table:table-cell>
          <table:table-cell office:value-type="float" office:value="106.8119939" calcext:value-type="float">
            <text:p>106.8119939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Warbes Win</text:p>
          </table:table-cell>
          <table:table-cell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. Raya Bogor No.26, RT.1/RW.1, Cililitan, Kota Jakarta Timur</text:p>
          </table:table-cell>
          <table:table-cell office:value-type="float" office:value="-6.2645269" calcext:value-type="float">
            <text:p>-6.2645269</text:p>
          </table:table-cell>
          <table:table-cell office:value-type="float" office:value="106.8656734" calcext:value-type="float">
            <text:p>106.86567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asi Goreng Mledak</text:p>
          </table:table-cell>
          <table:table-cell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. Bri Radio Dalam No.3, RT.1/RW.15, Gandaria Utara, Kota Jakarta Selatan</text:p>
          </table:table-cell>
          <table:table-cell office:value-type="float" office:value="-6.2571866" calcext:value-type="float">
            <text:p>-6.2571866</text:p>
          </table:table-cell>
          <table:table-cell office:value-type="float" office:value="106.7889775" calcext:value-type="float">
            <text:p>106.78897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2 05 Pamulang, Jl. Pd. Cabe Raya No.5, Pd. Cabe Ilir, Kota Tangerang Selatan</text:p>
          </table:table-cell>
          <table:table-cell office:value-type="float" office:value="-6.33521" calcext:value-type="float">
            <text:p>-6.33521</text:p>
          </table:table-cell>
          <table:table-cell office:value-type="float" office:value="106.771048" calcext:value-type="float">
            <text:p>106.771048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1">
          <table:table-cell office:value-type="string" calcext:value-type="string">
            <text:p>Nasi Goreng Mas Jayadi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l. Ff No.30, RT.9/RW.5, Sukabumi Sel., Kota Jakarta Barat</text:p>
          </table:table-cell>
          <table:table-cell office:value-type="float" office:value="-6.218816" calcext:value-type="float">
            <text:p>-6.218816</text:p>
          </table:table-cell>
          <table:table-cell office:value-type="float" office:value="106.768764" calcext:value-type="float">
            <text:p>106.768764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1">
          <table:table-cell office:value-type="string" calcext:value-type="string">
            <text:p>Nasi Goreng Gondrong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ko Sentra Limo, Jl. Limo Raya No.42, RW.2, Limo, Kota Depok</text:p>
          </table:table-cell>
          <table:table-cell office:value-type="float" office:value="-6.3532084" calcext:value-type="float">
            <text:p>-6.3532084</text:p>
          </table:table-cell>
          <table:table-cell office:value-type="float" office:value="106.7867278" calcext:value-type="float">
            <text:p>106.786727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asi Goreng Bocslap</text:p>
          </table:table-cell>
          <table:table-cell office:value-type="float" office:value="4.1" calcext:value-type="float">
            <text:p>4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lan Olahraga 1 RT 08 RW 05 Condet Cililitan Kramat jati, RT.3/RW.5, Cililitan, DKI Jakarta</text:p>
          </table:table-cell>
          <table:table-cell office:value-type="float" office:value="-6.2671312" calcext:value-type="float">
            <text:p>-6.2671312</text:p>
          </table:table-cell>
          <table:table-cell office:value-type="float" office:value="106.8621066" calcext:value-type="float">
            <text:p>106.8621066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string" calcext:value-type="string">
            <text:p>Nasi Goreng Pak Gendut</text:p>
          </table:table-cell>
          <table:table-cell office:value-type="float" office:value="4.1" calcext:value-type="float">
            <text:p>4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l Poltangan Raya, Jl. Swadaya 1 No.011A, RT.5/RW.10, Pejaten Tim., Kota Jakarta Selatan</text:p>
          </table:table-cell>
          <table:table-cell office:value-type="float" office:value="-6.2968719" calcext:value-type="float">
            <text:p>-6.2968719</text:p>
          </table:table-cell>
          <table:table-cell office:value-type="float" office:value="106.8449456" calcext:value-type="float">
            <text:p>106.8449456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string" calcext:value-type="string">
            <text:p>kanggoROJO</text:p>
          </table:table-cell>
          <table:table-cell office:value-type="float" office:value="4.1" calcext:value-type="float">
            <text:p>4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ko Prima Blok, Jl. Otista Raya No.B4, Ciputat, Kota Tangerang Selatan</text:p>
          </table:table-cell>
          <table:table-cell office:value-type="float" office:value="-6.3242501" calcext:value-type="float">
            <text:p>-6.3242501</text:p>
          </table:table-cell>
          <table:table-cell office:value-type="float" office:value="106.7448186" calcext:value-type="float">
            <text:p>106.7448186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string" calcext:value-type="string">
            <text:p>Nasi Kulit Malam Minggu, Fatmawati</text:p>
          </table:table-cell>
          <table:table-cell office:value-type="float" office:value="4.1" calcext:value-type="float">
            <text:p>4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 Jl. Gn. Balong Lb. Bulus III No.26, RT.8/RW.4, Pd. Labu, Kota Jakarta Selatan</text:p>
          </table:table-cell>
          <table:table-cell office:value-type="float" office:value="-6.3018104" calcext:value-type="float">
            <text:p>-6.3018104</text:p>
          </table:table-cell>
          <table:table-cell office:value-type="float" office:value="106.7947436" calcext:value-type="float">
            <text:p>106.7947436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string" calcext:value-type="string">
            <text:p>Nasi Goreng Gila Bang Alwi</text:p>
          </table:table-cell>
          <table:table-cell office:value-type="float" office:value="4.9" calcext:value-type="float">
            <text:p>4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g. Melinjo No.20, RT.1/RW.3, Cipete Sel., Kota Jakarta Selatan</text:p>
          </table:table-cell>
          <table:table-cell office:value-type="float" office:value="-6.2723743" calcext:value-type="float">
            <text:p>-6.2723743</text:p>
          </table:table-cell>
          <table:table-cell office:value-type="float" office:value="106.8023916" calcext:value-type="float">
            <text:p>106.8023916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Nasi goreng ibunda lezatos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. Kalibata Timur 4F No.10, RT.10/RW.8, Kalibata, Kota Jakarta Selatan</text:p>
          </table:table-cell>
          <table:table-cell office:value-type="float" office:value="-6.2605601" calcext:value-type="float">
            <text:p>-6.2605601</text:p>
          </table:table-cell>
          <table:table-cell office:value-type="float" office:value="106.8465371" calcext:value-type="float">
            <text:p>106.8465371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Nasi Goreng Bang Oji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. Damai No.6, RT.8/RW.4, Pejaten Tim., Kota Jakarta Selatan</text:p>
          </table:table-cell>
          <table:table-cell office:value-type="float" office:value="-6.2709942" calcext:value-type="float">
            <text:p>-6.2709942</text:p>
          </table:table-cell>
          <table:table-cell office:value-type="float" office:value="106.8512779" calcext:value-type="float">
            <text:p>106.8512779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Nasi Goreng Gelagah (Nasi Goreng Bang Ade )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. Gelagah, Pisangan, Kota Tangerang Selatan</text:p>
          </table:table-cell>
          <table:table-cell office:value-type="float" office:value="-6.3170854" calcext:value-type="float">
            <text:p>-6.3170854</text:p>
          </table:table-cell>
          <table:table-cell office:value-type="float" office:value="106.7709253" calcext:value-type="float">
            <text:p>106.7709253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NASI GORENG KAMBING KEBON SIRIH H.SALIM</text:p>
          </table:table-cell>
          <table:table-cell office:value-type="float" office:value="4.3" calcext:value-type="float">
            <text:p>4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l. Oscar III No.84, Bambu Apus, tanggerang selatan</text:p>
          </table:table-cell>
          <table:table-cell office:value-type="float" office:value="-6.330827" calcext:value-type="float">
            <text:p>-6.330827</text:p>
          </table:table-cell>
          <table:table-cell office:value-type="float" office:value="106.7345009" calcext:value-type="float">
            <text:p>106.7345009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Nasi Goreng H. Tolib</text:p>
          </table:table-cell>
          <table:table-cell office:value-type="float" office:value="4.1" calcext:value-type="float">
            <text:p>4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l. H. Tolib No.10, RT.2/RW.10, Cipete Utara, Kota Jakarta Selatan</text:p>
          </table:table-cell>
          <table:table-cell office:value-type="float" office:value="-6.2658881" calcext:value-type="float">
            <text:p>-6.2658881</text:p>
          </table:table-cell>
          <table:table-cell office:value-type="float" office:value="106.811034" calcext:value-type="float">
            <text:p>106.811034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string" calcext:value-type="string">
            <text:p>Nasi Goreng Gaul Bang Bewok</text:p>
          </table:table-cell>
          <table:table-cell office:value-type="float" office:value="3.8" calcext:value-type="float">
            <text:p>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l. Tebet Barat Dalam VI No.2, RT.2/RW.5, Tebet Bar., Kota Jakarta Selatan</text:p>
          </table:table-cell>
          <table:table-cell office:value-type="float" office:value="-6.2386267" calcext:value-type="float">
            <text:p>-6.2386267</text:p>
          </table:table-cell>
          <table:table-cell office:value-type="float" office:value="106.8497594" calcext:value-type="float">
            <text:p>106.84975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asi Goreng Gondrong</text:p>
          </table:table-cell>
          <table:table-cell office:value-type="float" office:value="4.2" calcext:value-type="float">
            <text:p>4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l. Martimbang I No.14, RT.5/RW.5, Gunung, Kota Jakarta Selatan</text:p>
          </table:table-cell>
          <table:table-cell office:value-type="float" office:value="-6.2322171" calcext:value-type="float">
            <text:p>-6.2322171</text:p>
          </table:table-cell>
          <table:table-cell office:value-type="float" office:value="106.7912177" calcext:value-type="float">
            <text:p>106.7912177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string" calcext:value-type="string">
            <text:p>Nasi Goreng Diana Tugu Ibu</text:p>
          </table:table-cell>
          <table:table-cell office:value-type="float" office:value="4.9" calcext:value-type="float">
            <text:p>4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l. Raya Bogor KM 29, Kp. Palsigunung No.77, RT. 08/04, Tugu, Kota Depok</text:p>
          </table:table-cell>
          <table:table-cell office:value-type="float" office:value="-6.3561802" calcext:value-type="float">
            <text:p>-6.3561802</text:p>
          </table:table-cell>
          <table:table-cell office:value-type="float" office:value="106.8594172" calcext:value-type="float">
            <text:p>106.8594172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1">
          <table:table-cell office:value-type="string" calcext:value-type="string">
            <text:p>Kedai Nasi Goreng Kambing Bang Boim</text:p>
          </table:table-cell>
          <table:table-cell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l. Masjid Al Anwar No.37, RT.4/RW.9, Sukabumi Utara, Kota Jakarta Barat</text:p>
          </table:table-cell>
          <table:table-cell office:value-type="float" office:value="-6.2110323" calcext:value-type="float">
            <text:p>-6.2110323</text:p>
          </table:table-cell>
          <table:table-cell office:value-type="float" office:value="106.7796392" calcext:value-type="float">
            <text:p>106.7796392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Nasgor Bumen Jaya (Gerobak)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l. Pejompongan Raya No.3, RT.7/RW.6, Bend. Hilir, Kota Jakarta Pusat</text:p>
          </table:table-cell>
          <table:table-cell office:value-type="float" office:value="-6.2042418" calcext:value-type="float">
            <text:p>-6.2042418</text:p>
          </table:table-cell>
          <table:table-cell office:value-type="float" office:value="106.8054971" calcext:value-type="float">
            <text:p>106.8054971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Nasi Goreng Uje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lan Kalisari ll, Gg. P. Semar No.46, RT.6/RW.2, Kalisari, Kota Jakarta Timur</text:p>
          </table:table-cell>
          <table:table-cell office:value-type="float" office:value="-6.3376409" calcext:value-type="float">
            <text:p>-6.3376409</text:p>
          </table:table-cell>
          <table:table-cell office:value-type="float" office:value="106.8539463" calcext:value-type="float">
            <text:p>106.8539463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Nasi Goreng Semar Mendem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l. Cendrawasih Blok Pintu Air No.100, RT.2/RW.1, Sawah Lama, Kota Tangerang Selatan</text:p>
          </table:table-cell>
          <table:table-cell office:value-type="float" office:value="-6.2934444" calcext:value-type="float">
            <text:p>-6.2934444</text:p>
          </table:table-cell>
          <table:table-cell office:value-type="float" office:value="106.7331601" calcext:value-type="float">
            <text:p>106.7331601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Nasi Goreng H.Bisri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l. Asem Baris Raya No.10, RT.4/RW.6, Kb. Baru, Kota Jakarta Selatan</text:p>
          </table:table-cell>
          <table:table-cell office:value-type="float" office:value="-6.2344732" calcext:value-type="float">
            <text:p>-6.2344732</text:p>
          </table:table-cell>
          <table:table-cell office:value-type="float" office:value="106.8599655" calcext:value-type="float">
            <text:p>106.8599655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Cahaya Nasi Goreng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l. Damai Raya No.31B, RT.8/RW.4, Cipete Utara, Kota Jakarta Selatan</text:p>
          </table:table-cell>
          <table:table-cell office:value-type="float" office:value="-6.2595842" calcext:value-type="float">
            <text:p>-6.2595842</text:p>
          </table:table-cell>
          <table:table-cell office:value-type="float" office:value="106.7987086" calcext:value-type="float">
            <text:p>106.7987086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Nasi Goreng Ajo Anam Khas Padang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omplek heritage vilage, Jl. Raya Gandul No.2, Gandul, Kota Depok</text:p>
          </table:table-cell>
          <table:table-cell office:value-type="float" office:value="-6.339422" calcext:value-type="float">
            <text:p>-6.339422</text:p>
          </table:table-cell>
          <table:table-cell office:value-type="float" office:value="106.7937421" calcext:value-type="float">
            <text:p>106.7937421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Nasi Goreng OSA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T.6/RW.7, Jagakarsa, South Jakarta City</text:p>
          </table:table-cell>
          <table:table-cell office:value-type="float" office:value="-6.3358881" calcext:value-type="float">
            <text:p>-6.3358881</text:p>
          </table:table-cell>
          <table:table-cell office:value-type="float" office:value="106.8189785" calcext:value-type="float">
            <text:p>106.818978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asi Goreng Tia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lan U No.30, Palmerah, RT.7/RW.12, Palmerah, Kota Jakarta Barat</text:p>
          </table:table-cell>
          <table:table-cell office:value-type="float" office:value="-6.2011835" calcext:value-type="float">
            <text:p>-6.2011835</text:p>
          </table:table-cell>
          <table:table-cell office:value-type="float" office:value="106.7849237" calcext:value-type="float">
            <text:p>106.78492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asi Goreng &amp; Mi Goreng Mas Birin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l. Gardu No.1, RT.11/RW.3, Balekambang, Kota Jakarta Timur</text:p>
          </table:table-cell>
          <table:table-cell office:value-type="float" office:value="-6.2843921" calcext:value-type="float">
            <text:p>-6.2843921</text:p>
          </table:table-cell>
          <table:table-cell office:value-type="float" office:value="106.8535765" calcext:value-type="float">
            <text:p>106.853576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Nasi Goreng Malik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l. Subur Raya, RT.3/RW.8, Menteng Atas, Kota Jakarta Selatan</text:p>
          </table:table-cell>
          <table:table-cell office:value-type="float" office:value="-6.2191418" calcext:value-type="float">
            <text:p>-6.2191418</text:p>
          </table:table-cell>
          <table:table-cell office:value-type="float" office:value="106.8420957" calcext:value-type="float">
            <text:p>106.842095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asi Goreng Udang Jun Njan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ota Kasablanka Lt. 2, Jl. Casablanca, RT.16/RW.5, Menteng Dalam, Kota Jakarta Selatan</text:p>
          </table:table-cell>
          <table:table-cell office:value-type="float" office:value="-6.223576" calcext:value-type="float">
            <text:p>-6.223576</text:p>
          </table:table-cell>
          <table:table-cell office:value-type="float" office:value="106.843143" calcext:value-type="float">
            <text:p>106.84314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asi Goreng Bang Arifi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l. Duren Tiga Timur, RT.6/RW.4, Rawajati, Kota Jakarta Selatan</text:p>
          </table:table-cell>
          <table:table-cell office:value-type="float" office:value="-6.2544517" calcext:value-type="float">
            <text:p>-6.2544517</text:p>
          </table:table-cell>
          <table:table-cell office:value-type="float" office:value="106.8494841" calcext:value-type="float">
            <text:p>106.849484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asi Goreng Cadel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l. Mesjid Al-Akhyar No.29, Gandul, Kota Depok</text:p>
          </table:table-cell>
          <table:table-cell office:value-type="float" office:value="-6.3293399" calcext:value-type="float">
            <text:p>-6.3293399</text:p>
          </table:table-cell>
          <table:table-cell office:value-type="float" office:value="106.7933419" calcext:value-type="float">
            <text:p>106.7933419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mie aceh kembang tanjung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l. W R Supratman No.2A, Cemp. Putih, Kota Tangerang Selatan</text:p>
          </table:table-cell>
          <table:table-cell office:value-type="float" office:value="-6.3033899" calcext:value-type="float">
            <text:p>-6.3033899</text:p>
          </table:table-cell>
          <table:table-cell office:value-type="float" office:value="106.7526159" calcext:value-type="float">
            <text:p>106.7526159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string" calcext:value-type="string">
            <text:p>Nasi Goreng Kambing Bang Jamil</text:p>
          </table:table-cell>
          <table:table-cell office:value-type="float" office:value="4.4" calcext:value-type="float">
            <text:p>4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l. Kalibata Tengah No.3, RT.3/RW.3, Kalibata, Kota Jakarta Selatan</text:p>
          </table:table-cell>
          <table:table-cell office:value-type="float" office:value="-6.2621014" calcext:value-type="float">
            <text:p>-6.2621014</text:p>
          </table:table-cell>
          <table:table-cell office:value-type="float" office:value="106.8333692" calcext:value-type="float">
            <text:p>106.8333692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string" calcext:value-type="string">
            <text:p>Nasi Goreng mas Azzul</text:p>
          </table:table-cell>
          <table:table-cell office:value-type="float" office:value="4.8" calcext:value-type="float">
            <text:p>4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 Kalimangso, Jurang Manggu Tim., Kota Tangerang Selatan</text:p>
          </table:table-cell>
          <table:table-cell office:value-type="float" office:value="-6.2644334" calcext:value-type="float">
            <text:p>-6.2644334</text:p>
          </table:table-cell>
          <table:table-cell office:value-type="float" office:value="106.7344496" calcext:value-type="float">
            <text:p>106.7344496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string" calcext:value-type="string">
            <text:p>Nasi Goreng Mashur jaya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wah Lama, South Tangerang City</text:p>
          </table:table-cell>
          <table:table-cell office:value-type="float" office:value="-6.291214" calcext:value-type="float">
            <text:p>-6.291214</text:p>
          </table:table-cell>
          <table:table-cell office:value-type="float" office:value="106.7308837" calcext:value-type="float">
            <text:p>106.7308837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Cakpoer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ok C NO, Jl. RE Martadinata No.28, Ciputat, Kota Tangerang Selatan</text:p>
          </table:table-cell>
          <table:table-cell office:value-type="float" office:value="-6.3247385" calcext:value-type="float">
            <text:p>-6.3247385</text:p>
          </table:table-cell>
          <table:table-cell office:value-type="float" office:value="106.7459491" calcext:value-type="float">
            <text:p>106.7459491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nasi goreng si bontot</text:p>
          </table:table-cell>
          <table:table-cell office:value-type="float" office:value="4.7" calcext:value-type="float">
            <text:p>4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 Margonda Raya No.415, Pondok Cina, Kota Depok</text:p>
          </table:table-cell>
          <table:table-cell office:value-type="float" office:value="-6.3698097" calcext:value-type="float">
            <text:p>-6.3698097</text:p>
          </table:table-cell>
          <table:table-cell office:value-type="float" office:value="106.8334814" calcext:value-type="float">
            <text:p>106.8334814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nasi goreng mas imunk</text:p>
          </table:table-cell>
          <table:table-cell office:value-type="float" office:value="4.7" calcext:value-type="float">
            <text:p>4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 Pondok Baru No.37B, RT.3/RW.11, Cijantung, Kota Jakarta Timur</text:p>
          </table:table-cell>
          <table:table-cell office:value-type="float" office:value="-6.327486" calcext:value-type="float">
            <text:p>-6.327486</text:p>
          </table:table-cell>
          <table:table-cell office:value-type="float" office:value="106.8591559" calcext:value-type="float">
            <text:p>106.8591559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Nasi Goreng Pak Mukri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l.raya bogor, Jl. Radar Auri No.km 31, RT.3/RW.10 no.5, Mekarsari, Kota Depok</text:p>
          </table:table-cell>
          <table:table-cell office:value-type="float" office:value="-6.3722677" calcext:value-type="float">
            <text:p>-6.3722677</text:p>
          </table:table-cell>
          <table:table-cell office:value-type="float" office:value="106.8622987" calcext:value-type="float">
            <text:p>106.8622987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Nasi Uduk'98 Rempoa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lan Mawar II RT01/03 No.98, Rempoa, South Tangerang City</text:p>
          </table:table-cell>
          <table:table-cell office:value-type="float" office:value="-6.2875161" calcext:value-type="float">
            <text:p>-6.2875161</text:p>
          </table:table-cell>
          <table:table-cell office:value-type="float" office:value="106.7630124" calcext:value-type="float">
            <text:p>106.7630124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Nasi Goreng Mas Ali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 Jl. H. Kelik No.1, RT.1/RW.6, Srengseng, Kota Jakarta Barat</text:p>
          </table:table-cell>
          <table:table-cell office:value-type="float" office:value="-6.2092109" calcext:value-type="float">
            <text:p>-6.2092109</text:p>
          </table:table-cell>
          <table:table-cell office:value-type="float" office:value="106.7613709" calcext:value-type="float">
            <text:p>106.7613709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Nasi Goreng Padang Minang Jaya</text:p>
          </table:table-cell>
          <table:table-cell office:value-type="float" office:value="4.7" calcext:value-type="float">
            <text:p>4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l. Poltangan Raya, RT.1/RW.4, Tj. Bar., Kota Jakarta Selatan</text:p>
          </table:table-cell>
          <table:table-cell office:value-type="float" office:value="-6.296642" calcext:value-type="float">
            <text:p>-6.296642</text:p>
          </table:table-cell>
          <table:table-cell office:value-type="float" office:value="106.8441301" calcext:value-type="float">
            <text:p>106.84413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asi Goreng Pak Maman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 Makam, RT.11/RW.1, Cipulir, Kota Jakarta Selatan</text:p>
          </table:table-cell>
          <table:table-cell office:value-type="float" office:value="-6.2402239" calcext:value-type="float">
            <text:p>-6.2402239</text:p>
          </table:table-cell>
          <table:table-cell office:value-type="float" office:value="106.7777222" calcext:value-type="float">
            <text:p>106.777722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MIE ACEH DAN NASI GORENG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 Raya Ragunan, RT.13/RW.3, Ps. Minggu, Kota Jakarta Selatan</text:p>
          </table:table-cell>
          <table:table-cell office:value-type="float" office:value="-6.284941" calcext:value-type="float">
            <text:p>-6.284941</text:p>
          </table:table-cell>
          <table:table-cell office:value-type="float" office:value="106.837851" calcext:value-type="float">
            <text:p>106.837851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Nasi Goreng Gila Al-Dino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wa, Jl. Wr. Sila Jl. Brigif</text:p>
          </table:table-cell>
          <table:table-cell office:value-type="float" office:value="-6.3446789" calcext:value-type="float">
            <text:p>-6.3446789</text:p>
          </table:table-cell>
          <table:table-cell office:value-type="float" office:value="106.8040864" calcext:value-type="float">
            <text:p>106.8040864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isang Goreng Djakarta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 Ciledug Raya No.6, RT.1/RW.3, Petukangan Sel., Kota Jakarta Selatan</text:p>
          </table:table-cell>
          <table:table-cell office:value-type="float" office:value="-6.2370569" calcext:value-type="float">
            <text:p>-6.2370569</text:p>
          </table:table-cell>
          <table:table-cell office:value-type="float" office:value="106.7579937" calcext:value-type="float">
            <text:p>106.757993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Nasi Goreng Azzam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l. Oscar Raya No.4, RT.1/RW.2, Bambu Apus, Kota Tangerang Selatan</text:p>
          </table:table-cell>
          <table:table-cell office:value-type="float" office:value="-6.3262927" calcext:value-type="float">
            <text:p>-6.3262927</text:p>
          </table:table-cell>
          <table:table-cell office:value-type="float" office:value="106.7322662" calcext:value-type="float">
            <text:p>106.73226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asi Goreng Kebuli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l. Pangeran Antasari No.28, RW.1, Cipete Sel., Kota Jakarta Selatan</text:p>
          </table:table-cell>
          <table:table-cell office:value-type="float" office:value="-6.2717394" calcext:value-type="float">
            <text:p>-6.2717394</text:p>
          </table:table-cell>
          <table:table-cell office:value-type="float" office:value="106.8088816" calcext:value-type="float">
            <text:p>106.80888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asi Goreng PAK MIN Kesehatan Bintaro</text:p>
          </table:table-cell>
          <table:table-cell office:value-type="float" office:value="4.8" calcext:value-type="float">
            <text:p>4.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mping Pos Ronda, Jl. Kesehatan V, RT.9/RW.11, Bintaro, Kota Jakarta Selatan</text:p>
          </table:table-cell>
          <table:table-cell office:value-type="float" office:value="-6.2730222" calcext:value-type="float">
            <text:p>-6.2730222</text:p>
          </table:table-cell>
          <table:table-cell office:value-type="float" office:value="106.7618371" calcext:value-type="float">
            <text:p>106.7618371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string" calcext:value-type="string">
            <text:p>Ice Cream Goreng Nekat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 Pajajaran No.5, Pamulang Bar., Kota Tangerang Selatan</text:p>
          </table:table-cell>
          <table:table-cell office:value-type="float" office:value="-6.3420134" calcext:value-type="float">
            <text:p>-6.3420134</text:p>
          </table:table-cell>
          <table:table-cell office:value-type="float" office:value="106.7376893" calcext:value-type="float">
            <text:p>106.7376893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Nasi Goreng Lik Edi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l. AMD X No.66, RT.003/RW.009, Petukangan Utara, Kota Jakarta Selatan</text:p>
          </table:table-cell>
          <table:table-cell office:value-type="float" office:value="-6.2298574" calcext:value-type="float">
            <text:p>-6.2298574</text:p>
          </table:table-cell>
          <table:table-cell office:value-type="float" office:value="106.7440904" calcext:value-type="float">
            <text:p>106.7440904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Nasi Goreng Bang Dul</text:p>
          </table:table-cell>
          <table:table-cell office:value-type="float" office:value="4.1" calcext:value-type="float">
            <text:p>4.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l. Raya Tengah Blok Taruna No.7, RT.2/RW.12, Gedong, Kota Jakarta Timur</text:p>
          </table:table-cell>
          <table:table-cell office:value-type="float" office:value="-6.2998472" calcext:value-type="float">
            <text:p>-6.2998472</text:p>
          </table:table-cell>
          <table:table-cell office:value-type="float" office:value="106.8589647" calcext:value-type="float">
            <text:p>106.8589647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Nasi goreng hafiz jay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nd wijaya senter, Jl. Darmawangsa Raya, RT.2/RW.1, Pulo, Kota Jakarta Selatan</text:p>
          </table:table-cell>
          <table:table-cell office:value-type="float" office:value="-6.2548107" calcext:value-type="float">
            <text:p>-6.2548107</text:p>
          </table:table-cell>
          <table:table-cell office:value-type="float" office:value="106.7975637" calcext:value-type="float">
            <text:p>106.79756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asi Goreng Mz Heriy Putu goyang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H. Ridi No.41, RT.11/RW.3, Ulujami, Kota Jakarta Selatan</text:p>
          </table:table-cell>
          <table:table-cell office:value-type="float" office:value="-6.235475" calcext:value-type="float">
            <text:p>-6.235475</text:p>
          </table:table-cell>
          <table:table-cell office:value-type="float" office:value="106.764009" calcext:value-type="float">
            <text:p>106.764009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Nasi Goreng Bang Nyos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l. Gn. Raya No.3-5, Cireundeu, Kota Tangerang Selatan</text:p>
          </table:table-cell>
          <table:table-cell office:value-type="float" office:value="-6.3085425" calcext:value-type="float">
            <text:p>-6.3085425</text:p>
          </table:table-cell>
          <table:table-cell office:value-type="float" office:value="106.7663446" calcext:value-type="float">
            <text:p>106.76634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asi Goreng Doyok Bintaro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l. Bintaro Permai Raya No.10, RT.6/RW.1, Bintaro, Kota Jakarta Selatan</text:p>
          </table:table-cell>
          <table:table-cell office:value-type="float" office:value="-6.2582856" calcext:value-type="float">
            <text:p>-6.2582856</text:p>
          </table:table-cell>
          <table:table-cell office:value-type="float" office:value="106.7664432" calcext:value-type="float">
            <text:p>106.76644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ASI GORENG,PECEL LELE ""IVAN JAYA""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T.6/RW.3, Ulujami, South Jakarta City</text:p>
          </table:table-cell>
          <table:table-cell office:value-type="float" office:value="-6.2356234" calcext:value-type="float">
            <text:p>-6.2356234</text:p>
          </table:table-cell>
          <table:table-cell office:value-type="float" office:value="106.7622346" calcext:value-type="float">
            <text:p>106.76223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hinese Food Nasi Goreng Gila</text:p>
          </table:table-cell>
          <table:table-cell office:value-type="float" office:value="3.8" calcext:value-type="float">
            <text:p>3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solah Nurul Hikmah, Deket, Jl. Belimbing No.RT.14, RT.14/RW.1, Jagakarsa, Kota Jakarta Selatan</text:p>
          </table:table-cell>
          <table:table-cell office:value-type="float" office:value="-6.332317" calcext:value-type="float">
            <text:p>-6.332317</text:p>
          </table:table-cell>
          <table:table-cell office:value-type="float" office:value="106.826055" calcext:value-type="float">
            <text:p>106.826055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Nasi goreng Kurasaku</text:p>
          </table:table-cell>
          <table:table-cell office:value-type="float" office:value="4.8" calcext:value-type="float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Telaga No.rt 13/09, RT.13/RW.9, Pekayon, Kota Jakarta Timur</text:p>
          </table:table-cell>
          <table:table-cell office:value-type="float" office:value="-6.3471118" calcext:value-type="float">
            <text:p>-6.3471118</text:p>
          </table:table-cell>
          <table:table-cell office:value-type="float" office:value="106.8584725" calcext:value-type="float">
            <text:p>106.8584725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string" calcext:value-type="string">
            <text:p>Nasi Goreng Mas Trubus 99</text:p>
          </table:table-cell>
          <table:table-cell office:value-type="float" office:value="4.8" calcext:value-type="float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Talas III No.RT.06, Pd. Cabe Ilir, Kota Tangerang Selatan</text:p>
          </table:table-cell>
          <table:table-cell office:value-type="float" office:value="-6.3328034" calcext:value-type="float">
            <text:p>-6.3328034</text:p>
          </table:table-cell>
          <table:table-cell office:value-type="float" office:value="106.7607262" calcext:value-type="float">
            <text:p>106.7607262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string" calcext:value-type="string">
            <text:p>Nasi Goreng Bang Samin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lan Raya No.3 (Kios 5), RT.001 RW05, Kel. Srengseng, RT.1/RW.5, Srengseng Kembangan, 11630, RT.1/RW.5, Srengseng, Kota Jakarta Barat</text:p>
          </table:table-cell>
          <table:table-cell office:value-type="float" office:value="-6.2059928" calcext:value-type="float">
            <text:p>-6.2059928</text:p>
          </table:table-cell>
          <table:table-cell office:value-type="float" office:value="106.7583588" calcext:value-type="float">
            <text:p>106.7583588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string" calcext:value-type="string">
            <text:p>NASI GORENG NACHAS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l. Langgar No.58b, RT.1/RW.6, Tj. Bar., Kota Jakarta Selatan</text:p>
          </table:table-cell>
          <table:table-cell office:value-type="float" office:value="-6.3067082" calcext:value-type="float">
            <text:p>-6.3067082</text:p>
          </table:table-cell>
          <table:table-cell office:value-type="float" office:value="106.844621" calcext:value-type="float">
            <text:p>106.8446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asi Goreng Kambing Bang Kumis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l. Otista Raya No.7, RT.1/RW.1, Kp. Melayu, Kota Jakarta Timur</text:p>
          </table:table-cell>
          <table:table-cell office:value-type="float" office:value="-6.2254765" calcext:value-type="float">
            <text:p>-6.2254765</text:p>
          </table:table-cell>
          <table:table-cell office:value-type="float" office:value="106.8670727" calcext:value-type="float">
            <text:p>106.8670727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string" calcext:value-type="string">
            <text:p>Nasi Goreng SEGER Mas Hendra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Kapung No.83, RT.6/RW.6, Srengseng, Kota Jakarta Barat</text:p>
          </table:table-cell>
          <table:table-cell office:value-type="float" office:value="-6.2078211" calcext:value-type="float">
            <text:p>-6.2078211</text:p>
          </table:table-cell>
          <table:table-cell office:value-type="float" office:value="106.7586637" calcext:value-type="float">
            <text:p>106.7586637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Nasi Goreng Mas Aryo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Panjang Kp. Baru, RT.7/RW.3, Sukabumi Sel., Kota Jakarta Barat</text:p>
          </table:table-cell>
          <table:table-cell office:value-type="float" office:value="-6.2199977" calcext:value-type="float">
            <text:p>-6.2199977</text:p>
          </table:table-cell>
          <table:table-cell office:value-type="float" office:value="106.7718245" calcext:value-type="float">
            <text:p>106.7718245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Nasi Goreng Mas Doni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Palem Raya No.10, Petukangan Utara, Kota Jakarta Selatan</text:p>
          </table:table-cell>
          <table:table-cell office:value-type="float" office:value="-6.227657" calcext:value-type="float">
            <text:p>-6.227657</text:p>
          </table:table-cell>
          <table:table-cell office:value-type="float" office:value="106.757455" calcext:value-type="float">
            <text:p>106.757455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Nasi Goreng Nampol Pondok Cabe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Pd. Cabe Raya No.22-95, Pd. Cabe Ilir, Kota Tangerang Selatan</text:p>
          </table:table-cell>
          <table:table-cell office:value-type="float" office:value="-6.3268176" calcext:value-type="float">
            <text:p>-6.3268176</text:p>
          </table:table-cell>
          <table:table-cell office:value-type="float" office:value="106.7666695" calcext:value-type="float">
            <text:p>106.7666695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Nasi Goreng Capcay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l. Masjid Darul Fallah No.7E, RT.13/RW.3, Petukangan Utara, Kota Jakarta Selatan</text:p>
          </table:table-cell>
          <table:table-cell office:value-type="float" office:value="-6.2330487" calcext:value-type="float">
            <text:p>-6.2330487</text:p>
          </table:table-cell>
          <table:table-cell office:value-type="float" office:value="106.7517089" calcext:value-type="float">
            <text:p>106.75170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si goreng bang alif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Mega Kuningan Bar. VII No.2, RT.5/RW.2, Kuningan, Kuningan Tim., Kota Jakarta Selatan</text:p>
          </table:table-cell>
          <table:table-cell office:value-type="float" office:value="-6.2280809" calcext:value-type="float">
            <text:p>-6.2280809</text:p>
          </table:table-cell>
          <table:table-cell office:value-type="float" office:value="106.8246134" calcext:value-type="float">
            <text:p>106.8246134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string" calcext:value-type="string">
            <text:p>Warkop Condong Raos-Nana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, Jl. Pancoran Barat IV No.22, RT.7/RW.1, Pancoran, South Jakarta City</text:p>
          </table:table-cell>
          <table:table-cell office:value-type="float" office:value="-6.2522141" calcext:value-type="float">
            <text:p>-6.2522141</text:p>
          </table:table-cell>
          <table:table-cell office:value-type="float" office:value="106.8392415" calcext:value-type="float">
            <text:p>106.8392415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string" calcext:value-type="string">
            <text:p>Nasi Goreng Kambing Berani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l. H Sulaeman No.15A, RT.4/RW.3, Klp. Dua, Kota Jakarta Barat</text:p>
          </table:table-cell>
          <table:table-cell office:value-type="float" office:value="-6.2046705" calcext:value-type="float">
            <text:p>-6.2046705</text:p>
          </table:table-cell>
          <table:table-cell office:value-type="float" office:value="106.7675455" calcext:value-type="float">
            <text:p>106.767545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asi Goreng Zaky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Aren II No.2, RW.1, Pd. Betung, Kota Tangerang Selatan</text:p>
          </table:table-cell>
          <table:table-cell office:value-type="float" office:value="-6.2552623" calcext:value-type="float">
            <text:p>-6.2552623</text:p>
          </table:table-cell>
          <table:table-cell office:value-type="float" office:value="106.7507242" calcext:value-type="float">
            <text:p>106.7507242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Warung Nasi Goreng Mas Parno</text:p>
          </table:table-cell>
          <table:table-cell office:value-type="float" office:value="4.9" calcext:value-type="float">
            <text:p>4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l. Rancho Indah No.21, RT.8/RW.2, Tj. Bar., Kota Jakarta Selatan</text:p>
          </table:table-cell>
          <table:table-cell office:value-type="float" office:value="-6.3098417" calcext:value-type="float">
            <text:p>-6.3098417</text:p>
          </table:table-cell>
          <table:table-cell office:value-type="float" office:value="106.8506633" calcext:value-type="float">
            <text:p>106.8506633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Kedai AHA Nasi Gila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Komp. Bappenas Siaga Raya, RT.1/RW.4, Pejaten Bar., Kota Jakarta Selatan</text:p>
          </table:table-cell>
          <table:table-cell office:value-type="float" office:value="-6.2740329" calcext:value-type="float">
            <text:p>-6.2740329</text:p>
          </table:table-cell>
          <table:table-cell office:value-type="float" office:value="106.8388743" calcext:value-type="float">
            <text:p>106.8388743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string" calcext:value-type="string">
            <text:p>Nasi Goreng Podomoro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Cinere Raya, Cinere, Kota Depok</text:p>
          </table:table-cell>
          <table:table-cell office:value-type="float" office:value="-6.3438148" calcext:value-type="float">
            <text:p>-6.3438148</text:p>
          </table:table-cell>
          <table:table-cell office:value-type="float" office:value="106.7785214" calcext:value-type="float">
            <text:p>106.7785214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string" calcext:value-type="string">
            <text:p>NGK (Nasi Goreng Kambing)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Pedurenan Mesjid Raya, RT.6/RW.7, Kuningan, Karet Kuningan, Kota Jakarta Selatan</text:p>
          </table:table-cell>
          <table:table-cell office:value-type="float" office:value="-6.2209743" calcext:value-type="float">
            <text:p>-6.2209743</text:p>
          </table:table-cell>
          <table:table-cell office:value-type="float" office:value="106.8296864" calcext:value-type="float">
            <text:p>106.8296864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string" calcext:value-type="string">
            <text:p>Nasi Goreng Boy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H. Shibi No.30, RT.6/RW.1, Srengseng Sawah, Kota Jakarta Selatan</text:p>
          </table:table-cell>
          <table:table-cell office:value-type="float" office:value="-6.351533" calcext:value-type="float">
            <text:p>-6.351533</text:p>
          </table:table-cell>
          <table:table-cell office:value-type="float" office:value="106.834442" calcext:value-type="float">
            <text:p>106.834442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string" calcext:value-type="string">
            <text:p>Nasi Goreng &amp; Mie Rebus Bang Khodir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Wadassari 2 No.68, Pd. Betung, Kota Tangerang Selatan</text:p>
          </table:table-cell>
          <table:table-cell office:value-type="float" office:value="-6.2635815" calcext:value-type="float">
            <text:p>-6.2635815</text:p>
          </table:table-cell>
          <table:table-cell office:value-type="float" office:value="106.7465282" calcext:value-type="float">
            <text:p>106.7465282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lan Warung Jati Timur No 19, Kelurahan Kalibata Kecamatan Pancoran, RT.2/RW.9, Kalibata, DKI Jakarta</text:p>
          </table:table-cell>
          <table:table-cell office:value-type="float" office:value="-6.264776" calcext:value-type="float">
            <text:p>-6.264776</text:p>
          </table:table-cell>
          <table:table-cell office:value-type="float" office:value="106.83289" calcext:value-type="float">
            <text:p>106.83289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Nasi Goreng 786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Oscar Raya No.45, Bambu Apus, Kota Tangerang Selatan</text:p>
          </table:table-cell>
          <table:table-cell office:value-type="float" office:value="-6.3294588" calcext:value-type="float">
            <text:p>-6.3294588</text:p>
          </table:table-cell>
          <table:table-cell office:value-type="float" office:value="106.7313546" calcext:value-type="float">
            <text:p>106.7313546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Nasi Goreng Soneta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Pedurenan Mesjid 4, RT.15/RW.4, Kuningan, Karet Kuningan, Kota Jakarta Selatan</text:p>
          </table:table-cell>
          <table:table-cell office:value-type="float" office:value="-6.2235803" calcext:value-type="float">
            <text:p>-6.2235803</text:p>
          </table:table-cell>
          <table:table-cell office:value-type="float" office:value="106.8294778" calcext:value-type="float">
            <text:p>106.8294778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Nasi Goreng Dani</text:p>
          </table:table-cell>
          <table:table-cell office:value-type="float" office:value="4.9" calcext:value-type="float">
            <text:p>4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l. H. Nipan No.8, Tugu, Kota Depok</text:p>
          </table:table-cell>
          <table:table-cell office:value-type="float" office:value="-6.3642641" calcext:value-type="float">
            <text:p>-6.3642641</text:p>
          </table:table-cell>
          <table:table-cell office:value-type="float" office:value="106.8576133" calcext:value-type="float">
            <text:p>106.8576133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Nasi Goreng Pak Cez</text:p>
          </table:table-cell>
          <table:table-cell office:value-type="float" office:value="4.9" calcext:value-type="float">
            <text:p>4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l. H. Shibi 2 No.13, RT.4/RW.2, Srengseng Sawah, Jakarta</text:p>
          </table:table-cell>
          <table:table-cell office:value-type="float" office:value="-6.3504727" calcext:value-type="float">
            <text:p>-6.3504727</text:p>
          </table:table-cell>
          <table:table-cell office:value-type="float" office:value="106.8365141" calcext:value-type="float">
            <text:p>106.8365141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Waroeng Kita</text:p>
          </table:table-cell>
          <table:table-cell office:value-type="float" office:value="3.9" calcext:value-type="float">
            <text:p>3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l. Jati Padang/Karang Poncol No.54, RT.10/RW.4, Cilandak Bar., Kota Jakarta Selatan</text:p>
          </table:table-cell>
          <table:table-cell office:value-type="float" office:value="-6.2941419" calcext:value-type="float">
            <text:p>-6.2941419</text:p>
          </table:table-cell>
          <table:table-cell office:value-type="float" office:value="106.784747" calcext:value-type="float">
            <text:p>106.7847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asi Goreng Ampera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Damai Raya No.88, RT.7/RW.2, Petukangan Sel., Kota Jakarta Selatan</text:p>
          </table:table-cell>
          <table:table-cell office:value-type="float" office:value="-6.2432587" calcext:value-type="float">
            <text:p>-6.2432587</text:p>
          </table:table-cell>
          <table:table-cell office:value-type="float" office:value="106.7519087" calcext:value-type="float">
            <text:p>106.751908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string" calcext:value-type="string">
            <text:p>Nasi Goreng Gila Mas Nuridin</text:p>
          </table:table-cell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l. Pd. Betung No.3, RT.1/RW.4, Pd. Betung, Kota Tangerang Selatan</text:p>
          </table:table-cell>
          <table:table-cell office:value-type="float" office:value="-6.2613279" calcext:value-type="float">
            <text:p>-6.2613279</text:p>
          </table:table-cell>
          <table:table-cell office:value-type="float" office:value="106.751492" calcext:value-type="float">
            <text:p>106.751492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Toge Goreng Khas Bogor</text:p>
          </table:table-cell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nangka, Depok City</text:p>
          </table:table-cell>
          <table:table-cell office:value-type="float" office:value="-6.3686681" calcext:value-type="float">
            <text:p>-6.3686681</text:p>
          </table:table-cell>
          <table:table-cell office:value-type="float" office:value="106.7593743" calcext:value-type="float">
            <text:p>106.7593743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Nasi Goreng Van Veliya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erah khusus ibu, Jl. Jagakarsa 1, RT.2/RW.7, Jagakarsa, Kota Jakarta Selatan</text:p>
          </table:table-cell>
          <table:table-cell office:value-type="float" office:value="-6.3271758" calcext:value-type="float">
            <text:p>-6.3271758</text:p>
          </table:table-cell>
          <table:table-cell office:value-type="float" office:value="106.8203698" calcext:value-type="float">
            <text:p>106.8203698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Nasi Goreng Topan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l. Bengrah No.14, RT.3/RW.10, Cijantung, Kota Jakarta Timur</text:p>
          </table:table-cell>
          <table:table-cell office:value-type="float" office:value="-6.3238703" calcext:value-type="float">
            <text:p>-6.3238703</text:p>
          </table:table-cell>
          <table:table-cell office:value-type="float" office:value="106.8638821" calcext:value-type="float">
            <text:p>106.8638821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Nasi Goreng MK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Gn. Raya, Cireundeu, Kota Tangerang Selatan</text:p>
          </table:table-cell>
          <table:table-cell office:value-type="float" office:value="-6.3102567" calcext:value-type="float">
            <text:p>-6.3102567</text:p>
          </table:table-cell>
          <table:table-cell office:value-type="float" office:value="106.7674448" calcext:value-type="float">
            <text:p>106.76744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asi Goreng Magelangan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nglima Polim St No.72, RT.2/RW.5, Pulo, South Jakarta City</text:p>
          </table:table-cell>
          <table:table-cell office:value-type="float" office:value="-6.2539301" calcext:value-type="float">
            <text:p>-6.2539301</text:p>
          </table:table-cell>
          <table:table-cell office:value-type="float" office:value="106.7971278" calcext:value-type="float">
            <text:p>106.7971278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Nasi Goreng Ayuni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Raya Kby. Lama No.6 A, RT.5/RW.10, Grogol Sel., Kota Jakarta Selatan</text:p>
          </table:table-cell>
          <table:table-cell office:value-type="float" office:value="-6.2267324" calcext:value-type="float">
            <text:p>-6.2267324</text:p>
          </table:table-cell>
          <table:table-cell office:value-type="float" office:value="106.7785142" calcext:value-type="float">
            <text:p>106.7785142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Nasgor Kang Udin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H. A. Mutholib No.93-125, Tugu, Kota Depok</text:p>
          </table:table-cell>
          <table:table-cell office:value-type="float" office:value="-6.3647106" calcext:value-type="float">
            <text:p>-6.3647106</text:p>
          </table:table-cell>
          <table:table-cell office:value-type="float" office:value="106.8515595" calcext:value-type="float">
            <text:p>106.8515595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l. Raya Condet, RT.8/RW.3, Batu Ampar, Kota Jakarta Timur</text:p>
          </table:table-cell>
          <table:table-cell office:value-type="float" office:value="-6.2842088" calcext:value-type="float">
            <text:p>-6.2842088</text:p>
          </table:table-cell>
          <table:table-cell office:value-type="float" office:value="106.8553806" calcext:value-type="float">
            <text:p>106.8553806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Nasi Goreng Khanza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l. H. Shibi No.41-42, RT.2/RW.2, Srengseng Sawah, Kota Jakarta Selatan</text:p>
          </table:table-cell>
          <table:table-cell office:value-type="float" office:value="-6.3495001" calcext:value-type="float">
            <text:p>-6.3495001</text:p>
          </table:table-cell>
          <table:table-cell office:value-type="float" office:value="106.8347428" calcext:value-type="float">
            <text:p>106.8347428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string" calcext:value-type="string">
            <text:p>Nasi Goreng Pondok Selera 69</text:p>
          </table:table-cell>
          <table:table-cell office:value-type="float" office:value="4.6" calcext:value-type="float">
            <text:p>4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l. Pepaya Raya No.1A, RT.3/RW.5, Jagakarsa, Kota Jakarta Selatan</text:p>
          </table:table-cell>
          <table:table-cell office:value-type="float" office:value="-6.3234667" calcext:value-type="float">
            <text:p>-6.3234667</text:p>
          </table:table-cell>
          <table:table-cell office:value-type="float" office:value="106.8196332" calcext:value-type="float">
            <text:p>106.8196332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Nasi Goreng Barokah Jangkung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Zeni Ad No.8, RW.2, Rawajati, Kota Jakarta Selatan</text:p>
          </table:table-cell>
          <table:table-cell office:value-type="float" office:value="-6.259678" calcext:value-type="float">
            <text:p>-6.259678</text:p>
          </table:table-cell>
          <table:table-cell office:value-type="float" office:value="106.8566" calcext:value-type="float">
            <text:p>106.8566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Nasi Goreng Special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l. Pondok Betung Raya No.200, Pd. Betung, Kota Tangerang Selatan</text:p>
          </table:table-cell>
          <table:table-cell office:value-type="float" office:value="-6.2603318" calcext:value-type="float">
            <text:p>-6.2603318</text:p>
          </table:table-cell>
          <table:table-cell office:value-type="float" office:value="106.7496989" calcext:value-type="float">
            <text:p>106.7496989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Nasi Goreng Kambing Virdan</text:p>
          </table:table-cell>
          <table:table-cell office:value-type="float" office:value="3.8" calcext:value-type="float">
            <text:p>3.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l. Salihara No.16-11, RT.14/RW.1, Ps. Minggu, Kota Jakarta Selatan</text:p>
          </table:table-cell>
          <table:table-cell office:value-type="float" office:value="-6.2830318" calcext:value-type="float">
            <text:p>-6.2830318</text:p>
          </table:table-cell>
          <table:table-cell office:value-type="float" office:value="106.8381756" calcext:value-type="float">
            <text:p>106.8381756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Gila Gila Nasi Gila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omplek Golden Plaza Fatmawati Blok A No. 14, RT.10/RW.6, South Gandaria, South Jakarta City</text:p>
          </table:table-cell>
          <table:table-cell office:value-type="float" office:value="-6.2763011" calcext:value-type="float">
            <text:p>-6.2763011</text:p>
          </table:table-cell>
          <table:table-cell office:value-type="float" office:value="106.797049" calcext:value-type="float">
            <text:p>106.79704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l. Bukit Duri Tanjakan No.87, RT.3/RW.9, Bukit Duri, Kota Jakarta Selatan</text:p>
          </table:table-cell>
          <table:table-cell office:value-type="float" office:value="-6.223798" calcext:value-type="float">
            <text:p>-6.223798</text:p>
          </table:table-cell>
          <table:table-cell office:value-type="float" office:value="106.8590385" calcext:value-type="float">
            <text:p>106.85903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asi goreng Ganang</text:p>
          </table:table-cell>
          <table:table-cell office:value-type="float" office:value="4.2" calcext:value-type="float">
            <text:p>4.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l. Sawo IV No.5, RT.8/RW.9, Manggarai Sel., Kota Jakarta Selatan</text:p>
          </table:table-cell>
          <table:table-cell office:value-type="float" office:value="-6.2176509" calcext:value-type="float">
            <text:p>-6.2176509</text:p>
          </table:table-cell>
          <table:table-cell office:value-type="float" office:value="106.8479218" calcext:value-type="float">
            <text:p>106.8479218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string" calcext:value-type="string">
            <text:p>Nasi Goreng Portugal</text:p>
          </table:table-cell>
          <table:table-cell office:value-type="float" office:value="4.2" calcext:value-type="float">
            <text:p>4.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s. Rebo, Kota TimurPasarrebo, Jl. Pertengahan Gg. Salam 6 No.18D, RT.10/RW.7, Cijantung, Kota Jakarta Timur</text:p>
          </table:table-cell>
          <table:table-cell office:value-type="float" office:value="-6.3206359" calcext:value-type="float">
            <text:p>-6.3206359</text:p>
          </table:table-cell>
          <table:table-cell office:value-type="float" office:value="106.8581194" calcext:value-type="float">
            <text:p>106.8581194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string" calcext:value-type="string">
            <text:p>Nasi Goreng Kali Kembang</text:p>
          </table:table-cell>
          <table:table-cell office:value-type="float" office:value="4.7" calcext:value-type="float">
            <text:p>4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Sadar Raya No.Raya, RT.2/RW.3, Ciganjur, Kota Jakarta Selatan</text:p>
          </table:table-cell>
          <table:table-cell office:value-type="float" office:value="-6.3377895" calcext:value-type="float">
            <text:p>-6.3377895</text:p>
          </table:table-cell>
          <table:table-cell office:value-type="float" office:value="106.8134772" calcext:value-type="float">
            <text:p>106.8134772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Nasi Goreng Andi Nyablak</text:p>
          </table:table-cell>
          <table:table-cell office:value-type="float" office:value="4.7" calcext:value-type="float">
            <text:p>4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Pejaten Barat II Jl. Kamboja No.1A, RT.4/RW.8, Pejaten Bar., Kota Jakarta Selatan</text:p>
          </table:table-cell>
          <table:table-cell office:value-type="float" office:value="-6.2713614" calcext:value-type="float">
            <text:p>-6.2713614</text:p>
          </table:table-cell>
          <table:table-cell office:value-type="float" office:value="106.825533" calcext:value-type="float">
            <text:p>106.825533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NASI GORENG REMPAH GANDARIA</text:p>
          </table:table-cell>
          <table:table-cell office:value-type="float" office:value="4.7" calcext:value-type="float">
            <text:p>4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Jatayu No.8, RT.8/RW.3, Kby. Lama Sel., Kota Jakarta Selatan</text:p>
          </table:table-cell>
          <table:table-cell office:value-type="float" office:value="-6.2484" calcext:value-type="float">
            <text:p>-6.2484</text:p>
          </table:table-cell>
          <table:table-cell office:value-type="float" office:value="106.787858" calcext:value-type="float">
            <text:p>106.787858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Nasi Goreng Kadung Demen</text:p>
          </table:table-cell>
          <table:table-cell office:value-type="float" office:value="4.1" calcext:value-type="float">
            <text:p>4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l. Bonjol, Pd. Karya, Kota Tangerang Selatan</text:p>
          </table:table-cell>
          <table:table-cell office:value-type="float" office:value="-6.2675285" calcext:value-type="float">
            <text:p>-6.2675285</text:p>
          </table:table-cell>
          <table:table-cell office:value-type="float" office:value="106.7390918" calcext:value-type="float">
            <text:p>106.7390918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string" calcext:value-type="string">
            <text:p>WARUNG MAKAN BANG JOEL Soto Betawi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H. Terin No.14F, Pangkalan Jati Baru, Kota Depok</text:p>
          </table:table-cell>
          <table:table-cell office:value-type="float" office:value="-6.3303828" calcext:value-type="float">
            <text:p>-6.3303828</text:p>
          </table:table-cell>
          <table:table-cell office:value-type="float" office:value="106.7979336" calcext:value-type="float">
            <text:p>106.79793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asi Goreng Gila Sm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lan Kemang Raya, Bangka, Mampang Prapatan, RT.12/RW.2, Bangka, Kota Jakarta Selatan</text:p>
          </table:table-cell>
          <table:table-cell office:value-type="float" office:value="-6.2612299" calcext:value-type="float">
            <text:p>-6.2612299</text:p>
          </table:table-cell>
          <table:table-cell office:value-type="float" office:value="106.815632" calcext:value-type="float">
            <text:p>106.81563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asi Goreng Ghiza Ajwa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H. Taif No.27, RT.14/RW.09, Kedaung, Kota Tangerang Selatan</text:p>
          </table:table-cell>
          <table:table-cell office:value-type="float" office:value="-6.3233116" calcext:value-type="float">
            <text:p>-6.3233116</text:p>
          </table:table-cell>
          <table:table-cell office:value-type="float" office:value="106.737466" calcext:value-type="float">
            <text:p>106.7374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soba Nasi Goreng</text:p>
          </table:table-cell>
          <table:table-cell office:value-type="float" office:value="4.9" calcext:value-type="float">
            <text:p>4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l. Duta 5 Blok A2 No.3, Tugu, Kota Depok</text:p>
          </table:table-cell>
          <table:table-cell office:value-type="float" office:value="-6.373073" calcext:value-type="float">
            <text:p>-6.373073</text:p>
          </table:table-cell>
          <table:table-cell office:value-type="float" office:value="106.858225" calcext:value-type="float">
            <text:p>106.858225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string" calcext:value-type="string">
            <text:p>Warung NASI GORENG 007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l. H. Saman No.129, Tugu, Kota Depok</text:p>
          </table:table-cell>
          <table:table-cell office:value-type="float" office:value="-6.3688482" calcext:value-type="float">
            <text:p>-6.3688482</text:p>
          </table:table-cell>
          <table:table-cell office:value-type="float" office:value="106.8516929" calcext:value-type="float">
            <text:p>106.8516929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NASI GORENG BANG ZENAL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l. Pendowo Gang Jl. H. Niin, RT.07/RW.09, Limo, Kota Depok</text:p>
          </table:table-cell>
          <table:table-cell office:value-type="float" office:value="-6.3665545" calcext:value-type="float">
            <text:p>-6.3665545</text:p>
          </table:table-cell>
          <table:table-cell office:value-type="float" office:value="106.7827598" calcext:value-type="float">
            <text:p>106.7827598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Nasigoreng padang birugo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Tabanas Raya No.7, Kedaung, Kota Tangerang Selatan</text:p>
          </table:table-cell>
          <table:table-cell office:value-type="float" office:value="-6.3104784" calcext:value-type="float">
            <text:p>-6.3104784</text:p>
          </table:table-cell>
          <table:table-cell office:value-type="float" office:value="106.7428147" calcext:value-type="float">
            <text:p>106.74281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asi Goreng Arteri cah Solo 3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l. Panjang Arteri Klp. Dua Raya No.6F, RT.1/RW.3, Klp. Dua, Kota Jakarta Barat</text:p>
          </table:table-cell>
          <table:table-cell office:value-type="float" office:value="-6.2025146" calcext:value-type="float">
            <text:p>-6.2025146</text:p>
          </table:table-cell>
          <table:table-cell office:value-type="float" office:value="106.7691803" calcext:value-type="float">
            <text:p>106.7691803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string" calcext:value-type="string">
            <text:p>Nasi Goreng Mas Tri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Cinere Raya, Cinere, Kota Depok</text:p>
          </table:table-cell>
          <table:table-cell office:value-type="float" office:value="-6.3449895" calcext:value-type="float">
            <text:p>-6.3449895</text:p>
          </table:table-cell>
          <table:table-cell office:value-type="float" office:value="106.7775852" calcext:value-type="float">
            <text:p>106.7775852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string" calcext:value-type="string">
            <text:p>Nasi Goreng Mas.Sumo</text:p>
          </table:table-cell>
          <table:table-cell office:value-type="float" office:value="4.6" calcext:value-type="float">
            <text:p>4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l. Taman Asri Blk. M Blok H6 No.18, RT.005/RW.012, Gaga, Kota Tangerang</text:p>
          </table:table-cell>
          <table:table-cell office:value-type="float" office:value="-6.235726" calcext:value-type="float">
            <text:p>-6.235726</text:p>
          </table:table-cell>
          <table:table-cell office:value-type="float" office:value="106.7309342" calcext:value-type="float">
            <text:p>106.730934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Pondok Selera Nasi Goreng Kawat</text:p>
          </table:table-cell>
          <table:table-cell office:value-type="float" office:value="4.6" calcext:value-type="float">
            <text:p>4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l. Jeruk Raya No.6, RT.11/RW.1, Jagakarsa, Kota Jakarta Selatan</text:p>
          </table:table-cell>
          <table:table-cell office:value-type="float" office:value="-6.3340161" calcext:value-type="float">
            <text:p>-6.3340161</text:p>
          </table:table-cell>
          <table:table-cell office:value-type="float" office:value="106.8280106" calcext:value-type="float">
            <text:p>106.8280106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nasi goreng mas bawon</text:p>
          </table:table-cell>
          <table:table-cell office:value-type="float" office:value="4.9" calcext:value-type="float">
            <text:p>4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Kramat Putal Senayan, RT.8/RW.1, Grogol Sel., Kota Jakarta Selatan</text:p>
          </table:table-cell>
          <table:table-cell office:value-type="float" office:value="-6.2348998" calcext:value-type="float">
            <text:p>-6.2348998</text:p>
          </table:table-cell>
          <table:table-cell office:value-type="float" office:value="106.7835736" calcext:value-type="float">
            <text:p>106.7835736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string" calcext:value-type="string">
            <text:p>Nasi Goreng bang Kirun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Pengadegan Utara No.11, RT.3/RW.8, Pengadegan, Kota Jakarta Selatan</text:p>
          </table:table-cell>
          <table:table-cell office:value-type="float" office:value="-6.247226" calcext:value-type="float">
            <text:p>-6.247226</text:p>
          </table:table-cell>
          <table:table-cell office:value-type="float" office:value="106.849436" calcext:value-type="float">
            <text:p>106.8494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asi Goreng Mercon</text:p>
          </table:table-cell>
          <table:table-cell office:value-type="float" office:value="3.9" calcext:value-type="float">
            <text:p>3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named Road, Pd. Cabe Ilir, Kota Tangerang Selatan</text:p>
          </table:table-cell>
          <table:table-cell office:value-type="float" office:value="-6.3413364" calcext:value-type="float">
            <text:p>-6.3413364</text:p>
          </table:table-cell>
          <table:table-cell office:value-type="float" office:value="106.7575212" calcext:value-type="float">
            <text:p>106.7575212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string" calcext:value-type="string">
            <text:p>Nasi goreng kusuma ragunan</text:p>
          </table:table-cell>
          <table:table-cell office:value-type="float" office:value="4.4" calcext:value-type="float">
            <text:p>4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l. musyawarah 1 no 61 rt 02/ rw01, RT.2/RW.1, Ragunan, Kota Jakarta Selatan</text:p>
          </table:table-cell>
          <table:table-cell office:value-type="float" office:value="-6.2923018" calcext:value-type="float">
            <text:p>-6.2923018</text:p>
          </table:table-cell>
          <table:table-cell office:value-type="float" office:value="106.8214499" calcext:value-type="float">
            <text:p>106.8214499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string" calcext:value-type="string">
            <text:p>nasi goreng mas ruddy</text:p>
          </table:table-cell>
          <table:table-cell office:value-type="float" office:value="4.7" calcext:value-type="float">
            <text:p>4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Delman Utama No.5, RT.13/RW.9, Kby. Lama Utara, Kota Jakarta Selatan</text:p>
          </table:table-cell>
          <table:table-cell office:value-type="float" office:value="-6.2451299" calcext:value-type="float">
            <text:p>-6.2451299</text:p>
          </table:table-cell>
          <table:table-cell office:value-type="float" office:value="106.7766629" calcext:value-type="float">
            <text:p>106.7766629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Jangkung Fried Rice</text:p>
          </table:table-cell>
          <table:table-cell office:value-type="float" office:value="4.7" calcext:value-type="float">
            <text:p>4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Amal No.3, RT.002/RW.006, Cipadu Jaya, Kota Tangerang</text:p>
          </table:table-cell>
          <table:table-cell office:value-type="float" office:value="-6.2462056" calcext:value-type="float">
            <text:p>-6.2462056</text:p>
          </table:table-cell>
          <table:table-cell office:value-type="float" office:value="106.74097" calcext:value-type="float">
            <text:p>106.74097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Nasi Goreng Kang Drajad</text:p>
          </table:table-cell>
          <table:table-cell office:value-type="float" office:value="4.3" calcext:value-type="float">
            <text:p>4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g. Pete, RT.4/RW.7, Srengseng Sawah, Kota Jakarta Selatan</text:p>
          </table:table-cell>
          <table:table-cell office:value-type="float" office:value="-6.3508605" calcext:value-type="float">
            <text:p>-6.3508605</text:p>
          </table:table-cell>
          <table:table-cell office:value-type="float" office:value="106.8197348" calcext:value-type="float">
            <text:p>106.8197348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Kedai NASGOR TOMBO KANGEN</text:p>
          </table:table-cell>
          <table:table-cell office:value-type="float" office:value="4.6" calcext:value-type="float">
            <text:p>4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nere, Depok City</text:p>
          </table:table-cell>
          <table:table-cell office:value-type="float" office:value="-6.3235267" calcext:value-type="float">
            <text:p>-6.3235267</text:p>
          </table:table-cell>
          <table:table-cell office:value-type="float" office:value="106.7843655" calcext:value-type="float">
            <text:p>106.784365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Puyuh Goreng Bang Olan</text:p>
          </table:table-cell>
          <table:table-cell office:value-type="float" office:value="4.6" calcext:value-type="float">
            <text:p>4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. Jajan Veteran 6, Jl. Veteran Raya No, RT.3/RW.11, 6, Bintaro, South Jakarta City</text:p>
          </table:table-cell>
          <table:table-cell office:value-type="float" office:value="-6.2749642" calcext:value-type="float">
            <text:p>-6.2749642</text:p>
          </table:table-cell>
          <table:table-cell office:value-type="float" office:value="106.7626636" calcext:value-type="float">
            <text:p>106.7626636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Nasi Goreng Nikmat</text:p>
          </table:table-cell>
          <table:table-cell office:value-type="float" office:value="4.6" calcext:value-type="float">
            <text:p>4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Raya Tengah No.6A, RT.7/RW.3, Batu Ampar, Kota Jakarta Timur</text:p>
          </table:table-cell>
          <table:table-cell office:value-type="float" office:value="-6.290658" calcext:value-type="float">
            <text:p>-6.290658</text:p>
          </table:table-cell>
          <table:table-cell office:value-type="float" office:value="106.8601395" calcext:value-type="float">
            <text:p>106.860139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Nasi Goreng Pak Dhe</text:p>
          </table:table-cell>
          <table:table-cell office:value-type="float" office:value="4.6" calcext:value-type="float">
            <text:p>4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Gelatik, Sawah Lama, Kota Tangerang Selatan</text:p>
          </table:table-cell>
          <table:table-cell office:value-type="float" office:value="-6.2944645" calcext:value-type="float">
            <text:p>-6.2944645</text:p>
          </table:table-cell>
          <table:table-cell office:value-type="float" office:value="106.7302623" calcext:value-type="float">
            <text:p>106.7302623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Nasi GOreng KANE</text:p>
          </table:table-cell>
          <table:table-cell office:value-type="float" office:value="3.9" calcext:value-type="float">
            <text:p>3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l. H. Tabri No.12, RT.13/RW.3, Batu Ampar, Kota Jakarta Timur</text:p>
          </table:table-cell>
          <table:table-cell office:value-type="float" office:value="-6.2826212" calcext:value-type="float">
            <text:p>-6.2826212</text:p>
          </table:table-cell>
          <table:table-cell office:value-type="float" office:value="106.8570668" calcext:value-type="float">
            <text:p>106.8570668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Nasgor Buid Sedap Malam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Pengadegan Timur Raya No.15, RT.5/RW.2, Pengadegan, Kota Jakarta Selatan</text:p>
          </table:table-cell>
          <table:table-cell office:value-type="float" office:value="-6.2482284" calcext:value-type="float">
            <text:p>-6.2482284</text:p>
          </table:table-cell>
          <table:table-cell office:value-type="float" office:value="106.8589501" calcext:value-type="float">
            <text:p>106.858950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Nasgor Botak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MKJ 3 No.30, RT.2/RW.5, Bintaro, Kota Jakarta Selatan</text:p>
          </table:table-cell>
          <table:table-cell office:value-type="float" office:value="-6.2837933" calcext:value-type="float">
            <text:p>-6.2837933</text:p>
          </table:table-cell>
          <table:table-cell office:value-type="float" office:value="106.7621867" calcext:value-type="float">
            <text:p>106.7621867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Nasi goreng pengkolan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Panglima Polim V No.30-26, RT.1/RW.7, Melawai, Kota Jakarta Selatan</text:p>
          </table:table-cell>
          <table:table-cell office:value-type="float" office:value="-6.250286" calcext:value-type="float">
            <text:p>-6.250286</text:p>
          </table:table-cell>
          <table:table-cell office:value-type="float" office:value="106.7981048" calcext:value-type="float">
            <text:p>106.7981048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Nasi Goreng Pak De Herry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Melawai Raya, RT.4/RW.6, Kramat Pela, Kota Jakarta Selatan</text:p>
          </table:table-cell>
          <table:table-cell office:value-type="float" office:value="-6.2456104" calcext:value-type="float">
            <text:p>-6.2456104</text:p>
          </table:table-cell>
          <table:table-cell office:value-type="float" office:value="106.7961652" calcext:value-type="float">
            <text:p>106.796165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Waroeng Kita Citywalk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tylofts Sudirman, Jl. K.H. Mas Mansyur No.121, RT.10/RW.11, Karet Tengsin, Kota Jakarta Pusat</text:p>
          </table:table-cell>
          <table:table-cell office:value-type="float" office:value="-6.2088278" calcext:value-type="float">
            <text:p>-6.2088278</text:p>
          </table:table-cell>
          <table:table-cell office:value-type="float" office:value="106.8182389" calcext:value-type="float">
            <text:p>106.8182389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Pecel Ayam Mas BEN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k Haji Radin, Jl. Ciledug Raya Blok Haji Radin No.5, RT.6/RW.3, North Petukangan, South Jakarta City</text:p>
          </table:table-cell>
          <table:table-cell office:value-type="float" office:value="-6.2348168" calcext:value-type="float">
            <text:p>-6.2348168</text:p>
          </table:table-cell>
          <table:table-cell office:value-type="float" office:value="106.7528442" calcext:value-type="float">
            <text:p>106.7528442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nasi goreng mutiara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sjid al_makmur, Jl. Prof. Lafran Pane No 11 samping, Jl. Lb., Tugu, Kota Depok</text:p>
          </table:table-cell>
          <table:table-cell office:value-type="float" office:value="-6.3559734" calcext:value-type="float">
            <text:p>-6.3559734</text:p>
          </table:table-cell>
          <table:table-cell office:value-type="float" office:value="106.8427679" calcext:value-type="float">
            <text:p>106.8427679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Nasi Goreng Banjar Negara Gilar Gilir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mo, Depok City</text:p>
          </table:table-cell>
          <table:table-cell office:value-type="float" office:value="-6.3564226" calcext:value-type="float">
            <text:p>-6.3564226</text:p>
          </table:table-cell>
          <table:table-cell office:value-type="float" office:value="106.7794818" calcext:value-type="float">
            <text:p>106.7794818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NASI GORENG MADRASAH Mang engkus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Madrasah 5, Pangkalan Jati, Kota Depok</text:p>
          </table:table-cell>
          <table:table-cell office:value-type="float" office:value="-6.3228934" calcext:value-type="float">
            <text:p>-6.3228934</text:p>
          </table:table-cell>
          <table:table-cell office:value-type="float" office:value="106.7917288" calcext:value-type="float">
            <text:p>106.7917288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Azis nasi goreng</text:p>
          </table:table-cell>
          <table:table-cell office:value-type="float" office:value="4.6" calcext:value-type="float">
            <text:p>4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Jagakarsa 1 No.24, RT.3/RW.2, Jagakarsa, Kota Jakarta Selatan</text:p>
          </table:table-cell>
          <table:table-cell office:value-type="float" office:value="-6.3313329" calcext:value-type="float">
            <text:p>-6.3313329</text:p>
          </table:table-cell>
          <table:table-cell office:value-type="float" office:value="106.8206943" calcext:value-type="float">
            <text:p>106.8206943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NASI GORENG GILA SPESIAL BANGKA 3</text:p>
          </table:table-cell>
          <table:table-cell office:value-type="float" office:value="4.6" calcext:value-type="float">
            <text:p>4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Bangka 3, RT.17/RW.2, Pela Mampang, Kota Jakarta Selatan</text:p>
          </table:table-cell>
          <table:table-cell office:value-type="float" office:value="-6.2459585" calcext:value-type="float">
            <text:p>-6.2459585</text:p>
          </table:table-cell>
          <table:table-cell office:value-type="float" office:value="106.8171824" calcext:value-type="float">
            <text:p>106.8171824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Warunk Mas Agoeng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Komando III No.18-19, RT.10/RW.3, Kuningan, Karet, Kota Jakarta Selatan</text:p>
          </table:table-cell>
          <table:table-cell office:value-type="float" office:value="-6.2158214" calcext:value-type="float">
            <text:p>-6.2158214</text:p>
          </table:table-cell>
          <table:table-cell office:value-type="float" office:value="106.8238758" calcext:value-type="float">
            <text:p>106.82387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., Jl. Damai Raya No.9A, RT.12/RW.5, Petukangan Sel., Kota Jakarta Selatan</text:p>
          </table:table-cell>
          <table:table-cell office:value-type="float" office:value="-6.2470698" calcext:value-type="float">
            <text:p>-6.2470698</text:p>
          </table:table-cell>
          <table:table-cell office:value-type="float" office:value="106.7519332" calcext:value-type="float">
            <text:p>106.75193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asi Goreng Kambing Kebon Sirih Sejak 1958 - Taman Kuliner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man kuliner-the spring, Jl. Otista Raya No.23, Ciputat, Kota Tangerang Selatan</text:p>
          </table:table-cell>
          <table:table-cell office:value-type="float" office:value="-6.3236657" calcext:value-type="float">
            <text:p>-6.3236657</text:p>
          </table:table-cell>
          <table:table-cell office:value-type="float" office:value="106.7447497" calcext:value-type="float">
            <text:p>106.7447497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Nasi Goreng Wong Jowo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Antena VI No.8, RT.8/RW.8, Gandaria Utara, Kota Jakarta Selatan</text:p>
          </table:table-cell>
          <table:table-cell office:value-type="float" office:value="-6.2516215" calcext:value-type="float">
            <text:p>-6.2516215</text:p>
          </table:table-cell>
          <table:table-cell office:value-type="float" office:value="106.7907795" calcext:value-type="float">
            <text:p>106.7907795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Nasi Goreng 245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H. Muchtar Raya No.78, RT.11/RW.11, Petukangan Utara, Kota Jakarta Selatan</text:p>
          </table:table-cell>
          <table:table-cell office:value-type="float" office:value="-6.2261205" calcext:value-type="float">
            <text:p>-6.2261205</text:p>
          </table:table-cell>
          <table:table-cell office:value-type="float" office:value="106.7402351" calcext:value-type="float">
            <text:p>106.7402351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Nasi Goreng Mr. Otoy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, RW.4, RT.4/RW.4, Kuningan, Karet Kuningan, South Jakarta City</text:p>
          </table:table-cell>
          <table:table-cell office:value-type="float" office:value="-6.2214212" calcext:value-type="float">
            <text:p>-6.2214212</text:p>
          </table:table-cell>
          <table:table-cell office:value-type="float" office:value="106.822543" calcext:value-type="float">
            <text:p>106.822543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Nasi Goreng Rindu Malam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ok, Jl. Bhakti Blok B No.3, Ciputat, South Tangerang City</text:p>
          </table:table-cell>
          <table:table-cell office:value-type="float" office:value="-6.308825" calcext:value-type="float">
            <text:p>-6.308825</text:p>
          </table:table-cell>
          <table:table-cell office:value-type="float" office:value="106.7453138" calcext:value-type="float">
            <text:p>106.7453138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Nasi Goreng Siang Malam Bang Dumeh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l. Bhakti, RT.8/RW.1, Bintaro, Kota Jakarta Selatan</text:p>
          </table:table-cell>
          <table:table-cell office:value-type="float" office:value="-6.261051" calcext:value-type="float">
            <text:p>-6.261051</text:p>
          </table:table-cell>
          <table:table-cell office:value-type="float" office:value="106.7671091" calcext:value-type="float">
            <text:p>106.7671091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Nasi Goreng / Mie Oreg Pakdhe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lan Kalimangso No. 21-22, Jurang Mangu Timur, Pondok Aren, Jurang Manggu Tim., Kota Tangerang Selatan</text:p>
          </table:table-cell>
          <table:table-cell office:value-type="float" office:value="-6.2650226" calcext:value-type="float">
            <text:p>-6.2650226</text:p>
          </table:table-cell>
          <table:table-cell office:value-type="float" office:value="106.7344673" calcext:value-type="float">
            <text:p>106.734467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Nasi Goreng Sudi Mampir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Aria Putra No.105, Kedaung, Kota Tangerang Selatan</text:p>
          </table:table-cell>
          <table:table-cell office:value-type="float" office:value="-6.3165309" calcext:value-type="float">
            <text:p>-6.3165309</text:p>
          </table:table-cell>
          <table:table-cell office:value-type="float" office:value="106.7423701" calcext:value-type="float">
            <text:p>106.742370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"NASI GORENG LINTANG JAYA"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H. Soleh I No.9, RT.7/RW.3, South Sukabumi, West Jakarta City</text:p>
          </table:table-cell>
          <table:table-cell office:value-type="float" office:value="-6.2199721" calcext:value-type="float">
            <text:p>-6.2199721</text:p>
          </table:table-cell>
          <table:table-cell office:value-type="float" office:value="106.7729473" calcext:value-type="float">
            <text:p>106.772947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NASI GORENG pontang-panting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Nusa Jaya, Pd. Ranji, Kota Tangerang Selatan</text:p>
          </table:table-cell>
          <table:table-cell office:value-type="float" office:value="-6.2751194" calcext:value-type="float">
            <text:p>-6.2751194</text:p>
          </table:table-cell>
          <table:table-cell office:value-type="float" office:value="106.7403263" calcext:value-type="float">
            <text:p>106.7403263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Nasi goreng WARSO "madep ngarep"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Talas ‚Ö§, Cipayung, Kota Tangerang Selatan</text:p>
          </table:table-cell>
          <table:table-cell office:value-type="float" office:value="-6.3335872" calcext:value-type="float">
            <text:p>-6.3335872</text:p>
          </table:table-cell>
          <table:table-cell office:value-type="float" office:value="106.7574797" calcext:value-type="float">
            <text:p>106.7574797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Nasi Goreng Mas Rizal, beji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Serdang Raya, RT.07/RW.04, Beji Tim., Kota Depok</text:p>
          </table:table-cell>
          <table:table-cell office:value-type="float" office:value="-6.3737415" calcext:value-type="float">
            <text:p>-6.3737415</text:p>
          </table:table-cell>
          <table:table-cell office:value-type="float" office:value="106.8199336" calcext:value-type="float">
            <text:p>106.819933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Nasi Goreng Berhias BAGUS 93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.Jl. H. Ilyas,no 8.(Depan hotel swiss belinn, RT.9/RW.7, Lb. Bulus, Kota Jakarta Selatan</text:p>
          </table:table-cell>
          <table:table-cell office:value-type="float" office:value="-6.2898323" calcext:value-type="float">
            <text:p>-6.2898323</text:p>
          </table:table-cell>
          <table:table-cell office:value-type="float" office:value="106.7788435" calcext:value-type="float">
            <text:p>106.7788435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Nasi Goreng Kwao Ortega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Panjang Kp. Baru, RT.10/RW.4, Sukabumi Sel., Kota Jakarta Barat</text:p>
          </table:table-cell>
          <table:table-cell office:value-type="float" office:value="-6.2247586" calcext:value-type="float">
            <text:p>-6.2247586</text:p>
          </table:table-cell>
          <table:table-cell office:value-type="float" office:value="106.7715774" calcext:value-type="float">
            <text:p>106.7715774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NASI GORENG MAMA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lan Menteng Wadas Timur II Rt 07 Rw 01 # 14 Pasar Manggis Setiabudi, Jakarta Selatan, RT.8/RW.1, Ps. Manggis, Kota Jakarta Selatan</text:p>
          </table:table-cell>
          <table:table-cell office:value-type="float" office:value="-6.211435" calcext:value-type="float">
            <text:p>-6.211435</text:p>
          </table:table-cell>
          <table:table-cell office:value-type="float" office:value="106.842335" calcext:value-type="float">
            <text:p>106.842335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Nasi Goreng Mas Toro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Aria Putra No.58, Kedaung, Kota Tangerang Selatan</text:p>
          </table:table-cell>
          <table:table-cell office:value-type="float" office:value="-6.3164075" calcext:value-type="float">
            <text:p>-6.3164075</text:p>
          </table:table-cell>
          <table:table-cell office:value-type="float" office:value="106.7410315" calcext:value-type="float">
            <text:p>106.7410315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Nasi Goreng MAS KOREK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Raya Inpres No.18, RT.3/RW.3, Kp. Tengah, Kota Jakarta Timur</text:p>
          </table:table-cell>
          <table:table-cell office:value-type="float" office:value="-6.2863572" calcext:value-type="float">
            <text:p>-6.2863572</text:p>
          </table:table-cell>
          <table:table-cell office:value-type="float" office:value="106.8640438" calcext:value-type="float">
            <text:p>106.8640438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NASI GORENG BALIK MANING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Manggis No.RT 001, RT.1/RW.4, KAMPUNG KANDANG, Kota Jakarta Selatan</text:p>
          </table:table-cell>
          <table:table-cell office:value-type="float" office:value="-6.3250441" calcext:value-type="float">
            <text:p>-6.3250441</text:p>
          </table:table-cell>
          <table:table-cell office:value-type="float" office:value="106.8106176" calcext:value-type="float">
            <text:p>106.8106176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NASGOR Kanjeng AdLy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lan Talas I No. A9 Kelurahan, Pd. Cabe Ilir, Kota Tangerang Selatan</text:p>
          </table:table-cell>
          <table:table-cell office:value-type="float" office:value="-6.3255996" calcext:value-type="float">
            <text:p>-6.3255996</text:p>
          </table:table-cell>
          <table:table-cell office:value-type="float" office:value="106.7591802" calcext:value-type="float">
            <text:p>106.7591802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Nasi Goreng Mas Bejo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Otista Raya No.43, RT.11/RW.12, Kp. Melayu, Kota Jakarta Timur</text:p>
          </table:table-cell>
          <table:table-cell office:value-type="float" office:value="-6.2429218" calcext:value-type="float">
            <text:p>-6.2429218</text:p>
          </table:table-cell>
          <table:table-cell office:value-type="float" office:value="106.8687773" calcext:value-type="float">
            <text:p>106.8687773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Nasi Goreng Gila bahari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Bukit Duri Selatan No.6E, RW.3, Bukit Duri, Kota Jakarta Selatan</text:p>
          </table:table-cell>
          <table:table-cell office:value-type="float" office:value="-6.219713" calcext:value-type="float">
            <text:p>-6.219713</text:p>
          </table:table-cell>
          <table:table-cell office:value-type="float" office:value="106.85302" calcext:value-type="float">
            <text:p>106.85302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NASI GORENG SACO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. Borobudur No.95C, RT.13/RW.8, Ragunan, Kota Jakarta Selatan</text:p>
          </table:table-cell>
          <table:table-cell office:value-type="float" office:value="-6.3054308" calcext:value-type="float">
            <text:p>-6.3054308</text:p>
          </table:table-cell>
          <table:table-cell office:value-type="float" office:value="106.8191363" calcext:value-type="float">
            <text:p>106.8191363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Nasi goreng edan bang alex uhamk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Limau III No.3-13, RT.3/RW.3, Kramat Pela, Kota Jakarta Selatan</text:p>
          </table:table-cell>
          <table:table-cell office:value-type="float" office:value="-6.2478317" calcext:value-type="float">
            <text:p>-6.2478317</text:p>
          </table:table-cell>
          <table:table-cell office:value-type="float" office:value="106.7915205" calcext:value-type="float">
            <text:p>106.79152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asi Goreng Gila Agus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H. Amat I No.30, Kukusan, Kota Depok</text:p>
          </table:table-cell>
          <table:table-cell office:value-type="float" office:value="-6.3623974" calcext:value-type="float">
            <text:p>-6.3623974</text:p>
          </table:table-cell>
          <table:table-cell office:value-type="float" office:value="106.8197116" calcext:value-type="float">
            <text:p>106.8197116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Nasi Goreng Rempah Mafia Plaza Sudirman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l. Jendral Sudirman Kav 54-55 FoodCourt Menara Mandiri Basement Floor No 10, RT.5/RW.3, Senayan, Kota Jakarta Selatan</text:p>
          </table:table-cell>
          <table:table-cell office:value-type="float" office:value="-6.2242117" calcext:value-type="float">
            <text:p>-6.2242117</text:p>
          </table:table-cell>
          <table:table-cell office:value-type="float" office:value="106.8079535" calcext:value-type="float">
            <text:p>106.80795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asi Goreng Pak Doi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Markisa No.6, RT.1/RW.15, Cinere, Kota Depok</text:p>
          </table:table-cell>
          <table:table-cell office:value-type="float" office:value="-6.34237" calcext:value-type="float">
            <text:p>-6.34237</text:p>
          </table:table-cell>
          <table:table-cell office:value-type="float" office:value="106.7794138" calcext:value-type="float">
            <text:p>106.7794138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nasi goreng mat angin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Pancoran Barat VII No.32-34, RT.14/RW.1, Pancoran, Kota Jakarta Selatan</text:p>
          </table:table-cell>
          <table:table-cell office:value-type="float" office:value="-6.251862" calcext:value-type="float">
            <text:p>-6.251862</text:p>
          </table:table-cell>
          <table:table-cell office:value-type="float" office:value="106.83685" calcext:value-type="float">
            <text:p>106.83685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Nasi Goreng Mas Ari</text:p>
          </table:table-cell>
          <table:table-cell office:value-type="float" office:value="3.7" calcext:value-type="float">
            <text:p>3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l. Cidodol Raya No.17, RT.3/RW.11, Grogol Sel., Kota Jakarta Selatan</text:p>
          </table:table-cell>
          <table:table-cell office:value-type="float" office:value="-6.2295555" calcext:value-type="float">
            <text:p>-6.2295555</text:p>
          </table:table-cell>
          <table:table-cell office:value-type="float" office:value="106.7770595" calcext:value-type="float">
            <text:p>106.777059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Nasi Goreng Pet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Minangkabau Barat No.29A, Ps. Manggis, Kota Jakarta Selatan</text:p>
          </table:table-cell>
          <table:table-cell office:value-type="float" office:value="-6.212391" calcext:value-type="float">
            <text:p>-6.212391</text:p>
          </table:table-cell>
          <table:table-cell office:value-type="float" office:value="106.8445546" calcext:value-type="float">
            <text:p>106.84455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asi Goreng Mas Bej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Srengseng Sawah No.3, RT.7/RW.6, Srengseng Sawah, Kota Jakarta Selatan</text:p>
          </table:table-cell>
          <table:table-cell office:value-type="float" office:value="-6.3464474" calcext:value-type="float">
            <text:p>-6.3464474</text:p>
          </table:table-cell>
          <table:table-cell office:value-type="float" office:value="106.8252031" calcext:value-type="float">
            <text:p>106.82520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asi Goreng JACK</text:p>
          </table:table-cell>
          <table:table-cell office:value-type="float" office:value="4.8" calcext:value-type="float">
            <text:p>4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Pasir Gunung, Depok City</text:p>
          </table:table-cell>
          <table:table-cell office:value-type="float" office:value="-6.3465537" calcext:value-type="float">
            <text:p>-6.3465537</text:p>
          </table:table-cell>
          <table:table-cell office:value-type="float" office:value="106.8409427" calcext:value-type="float">
            <text:p>106.84094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ASI GORENG DHENOK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T.3/RW.4, Cijantung, East Jakarta City</text:p>
          </table:table-cell>
          <table:table-cell office:value-type="float" office:value="-6.314933" calcext:value-type="float">
            <text:p>-6.314933</text:p>
          </table:table-cell>
          <table:table-cell office:value-type="float" office:value="106.8628479" calcext:value-type="float">
            <text:p>106.86284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asi Goreng Denok Erik 99</text:p>
          </table:table-cell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T.2/RW.4, Gedong, East Jakarta City</text:p>
          </table:table-cell>
          <table:table-cell office:value-type="float" office:value="-6.3110587" calcext:value-type="float">
            <text:p>-6.3110587</text:p>
          </table:table-cell>
          <table:table-cell office:value-type="float" office:value="106.8624127" calcext:value-type="float">
            <text:p>106.8624127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Nasi Goreng 351 Bang Roni</text:p>
          </table:table-cell>
          <table:table-cell office:value-type="float" office:value="4.2" calcext:value-type="float">
            <text:p>4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Gn. Raya, Cireundeu, Kota Tangerang Selatan</text:p>
          </table:table-cell>
          <table:table-cell office:value-type="float" office:value="-6.3109017" calcext:value-type="float">
            <text:p>-6.3109017</text:p>
          </table:table-cell>
          <table:table-cell office:value-type="float" office:value="106.7679486" calcext:value-type="float">
            <text:p>106.7679486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Nasi Goreng Lembah Tidar Magelang</text:p>
          </table:table-cell>
          <table:table-cell office:value-type="float" office:value="4.6" calcext:value-type="float">
            <text:p>4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Ciputat Raya, RT.1/RW.12, Kby. Lama Utara, Kota Jakarta Selatan</text:p>
          </table:table-cell>
          <table:table-cell office:value-type="float" office:value="-6.2705153" calcext:value-type="float">
            <text:p>-6.2705153</text:p>
          </table:table-cell>
          <table:table-cell office:value-type="float" office:value="106.7752483" calcext:value-type="float">
            <text:p>106.77524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asi Goreng Dhenok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l. Otto Iskandardinata No.8, RT.1/RW.1, Kp. Melayu, Kota Jakarta Timur</text:p>
          </table:table-cell>
          <table:table-cell office:value-type="float" office:value="-6.2257612" calcext:value-type="float">
            <text:p>-6.2257612</text:p>
          </table:table-cell>
          <table:table-cell office:value-type="float" office:value="106.8668038" calcext:value-type="float">
            <text:p>106.8668038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Nasi Goreng Oi Bang Ucu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Raya Condet No.42, RT.2/RW.3, Balekambang, Kota Jakarta Timur</text:p>
          </table:table-cell>
          <table:table-cell office:value-type="float" office:value="-6.2859781" calcext:value-type="float">
            <text:p>-6.2859781</text:p>
          </table:table-cell>
          <table:table-cell office:value-type="float" office:value="106.8553508" calcext:value-type="float">
            <text:p>106.85535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asi Goreng Karyo/Japet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H. Muin No.1, RT.4/RW.6, Cijantung, Kota Jakarta Timur</text:p>
          </table:table-cell>
          <table:table-cell office:value-type="float" office:value="-6.3221933" calcext:value-type="float">
            <text:p>-6.3221933</text:p>
          </table:table-cell>
          <table:table-cell office:value-type="float" office:value="106.8630936" calcext:value-type="float">
            <text:p>106.86309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arkop Puma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Juragan Sinda II No.27-40, Kukusan, Kota Depok</text:p>
          </table:table-cell>
          <table:table-cell office:value-type="float" office:value="-6.3590496" calcext:value-type="float">
            <text:p>-6.3590496</text:p>
          </table:table-cell>
          <table:table-cell office:value-type="float" office:value="106.8221742" calcext:value-type="float">
            <text:p>106.82217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asi Goreng Pak Andri Radio Dalam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Kri Harimau No.20, RT.1/RW.9, Gandaria Utara, Kota Jakarta Selatan</text:p>
          </table:table-cell>
          <table:table-cell office:value-type="float" office:value="-6.2533869" calcext:value-type="float">
            <text:p>-6.2533869</text:p>
          </table:table-cell>
          <table:table-cell office:value-type="float" office:value="106.7912517" calcext:value-type="float">
            <text:p>106.79125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asi Goreng Kuncung 57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uyung, Depok City</text:p>
          </table:table-cell>
          <table:table-cell office:value-type="float" office:value="-6.3729734" calcext:value-type="float">
            <text:p>-6.3729734</text:p>
          </table:table-cell>
          <table:table-cell office:value-type="float" office:value="106.7723767" calcext:value-type="float">
            <text:p>106.77237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asi Goreng 87 Kang EDDY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Cinere Raya No.66-74, Cinere, Kota Depok</text:p>
          </table:table-cell>
          <table:table-cell office:value-type="float" office:value="-6.333917" calcext:value-type="float">
            <text:p>-6.333917</text:p>
          </table:table-cell>
          <table:table-cell office:value-type="float" office:value="106.782708" calcext:value-type="float">
            <text:p>106.7827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asi Goreng Samping Warung</text:p>
          </table:table-cell>
          <table:table-cell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H. Ipin, RT.11/RW.1, Pd. Labu, Kota Jakarta Selatan</text:p>
          </table:table-cell>
          <table:table-cell office:value-type="float" office:value="-6.3100973" calcext:value-type="float">
            <text:p>-6.3100973</text:p>
          </table:table-cell>
          <table:table-cell office:value-type="float" office:value="106.7900306" calcext:value-type="float">
            <text:p>106.7900306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Nasi Goreng Cah Brebes</text:p>
          </table:table-cell>
          <table:table-cell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Mahoni Kesehatan No.17, RT.4/RW.4, Gedong, Kota Jakarta Timur</text:p>
          </table:table-cell>
          <table:table-cell office:value-type="float" office:value="-6.3092445" calcext:value-type="float">
            <text:p>-6.3092445</text:p>
          </table:table-cell>
          <table:table-cell office:value-type="float" office:value="106.8592072" calcext:value-type="float">
            <text:p>106.8592072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Nasi Goreng Portal Taman Asri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., Jl. Taman Asri Blk. M No.85, RT.003/RW.002, Larangan Utara, Kota Tangerang</text:p>
          </table:table-cell>
          <table:table-cell office:value-type="float" office:value="-6.2347668" calcext:value-type="float">
            <text:p>-6.2347668</text:p>
          </table:table-cell>
          <table:table-cell office:value-type="float" office:value="106.7301289" calcext:value-type="float">
            <text:p>106.73012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si Goreng Karomah X Bandara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g. H. Piih No.2, RT.2/RW.6, Cipete Sel., Kota Jakarta Selatan</text:p>
          </table:table-cell>
          <table:table-cell office:value-type="float" office:value="-6.2748771" calcext:value-type="float">
            <text:p>-6.2748771</text:p>
          </table:table-cell>
          <table:table-cell office:value-type="float" office:value="106.8090696" calcext:value-type="float">
            <text:p>106.80906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si Goreng Mas Alimu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Pancoran Bar. XID No.23, RT.6/RW.3, Pancoran, Kota Jakarta Selatan</text:p>
          </table:table-cell>
          <table:table-cell office:value-type="float" office:value="-6.2441007" calcext:value-type="float">
            <text:p>-6.2441007</text:p>
          </table:table-cell>
          <table:table-cell office:value-type="float" office:value="106.8364941" calcext:value-type="float">
            <text:p>106.83649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Warung Nasi Goreng Lesehan Solo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ndok Betung, South Tangerang City</text:p>
          </table:table-cell>
          <table:table-cell office:value-type="float" office:value="-6.2675122" calcext:value-type="float">
            <text:p>-6.2675122</text:p>
          </table:table-cell>
          <table:table-cell office:value-type="float" office:value="106.7460917" calcext:value-type="float">
            <text:p>106.74609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si goreng kang udin cirebon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RS. Fatmawati Raya No.222E, RT.5/RW.10, Pd. Labu, Kota Jakarta Selatan</text:p>
          </table:table-cell>
          <table:table-cell office:value-type="float" office:value="-6.3077569" calcext:value-type="float">
            <text:p>-6.3077569</text:p>
          </table:table-cell>
          <table:table-cell office:value-type="float" office:value="106.7930407" calcext:value-type="float">
            <text:p>106.79304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si Goreng Tombo Ati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Melati I No.1, Gandul, Kota Depok</text:p>
          </table:table-cell>
          <table:table-cell office:value-type="float" office:value="-6.341526" calcext:value-type="float">
            <text:p>-6.341526</text:p>
          </table:table-cell>
          <table:table-cell office:value-type="float" office:value="106.794295" calcext:value-type="float">
            <text:p>106.7942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ang Irin Fried Rice Shop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Pengadegan Utara, RT.11/RW.6, Pengadegan, Kota Jakarta Selatan</text:p>
          </table:table-cell>
          <table:table-cell office:value-type="float" office:value="-6.2469312" calcext:value-type="float">
            <text:p>-6.2469312</text:p>
          </table:table-cell>
          <table:table-cell office:value-type="float" office:value="106.8500514" calcext:value-type="float">
            <text:p>106.8500514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Nasi Goreng Tetep Segar Pak De Mamat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Raya Pasar Minggu No.43, RT.6/RW.7, Ps. Minggu, Kota Jakarta Selatan</text:p>
          </table:table-cell>
          <table:table-cell office:value-type="float" office:value="-6.2822972" calcext:value-type="float">
            <text:p>-6.2822972</text:p>
          </table:table-cell>
          <table:table-cell office:value-type="float" office:value="106.8445142" calcext:value-type="float">
            <text:p>106.8445142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susu jahe merah mas agung ( RGM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H. Daud, RT.2/RW.3, Sukabumi Sel., Kota Jakarta Barat</text:p>
          </table:table-cell>
          <table:table-cell office:value-type="float" office:value="-6.2237905" calcext:value-type="float">
            <text:p>-6.2237905</text:p>
          </table:table-cell>
          <table:table-cell office:value-type="float" office:value="106.7731067" calcext:value-type="float">
            <text:p>106.7731067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Nasi Goreng Sumawe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Kyai H. Syahdan No.16A, RT.7/RW.12, Palmerah, Kota Jakarta Barat</text:p>
          </table:table-cell>
          <table:table-cell office:value-type="float" office:value="-6.2008158" calcext:value-type="float">
            <text:p>-6.2008158</text:p>
          </table:table-cell>
          <table:table-cell office:value-type="float" office:value="106.7844425" calcext:value-type="float">
            <text:p>106.7844425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Nasi Goreng Mas Gondrong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g. Bandrong, RT.12/RW.11, Kalisari, Kota Jakarta Timur</text:p>
          </table:table-cell>
          <table:table-cell office:value-type="float" office:value="-6.3372957" calcext:value-type="float">
            <text:p>-6.3372957</text:p>
          </table:table-cell>
          <table:table-cell office:value-type="float" office:value="106.8536476" calcext:value-type="float">
            <text:p>106.8536476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Nasi Goreng Selera Rakyat 2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Duren Tiga Selatan No.34, RT.8/RW.2, Duren Tiga, Kota Jakarta Selatan</text:p>
          </table:table-cell>
          <table:table-cell office:value-type="float" office:value="-6.2588163" calcext:value-type="float">
            <text:p>-6.2588163</text:p>
          </table:table-cell>
          <table:table-cell office:value-type="float" office:value="106.8380271" calcext:value-type="float">
            <text:p>106.8380271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Nasi Goreng Mas Dul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Tekukur, Rengas, Kota Tangerang Selatan</text:p>
          </table:table-cell>
          <table:table-cell office:value-type="float" office:value="-6.2814984" calcext:value-type="float">
            <text:p>-6.2814984</text:p>
          </table:table-cell>
          <table:table-cell office:value-type="float" office:value="106.7537259" calcext:value-type="float">
            <text:p>106.7537259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Nasi Goreng Dukhri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man Jajan Tanjung Barat Indah, RT.3/RW.2, West Tanjung, South Jakarta City</text:p>
          </table:table-cell>
          <table:table-cell office:value-type="float" office:value="-6.3048793" calcext:value-type="float">
            <text:p>-6.3048793</text:p>
          </table:table-cell>
          <table:table-cell office:value-type="float" office:value="106.8474434" calcext:value-type="float">
            <text:p>106.8474434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Nasi Goreng Gila Pak Prio</text:p>
          </table:table-cell>
          <table:table-cell office:value-type="float" office:value="3.9" calcext:value-type="float">
            <text:p>3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lan H. Muchtar, Kreo, Larangan, Kreo, Kota Tangerang</text:p>
          </table:table-cell>
          <table:table-cell office:value-type="float" office:value="-6.2254585" calcext:value-type="float">
            <text:p>-6.2254585</text:p>
          </table:table-cell>
          <table:table-cell office:value-type="float" office:value="106.7378489" calcext:value-type="float">
            <text:p>106.7378489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Nasgor Bagrig</text:p>
          </table:table-cell>
          <table:table-cell office:value-type="float" office:value="3.9" calcext:value-type="float">
            <text:p>3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Jambu II No.34, RT.7/RW.2, Cipedak, Kota Jakarta Selatan</text:p>
          </table:table-cell>
          <table:table-cell office:value-type="float" office:value="-6.359532" calcext:value-type="float">
            <text:p>-6.359532</text:p>
          </table:table-cell>
          <table:table-cell office:value-type="float" office:value="106.8030803" calcext:value-type="float">
            <text:p>106.8030803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Nasi Goreng Mbah Jarot</text:p>
          </table:table-cell>
          <table:table-cell office:value-type="float" office:value="3.9" calcext:value-type="float">
            <text:p>3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l. Batu Ampar 1 No.5, RT.4/RW.4, Batu Ampar, Kota Jakarta Timur</text:p>
          </table:table-cell>
          <table:table-cell office:value-type="float" office:value="-6.2727862" calcext:value-type="float">
            <text:p>-6.2727862</text:p>
          </table:table-cell>
          <table:table-cell office:value-type="float" office:value="106.8600132" calcext:value-type="float">
            <text:p>106.8600132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Nasi Goreng Anek Racik Menteng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Menteng Sukabumi Gg. 2, RT.10/RW.3, Menteng, Kota Jakarta Pusat</text:p>
          </table:table-cell>
          <table:table-cell office:value-type="float" office:value="-6.2060685" calcext:value-type="float">
            <text:p>-6.2060685</text:p>
          </table:table-cell>
          <table:table-cell office:value-type="float" office:value="106.8419844" calcext:value-type="float">
            <text:p>106.8419844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Nasi Goreng Bang Ipan 96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Pinang Raya No.RT 01/014, Pamulang Tim., Kota Tangerang Selatan</text:p>
          </table:table-cell>
          <table:table-cell office:value-type="float" office:value="-6.3576204" calcext:value-type="float">
            <text:p>-6.3576204</text:p>
          </table:table-cell>
          <table:table-cell office:value-type="float" office:value="106.7382114" calcext:value-type="float">
            <text:p>106.7382114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Warung Nasi Goreng Kemang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, Jl. Kemang Utara No.5C, RW.1, Bangka, Jakarta</text:p>
          </table:table-cell>
          <table:table-cell office:value-type="float" office:value="-6.2573091" calcext:value-type="float">
            <text:p>-6.2573091</text:p>
          </table:table-cell>
          <table:table-cell office:value-type="float" office:value="106.8162274" calcext:value-type="float">
            <text:p>106.8162274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Nasi Goreng Parjo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Srengseng Sawah No.27, RT.6/RW.6, Srengseng Sawah, Kota Jakarta Selatan</text:p>
          </table:table-cell>
          <table:table-cell office:value-type="float" office:value="-6.3457899" calcext:value-type="float">
            <text:p>-6.3457899</text:p>
          </table:table-cell>
          <table:table-cell office:value-type="float" office:value="106.8260249" calcext:value-type="float">
            <text:p>106.8260249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Nasi Goreng Padang Betra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Yusuf No.9, RT.4/RW.11, North Sukabumi, West Jakarta City</text:p>
          </table:table-cell>
          <table:table-cell office:value-type="float" office:value="-6.2072526" calcext:value-type="float">
            <text:p>-6.2072526</text:p>
          </table:table-cell>
          <table:table-cell office:value-type="float" office:value="106.7799253" calcext:value-type="float">
            <text:p>106.7799253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Warung Nasi Goreng PodoMoro Mas Slamet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Tj. Bar. Lama No.129, RT.8/RW.4, Tj. Bar., Kota Jakarta Selatan</text:p>
          </table:table-cell>
          <table:table-cell office:value-type="float" office:value="-6.3014955" calcext:value-type="float">
            <text:p>-6.3014955</text:p>
          </table:table-cell>
          <table:table-cell office:value-type="float" office:value="106.8411747" calcext:value-type="float">
            <text:p>106.84117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asi Goreng Abah Yahya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Ceger Raya, RT.3/RW.2, Pd. Karya, Kota Tangerang Selatan</text:p>
          </table:table-cell>
          <table:table-cell office:value-type="float" office:value="-6.2599958" calcext:value-type="float">
            <text:p>-6.2599958</text:p>
          </table:table-cell>
          <table:table-cell office:value-type="float" office:value="106.7459891" calcext:value-type="float">
            <text:p>106.74598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asi &amp; Mie Goreng "Partai Lezatto"</text:p>
          </table:table-cell>
          <table:table-cell office:value-type="float" office:value="3.8" calcext:value-type="float">
            <text:p>3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 Pamulang, South Tangerang City</text:p>
          </table:table-cell>
          <table:table-cell office:value-type="float" office:value="-6.3595571" calcext:value-type="float">
            <text:p>-6.3595571</text:p>
          </table:table-cell>
          <table:table-cell office:value-type="float" office:value="106.7355178" calcext:value-type="float">
            <text:p>106.7355178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Nasi Goreng Yasmin Racing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Merpati Raya No.7, Sawah Lama, Kota Tangerang Selatan</text:p>
          </table:table-cell>
          <table:table-cell office:value-type="float" office:value="-6.2960064" calcext:value-type="float">
            <text:p>-6.2960064</text:p>
          </table:table-cell>
          <table:table-cell office:value-type="float" office:value="106.7343919" calcext:value-type="float">
            <text:p>106.7343919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Nasi Goreng Pohon Jambu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Perintis Blok Kamboja No, RT.9/RW.2, Kuningan, Karet Kuningan, Kota Jakarta Selatan</text:p>
          </table:table-cell>
          <table:table-cell office:value-type="float" office:value="-6.2138243" calcext:value-type="float">
            <text:p>-6.2138243</text:p>
          </table:table-cell>
          <table:table-cell office:value-type="float" office:value="106.8237225" calcext:value-type="float">
            <text:p>106.8237225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Kwetiau 71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Pd. Cabe Raya No.69, RW.5, Pd. Cabe Udik, Kota Tangerang Selatan</text:p>
          </table:table-cell>
          <table:table-cell office:value-type="float" office:value="-6.345785" calcext:value-type="float">
            <text:p>-6.345785</text:p>
          </table:table-cell>
          <table:table-cell office:value-type="float" office:value="106.7541571" calcext:value-type="float">
            <text:p>106.7541571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GoFood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Raya Cirendeu No.35, RT.14/RW.3, Cireundeu, Kota Tangerang Selatan</text:p>
          </table:table-cell>
          <table:table-cell office:value-type="float" office:value="-6.3093714" calcext:value-type="float">
            <text:p>-6.3093714</text:p>
          </table:table-cell>
          <table:table-cell office:value-type="float" office:value="106.7723286" calcext:value-type="float">
            <text:p>106.7723286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Nasi Goreng Gila Warguh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Raya Kby. Lama No.14-24, RT.3/RW.1, Sukabumi Utara, Kota Jakarta Barat</text:p>
          </table:table-cell>
          <table:table-cell office:value-type="float" office:value="-6.2126633" calcext:value-type="float">
            <text:p>-6.2126633</text:p>
          </table:table-cell>
          <table:table-cell office:value-type="float" office:value="106.7832967" calcext:value-type="float">
            <text:p>106.7832967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Nasi goreng seafood bang ku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Pejompongan Raya No.13, RT.1/RW.6, Bend. Hilir, Kota Jakarta Pusat</text:p>
          </table:table-cell>
          <table:table-cell office:value-type="float" office:value="-6.2032991" calcext:value-type="float">
            <text:p>-6.2032991</text:p>
          </table:table-cell>
          <table:table-cell office:value-type="float" office:value="106.804446" calcext:value-type="float">
            <text:p>106.8044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 Goreng Rahayu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RS. Fatmawati Raya No.24, RT.14/RW.4, Cipete Sel., Kota Jakarta Selatan</text:p>
          </table:table-cell>
          <table:table-cell office:value-type="float" office:value="-6.2753237" calcext:value-type="float">
            <text:p>-6.2753237</text:p>
          </table:table-cell>
          <table:table-cell office:value-type="float" office:value="106.7978548" calcext:value-type="float">
            <text:p>106.79785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 goreng bejjo jo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mping indomart joe, Jl. Joe Klp. Tiga Depan pusdiklat, RT.5/RW.3, Lenteng Agung, Jakarta</text:p>
          </table:table-cell>
          <table:table-cell office:value-type="float" office:value="-6.3248016" calcext:value-type="float">
            <text:p>-6.3248016</text:p>
          </table:table-cell>
          <table:table-cell office:value-type="float" office:value="106.8300292" calcext:value-type="float">
            <text:p>106.83002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 Goreng Kambing Solihi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Gudang Peluru Raya, RT.3/RW.2, Kb. Baru, Kota Jakarta Selatan</text:p>
          </table:table-cell>
          <table:table-cell office:value-type="float" office:value="-6.2309326" calcext:value-type="float">
            <text:p>-6.2309326</text:p>
          </table:table-cell>
          <table:table-cell office:value-type="float" office:value="106.8628943" calcext:value-type="float">
            <text:p>106.86289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 Goreng Gila DP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Flamboyan I, RT.3/RW.10, Menteng Dalam, Kota Jakarta Selatan</text:p>
          </table:table-cell>
          <table:table-cell office:value-type="float" office:value="-6.2308739" calcext:value-type="float">
            <text:p>-6.2308739</text:p>
          </table:table-cell>
          <table:table-cell office:value-type="float" office:value="106.8405487" calcext:value-type="float">
            <text:p>106.84054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 GORENG PETE JP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lan Raya Kalibata No.Kalibata City Jl. Raya Kalibata No.1, RT.6/RW.7, Rawajati, Pancoran, RT.6/RW.7, Rawajati, Kota Jakarta Selatan</text:p>
          </table:table-cell>
          <table:table-cell office:value-type="float" office:value="-6.2556295" calcext:value-type="float">
            <text:p>-6.2556295</text:p>
          </table:table-cell>
          <table:table-cell office:value-type="float" office:value="106.8516373" calcext:value-type="float">
            <text:p>106.85163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goreng kembar jaya Indomaret taman kedaung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Taman Kedaung Raya, Kedaung, Kota Tangerang Selatan</text:p>
          </table:table-cell>
          <table:table-cell office:value-type="float" office:value="-6.3167889" calcext:value-type="float">
            <text:p>-6.3167889</text:p>
          </table:table-cell>
          <table:table-cell office:value-type="float" office:value="106.7398541" calcext:value-type="float">
            <text:p>106.73985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 Goreng Tegal Indah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Wr. Sila I, RT.2/RW.5, Ciganjur, DKI Jakarta</text:p>
          </table:table-cell>
          <table:table-cell office:value-type="float" office:value="-6.345395" calcext:value-type="float">
            <text:p>-6.345395</text:p>
          </table:table-cell>
          <table:table-cell office:value-type="float" office:value="106.81163" calcext:value-type="float">
            <text:p>106.811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 Goreng Bang Gofur.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RC. Veteran Raya No.8-9, RT.1/RW.3, Bintaro, Kota Jakarta Selatan</text:p>
          </table:table-cell>
          <table:table-cell office:value-type="float" office:value="-6.2741256" calcext:value-type="float">
            <text:p>-6.2741256</text:p>
          </table:table-cell>
          <table:table-cell office:value-type="float" office:value="106.7635653" calcext:value-type="float">
            <text:p>106.76356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si Goreng Elmira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manggis, Jl. Raya Duta Pelni, Cisalak, Kota Depok</text:p>
          </table:table-cell>
          <table:table-cell office:value-type="float" office:value="-6.372719" calcext:value-type="float">
            <text:p>-6.372719</text:p>
          </table:table-cell>
          <table:table-cell office:value-type="float" office:value="106.859127" calcext:value-type="float">
            <text:p>106.859127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Nasi Goreng Kambing Haji Ismail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Komp. Depag, Bambu Apus, Kota Tangerang Selatan</text:p>
          </table:table-cell>
          <table:table-cell office:value-type="float" office:value="-6.3247521" calcext:value-type="float">
            <text:p>-6.3247521</text:p>
          </table:table-cell>
          <table:table-cell office:value-type="float" office:value="106.7349506" calcext:value-type="float">
            <text:p>106.7349506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Nasi Goreng Pakde Tuko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Pangkalan Jati 2 No.23, RW.1, Pangkalan Jati, Kota Depok</text:p>
          </table:table-cell>
          <table:table-cell office:value-type="float" office:value="-6.3173533" calcext:value-type="float">
            <text:p>-6.3173533</text:p>
          </table:table-cell>
          <table:table-cell office:value-type="float" office:value="106.7934008" calcext:value-type="float">
            <text:p>106.7934008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Nasi Goreng Cemplon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Praja Dalam K No.59, RT.6/RW.5, Kby. Lama Sel., Kota Jakarta Selatan</text:p>
          </table:table-cell>
          <table:table-cell office:value-type="float" office:value="-6.251967" calcext:value-type="float">
            <text:p>-6.251967</text:p>
          </table:table-cell>
          <table:table-cell office:value-type="float" office:value="106.783422" calcext:value-type="float">
            <text:p>106.783422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Nasi Goreng Bang Doel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Buntu Larangan No.11-73, RT.001/RW.009, Larangan Indah, Kota Tangerang</text:p>
          </table:table-cell>
          <table:table-cell office:value-type="float" office:value="-6.2319428" calcext:value-type="float">
            <text:p>-6.2319428</text:p>
          </table:table-cell>
          <table:table-cell office:value-type="float" office:value="106.7314505" calcext:value-type="float">
            <text:p>106.7314505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NASGOR AE</text:p>
          </table:table-cell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Mampang Prapatan II No.42, RT.9/RW.3, Mampang Prapatan, South Jakarta City</text:p>
          </table:table-cell>
          <table:table-cell office:value-type="float" office:value="-6.2437527" calcext:value-type="float">
            <text:p>-6.2437527</text:p>
          </table:table-cell>
          <table:table-cell office:value-type="float" office:value="106.8280563" calcext:value-type="float">
            <text:p>106.82805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ARUNG AYAM BAKAR SEDAP MALAM</text:p>
          </table:table-cell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. Raya Jagakarsa, RT.1/RW.7, Jagakarsa, Kota Jakarta Selatan</text:p>
          </table:table-cell>
          <table:table-cell office:value-type="float" office:value="-6.3266616" calcext:value-type="float">
            <text:p>-6.3266616</text:p>
          </table:table-cell>
          <table:table-cell office:value-type="float" office:value="106.8220907" calcext:value-type="float">
            <text:p>106.82209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asi Goreng Gila Mas Heri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mpaka Putih Jalan Pahlawan Blok, Jl. Cempaka Putih 1 No.22, Rempoa, Kota Tangerang Selatan</text:p>
          </table:table-cell>
          <table:table-cell office:value-type="float" office:value="-6.2974665" calcext:value-type="float">
            <text:p>-6.2974665</text:p>
          </table:table-cell>
          <table:table-cell office:value-type="float" office:value="106.7609169" calcext:value-type="float">
            <text:p>106.7609169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nasi goreng brebes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Pancoran Buntu 2 No.40, RT.6/RW.2, Pancoran, Kota Jakarta Selatan</text:p>
          </table:table-cell>
          <table:table-cell office:value-type="float" office:value="-6.247655" calcext:value-type="float">
            <text:p>-6.247655</text:p>
          </table:table-cell>
          <table:table-cell office:value-type="float" office:value="106.8448624" calcext:value-type="float">
            <text:p>106.8448624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Nasi Goreng Kambing Bang Arifin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H. Saidin No.35, Bambu Apus, Kota Tangerang Selatan</text:p>
          </table:table-cell>
          <table:table-cell office:value-type="float" office:value="-6.3277491" calcext:value-type="float">
            <text:p>-6.3277491</text:p>
          </table:table-cell>
          <table:table-cell office:value-type="float" office:value="106.7353573" calcext:value-type="float">
            <text:p>106.7353573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NASI GORENG TIGA SAUDARA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 KH. Dewantoro No.17, RT.01/RW.03, Ciputat, Kota Tangerang Selatan</text:p>
          </table:table-cell>
          <table:table-cell office:value-type="float" office:value="-6.3050073" calcext:value-type="float">
            <text:p>-6.3050073</text:p>
          </table:table-cell>
          <table:table-cell office:value-type="float" office:value="106.7470865" calcext:value-type="float">
            <text:p>106.7470865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Nasi Goreng Gila Lehi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k Bontong No.7, Jl. Raya Jagakarsa No.3, RT.9/RW.7, Jagakarsa, Kota Jakarta Selatan</text:p>
          </table:table-cell>
          <table:table-cell office:value-type="float" office:value="-6.3277633" calcext:value-type="float">
            <text:p>-6.3277633</text:p>
          </table:table-cell>
          <table:table-cell office:value-type="float" office:value="106.8241624" calcext:value-type="float">
            <text:p>106.8241624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Nasi goreng Mas BEJJO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Klp. Hijau, RT.no55. Rt6/RW.3, Jagakarsa, Kota Jakarta Selatan</text:p>
          </table:table-cell>
          <table:table-cell office:value-type="float" office:value="-6.3268789" calcext:value-type="float">
            <text:p>-6.3268789</text:p>
          </table:table-cell>
          <table:table-cell office:value-type="float" office:value="106.8279916" calcext:value-type="float">
            <text:p>106.827991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Nasi Goreng ACONG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ln Bulak Raya/Abdul Ghani No.31, Cemp. Putih, Kota Tangerang Selatan</text:p>
          </table:table-cell>
          <table:table-cell office:value-type="float" office:value="-6.3029535" calcext:value-type="float">
            <text:p>-6.3029535</text:p>
          </table:table-cell>
          <table:table-cell office:value-type="float" office:value="106.7573336" calcext:value-type="float">
            <text:p>106.75733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ASGOR BERKAH MAS MI'IL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Lapangan Merah No.10, RW.7, Srengseng Sawah, Kota Jakarta Selatan</text:p>
          </table:table-cell>
          <table:table-cell office:value-type="float" office:value="-6.3556392" calcext:value-type="float">
            <text:p>-6.3556392</text:p>
          </table:table-cell>
          <table:table-cell office:value-type="float" office:value="106.8212294" calcext:value-type="float">
            <text:p>106.8212294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Nasi Goreng Sederhana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ng.H.Amat No.1B, RT.1/RW.3, Jagakarsa, Kota Jakarta Selatan</text:p>
          </table:table-cell>
          <table:table-cell office:value-type="float" office:value="-6.322699" calcext:value-type="float">
            <text:p>-6.322699</text:p>
          </table:table-cell>
          <table:table-cell office:value-type="float" office:value="106.831074" calcext:value-type="float">
            <text:p>106.831074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Nasi Goreng G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Persatuan No.1, RT.1/RW.4, Grogol Sel., Kota Jakarta Selatan</text:p>
          </table:table-cell>
          <table:table-cell office:value-type="float" office:value="-6.226441" calcext:value-type="float">
            <text:p>-6.226441</text:p>
          </table:table-cell>
          <table:table-cell office:value-type="float" office:value="106.7697792" calcext:value-type="float">
            <text:p>106.76977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asgor slawi ayu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Durian, RT.10/RW.2, Jagakarsa, Kota Jakarta Selatan</text:p>
          </table:table-cell>
          <table:table-cell office:value-type="float" office:value="-6.3268942" calcext:value-type="float">
            <text:p>-6.3268942</text:p>
          </table:table-cell>
          <table:table-cell office:value-type="float" office:value="106.8162167" calcext:value-type="float">
            <text:p>106.81621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asi Goreng Pak De Agus Pete-Ati Ampla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Ciputat Raya, RT.3/RW.8, Kby. Lama Utara, Kota Jakarta Selatan</text:p>
          </table:table-cell>
          <table:table-cell office:value-type="float" office:value="-6.2417099" calcext:value-type="float">
            <text:p>-6.2417099</text:p>
          </table:table-cell>
          <table:table-cell office:value-type="float" office:value="106.7807348" calcext:value-type="float">
            <text:p>106.78073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asi Goreng Spesial Aang Tompel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Aria Putra No.86, Kedaung, Kota Tangerang Selatan</text:p>
          </table:table-cell>
          <table:table-cell office:value-type="float" office:value="-6.3162007" calcext:value-type="float">
            <text:p>-6.3162007</text:p>
          </table:table-cell>
          <table:table-cell office:value-type="float" office:value="106.742703" calcext:value-type="float">
            <text:p>106.7427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ya, Jl. Kalisari III No.17, RT.3/RW.3, Kalisari, East Jakarta City</text:p>
          </table:table-cell>
          <table:table-cell office:value-type="float" office:value="-6.3330697" calcext:value-type="float">
            <text:p>-6.3330697</text:p>
          </table:table-cell>
          <table:table-cell office:value-type="float" office:value="106.852796" calcext:value-type="float">
            <text:p>106.852796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Nasi Goreng Si Geleng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Kalisari No.9, RT.2/RW.2, Kalisari, Kota Jakarta Timur</text:p>
          </table:table-cell>
          <table:table-cell office:value-type="float" office:value="-6.3401304" calcext:value-type="float">
            <text:p>-6.3401304</text:p>
          </table:table-cell>
          <table:table-cell office:value-type="float" office:value="106.8565333" calcext:value-type="float">
            <text:p>106.8565333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NASI GORENG KOMPLEK AD</text:p>
          </table:table-cell>
          <table:table-cell office:value-type="float" office:value="3.9" calcext:value-type="float">
            <text:p>3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H. Hasan No.55, RT.9/RW.2, Baru, Kota Jakarta Timur</text:p>
          </table:table-cell>
          <table:table-cell office:value-type="float" office:value="-6.3231376" calcext:value-type="float">
            <text:p>-6.3231376</text:p>
          </table:table-cell>
          <table:table-cell office:value-type="float" office:value="106.8486182" calcext:value-type="float">
            <text:p>106.8486182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NASI GORENG TIGA SAUDARA3</text:p>
          </table:table-cell>
          <table:table-cell office:value-type="float" office:value="3.9" calcext:value-type="float">
            <text:p>3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Rw. Simprug 3, RT.7/RW.8, Grogol Sel., Kota Jakarta Selatan</text:p>
          </table:table-cell>
          <table:table-cell office:value-type="float" office:value="-6.227599" calcext:value-type="float">
            <text:p>-6.227599</text:p>
          </table:table-cell>
          <table:table-cell office:value-type="float" office:value="106.7887955" calcext:value-type="float">
            <text:p>106.7887955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Nasi Goreng Slawi Ayu Ten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Batu Kecubung I No.35, RT.2/RW.4, Batu Ampar, Kota Jakarta Timur</text:p>
          </table:table-cell>
          <table:table-cell office:value-type="float" office:value="-6.2745808" calcext:value-type="float">
            <text:p>-6.2745808</text:p>
          </table:table-cell>
          <table:table-cell office:value-type="float" office:value="106.8576796" calcext:value-type="float">
            <text:p>106.85767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SI BOX DAN NASI KOTA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Koja 5, Kukusan, Kota Depok</text:p>
          </table:table-cell>
          <table:table-cell office:value-type="float" office:value="-6.3640294" calcext:value-type="float">
            <text:p>-6.3640294</text:p>
          </table:table-cell>
          <table:table-cell office:value-type="float" office:value="106.8198865" calcext:value-type="float">
            <text:p>106.81988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eka Nasi &amp; Lauk Lintang Ferawat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Dasa 1 No.29, RT.7/RW.1, Gandaria Utara, Kota Jakarta Selatan</text:p>
          </table:table-cell>
          <table:table-cell office:value-type="float" office:value="-6.2571557" calcext:value-type="float">
            <text:p>-6.2571557</text:p>
          </table:table-cell>
          <table:table-cell office:value-type="float" office:value="106.7854759" calcext:value-type="float">
            <text:p>106.78547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si Goreng Orteg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U No.1, RT.1/RW.11, Palmerah, Kota Jakarta Barat</text:p>
          </table:table-cell>
          <table:table-cell office:value-type="float" office:value="-6.2021031" calcext:value-type="float">
            <text:p>-6.2021031</text:p>
          </table:table-cell>
          <table:table-cell office:value-type="float" office:value="106.7850799" calcext:value-type="float">
            <text:p>106.78507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si Goreng Mas Jok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Raya Cirendeu No.6, Cireundeu, Kota Tangerang Selatan</text:p>
          </table:table-cell>
          <table:table-cell office:value-type="float" office:value="-6.3120041" calcext:value-type="float">
            <text:p>-6.3120041</text:p>
          </table:table-cell>
          <table:table-cell office:value-type="float" office:value="106.7702966" calcext:value-type="float">
            <text:p>106.77029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si Goreng Breb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Limun No.31 A, Pisangan, Kota Tangerang Selatan</text:p>
          </table:table-cell>
          <table:table-cell office:value-type="float" office:value="-6.3083604" calcext:value-type="float">
            <text:p>-6.3083604</text:p>
          </table:table-cell>
          <table:table-cell office:value-type="float" office:value="106.7566959" calcext:value-type="float">
            <text:p>106.75669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si Goreng Pak De Nasor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K.H. Royani I No.25, RT.9/RW.1, Kuningan, Karet Kuningan, Kota Jakarta Selatan</text:p>
          </table:table-cell>
          <table:table-cell office:value-type="float" office:value="-6.2168759" calcext:value-type="float">
            <text:p>-6.2168759</text:p>
          </table:table-cell>
          <table:table-cell office:value-type="float" office:value="106.8217476" calcext:value-type="float">
            <text:p>106.8217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si cobek Bang Jam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Surya Kencana No.4, Pamulang Bar., Kota Tangerang Selatan</text:p>
          </table:table-cell>
          <table:table-cell office:value-type="float" office:value="-6.3513974" calcext:value-type="float">
            <text:p>-6.3513974</text:p>
          </table:table-cell>
          <table:table-cell office:value-type="float" office:value="106.7344765" calcext:value-type="float">
            <text:p>106.73447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si Goreng "Gila" Pak De Yon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an Tengah Pondok Kuliner Waduk Setiabudi # Setiabudi, Jl. Setia Budi Barat No.13, RT.2/RW.3, Kuningan, Setia Budi, Kota Jakarta Selatan</text:p>
          </table:table-cell>
          <table:table-cell office:value-type="float" office:value="-6.2051116" calcext:value-type="float">
            <text:p>-6.2051116</text:p>
          </table:table-cell>
          <table:table-cell office:value-type="float" office:value="106.8270451" calcext:value-type="float">
            <text:p>106.82704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si Goreng Barokah</text:p>
          </table:table-cell>
          <table:table-cell office:value-type="float" office:value="4.3" calcext:value-type="float">
            <text:p>4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lan Haji Mukhtar Raya Rt 10 Rw 11, Petukangan Utara, Pesanggrahan, RT.10/RW.11, Petukangan Utara, Kota Jakarta Selatan</text:p>
          </table:table-cell>
          <table:table-cell office:value-type="float" office:value="-6.225997" calcext:value-type="float">
            <text:p>-6.225997</text:p>
          </table:table-cell>
          <table:table-cell office:value-type="float" office:value="106.742259" calcext:value-type="float">
            <text:p>106.74225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Nasi Goreng Bollywood</text:p>
          </table:table-cell>
          <table:table-cell office:value-type="float" office:value="4.3" calcext:value-type="float">
            <text:p>4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Kostrad Pusri, RT.1/RW.6, Petukangan Utara, Kota Jakarta Selatan</text:p>
          </table:table-cell>
          <table:table-cell office:value-type="float" office:value="-6.2311072" calcext:value-type="float">
            <text:p>-6.2311072</text:p>
          </table:table-cell>
          <table:table-cell office:value-type="float" office:value="106.7573278" calcext:value-type="float">
            <text:p>106.7573278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Nasi Goreng Mas Agung</text:p>
          </table:table-cell>
          <table:table-cell office:value-type="float" office:value="4.3" calcext:value-type="float">
            <text:p>4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Merak No.26, Jurang Manggu Tim., Kota Tangerang Selatan</text:p>
          </table:table-cell>
          <table:table-cell office:value-type="float" office:value="-6.2668243" calcext:value-type="float">
            <text:p>-6.2668243</text:p>
          </table:table-cell>
          <table:table-cell office:value-type="float" office:value="106.7346011" calcext:value-type="float">
            <text:p>106.7346011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Nasi Goreng Damai Raya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T.12/RW.2, South Petukangan, South Jakarta City</text:p>
          </table:table-cell>
          <table:table-cell office:value-type="float" office:value="-6.2463026" calcext:value-type="float">
            <text:p>-6.2463026</text:p>
          </table:table-cell>
          <table:table-cell office:value-type="float" office:value="106.7518551" calcext:value-type="float">
            <text:p>106.751855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Nasi Goreng Nagobul (Om Manto)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T.2/RW.3, Cipedak, South Jakarta City</text:p>
          </table:table-cell>
          <table:table-cell office:value-type="float" office:value="-6.351465" calcext:value-type="float">
            <text:p>-6.351465</text:p>
          </table:table-cell>
          <table:table-cell office:value-type="float" office:value="106.8095259" calcext:value-type="float">
            <text:p>106.809525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Nasi Goreng Mas Iwan Bewok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mpaka Putih, South Tangerang City</text:p>
          </table:table-cell>
          <table:table-cell office:value-type="float" office:value="-6.2981133" calcext:value-type="float">
            <text:p>-6.2981133</text:p>
          </table:table-cell>
          <table:table-cell office:value-type="float" office:value="106.7482777" calcext:value-type="float">
            <text:p>106.7482777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Nasi Goreng Evan Group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n Bulak Raya/Abdul Ghani, Cemp. Putih, Kota Tangerang Selatan</text:p>
          </table:table-cell>
          <table:table-cell office:value-type="float" office:value="-6.2993717" calcext:value-type="float">
            <text:p>-6.2993717</text:p>
          </table:table-cell>
          <table:table-cell office:value-type="float" office:value="106.7574281" calcext:value-type="float">
            <text:p>106.757428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Nasi Goreng Wijaya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nah Baru, Depok City</text:p>
          </table:table-cell>
          <table:table-cell office:value-type="float" office:value="-6.3733506" calcext:value-type="float">
            <text:p>-6.3733506</text:p>
          </table:table-cell>
          <table:table-cell office:value-type="float" office:value="106.8007722" calcext:value-type="float">
            <text:p>106.8007722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Nasgor Bawah Pohon Mas Udin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Jati Raya Tim. No.1, Pd. Labu, Kota Jakarta Selatan</text:p>
          </table:table-cell>
          <table:table-cell office:value-type="float" office:value="-6.3157944" calcext:value-type="float">
            <text:p>-6.3157944</text:p>
          </table:table-cell>
          <table:table-cell office:value-type="float" office:value="106.7930907" calcext:value-type="float">
            <text:p>106.7930907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Nasi Goreng Camar</text:p>
          </table:table-cell>
          <table:table-cell office:value-type="float" office:value="3.8" calcext:value-type="float">
            <text:p>3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, Jl. Bintaro Utama 3 No.76, Pondok Betung, South Tangerang City</text:p>
          </table:table-cell>
          <table:table-cell office:value-type="float" office:value="-6.271865" calcext:value-type="float">
            <text:p>-6.271865</text:p>
          </table:table-cell>
          <table:table-cell office:value-type="float" office:value="106.7478127" calcext:value-type="float">
            <text:p>106.7478127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Nasi Goreng Kambing Pak Tohirin</text:p>
          </table:table-cell>
          <table:table-cell office:value-type="float" office:value="3.8" calcext:value-type="float">
            <text:p>3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l. Surya Kencana, Pamulang Bar., Kota Tangerang Selatan</text:p>
          </table:table-cell>
          <table:table-cell office:value-type="float" office:value="-6.3496586" calcext:value-type="float">
            <text:p>-6.3496586</text:p>
          </table:table-cell>
          <table:table-cell office:value-type="float" office:value="106.7345676" calcext:value-type="float">
            <text:p>106.7345676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Nasi Goreng Rapopo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Swadaya Raya No.8, RT.002/RW.007, Larangan Indah, Kota Tangerang Selatan</text:p>
          </table:table-cell>
          <table:table-cell office:value-type="float" office:value="-6.229002" calcext:value-type="float">
            <text:p>-6.229002</text:p>
          </table:table-cell>
          <table:table-cell office:value-type="float" office:value="106.730243" calcext:value-type="float">
            <text:p>106.730243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Nasi Goreng Teri Medan Pak Slamet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Cipaku I No.2, RT.12/RW.4, Petogogan, Kota Jakarta Selatan</text:p>
          </table:table-cell>
          <table:table-cell office:value-type="float" office:value="-6.2396394" calcext:value-type="float">
            <text:p>-6.2396394</text:p>
          </table:table-cell>
          <table:table-cell office:value-type="float" office:value="106.8108717" calcext:value-type="float">
            <text:p>106.8108717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nasi Goreng Sea Food Mas Gio 57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putat, South Tangerang City</text:p>
          </table:table-cell>
          <table:table-cell office:value-type="float" office:value="-6.3246076" calcext:value-type="float">
            <text:p>-6.3246076</text:p>
          </table:table-cell>
          <table:table-cell office:value-type="float" office:value="106.7465299" calcext:value-type="float">
            <text:p>106.746529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NASI GORENG GIRI HANDAYANI (pakdhe wagino)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Moh. Kahfi 1 Blok Damong No.17, RT.7/RW.3, Cipedak, Kota Jakarta Selatan</text:p>
          </table:table-cell>
          <table:table-cell office:value-type="float" office:value="-6.3633937" calcext:value-type="float">
            <text:p>-6.3633937</text:p>
          </table:table-cell>
          <table:table-cell office:value-type="float" office:value="106.8046825" calcext:value-type="float">
            <text:p>106.8046825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nasi goreng . jl.cikajang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Cikajang No.3, RT.1/RW.6, Petogogan, South Jakarta City</text:p>
          </table:table-cell>
          <table:table-cell office:value-type="float" office:value="-6.2405241" calcext:value-type="float">
            <text:p>-6.2405241</text:p>
          </table:table-cell>
          <table:table-cell office:value-type="float" office:value="106.8105663" calcext:value-type="float">
            <text:p>106.8105663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Nasi Goreng Dan Martabak Bang Udin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Raya Lenteng Agung No.4, RT.9/RW.2, Srengseng Sawah, Kota Jakarta Selatan</text:p>
          </table:table-cell>
          <table:table-cell office:value-type="float" office:value="-6.346794" calcext:value-type="float">
            <text:p>-6.346794</text:p>
          </table:table-cell>
          <table:table-cell office:value-type="float" office:value="106.833561" calcext:value-type="float">
            <text:p>106.83356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Nasi Goreng KPJ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Kubis IV, RT.005/RW.005, Pd. Cabe Ilir, Kota Tangerang Selatan</text:p>
          </table:table-cell>
          <table:table-cell office:value-type="float" office:value="-6.337121" calcext:value-type="float">
            <text:p>-6.337121</text:p>
          </table:table-cell>
          <table:table-cell office:value-type="float" office:value="106.769905" calcext:value-type="float">
            <text:p>106.769905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Warung Bu Roso Asli Purwokero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Kerinci XI No.29, RT.5/RW.2, Gunung, Kota Jakarta Selatan</text:p>
          </table:table-cell>
          <table:table-cell office:value-type="float" office:value="-6.2396214" calcext:value-type="float">
            <text:p>-6.2396214</text:p>
          </table:table-cell>
          <table:table-cell office:value-type="float" office:value="106.7884708" calcext:value-type="float">
            <text:p>106.7884708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Nasi Goreng Mas Andi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SD Bojong No.7-27, RT.1/RW.12, Grogol Sel., Kota Jakarta Selatan</text:p>
          </table:table-cell>
          <table:table-cell office:value-type="float" office:value="-6.230223" calcext:value-type="float">
            <text:p>-6.230223</text:p>
          </table:table-cell>
          <table:table-cell office:value-type="float" office:value="106.7677525" calcext:value-type="float">
            <text:p>106.7677525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Nasi Goreng Cak Oleng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., Jl. Gotong Royong No.14, RT.6/RW.9, Cijantung, Kota Jakarta Timur</text:p>
          </table:table-cell>
          <table:table-cell office:value-type="float" office:value="-6.3253136" calcext:value-type="float">
            <text:p>-6.3253136</text:p>
          </table:table-cell>
          <table:table-cell office:value-type="float" office:value="106.8536509" calcext:value-type="float">
            <text:p>106.853650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NASGOR DPR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g. Porenta I, Pd. Betung, Kota Tangerang Selatan</text:p>
          </table:table-cell>
          <table:table-cell office:value-type="float" office:value="-6.2620788" calcext:value-type="float">
            <text:p>-6.2620788</text:p>
          </table:table-cell>
          <table:table-cell office:value-type="float" office:value="106.7553031" calcext:value-type="float">
            <text:p>106.7553031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Nasi Goreng Bang Ucrit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T.4/RW.14, Cililitan, East Jakarta City</text:p>
          </table:table-cell>
          <table:table-cell office:value-type="float" office:value="-6.2590493" calcext:value-type="float">
            <text:p>-6.2590493</text:p>
          </table:table-cell>
          <table:table-cell office:value-type="float" office:value="106.8687451" calcext:value-type="float">
            <text:p>106.8687451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Nasi Goreng Arman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, Jl. H. A. Mutholib No.20, Tugu, Kota Depok</text:p>
          </table:table-cell>
          <table:table-cell office:value-type="float" office:value="-6.3640351" calcext:value-type="float">
            <text:p>-6.3640351</text:p>
          </table:table-cell>
          <table:table-cell office:value-type="float" office:value="106.8516507" calcext:value-type="float">
            <text:p>106.8516507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Nasi Goreng Pendawa Lima Pa'De Kumi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Pd. Labu Raya No.75, RT.5/RW.1, Pd. Labu, Kota Jakarta Selatan</text:p>
          </table:table-cell>
          <table:table-cell office:value-type="float" office:value="-6.3147197" calcext:value-type="float">
            <text:p>-6.3147197</text:p>
          </table:table-cell>
          <table:table-cell office:value-type="float" office:value="106.7935661" calcext:value-type="float">
            <text:p>106.79356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asi Goreng Comal Pak Muji ManggalaWanabakt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 RT.1/RW.3, Gelora, Kota Jakarta Pusat</text:p>
          </table:table-cell>
          <table:table-cell office:value-type="float" office:value="-6.2066287" calcext:value-type="float">
            <text:p>-6.2066287</text:p>
          </table:table-cell>
          <table:table-cell office:value-type="float" office:value="106.7982814" calcext:value-type="float">
            <text:p>106.79828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RTEGA Fried Rice Restaurant</text:p>
          </table:table-cell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Karang Tengah Raya No.11-13, RT.6/RW.4, Lb. Bulus, Kota Jakarta Selatan</text:p>
          </table:table-cell>
          <table:table-cell office:value-type="float" office:value="-6.30354" calcext:value-type="float">
            <text:p>-6.30354</text:p>
          </table:table-cell>
          <table:table-cell office:value-type="float" office:value="106.7814449" calcext:value-type="float">
            <text:p>106.781444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Pisang Goreng Tanduk Ellicita</text:p>
          </table:table-cell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Tebet Barat Dalam X No.E No. 20, RT.12/RW.5, Tebet Bar., Kota Jakarta Selatan</text:p>
          </table:table-cell>
          <table:table-cell office:value-type="float" office:value="-6.24189" calcext:value-type="float">
            <text:p>-6.24189</text:p>
          </table:table-cell>
          <table:table-cell office:value-type="float" office:value="106.8485489" calcext:value-type="float">
            <text:p>106.848548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Warung Nasi Ismi</text:p>
          </table:table-cell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an RS Fatmawati, RT.1/RW.2, Gandaria Selatan, Cilandak, RT.1/RW.2, Gandaria Sel., Kota Jakarta Selatan</text:p>
          </table:table-cell>
          <table:table-cell office:value-type="float" office:value="-6.2641538" calcext:value-type="float">
            <text:p>-6.2641538</text:p>
          </table:table-cell>
          <table:table-cell office:value-type="float" office:value="106.7971035" calcext:value-type="float">
            <text:p>106.7971035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Nasi Goreng Gila Camel</text:p>
          </table:table-cell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an Jatinegara Barat No.166A 2 1, RT.2/RW.1, Kp. Melayu, Kota Jakarta Timur</text:p>
          </table:table-cell>
          <table:table-cell office:value-type="float" office:value="-6.2250922" calcext:value-type="float">
            <text:p>-6.2250922</text:p>
          </table:table-cell>
          <table:table-cell office:value-type="float" office:value="106.866493" calcext:value-type="float">
            <text:p>106.866493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Nasi Goreng Indofood Kalisari</text:p>
          </table:table-cell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named Road, RT.13/RW.9, Kalisari, Kota Jakarta Timur</text:p>
          </table:table-cell>
          <table:table-cell office:value-type="float" office:value="-6.3326218" calcext:value-type="float">
            <text:p>-6.3326218</text:p>
          </table:table-cell>
          <table:table-cell office:value-type="float" office:value="106.8589369" calcext:value-type="float">
            <text:p>106.858936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Nasi Goreng Tasbih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l. Muara No.21, RT.2/RW.3, Tj. Bar., Kota Jakarta Selatan</text:p>
          </table:table-cell>
          <table:table-cell office:value-type="float" office:value="-6.3094893" calcext:value-type="float">
            <text:p>-6.3094893</text:p>
          </table:table-cell>
          <table:table-cell office:value-type="float" office:value="106.8555789" calcext:value-type="float">
            <text:p>106.855578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Nasi Goreng Pangkalan 2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Nimun Raya No.28, RT.2/RW.10, Kby. Lama Sel., Kota Jakarta Selatan</text:p>
          </table:table-cell>
          <table:table-cell office:value-type="float" office:value="-6.2574103" calcext:value-type="float">
            <text:p>-6.2574103</text:p>
          </table:table-cell>
          <table:table-cell office:value-type="float" office:value="106.7738029" calcext:value-type="float">
            <text:p>106.773802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Warung Nasi Goreng NGKS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an Menteng atas selatan 3, RT 02 No 5, RT.4/RW.5, Menteng Atas, Kota Jakarta Selatan</text:p>
          </table:table-cell>
          <table:table-cell office:value-type="float" office:value="-6.221338" calcext:value-type="float">
            <text:p>-6.221338</text:p>
          </table:table-cell>
          <table:table-cell office:value-type="float" office:value="106.84327" calcext:value-type="float">
            <text:p>106.84327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Nasi Goreng Bumen Jaya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D. Tondano No.14, RT.21/RW.4, Bend. Hilir, Kota Jakarta Pusat</text:p>
          </table:table-cell>
          <table:table-cell office:value-type="float" office:value="-6.2078782" calcext:value-type="float">
            <text:p>-6.2078782</text:p>
          </table:table-cell>
          <table:table-cell office:value-type="float" office:value="106.806141" calcext:value-type="float">
            <text:p>106.806141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Rm.Nasi Goreng(Moga Barokah)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Gongseng Raya No.6-56, RT.7/RW.10, Cijantung, Kota Jakarta Timur</text:p>
          </table:table-cell>
          <table:table-cell office:value-type="float" office:value="-6.3257739" calcext:value-type="float">
            <text:p>-6.3257739</text:p>
          </table:table-cell>
          <table:table-cell office:value-type="float" office:value="106.8605144" calcext:value-type="float">
            <text:p>106.8605144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Nasi Goreng Ridh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Oscar Raya, Bambu Apus, Kota Tangerang Selatan</text:p>
          </table:table-cell>
          <table:table-cell office:value-type="float" office:value="-6.328612" calcext:value-type="float">
            <text:p>-6.328612</text:p>
          </table:table-cell>
          <table:table-cell office:value-type="float" office:value="106.7310562" calcext:value-type="float">
            <text:p>106.73105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si Goreng Warung Famil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Pahlawan No.27, RW.13, Rempoa, Kota Tangerang Selatan</text:p>
          </table:table-cell>
          <table:table-cell office:value-type="float" office:value="-6.286554" calcext:value-type="float">
            <text:p>-6.286554</text:p>
          </table:table-cell>
          <table:table-cell office:value-type="float" office:value="106.7602799" calcext:value-type="float">
            <text:p>106.76027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si Goreng D'Sauda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Rw. Belong, RT.9/RW.15, Palmerah, Kota Jakarta Barat</text:p>
          </table:table-cell>
          <table:table-cell office:value-type="float" office:value="-6.2014415" calcext:value-type="float">
            <text:p>-6.2014415</text:p>
          </table:table-cell>
          <table:table-cell office:value-type="float" office:value="106.7826559" calcext:value-type="float">
            <text:p>106.78265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SI GORENG YAHUUU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Pisangan Baru Tengah No.298, RT.5/RW.11, Pisangan Baru, Kota Jakarta Timur</text:p>
          </table:table-cell>
          <table:table-cell office:value-type="float" office:value="-6.211443" calcext:value-type="float">
            <text:p>-6.211443</text:p>
          </table:table-cell>
          <table:table-cell office:value-type="float" office:value="106.86806" calcext:value-type="float">
            <text:p>106.868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si Goreng Dan Pecel Lele Bang Sar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Masjid Nur No.8-75, RT.12/RW.10, Grogol Utara, Kota Jakarta Selatan</text:p>
          </table:table-cell>
          <table:table-cell office:value-type="float" office:value="-6.2198971" calcext:value-type="float">
            <text:p>-6.2198971</text:p>
          </table:table-cell>
          <table:table-cell office:value-type="float" office:value="106.7850156" calcext:value-type="float">
            <text:p>106.7850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ot Nasi Goreng Nurhayat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Ciledug Raya No.20-33, RT.2/RW.3, Petukangan Utara, Kota Jakarta Selatan</text:p>
          </table:table-cell>
          <table:table-cell office:value-type="float" office:value="-6.2365329" calcext:value-type="float">
            <text:p>-6.2365329</text:p>
          </table:table-cell>
          <table:table-cell office:value-type="float" office:value="106.7532921" calcext:value-type="float">
            <text:p>106.75329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si goreng lindr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.1/RW.1, Ragunan, South Jakarta City</text:p>
          </table:table-cell>
          <table:table-cell office:value-type="float" office:value="-6.2922124" calcext:value-type="float">
            <text:p>-6.2922124</text:p>
          </table:table-cell>
          <table:table-cell office:value-type="float" office:value="106.8216051" calcext:value-type="float">
            <text:p>106.82160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SGOR Mas Pendek</text:p>
          </table:table-cell>
          <table:table-cell office:value-type="float" office:value="3.6" calcext:value-type="float">
            <text:p>3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.5/RW.8, Lebak Bulus, South Jakarta City</text:p>
          </table:table-cell>
          <table:table-cell office:value-type="float" office:value="-6.3093104" calcext:value-type="float">
            <text:p>-6.3093104</text:p>
          </table:table-cell>
          <table:table-cell office:value-type="float" office:value="106.7865201" calcext:value-type="float">
            <text:p>106.7865201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 Bang Kumis / RT Ub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W R Supratman No.43, Rengas, Kota Tangerang Selatan</text:p>
          </table:table-cell>
          <table:table-cell office:value-type="float" office:value="-6.2810017" calcext:value-type="float">
            <text:p>-6.2810017</text:p>
          </table:table-cell>
          <table:table-cell office:value-type="float" office:value="106.7464637" calcext:value-type="float">
            <text:p>106.746463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 cak Abas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RT.1/RW.3, Gelora, Kota Jakarta Pusat</text:p>
          </table:table-cell>
          <table:table-cell office:value-type="float" office:value="-6.2148941" calcext:value-type="float">
            <text:p>-6.2148941</text:p>
          </table:table-cell>
          <table:table-cell office:value-type="float" office:value="106.8007315" calcext:value-type="float">
            <text:p>106.8007315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 Boga Rasa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.2/RW.4, Lebak Bulus, South Jakarta City</text:p>
          </table:table-cell>
          <table:table-cell office:value-type="float" office:value="-6.3022793" calcext:value-type="float">
            <text:p>-6.3022793</text:p>
          </table:table-cell>
          <table:table-cell office:value-type="float" office:value="106.7775722" calcext:value-type="float">
            <text:p>106.7775722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 GILA BUMIJAWA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Warung Buncit Raya No.25, RT.5/RW.3, Kalibata, Kota Jakarta Selatan</text:p>
          </table:table-cell>
          <table:table-cell office:value-type="float" office:value="-6.2626181" calcext:value-type="float">
            <text:p>-6.2626181</text:p>
          </table:table-cell>
          <table:table-cell office:value-type="float" office:value="106.8304767" calcext:value-type="float">
            <text:p>106.830476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 mas roni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Masjid Baiturrahim, Jurang Manggu Tim., Kota Tangerang Selatan</text:p>
          </table:table-cell>
          <table:table-cell office:value-type="float" office:value="-6.262844" calcext:value-type="float">
            <text:p>-6.262844</text:p>
          </table:table-cell>
          <table:table-cell office:value-type="float" office:value="106.7390794" calcext:value-type="float">
            <text:p>106.7390794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Kav. Keuangan Raya No.60, RT.1/RW.1, Kedaung, Kota Tangerang Selatan</text:p>
          </table:table-cell>
          <table:table-cell office:value-type="float" office:value="-6.3094788" calcext:value-type="float">
            <text:p>-6.3094788</text:p>
          </table:table-cell>
          <table:table-cell office:value-type="float" office:value="106.7341191" calcext:value-type="float">
            <text:p>106.7341191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 Waluyo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Maribaya Blok G2 No.1, Pangkalan Jati, Kota Depok</text:p>
          </table:table-cell>
          <table:table-cell office:value-type="float" office:value="-6.3220023" calcext:value-type="float">
            <text:p>-6.3220023</text:p>
          </table:table-cell>
          <table:table-cell office:value-type="float" office:value="106.7829184" calcext:value-type="float">
            <text:p>106.7829184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Sahila Nasi Goreng &amp; Tempe Mendoan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Raya Lapan, RT.6/RW.1, Pekayon, Kota Jakarta Timur</text:p>
          </table:table-cell>
          <table:table-cell office:value-type="float" office:value="-6.3409454" calcext:value-type="float">
            <text:p>-6.3409454</text:p>
          </table:table-cell>
          <table:table-cell office:value-type="float" office:value="106.8636996" calcext:value-type="float">
            <text:p>106.8636996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 Spesial Mix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Tarumanegara No.17B, Pisangan, Kota Tangerang Selatan</text:p>
          </table:table-cell>
          <table:table-cell office:value-type="float" office:value="-6.3137517" calcext:value-type="float">
            <text:p>-6.3137517</text:p>
          </table:table-cell>
          <table:table-cell office:value-type="float" office:value="106.7553183" calcext:value-type="float">
            <text:p>106.7553183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GOR MAS AGUS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Kalibata Timur I No.20, RT.9/RW.1, Kalibata, Kota Jakarta Selatan</text:p>
          </table:table-cell>
          <table:table-cell office:value-type="float" office:value="-6.2593063" calcext:value-type="float">
            <text:p>-6.2593063</text:p>
          </table:table-cell>
          <table:table-cell office:value-type="float" office:value="106.8478172" calcext:value-type="float">
            <text:p>106.8478172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asi Goreng Bang Holen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an H. Juhri, RT.1/RW.8, Meruya Sel., Kota Jakarta Barat</text:p>
          </table:table-cell>
          <table:table-cell office:value-type="float" office:value="-6.2107911" calcext:value-type="float">
            <text:p>-6.2107911</text:p>
          </table:table-cell>
          <table:table-cell office:value-type="float" office:value="106.7356263" calcext:value-type="float">
            <text:p>106.7356263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Nasi Goreng Tip Top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-, Jl. U No.27, RT.9/RW.15, Palmerah, Kota Jakarta Barat</text:p>
          </table:table-cell>
          <table:table-cell office:value-type="float" office:value="-6.202392" calcext:value-type="float">
            <text:p>-6.202392</text:p>
          </table:table-cell>
          <table:table-cell office:value-type="float" office:value="106.784229" calcext:value-type="float">
            <text:p>106.78422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NASI GORENG JAYA 99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Curug Agung No.50a, RT.1, Tanah Baru, Kota Depok</text:p>
          </table:table-cell>
          <table:table-cell office:value-type="float" office:value="-6.36802" calcext:value-type="float">
            <text:p>-6.36802</text:p>
          </table:table-cell>
          <table:table-cell office:value-type="float" office:value="106.805596" calcext:value-type="float">
            <text:p>106.805596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WM. NASGOR PONDOK SELERA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Warga No.3, RT.17/RW.3, Pejaten Bar., Kota Jakarta Selatan</text:p>
          </table:table-cell>
          <table:table-cell office:value-type="float" office:value="-6.2725329" calcext:value-type="float">
            <text:p>-6.2725329</text:p>
          </table:table-cell>
          <table:table-cell office:value-type="float" office:value="106.8391295" calcext:value-type="float">
            <text:p>106.8391295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Nasi Goreng Cak Alan Khas Surabaya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Komjen.Pol.M.Jasin No.129, Tugu, Kota Depok</text:p>
          </table:table-cell>
          <table:table-cell office:value-type="float" office:value="-6.3554539" calcext:value-type="float">
            <text:p>-6.3554539</text:p>
          </table:table-cell>
          <table:table-cell office:value-type="float" office:value="106.8529963" calcext:value-type="float">
            <text:p>106.8529963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Nasgor dok dok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.5/RW.4, Jagakarsa, South Jakarta City</text:p>
          </table:table-cell>
          <table:table-cell office:value-type="float" office:value="-6.3170254" calcext:value-type="float">
            <text:p>-6.3170254</text:p>
          </table:table-cell>
          <table:table-cell office:value-type="float" office:value="106.8161362" calcext:value-type="float">
            <text:p>106.8161362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Nasi Goreng Mas Nur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Cabe IV No.20, Pd. Cabe Udik, Kota Tangerang Selatan</text:p>
          </table:table-cell>
          <table:table-cell office:value-type="float" office:value="-6.3323038" calcext:value-type="float">
            <text:p>-6.3323038</text:p>
          </table:table-cell>
          <table:table-cell office:value-type="float" office:value="106.7688461" calcext:value-type="float">
            <text:p>106.7688461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Nasi Goreng Ojolali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Taman Alfa Indah, RT.7/RW.3, Joglo, Kota Jakarta Barat</text:p>
          </table:table-cell>
          <table:table-cell office:value-type="float" office:value="-6.2205531" calcext:value-type="float">
            <text:p>-6.2205531</text:p>
          </table:table-cell>
          <table:table-cell office:value-type="float" office:value="106.7548642" calcext:value-type="float">
            <text:p>106.7548642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Nasi Goreng Botor Botorr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Sirsak, RT.2/RW.4, Ciganjur, Kota Jakarta Selatan</text:p>
          </table:table-cell>
          <table:table-cell office:value-type="float" office:value="-6.3375956" calcext:value-type="float">
            <text:p>-6.3375956</text:p>
          </table:table-cell>
          <table:table-cell office:value-type="float" office:value="106.8182039" calcext:value-type="float">
            <text:p>106.818203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Nasi Goreng Bu Sum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Sidik No.19-30, RT.4/RW.6, Kuningan, Karet Kuningan, Kota Jakarta Selatan</text:p>
          </table:table-cell>
          <table:table-cell office:value-type="float" office:value="-6.2196594" calcext:value-type="float">
            <text:p>-6.2196594</text:p>
          </table:table-cell>
          <table:table-cell office:value-type="float" office:value="106.8230054" calcext:value-type="float">
            <text:p>106.8230054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nasi goreng puri sakti (1)zaenal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Puri Sakti I, RT.1/RW.2, Cipete Sel., Kota Jakarta Selatan</text:p>
          </table:table-cell>
          <table:table-cell office:value-type="float" office:value="-6.2727532" calcext:value-type="float">
            <text:p>-6.2727532</text:p>
          </table:table-cell>
          <table:table-cell office:value-type="float" office:value="106.8098217" calcext:value-type="float">
            <text:p>106.8098217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Nasi Goreng Sakur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Ee, RT.6, Sukabumi Utara, Kota Jakarta Barat</text:p>
          </table:table-cell>
          <table:table-cell office:value-type="float" office:value="-6.2123095" calcext:value-type="float">
            <text:p>-6.2123095</text:p>
          </table:table-cell>
          <table:table-cell office:value-type="float" office:value="106.7786626" calcext:value-type="float">
            <text:p>106.7786626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Nasi Goreng Jama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Camat Gabun No.1, RT.4/RW.8, Lenteng Agung, Kota Jakarta Selatan</text:p>
          </table:table-cell>
          <table:table-cell office:value-type="float" office:value="-6.3377015" calcext:value-type="float">
            <text:p>-6.3377015</text:p>
          </table:table-cell>
          <table:table-cell office:value-type="float" office:value="106.8369021" calcext:value-type="float">
            <text:p>106.83690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ntin MPR DP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T.1/RW.3, Gelora, Central Jakarta City</text:p>
          </table:table-cell>
          <table:table-cell office:value-type="float" office:value="-6.2076671" calcext:value-type="float">
            <text:p>-6.2076671</text:p>
          </table:table-cell>
          <table:table-cell office:value-type="float" office:value="106.7988796" calcext:value-type="float">
            <text:p>106.79887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asi Goreng Gila Ponja</text:p>
          </table:table-cell>
          <table:table-cell office:value-type="float" office:value="3.9" calcext:value-type="float">
            <text:p>3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Pondok Jaya II, RT.2/RW.6, Pela Mampang, Kota Jakarta Selatan</text:p>
          </table:table-cell>
          <table:table-cell office:value-type="float" office:value="-6.2474055" calcext:value-type="float">
            <text:p>-6.2474055</text:p>
          </table:table-cell>
          <table:table-cell office:value-type="float" office:value="106.8236846" calcext:value-type="float">
            <text:p>106.8236846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Nasi Goreng Kambing Mas Arif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Muria Tanjakan No.76, RT.12/RW.2, Menteng Atas, Kota Jakarta Selatan</text:p>
          </table:table-cell>
          <table:table-cell office:value-type="float" office:value="-6.2127606" calcext:value-type="float">
            <text:p>-6.2127606</text:p>
          </table:table-cell>
          <table:table-cell office:value-type="float" office:value="106.8379917" calcext:value-type="float">
            <text:p>106.83799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sgor Gila 99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H. Muchtar Raya No.56, Petukangan Utara, Kota Jakarta Selatan</text:p>
          </table:table-cell>
          <table:table-cell office:value-type="float" office:value="-6.2336485" calcext:value-type="float">
            <text:p>-6.2336485</text:p>
          </table:table-cell>
          <table:table-cell office:value-type="float" office:value="106.7448932" calcext:value-type="float">
            <text:p>106.74489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arung Nasi Sari Rasa 2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 Khair No 61 Ragunan RT 02, RT.2/RW.4, Ragunan, Kota Jakarta Selatan</text:p>
          </table:table-cell>
          <table:table-cell office:value-type="float" office:value="-6.3042903" calcext:value-type="float">
            <text:p>-6.3042903</text:p>
          </table:table-cell>
          <table:table-cell office:value-type="float" office:value="106.820468" calcext:value-type="float">
            <text:p>106.8204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si Goreng Gondrong Wonge Dewek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lan Ciledug Raya no.8 11 2, RT.11/RW.2, Cipulir, Kota Jakarta Selatan</text:p>
          </table:table-cell>
          <table:table-cell office:value-type="float" office:value="-6.2372585" calcext:value-type="float">
            <text:p>-6.2372585</text:p>
          </table:table-cell>
          <table:table-cell office:value-type="float" office:value="106.7756644" calcext:value-type="float">
            <text:p>106.77566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SI GORENG 46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 002 RW 001 Komplek Pertamina, Jl. Yaktapena Raya, Pd. Ranji, Kota Tangerang Selatan</text:p>
          </table:table-cell>
          <table:table-cell office:value-type="float" office:value="-6.286399" calcext:value-type="float">
            <text:p>-6.286399</text:p>
          </table:table-cell>
          <table:table-cell office:value-type="float" office:value="106.745207" calcext:value-type="float">
            <text:p>106.7452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aputra Nasi Goreng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lan Karya Utama Rt 03 Rw 06 Nomor 70, Srengseng, Kembangan, RT.3/RW.6, Srengseng, Kota Jakarta Barat</text:p>
          </table:table-cell>
          <table:table-cell office:value-type="float" office:value="-6.2127021" calcext:value-type="float">
            <text:p>-6.2127021</text:p>
          </table:table-cell>
          <table:table-cell office:value-type="float" office:value="106.7612585" calcext:value-type="float">
            <text:p>106.7612585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Nasi Goreng Si Coy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Madrasah No.6, RT.9/RW.9, Kb. Jeruk, Kota Jakarta Barat</text:p>
          </table:table-cell>
          <table:table-cell office:value-type="float" office:value="-6.2016694" calcext:value-type="float">
            <text:p>-6.2016694</text:p>
          </table:table-cell>
          <table:table-cell office:value-type="float" office:value="106.7773005" calcext:value-type="float">
            <text:p>106.7773005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Nasi Goreng Gila Mas Idin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., Jl. Raya Kby. Lama No.15, RT.4/RW.3, Grogol Utara, Kota Jakarta Selatan</text:p>
          </table:table-cell>
          <table:table-cell office:value-type="float" office:value="-6.208142" calcext:value-type="float">
            <text:p>-6.208142</text:p>
          </table:table-cell>
          <table:table-cell office:value-type="float" office:value="106.7834244" calcext:value-type="float">
            <text:p>106.7834244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NASGOR TETENG ( ati Ampela )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Klp. Dua Raya, Tugu, Kota Depok</text:p>
          </table:table-cell>
          <table:table-cell office:value-type="float" office:value="-6.3687594" calcext:value-type="float">
            <text:p>-6.3687594</text:p>
          </table:table-cell>
          <table:table-cell office:value-type="float" office:value="106.8426274" calcext:value-type="float">
            <text:p>106.8426274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Nasi Goreng Sedap Malam - Rawa Kopi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Pangkalan Jati No.8, Pangkalan Jati, Kota Jakarta Selatan</text:p>
          </table:table-cell>
          <table:table-cell office:value-type="float" office:value="-6.325306" calcext:value-type="float">
            <text:p>-6.325306</text:p>
          </table:table-cell>
          <table:table-cell office:value-type="float" office:value="106.7953649" calcext:value-type="float">
            <text:p>106.795364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RASAIN!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lan raya Lenteng agung no. 36, Kp. Sawah No.27 RT 01/01, RT.1/RW.1, Srengseng Sawah, Kota Jakarta Selatan</text:p>
          </table:table-cell>
          <table:table-cell office:value-type="float" office:value="-6.3541335" calcext:value-type="float">
            <text:p>-6.3541335</text:p>
          </table:table-cell>
          <table:table-cell office:value-type="float" office:value="106.8323041" calcext:value-type="float">
            <text:p>106.8323041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ADI BAROKAH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Ir H. Juanda Jl. Semanggi II, Cemp. Putih, Kota Tangerang Selatan</text:p>
          </table:table-cell>
          <table:table-cell office:value-type="float" office:value="-6.3098802" calcext:value-type="float">
            <text:p>-6.3098802</text:p>
          </table:table-cell>
          <table:table-cell office:value-type="float" office:value="106.7553311" calcext:value-type="float">
            <text:p>106.7553311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Nasi Goreng SM Senja Malam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Lebak Bulus Raya No.41. A, RT.9/RW.7, Pd. Pinang, Kota Jakarta Selatan</text:p>
          </table:table-cell>
          <table:table-cell office:value-type="float" office:value="-6.2890348" calcext:value-type="float">
            <text:p>-6.2890348</text:p>
          </table:table-cell>
          <table:table-cell office:value-type="float" office:value="106.7730474" calcext:value-type="float">
            <text:p>106.7730474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Warung Nasi Mas Ar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Mesjid Al Huda, RT.1/RW.3, Kby. Lama Utara, Kota Jakarta Selatan</text:p>
          </table:table-cell>
          <table:table-cell office:value-type="float" office:value="-6.240574" calcext:value-type="float">
            <text:p>-6.240574</text:p>
          </table:table-cell>
          <table:table-cell office:value-type="float" office:value="106.781347" calcext:value-type="float">
            <text:p>106.7813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gila mas aci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Denpasar Raya No.6, RT.6/RW.7, Kuningan, Karet Kuningan, Kota Jakarta Selatan</text:p>
          </table:table-cell>
          <table:table-cell office:value-type="float" office:value="-6.2176716" calcext:value-type="float">
            <text:p>-6.2176716</text:p>
          </table:table-cell>
          <table:table-cell office:value-type="float" office:value="106.8298051" calcext:value-type="float">
            <text:p>106.82980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BENTUM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 15, Jl. Kalibata Utara II No.RT 12, RT.11/RW.7, Kalibata, Kota Jakarta Selatan</text:p>
          </table:table-cell>
          <table:table-cell office:value-type="float" office:value="-6.261054" calcext:value-type="float">
            <text:p>-6.261054</text:p>
          </table:table-cell>
          <table:table-cell office:value-type="float" office:value="106.8314731" calcext:value-type="float">
            <text:p>106.83147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Tebet Tim. Dalam XI No.103, RT.3/RW.6, Tebet Tim., Kota Jakarta Selatan</text:p>
          </table:table-cell>
          <table:table-cell office:value-type="float" office:value="-6.2364616" calcext:value-type="float">
            <text:p>-6.2364616</text:p>
          </table:table-cell>
          <table:table-cell office:value-type="float" office:value="106.8570007" calcext:value-type="float">
            <text:p>106.8570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Baroka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Tanah Baru No.15, RT.3/RW.5, Tanah Baru, Kota Depok</text:p>
          </table:table-cell>
          <table:table-cell office:value-type="float" office:value="-6.37127" calcext:value-type="float">
            <text:p>-6.37127</text:p>
          </table:table-cell>
          <table:table-cell office:value-type="float" office:value="106.8085492" calcext:value-type="float">
            <text:p>106.80854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Bu Ag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ukusan, Depok City</text:p>
          </table:table-cell>
          <table:table-cell office:value-type="float" office:value="-6.3624147" calcext:value-type="float">
            <text:p>-6.3624147</text:p>
          </table:table-cell>
          <table:table-cell office:value-type="float" office:value="106.81966" calcext:value-type="float">
            <text:p>106.81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warjuk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Bintaro Permai IV No.29, RT.8/RW.9, Bintaro, Kota Jakarta Selatan</text:p>
          </table:table-cell>
          <table:table-cell office:value-type="float" office:value="-6.2626351" calcext:value-type="float">
            <text:p>-6.2626351</text:p>
          </table:table-cell>
          <table:table-cell office:value-type="float" office:value="106.7603877" calcext:value-type="float">
            <text:p>106.7603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Java Food Batam 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Batu Ampar 1, RT.1/RW.6, Batu Ampar, Kota Jakarta Timur</text:p>
          </table:table-cell>
          <table:table-cell office:value-type="float" office:value="-6.2725388" calcext:value-type="float">
            <text:p>-6.2725388</text:p>
          </table:table-cell>
          <table:table-cell office:value-type="float" office:value="106.8631396" calcext:value-type="float">
            <text:p>106.86313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@Mas'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Mampang Prapatan VIII No.1, RT.2/RW.1, Tegal Parang, Kota Jakarta Selatan</text:p>
          </table:table-cell>
          <table:table-cell office:value-type="float" office:value="-6.2478224" calcext:value-type="float">
            <text:p>-6.2478224</text:p>
          </table:table-cell>
          <table:table-cell office:value-type="float" office:value="106.8318141" calcext:value-type="float">
            <text:p>106.8318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Gila Ja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H. Muchtar Raya No.64, RT.12/RW.11, Petukangan Utara, Kota Jakarta Selatan</text:p>
          </table:table-cell>
          <table:table-cell office:value-type="float" office:value="-6.2260805" calcext:value-type="float">
            <text:p>-6.2260805</text:p>
          </table:table-cell>
          <table:table-cell office:value-type="float" office:value="106.7436801" calcext:value-type="float">
            <text:p>106.74368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2001 Citra Rasa 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Moh. Kahfi 1, RT.5/RW.1, Ciganjur, Kota Jakarta Selatan</text:p>
          </table:table-cell>
          <table:table-cell office:value-type="float" office:value="-6.3300836" calcext:value-type="float">
            <text:p>-6.3300836</text:p>
          </table:table-cell>
          <table:table-cell office:value-type="float" office:value="106.8086966" calcext:value-type="float">
            <text:p>106.8086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Si Do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Cikoko Brt. Dalam I No.RT03/03, RT.3/RW.3, Cikoko, Kota Jakarta Selatan</text:p>
          </table:table-cell>
          <table:table-cell office:value-type="float" office:value="-6.2442986" calcext:value-type="float">
            <text:p>-6.2442986</text:p>
          </table:table-cell>
          <table:table-cell office:value-type="float" office:value="106.8510482" calcext:value-type="float">
            <text:p>106.85104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Ngadi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. Bangka II Gg. I No.14, RT.5/RW.1, Pela Mampang, Kota Jakarta Selatan</text:p>
          </table:table-cell>
          <table:table-cell office:value-type="float" office:value="-6.2450928" calcext:value-type="float">
            <text:p>-6.2450928</text:p>
          </table:table-cell>
          <table:table-cell office:value-type="float" office:value="106.8185385" calcext:value-type="float">
            <text:p>106.81853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si Goreng Cabang Maman Hek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H. Taiman Ujung, RT.1/RW.10, Gedong, Kota Jakarta Timur</text:p>
          </table:table-cell>
          <table:table-cell office:value-type="float" office:value="-6.2985186" calcext:value-type="float">
            <text:p>-6.2985186</text:p>
          </table:table-cell>
          <table:table-cell office:value-type="float" office:value="106.865225" calcext:value-type="float">
            <text:p>106.8652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i Goreng Enak Gillaaa.. /GE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., Jl. H. Hasan No.2, RT.2/RW.9, Baru, Kota Jakarta Timur</text:p>
          </table:table-cell>
          <table:table-cell office:value-type="float" office:value="-6.3241381" calcext:value-type="float">
            <text:p>-6.3241381</text:p>
          </table:table-cell>
          <table:table-cell office:value-type="float" office:value="106.8505363" calcext:value-type="float">
            <text:p>106.85053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I GORENG MAS NDUT / KUMIS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Pinang Kalijati No.37-48, RT.7/RW.9, Pd. Labu, Kota Jakarta Selatan</text:p>
          </table:table-cell>
          <table:table-cell office:value-type="float" office:value="-6.3059407" calcext:value-type="float">
            <text:p>-6.3059407</text:p>
          </table:table-cell>
          <table:table-cell office:value-type="float" office:value="106.8010662" calcext:value-type="float">
            <text:p>106.80106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i Goreng Goban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Surya Kencana No.73-74, Pamulang Bar., Kota Tangerang Selatan</text:p>
          </table:table-cell>
          <table:table-cell office:value-type="float" office:value="-6.348048" calcext:value-type="float">
            <text:p>-6.348048</text:p>
          </table:table-cell>
          <table:table-cell office:value-type="float" office:value="106.734824" calcext:value-type="float">
            <text:p>106.7348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i goreng 87 chinese food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Limo Raya No.124, Limo, Kota Depok</text:p>
          </table:table-cell>
          <table:table-cell office:value-type="float" office:value="-6.36398" calcext:value-type="float">
            <text:p>-6.36398</text:p>
          </table:table-cell>
          <table:table-cell office:value-type="float" office:value="106.7760689" calcext:value-type="float">
            <text:p>106.77606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arung Nasi Pendowo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Pendowo, Limo, Kota Depok</text:p>
          </table:table-cell>
          <table:table-cell office:value-type="float" office:value="-6.3665772" calcext:value-type="float">
            <text:p>-6.3665772</text:p>
          </table:table-cell>
          <table:table-cell office:value-type="float" office:value="106.7827394" calcext:value-type="float">
            <text:p>106.78273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i Goreng Bedeng 79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named Road, Ciputat, Kota Tangerang Selatan</text:p>
          </table:table-cell>
          <table:table-cell office:value-type="float" office:value="-6.325758" calcext:value-type="float">
            <text:p>-6.325758</text:p>
          </table:table-cell>
          <table:table-cell office:value-type="float" office:value="106.7434588" calcext:value-type="float">
            <text:p>106.74345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i Goreng &amp; Uduk Sulta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Rumbut No.59, Pasir Gn. Sel., Kota Depok</text:p>
          </table:table-cell>
          <table:table-cell office:value-type="float" office:value="-6.3456203" calcext:value-type="float">
            <text:p>-6.3456203</text:p>
          </table:table-cell>
          <table:table-cell office:value-type="float" office:value="106.852159" calcext:value-type="float">
            <text:p>106.852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I GORENG ENAK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g. Musyawarah, RT.8/RW.9, Jati Padang, Kota Jakarta Selatan</text:p>
          </table:table-cell>
          <table:table-cell office:value-type="float" office:value="-6.2893064" calcext:value-type="float">
            <text:p>-6.2893064</text:p>
          </table:table-cell>
          <table:table-cell office:value-type="float" office:value="106.8291832" calcext:value-type="float">
            <text:p>106.82918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i Goreng 99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.2/RW.3, Cijantung, East Jakarta City</text:p>
          </table:table-cell>
          <table:table-cell office:value-type="float" office:value="-6.3196123" calcext:value-type="float">
            <text:p>-6.3196123</text:p>
          </table:table-cell>
          <table:table-cell office:value-type="float" office:value="106.8582602" calcext:value-type="float">
            <text:p>106.85826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arkop EMA LIMIH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l. Rawakalong No.21, Grogol, Kota Depok</text:p>
          </table:table-cell>
          <table:table-cell office:value-type="float" office:value="-6.3733512" calcext:value-type="float">
            <text:p>-6.3733512</text:p>
          </table:table-cell>
          <table:table-cell office:value-type="float" office:value="106.7957227" calcext:value-type="float">
            <text:p>106.7957227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Nasi Goreng Pesanggrahan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g. Subur, RT.009 Rw001/RW.1, no:62, Kota Jakarta Selatan</text:p>
          </table:table-cell>
          <table:table-cell office:value-type="float" office:value="-6.2546787" calcext:value-type="float">
            <text:p>-6.2546787</text:p>
          </table:table-cell>
          <table:table-cell office:value-type="float" office:value="106.7643123" calcext:value-type="float">
            <text:p>106.76431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si Goreng Bang Emen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Lenteng Agung Raya No.24 13 7, RT.13/RW.7, Lenteng Agung, Kota Jakarta Selatan</text:p>
          </table:table-cell>
          <table:table-cell office:value-type="float" office:value="-6.3316757" calcext:value-type="float">
            <text:p>-6.3316757</text:p>
          </table:table-cell>
          <table:table-cell office:value-type="float" office:value="106.8354002" calcext:value-type="float">
            <text:p>106.83540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isang Goreng Arjuna Antasari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Pangeran Antasari No.18, RT.5/RW.13, Cilandak Bar., Kota Jakarta Selatan</text:p>
          </table:table-cell>
          <table:table-cell office:value-type="float" office:value="-6.2835363" calcext:value-type="float">
            <text:p>-6.2835363</text:p>
          </table:table-cell>
          <table:table-cell office:value-type="float" office:value="106.8071028" calcext:value-type="float">
            <text:p>106.80710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si Goreng Gaul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 Nangka No: 20, RT.6/RW.5, Tj. Bar., Kota Jakarta Selatan</text:p>
          </table:table-cell>
          <table:table-cell office:value-type="float" office:value="-6.3025426" calcext:value-type="float">
            <text:p>-6.3025426</text:p>
          </table:table-cell>
          <table:table-cell office:value-type="float" office:value="106.8492743" calcext:value-type="float">
            <text:p>106.84927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si Goreng Babat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lan Pintu Senayan 1 Floor 5 Fx Sudirman Gelora Tanah Abang, Jakarta Pusat, RT.1/RW.3, Gelora, Kota Jakarta Pusat</text:p>
          </table:table-cell>
          <table:table-cell office:value-type="float" office:value="-6.224387" calcext:value-type="float">
            <text:p>-6.224387</text:p>
          </table:table-cell>
          <table:table-cell office:value-type="float" office:value="106.803994" calcext:value-type="float">
            <text:p>106.803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si Goreng Cak Doel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Ps. Minggu Raya No.44, RT.8/RW.9, Pancoran, Kota Jakarta Selatan</text:p>
          </table:table-cell>
          <table:table-cell office:value-type="float" office:value="-6.2518384" calcext:value-type="float">
            <text:p>-6.2518384</text:p>
          </table:table-cell>
          <table:table-cell office:value-type="float" office:value="106.84279" calcext:value-type="float">
            <text:p>106.842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iang Nasgor Toro1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an Ruko Bona Jalan Karang Tengah Raya Nomor 3G Lebak Bulus, RT.5, Lb. Bulus, DKI Jakarta</text:p>
          </table:table-cell>
          <table:table-cell office:value-type="float" office:value="-6.300951" calcext:value-type="float">
            <text:p>-6.300951</text:p>
          </table:table-cell>
          <table:table-cell office:value-type="float" office:value="106.780139" calcext:value-type="float">
            <text:p>106.780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SI GULE (PKL)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Raya Kby. Lama No.188, RT.1/RW.3, Cipulir, Kota Jakarta Selatan</text:p>
          </table:table-cell>
          <table:table-cell office:value-type="float" office:value="-6.2345942" calcext:value-type="float">
            <text:p>-6.2345942</text:p>
          </table:table-cell>
          <table:table-cell office:value-type="float" office:value="106.7802308" calcext:value-type="float">
            <text:p>106.7802308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Nasi Goreng Enakk Banget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Dr. Saharjo No.55, RT.16/RW.8, Manggarai, Kota Jakarta Selatan</text:p>
          </table:table-cell>
          <table:table-cell office:value-type="float" office:value="-6.2135635" calcext:value-type="float">
            <text:p>-6.2135635</text:p>
          </table:table-cell>
          <table:table-cell office:value-type="float" office:value="106.8450632" calcext:value-type="float">
            <text:p>106.845063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Nasi Goreng Komeng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jasera Nyi Ageng Serang, Jl. H. Achmad Bakrie Bar., RT.2/RW.5, Karet Kuningan, Kota Jakarta Selatan</text:p>
          </table:table-cell>
          <table:table-cell office:value-type="float" office:value="-6.222984" calcext:value-type="float">
            <text:p>-6.222984</text:p>
          </table:table-cell>
          <table:table-cell office:value-type="float" office:value="106.8350315" calcext:value-type="float">
            <text:p>106.8350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si Goreng Husin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Qrisdoren No.1, RT.8/RW.5, Sukabumi Utara, Kota Jakarta Barat</text:p>
          </table:table-cell>
          <table:table-cell office:value-type="float" office:value="-6.2099114" calcext:value-type="float">
            <text:p>-6.2099114</text:p>
          </table:table-cell>
          <table:table-cell office:value-type="float" office:value="106.7740941" calcext:value-type="float">
            <text:p>106.77409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si Goreng Mas Tejo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H. Jeni I No.1A, RT.8/RW.7, Gandaria Utara, Kota Jakarta Selatan</text:p>
          </table:table-cell>
          <table:table-cell office:value-type="float" office:value="-6.2635479" calcext:value-type="float">
            <text:p>-6.2635479</text:p>
          </table:table-cell>
          <table:table-cell office:value-type="float" office:value="106.7946383" calcext:value-type="float">
            <text:p>106.79463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si Campur Achiung 999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 Anggrek Raya, Pejuang, Medan Satria, Perumahan harapan Indah Blok PP, No. 23, Pd. Ranji, Kota Tangerang Selatan</text:p>
          </table:table-cell>
          <table:table-cell office:value-type="float" office:value="-6.287295" calcext:value-type="float">
            <text:p>-6.287295</text:p>
          </table:table-cell>
          <table:table-cell office:value-type="float" office:value="106.740143" calcext:value-type="float">
            <text:p>106.7401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Ampera Raya No.16, RT.4/RW.4, Cilandak Tim., Kota Jakarta Selatan</text:p>
          </table:table-cell>
          <table:table-cell office:value-type="float" office:value="-6.2746281" calcext:value-type="float">
            <text:p>-6.2746281</text:p>
          </table:table-cell>
          <table:table-cell office:value-type="float" office:value="106.8208636" calcext:value-type="float">
            <text:p>106.82086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lan Jagakarsa 1 #12 Rt 03 Rw 07 Jagakarsa, Jakarta Selatan, RT.4/RW.2, Jagakarsa, Kota Jakarta Selatan</text:p>
          </table:table-cell>
          <table:table-cell office:value-type="float" office:value="-6.329756" calcext:value-type="float">
            <text:p>-6.329756</text:p>
          </table:table-cell>
          <table:table-cell office:value-type="float" office:value="106.820674" calcext:value-type="float">
            <text:p>106.8206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SI GO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lan Metro Pondok Indah Kav 3 Saung Metro Pondok Indah, RT.9/RW.13, Grogol Utara, DKI Jakarta</text:p>
          </table:table-cell>
          <table:table-cell office:value-type="float" office:value="-6.215995" calcext:value-type="float">
            <text:p>-6.215995</text:p>
          </table:table-cell>
          <table:table-cell office:value-type="float" office:value="106.785392" calcext:value-type="float">
            <text:p>106.7853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kso &amp; Nasi Goreng 'K-O-K-OK'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gol, Depok City</text:p>
          </table:table-cell>
          <table:table-cell office:value-type="float" office:value="-6.372863" calcext:value-type="float">
            <text:p>-6.372863</text:p>
          </table:table-cell>
          <table:table-cell office:value-type="float" office:value="106.7810761" calcext:value-type="float">
            <text:p>106.78107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si Goreng Mas Kuncung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.11/RW.13, West Cilandak, South Jakarta City</text:p>
          </table:table-cell>
          <table:table-cell office:value-type="float" office:value="-6.2833399" calcext:value-type="float">
            <text:p>-6.2833399</text:p>
          </table:table-cell>
          <table:table-cell office:value-type="float" office:value="106.7994195" calcext:value-type="float">
            <text:p>106.79941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si Goreng Singkana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.10/RW.1, Cipedak, South Jakarta City</text:p>
          </table:table-cell>
          <table:table-cell office:value-type="float" office:value="-6.3487706" calcext:value-type="float">
            <text:p>-6.3487706</text:p>
          </table:table-cell>
          <table:table-cell office:value-type="float" office:value="106.795851" calcext:value-type="float">
            <text:p>106.7958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SI GORENG BABAT SEMARANG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t and Eat Creating Food Adventure One Belpark Mall Lantai 2, Jalan RS Fatmawati #1 Pondok Labu Cilandak, Jakarta. Selatan, RT.1/RW.1, Pd. Labu, Kota Jakarta Selatan</text:p>
          </table:table-cell>
          <table:table-cell office:value-type="float" office:value="-6.304514" calcext:value-type="float">
            <text:p>-6.304514</text:p>
          </table:table-cell>
          <table:table-cell office:value-type="float" office:value="106.794586" calcext:value-type="float">
            <text:p>106.7945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si Goreng bang Jamal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HOS Cokroaminoto, RT.001/RW.002, Cipadu, Kota Tangerang</text:p>
          </table:table-cell>
          <table:table-cell office:value-type="float" office:value="-6.2341379" calcext:value-type="float">
            <text:p>-6.2341379</text:p>
          </table:table-cell>
          <table:table-cell office:value-type="float" office:value="106.7355261" calcext:value-type="float">
            <text:p>106.73552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si Goreng Bewok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ok H Turini No., Jl. Wr. Sila Blok H Turini No.6, RT.2/RW.5, Cipedak, Kota Jakarta Selatan</text:p>
          </table:table-cell>
          <table:table-cell office:value-type="float" office:value="-6.3451508" calcext:value-type="float">
            <text:p>-6.3451508</text:p>
          </table:table-cell>
          <table:table-cell office:value-type="float" office:value="106.8155626" calcext:value-type="float">
            <text:p>106.81556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si Goreng BEJO ACC21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Joglo Raya No.48, RT.7/RW.8, Joglo, Kota Jakarta Barat</text:p>
          </table:table-cell>
          <table:table-cell office:value-type="float" office:value="-6.2204908" calcext:value-type="float">
            <text:p>-6.2204908</text:p>
          </table:table-cell>
          <table:table-cell office:value-type="float" office:value="106.7410927" calcext:value-type="float">
            <text:p>106.74109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si Goreng PAK SALIM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Nusantara No.1, Pasir Gn. Sel., Kota Depok</text:p>
          </table:table-cell>
          <table:table-cell office:value-type="float" office:value="-6.3443737" calcext:value-type="float">
            <text:p>-6.3443737</text:p>
          </table:table-cell>
          <table:table-cell office:value-type="float" office:value="106.8421546" calcext:value-type="float">
            <text:p>106.84215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si Goreng Kad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Ampera II No.26-43, RT.7/RW.9, Ragunan, Kota Jakarta Selatan</text:p>
          </table:table-cell>
          <table:table-cell office:value-type="float" office:value="-6.286022" calcext:value-type="float">
            <text:p>-6.286022</text:p>
          </table:table-cell>
          <table:table-cell office:value-type="float" office:value="106.8238149" calcext:value-type="float">
            <text:p>106.82381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Kambing Tombo Kangen "Pak Roso"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ertengahan No.2, RT.5/RW.7, Cijantung, Kota Jakarta Timur</text:p>
          </table:table-cell>
          <table:table-cell office:value-type="float" office:value="-6.3243886" calcext:value-type="float">
            <text:p>-6.3243886</text:p>
          </table:table-cell>
          <table:table-cell office:value-type="float" office:value="106.8562942" calcext:value-type="float">
            <text:p>106.85629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Bang Ami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pta Taruna 3, RT.11/RW.10, Pd. Pinang, Kota Jakarta Selatan</text:p>
          </table:table-cell>
          <table:table-cell office:value-type="float" office:value="-6.286997" calcext:value-type="float">
            <text:p>-6.286997</text:p>
          </table:table-cell>
          <table:table-cell office:value-type="float" office:value="106.7752174" calcext:value-type="float">
            <text:p>106.77521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Mido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Ampera Raya No.18, RT.12/RW.2, Ragunan, Kota Jakarta Selatan</text:p>
          </table:table-cell>
          <table:table-cell office:value-type="float" office:value="-6.286677" calcext:value-type="float">
            <text:p>-6.286677</text:p>
          </table:table-cell>
          <table:table-cell office:value-type="float" office:value="106.8186953" calcext:value-type="float">
            <text:p>106.81869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EKO OK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, Jl. Harsono RM No.3, RT.5/RW.7, Ragunan, Kota Jakarta Selatan</text:p>
          </table:table-cell>
          <table:table-cell office:value-type="float" office:value="-6.2967972" calcext:value-type="float">
            <text:p>-6.2967972</text:p>
          </table:table-cell>
          <table:table-cell office:value-type="float" office:value="106.8230121" calcext:value-type="float">
            <text:p>106.82301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Classica 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Kalibata Utara I No.25B, RT.3/RW.3, Kalibata, Kota Jakarta Selatan</text:p>
          </table:table-cell>
          <table:table-cell office:value-type="float" office:value="-6.2590734" calcext:value-type="float">
            <text:p>-6.2590734</text:p>
          </table:table-cell>
          <table:table-cell office:value-type="float" office:value="106.8422193" calcext:value-type="float">
            <text:p>106.84221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maspu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ondok Aren II No.3, Pd. Betung, Kota Tangerang Selatan</text:p>
          </table:table-cell>
          <table:table-cell office:value-type="float" office:value="-6.2596975" calcext:value-type="float">
            <text:p>-6.2596975</text:p>
          </table:table-cell>
          <table:table-cell office:value-type="float" office:value="106.749025" calcext:value-type="float">
            <text:p>106.749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Do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Bintaro Puspita V, RT.10/RW.8, Pesanggrahan, Kota Jakarta Selatan</text:p>
          </table:table-cell>
          <table:table-cell office:value-type="float" office:value="-6.2656315" calcext:value-type="float">
            <text:p>-6.2656315</text:p>
          </table:table-cell>
          <table:table-cell office:value-type="float" office:value="106.7561604" calcext:value-type="float">
            <text:p>106.75616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raya Nasi Goreng Spesi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TB Simatupang, RT.3/RW.8, Ps. Minggu, Kota Jakarta Selatan</text:p>
          </table:table-cell>
          <table:table-cell office:value-type="float" office:value="-6.3015205" calcext:value-type="float">
            <text:p>-6.3015205</text:p>
          </table:table-cell>
          <table:table-cell office:value-type="float" office:value="106.8367329" calcext:value-type="float">
            <text:p>106.83673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MAS PANJU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005 04 Ni 119 Pamulang, Jl. Pd. Cabe Raya No.5, Pd. Cabe Ilir, Kota Tangerang Selatan</text:p>
          </table:table-cell>
          <table:table-cell office:value-type="float" office:value="-6.3288313" calcext:value-type="float">
            <text:p>-6.3288313</text:p>
          </table:table-cell>
          <table:table-cell office:value-type="float" office:value="106.7696971" calcext:value-type="float">
            <text:p>106.76969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Sult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Komp. Departemen Kesehatan No.RT.1, RT.1/RW.7, Ps. Minggu, Kota Jakarta Selatan</text:p>
          </table:table-cell>
          <table:table-cell office:value-type="float" office:value="-6.2934291" calcext:value-type="float">
            <text:p>-6.2934291</text:p>
          </table:table-cell>
          <table:table-cell office:value-type="float" office:value="106.8405517" calcext:value-type="float">
            <text:p>106.84055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MAW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Raya Ragunan No.RT. 11, RT.12/RW.3, Ps. Minggu, Kota Jakarta Selatan</text:p>
          </table:table-cell>
          <table:table-cell office:value-type="float" office:value="-6.285417" calcext:value-type="float">
            <text:p>-6.285417</text:p>
          </table:table-cell>
          <table:table-cell office:value-type="float" office:value="106.839424" calcext:value-type="float">
            <text:p>106.839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MANCHEST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. Ciputat, Jl. Otista Raya B No.19, Ciputat, Kota Tangerang Selatan</text:p>
          </table:table-cell>
          <table:table-cell office:value-type="float" office:value="-6.324814" calcext:value-type="float">
            <text:p>-6.324814</text:p>
          </table:table-cell>
          <table:table-cell office:value-type="float" office:value="106.743859" calcext:value-type="float">
            <text:p>106.7438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Yanto P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p PL, Jl. H. Nawi Raya No.21, RT.3/RW.2, Gandaria Sel., Kota Jakarta Selatan</text:p>
          </table:table-cell>
          <table:table-cell office:value-type="float" office:value="-6.2641038" calcext:value-type="float">
            <text:p>-6.2641038</text:p>
          </table:table-cell>
          <table:table-cell office:value-type="float" office:value="106.7955375" calcext:value-type="float">
            <text:p>106.79553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Gajah Mungku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gas, South Tangerang City</text:p>
          </table:table-cell>
          <table:table-cell office:value-type="float" office:value="-6.2779102" calcext:value-type="float">
            <text:p>-6.2779102</text:p>
          </table:table-cell>
          <table:table-cell office:value-type="float" office:value="106.7529923" calcext:value-type="float">
            <text:p>106.75299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tek tek bang suku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ersatuan, Cinere, Kota Depok</text:p>
          </table:table-cell>
          <table:table-cell office:value-type="float" office:value="-6.3328974" calcext:value-type="float">
            <text:p>-6.3328974</text:p>
          </table:table-cell>
          <table:table-cell office:value-type="float" office:value="106.7870306" calcext:value-type="float">
            <text:p>106.78703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"SEGA PERA"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Baung No.5c, RT.3/RW.1, Lenteng Agung, Kota Jakarta Selatan</text:p>
          </table:table-cell>
          <table:table-cell office:value-type="float" office:value="-6.3063258" calcext:value-type="float">
            <text:p>-6.3063258</text:p>
          </table:table-cell>
          <table:table-cell office:value-type="float" office:value="106.8377356" calcext:value-type="float">
            <text:p>106.83773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cahaya laka-lak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ejaten Raya No.40A, RT.8/RW.10, Jati Padang, Kota Jakarta Selatan</text:p>
          </table:table-cell>
          <table:table-cell office:value-type="float" office:value="-6.2797055" calcext:value-type="float">
            <text:p>-6.2797055</text:p>
          </table:table-cell>
          <table:table-cell office:value-type="float" office:value="106.8369136" calcext:value-type="float">
            <text:p>106.8369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Bunci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Mampang Prapatan VIII, RT.2/RW.2, Tegal Parang, Kota Jakarta Selatan</text:p>
          </table:table-cell>
          <table:table-cell office:value-type="float" office:value="-6.2479564" calcext:value-type="float">
            <text:p>-6.2479564</text:p>
          </table:table-cell>
          <table:table-cell office:value-type="float" office:value="106.8291124" calcext:value-type="float">
            <text:p>106.8291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CIPTA RASA CAK BID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Bintaro Permai Raya No.3, RT.12/RW.9, Bintaro, Kota Jakarta Selatan</text:p>
          </table:table-cell>
          <table:table-cell office:value-type="float" office:value="-6.256953" calcext:value-type="float">
            <text:p>-6.256953</text:p>
          </table:table-cell>
          <table:table-cell office:value-type="float" office:value="106.763723" calcext:value-type="float">
            <text:p>106.7637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isang Goreng Tanduk 26 cm, Manggar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 dr saharjo rt 02 rw05 manggarai Kel, RT.2/RW.5, Manggarai, Kota Jakarta Selatan</text:p>
          </table:table-cell>
          <table:table-cell office:value-type="float" office:value="-6.2093709" calcext:value-type="float">
            <text:p>-6.2093709</text:p>
          </table:table-cell>
          <table:table-cell office:value-type="float" office:value="106.8476648" calcext:value-type="float">
            <text:p>106.84766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I Love 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.6/RW.16, Srengseng Sawah, South Jakarta City</text:p>
          </table:table-cell>
          <table:table-cell office:value-type="float" office:value="-6.3531394" calcext:value-type="float">
            <text:p>-6.3531394</text:p>
          </table:table-cell>
          <table:table-cell office:value-type="float" office:value="106.8237866" calcext:value-type="float">
            <text:p>106.82378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Dhog-Dhog Pak Heri SURABA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H. Saleh 2, Limo, Kota Depok</text:p>
          </table:table-cell>
          <table:table-cell office:value-type="float" office:value="-6.3519625" calcext:value-type="float">
            <text:p>-6.3519625</text:p>
          </table:table-cell>
          <table:table-cell office:value-type="float" office:value="106.7821491" calcext:value-type="float">
            <text:p>106.7821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Bang Yu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engadegan Barat III No.22-25, RT.11/RW.6, Pengadegan, Kota Jakarta Selatan</text:p>
          </table:table-cell>
          <table:table-cell office:value-type="float" office:value="-6.2488039" calcext:value-type="float">
            <text:p>-6.2488039</text:p>
          </table:table-cell>
          <table:table-cell office:value-type="float" office:value="106.8532141" calcext:value-type="float">
            <text:p>106.85321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Bahar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H. Merin, RT.9/RW.4, Meruya, Kota Jakarta Barat</text:p>
          </table:table-cell>
          <table:table-cell office:value-type="float" office:value="-6.206554" calcext:value-type="float">
            <text:p>-6.206554</text:p>
          </table:table-cell>
          <table:table-cell office:value-type="float" office:value="106.737437" calcext:value-type="float">
            <text:p>106.7374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Gor Bang Am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.5/RW.3, Manggarai, South Jakarta City</text:p>
          </table:table-cell>
          <table:table-cell office:value-type="float" office:value="-6.2168193" calcext:value-type="float">
            <text:p>-6.2168193</text:p>
          </table:table-cell>
          <table:table-cell office:value-type="float" office:value="106.8533445" calcext:value-type="float">
            <text:p>106.85334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neo Dansireng nn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Swadaya 1 No.8, RT.1/RW.7, Manggarai, Kota Jakarta Selatan</text:p>
          </table:table-cell>
          <table:table-cell office:value-type="float" office:value="-6.2140966" calcext:value-type="float">
            <text:p>-6.2140966</text:p>
          </table:table-cell>
          <table:table-cell office:value-type="float" office:value="106.8470561" calcext:value-type="float">
            <text:p>106.84705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Ajii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.10/RW.12, Pela Mampang, South Jakarta City</text:p>
          </table:table-cell>
          <table:table-cell office:value-type="float" office:value="-6.2517838" calcext:value-type="float">
            <text:p>-6.2517838</text:p>
          </table:table-cell>
          <table:table-cell office:value-type="float" office:value="106.822069" calcext:value-type="float">
            <text:p>106.8220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War Nasi Goreng War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War Nasi Goreng Warna, Jl. Ciledug Raya No.125 B, RT.6/RW.5, Cipulir, Kota Jakarta Selatan</text:p>
          </table:table-cell>
          <table:table-cell office:value-type="float" office:value="-6.2372458" calcext:value-type="float">
            <text:p>-6.2372458</text:p>
          </table:table-cell>
          <table:table-cell office:value-type="float" office:value="106.7652709" calcext:value-type="float">
            <text:p>106.76527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Nasi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Duren Tiga Indah 1, RT.13/RW.7, Duren Tiga, Kota Jakarta Selatan</text:p>
          </table:table-cell>
          <table:table-cell office:value-type="float" office:value="-6.2522447" calcext:value-type="float">
            <text:p>-6.2522447</text:p>
          </table:table-cell>
          <table:table-cell office:value-type="float" office:value="106.8437516" calcext:value-type="float">
            <text:p>106.84375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Bang Id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lan Otista Raya Nomor #93 Bidaracina, Jalan Otista Raya, RT.1/RW.7, Kp. Melayu, RT.1/RW.7, Kp. Melayu, Kota Jakarta Timur</text:p>
          </table:table-cell>
          <table:table-cell office:value-type="float" office:value="-6.2402485" calcext:value-type="float">
            <text:p>-6.2402485</text:p>
          </table:table-cell>
          <table:table-cell office:value-type="float" office:value="106.8689717" calcext:value-type="float">
            <text:p>106.86897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Mandate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KH. Wahid Hasyim, Jurang Manggu Tim., Kota Tangerang Selatan</text:p>
          </table:table-cell>
          <table:table-cell office:value-type="float" office:value="-6.2567066" calcext:value-type="float">
            <text:p>-6.2567066</text:p>
          </table:table-cell>
          <table:table-cell office:value-type="float" office:value="106.7367419" calcext:value-type="float">
            <text:p>106.73674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si goreng tegal (Mas Usman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k Haji Raisin 1, Jl. H. Raisan Haji Raisin 1 No.11B, RT.5/RW.1, Cipedak, Kota Jakarta Selatan</text:p>
          </table:table-cell>
          <table:table-cell office:value-type="float" office:value="-6.3479205" calcext:value-type="float">
            <text:p>-6.3479205</text:p>
          </table:table-cell>
          <table:table-cell office:value-type="float" office:value="106.8016956" calcext:value-type="float">
            <text:p>106.80169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arung Nasi Padaringan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Sawo No.21C, Pondok Cina, Kota Depok</text:p>
          </table:table-cell>
          <table:table-cell office:value-type="float" office:value="-6.3639282" calcext:value-type="float">
            <text:p>-6.3639282</text:p>
          </table:table-cell>
          <table:table-cell office:value-type="float" office:value="106.8322654" calcext:value-type="float">
            <text:p>106.8322654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Nasi Goreng Mas Boy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almerah Barat II No.3, RT.1/RW.14, Palmerah, Kota Jakarta Barat</text:p>
          </table:table-cell>
          <table:table-cell office:value-type="float" office:value="-6.205703" calcext:value-type="float">
            <text:p>-6.205703</text:p>
          </table:table-cell>
          <table:table-cell office:value-type="float" office:value="106.789928" calcext:value-type="float">
            <text:p>106.789928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KEDAI "MS"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named Road, Jl. Raya Lenteng Agung, RT.11/RW.5, Lenteng Agung, South Jakarta City</text:p>
          </table:table-cell>
          <table:table-cell office:value-type="float" office:value="-6.3238217" calcext:value-type="float">
            <text:p>-6.3238217</text:p>
          </table:table-cell>
          <table:table-cell office:value-type="float" office:value="106.8349576" calcext:value-type="float">
            <text:p>106.8349576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gila rabel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Harun Raya No.6A, RT.4/RW.7, Sukabumi Utara, Kota Jakarta Barat</text:p>
          </table:table-cell>
          <table:table-cell office:value-type="float" office:value="-6.203773" calcext:value-type="float">
            <text:p>-6.203773</text:p>
          </table:table-cell>
          <table:table-cell office:value-type="float" office:value="106.7761599" calcext:value-type="float">
            <text:p>106.7761599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Jalan Haji Tohir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H.Tohir No.51b, RW.4, Grogol Sel., Kota Jakarta Selatan</text:p>
          </table:table-cell>
          <table:table-cell office:value-type="float" office:value="-6.2252582" calcext:value-type="float">
            <text:p>-6.2252582</text:p>
          </table:table-cell>
          <table:table-cell office:value-type="float" office:value="106.7693096" calcext:value-type="float">
            <text:p>106.7693096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Kang Topa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nten, Jl. KH. Wahid Hasyim No.#11, RT.002/RW.006, Kreo Selatan, Tangerang City</text:p>
          </table:table-cell>
          <table:table-cell office:value-type="float" office:value="-6.2369929" calcext:value-type="float">
            <text:p>-6.2369929</text:p>
          </table:table-cell>
          <table:table-cell office:value-type="float" office:value="106.7389389" calcext:value-type="float">
            <text:p>106.7389389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87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Swadaya 1 No.2, RT.6/RW.10, Pejaten Tim., Kota Jakarta Selatan</text:p>
          </table:table-cell>
          <table:table-cell office:value-type="float" office:value="-6.2943249" calcext:value-type="float">
            <text:p>-6.2943249</text:p>
          </table:table-cell>
          <table:table-cell office:value-type="float" office:value="106.8457358" calcext:value-type="float">
            <text:p>106.8457358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Warung Nasi Goreng Bude Daiyah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ejaten Raya No.56, RT.7/RW.10, Jati Padang, Kota Jakarta Selatan</text:p>
          </table:table-cell>
          <table:table-cell office:value-type="float" office:value="-6.2796256" calcext:value-type="float">
            <text:p>-6.2796256</text:p>
          </table:table-cell>
          <table:table-cell office:value-type="float" office:value="106.8361279" calcext:value-type="float">
            <text:p>106.8361279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HEN"99"Spesial Nasi goreng kambing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g. H. Yamin, RT.10/RW.2, Petukangan Utara, Kota Jakarta Selatan</text:p>
          </table:table-cell>
          <table:table-cell office:value-type="float" office:value="-6.2352081" calcext:value-type="float">
            <text:p>-6.2352081</text:p>
          </table:table-cell>
          <table:table-cell office:value-type="float" office:value="106.7469326" calcext:value-type="float">
            <text:p>106.7469326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Kebuli Bang Budi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Nangka V No.100, RT.10/RW.2, Cipete Utara, Kota Jakarta Selatan</text:p>
          </table:table-cell>
          <table:table-cell office:value-type="float" office:value="-6.2637528" calcext:value-type="float">
            <text:p>-6.2637528</text:p>
          </table:table-cell>
          <table:table-cell office:value-type="float" office:value="106.801188" calcext:value-type="float">
            <text:p>106.801188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Spesial Malam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Genteng Ijo No.3B, RT.6/RW.7, Kuningan, Karet Kuningan, Kota Jakarta Selatan</text:p>
          </table:table-cell>
          <table:table-cell office:value-type="float" office:value="-6.2190079" calcext:value-type="float">
            <text:p>-6.2190079</text:p>
          </table:table-cell>
          <table:table-cell office:value-type="float" office:value="106.8284663" calcext:value-type="float">
            <text:p>106.8284663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Sabar Menanti - Nasgor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Ayub No.8, RT.11/RW.1, Pejaten Bar., Kota Jakarta Selatan</text:p>
          </table:table-cell>
          <table:table-cell office:value-type="float" office:value="-6.2680694" calcext:value-type="float">
            <text:p>-6.2680694</text:p>
          </table:table-cell>
          <table:table-cell office:value-type="float" office:value="106.8416367" calcext:value-type="float">
            <text:p>106.8416367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Mba Mega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Tanah Merdeka No.5, RT.2/RW.5, Susukan, Kota Jakarta Timur</text:p>
          </table:table-cell>
          <table:table-cell office:value-type="float" office:value="-6.3034447" calcext:value-type="float">
            <text:p>-6.3034447</text:p>
          </table:table-cell>
          <table:table-cell office:value-type="float" office:value="106.867629" calcext:value-type="float">
            <text:p>106.867629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&amp; mie ayam mantap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Kalisari, RT.9/RW.1, Pekayon, DKI Jakarta</text:p>
          </table:table-cell>
          <table:table-cell office:value-type="float" office:value="-6.339993" calcext:value-type="float">
            <text:p>-6.339993</text:p>
          </table:table-cell>
          <table:table-cell office:value-type="float" office:value="106.863911" calcext:value-type="float">
            <text:p>106.863911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FOODBALL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Asem No.11, RT.2/RW.10, Kp. Tengah, Kota Jakarta Timur</text:p>
          </table:table-cell>
          <table:table-cell office:value-type="float" office:value="-6.2891094" calcext:value-type="float">
            <text:p>-6.2891094</text:p>
          </table:table-cell>
          <table:table-cell office:value-type="float" office:value="106.864761" calcext:value-type="float">
            <text:p>106.864761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, Kwiteaw Goreng Pak De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ndok Petir, Depok City</text:p>
          </table:table-cell>
          <table:table-cell office:value-type="float" office:value="-6.3657045" calcext:value-type="float">
            <text:p>-6.3657045</text:p>
          </table:table-cell>
          <table:table-cell office:value-type="float" office:value="106.729981" calcext:value-type="float">
            <text:p>106.729981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Seruni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g. Musholla Nurul Ikhlas, Kedaung, Kota Depok</text:p>
          </table:table-cell>
          <table:table-cell office:value-type="float" office:value="-6.3740353" calcext:value-type="float">
            <text:p>-6.3740353</text:p>
          </table:table-cell>
          <table:table-cell office:value-type="float" office:value="106.7527798" calcext:value-type="float">
            <text:p>106.7527798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Nasi Goreng "Pondok Selera 1001"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 RT.7/RW.3, Batu Ampar, East Jakarta City</text:p>
          </table:table-cell>
          <table:table-cell office:value-type="float" office:value="-6.2895266" calcext:value-type="float">
            <text:p>-6.2895266</text:p>
          </table:table-cell>
          <table:table-cell office:value-type="float" office:value="106.8595759" calcext:value-type="float">
            <text:p>106.85957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si Goreng Kebon Duren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RE Martadinata No.7, RW.9, Cipayung, Kota Tangerang Selatan</text:p>
          </table:table-cell>
          <table:table-cell office:value-type="float" office:value="-6.3394088" calcext:value-type="float">
            <text:p>-6.3394088</text:p>
          </table:table-cell>
          <table:table-cell office:value-type="float" office:value="106.7498222" calcext:value-type="float">
            <text:p>106.74982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arung Nasi Goreng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Legoso Raya No.53, Pisangan, Kota Tangerang Selatan</text:p>
          </table:table-cell>
          <table:table-cell office:value-type="float" office:value="-6.3121423" calcext:value-type="float">
            <text:p>-6.3121423</text:p>
          </table:table-cell>
          <table:table-cell office:value-type="float" office:value="106.7549728" calcext:value-type="float">
            <text:p>106.75497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Satria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H. Muchtar Raya No.81, RT.10/RW.1, Petukangan Utara, Kota Jakarta Selatan</text:p>
          </table:table-cell>
          <table:table-cell office:value-type="float" office:value="-6.2262114" calcext:value-type="float">
            <text:p>-6.2262114</text:p>
          </table:table-cell>
          <table:table-cell office:value-type="float" office:value="106.7417743" calcext:value-type="float">
            <text:p>106.74177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Delima Jaya, Rempoa, Kota Tangerang Selatan</text:p>
          </table:table-cell>
          <table:table-cell office:value-type="float" office:value="-6.2927706" calcext:value-type="float">
            <text:p>-6.2927706</text:p>
          </table:table-cell>
          <table:table-cell office:value-type="float" office:value="106.7535157" calcext:value-type="float">
            <text:p>106.75351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Warung Bhakti Cirendeu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Raya Cirendeu, Pisangan, Kota Tangerang Selatan</text:p>
          </table:table-cell>
          <table:table-cell office:value-type="float" office:value="-6.3198123" calcext:value-type="float">
            <text:p>-6.3198123</text:p>
          </table:table-cell>
          <table:table-cell office:value-type="float" office:value="106.7684449" calcext:value-type="float">
            <text:p>106.76844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24 Bahari DapSus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Wijaya Kusuma No.9, RT.5/RW.9, Cilandak Bar., Kota Jakarta Selatan</text:p>
          </table:table-cell>
          <table:table-cell office:value-type="float" office:value="-6.3017211" calcext:value-type="float">
            <text:p>-6.3017211</text:p>
          </table:table-cell>
          <table:table-cell office:value-type="float" office:value="106.7969395" calcext:value-type="float">
            <text:p>106.79693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Roy Fae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H. Muchtar Raya, RT.003/RW.012, Petukangan Utara, Kota Jakarta Selatan</text:p>
          </table:table-cell>
          <table:table-cell office:value-type="float" office:value="-6.2336779" calcext:value-type="float">
            <text:p>-6.2336779</text:p>
          </table:table-cell>
          <table:table-cell office:value-type="float" office:value="106.7447234" calcext:value-type="float">
            <text:p>106.74472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Goyang Lidah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Adam No.1A, RT.3/RW.10, Sukabumi Utara, Kota Jakarta Barat</text:p>
          </table:table-cell>
          <table:table-cell office:value-type="float" office:value="-6.2092453" calcext:value-type="float">
            <text:p>-6.2092453</text:p>
          </table:table-cell>
          <table:table-cell office:value-type="float" office:value="106.7743756" calcext:value-type="float">
            <text:p>106.77437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AW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endowo No.66, Limo, Kota Depok</text:p>
          </table:table-cell>
          <table:table-cell office:value-type="float" office:value="-6.3636203" calcext:value-type="float">
            <text:p>-6.3636203</text:p>
          </table:table-cell>
          <table:table-cell office:value-type="float" office:value="106.7806185" calcext:value-type="float">
            <text:p>106.78061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anglima Polim IV No.2, RT.6/RW.7, Melawai, Kota Jakarta Selatan</text:p>
          </table:table-cell>
          <table:table-cell office:value-type="float" office:value="-6.2503784" calcext:value-type="float">
            <text:p>-6.2503784</text:p>
          </table:table-cell>
          <table:table-cell office:value-type="float" office:value="106.8000135" calcext:value-type="float">
            <text:p>106.80001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Raya Jaya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AMD Manunggal V No.10, RT.003/RW.009, Petukangan Utara, Kota Jakarta Selatan</text:p>
          </table:table-cell>
          <table:table-cell office:value-type="float" office:value="-6.2285131" calcext:value-type="float">
            <text:p>-6.2285131</text:p>
          </table:table-cell>
          <table:table-cell office:value-type="float" office:value="106.743255" calcext:value-type="float">
            <text:p>106.743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Al-Ikhlas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Gaharu I No.1 10 11, RT.10/RW.11, Cilandak Bar., Kota Jakarta Selatan</text:p>
          </table:table-cell>
          <table:table-cell office:value-type="float" office:value="-6.279553" calcext:value-type="float">
            <text:p>-6.279553</text:p>
          </table:table-cell>
          <table:table-cell office:value-type="float" office:value="106.799925" calcext:value-type="float">
            <text:p>106.7999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Mas ARI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l. Jakarta, komplek Mega, Kota Depok</text:p>
          </table:table-cell>
          <table:table-cell office:value-type="float" office:value="-6.3327943" calcext:value-type="float">
            <text:p>-6.3327943</text:p>
          </table:table-cell>
          <table:table-cell office:value-type="float" office:value="106.7803301" calcext:value-type="float">
            <text:p>106.78033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ang Nasgor Torro 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Serua Raya No.RT.001/02, Serua, Kota Depok</text:p>
          </table:table-cell>
          <table:table-cell office:value-type="float" office:value="-6.3693681" calcext:value-type="float">
            <text:p>-6.3693681</text:p>
          </table:table-cell>
          <table:table-cell office:value-type="float" office:value="106.7411578" calcext:value-type="float">
            <text:p>106.74115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isang Goreng Pontianak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erkutut, Rengas, Kota Tangerang Selatan</text:p>
          </table:table-cell>
          <table:table-cell office:value-type="float" office:value="-6.2776029" calcext:value-type="float">
            <text:p>-6.2776029</text:p>
          </table:table-cell>
          <table:table-cell office:value-type="float" office:value="106.7517719" calcext:value-type="float">
            <text:p>106.75177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Khas Suromadu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Otista II No.4, RT.7/RW.9, Kp. Melayu, Kota Jakarta Timur</text:p>
          </table:table-cell>
          <table:table-cell office:value-type="float" office:value="-6.2309376" calcext:value-type="float">
            <text:p>-6.2309376</text:p>
          </table:table-cell>
          <table:table-cell office:value-type="float" office:value="106.8673624" calcext:value-type="float">
            <text:p>106.86736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Ayam Penyet Surabaya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. Dr. Saharjo No.116A, RT.1/RW.15, Menteng Atas, Kota Jakarta Selatan</text:p>
          </table:table-cell>
          <table:table-cell office:value-type="float" office:value="-6.2184495" calcext:value-type="float">
            <text:p>-6.2184495</text:p>
          </table:table-cell>
          <table:table-cell office:value-type="float" office:value="106.8450149" calcext:value-type="float">
            <text:p>106.84501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i Goreng Angka 8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d. Cabe 1 No.55-2, Pd. Cabe Ilir, Kota Tangerang Selatan</text:p>
          </table:table-cell>
          <table:table-cell office:value-type="float" office:value="-6.3270445" calcext:value-type="float">
            <text:p>-6.3270445</text:p>
          </table:table-cell>
          <table:table-cell office:value-type="float" office:value="106.7715522" calcext:value-type="float">
            <text:p>106.771552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Nasi Goreng Suramadu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Raya Cirendeu, Pisangan, Kota Tangerang Selatan</text:p>
          </table:table-cell>
          <table:table-cell office:value-type="float" office:value="-6.3208766" calcext:value-type="float">
            <text:p>-6.3208766</text:p>
          </table:table-cell>
          <table:table-cell office:value-type="float" office:value="106.771045" calcext:value-type="float">
            <text:p>106.771045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Nasi Goreng Rija Putra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Raya Lenteng Agung, RT.1/RW.1, Ps. Minggu, Kota Jakarta Selatan</text:p>
          </table:table-cell>
          <table:table-cell office:value-type="float" office:value="-6.3344113" calcext:value-type="float">
            <text:p>-6.3344113</text:p>
          </table:table-cell>
          <table:table-cell office:value-type="float" office:value="106.8383258" calcext:value-type="float">
            <text:p>106.838325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Nasi Goreng Panjul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Klp. Tunggal No.25, RT.1/RW.9, Utan Kayu Sel., Kota Jakarta Timur</text:p>
          </table:table-cell>
          <table:table-cell office:value-type="float" office:value="-6.2056395" calcext:value-type="float">
            <text:p>-6.2056395</text:p>
          </table:table-cell>
          <table:table-cell office:value-type="float" office:value="106.8673684" calcext:value-type="float">
            <text:p>106.867368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Nasi Goreng Bang Kevin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.11/RW.9, Bintaro, South Jakarta City</text:p>
          </table:table-cell>
          <table:table-cell office:value-type="float" office:value="-6.2652582" calcext:value-type="float">
            <text:p>-6.2652582</text:p>
          </table:table-cell>
          <table:table-cell office:value-type="float" office:value="106.7631422" calcext:value-type="float">
            <text:p>106.763142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Lesung Restaurants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 Abdul Rohim 10 Ulujami Pesanggrahan Jakarta Selatan DKI Jakarta, RT.2/RW.4, Ulujami, Kota Jakarta Selatan</text:p>
          </table:table-cell>
          <table:table-cell office:value-type="float" office:value="-6.2390678" calcext:value-type="float">
            <text:p>-6.2390678</text:p>
          </table:table-cell>
          <table:table-cell office:value-type="float" office:value="106.7620468" calcext:value-type="float">
            <text:p>106.7620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si Goreng Mas Y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L. M Alif, Rt. 03 Rw. 05, No.42, Kukusan, Beji, 16425, Kukusan, Kota Depok</text:p>
          </table:table-cell>
          <table:table-cell office:value-type="float" office:value="-6.3671866" calcext:value-type="float">
            <text:p>-6.3671866</text:p>
          </table:table-cell>
          <table:table-cell office:value-type="float" office:value="106.8190565" calcext:value-type="float">
            <text:p>106.81905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robakZ Nasi Goreng Jep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l. Kyai H. Syahdan No.19A, RT.6/RW.12, Kemanggisan, Kota Jakarta Barat</text:p>
          </table:table-cell>
          <table:table-cell office:value-type="float" office:value="-6.2007329" calcext:value-type="float">
            <text:p>-6.2007329</text:p>
          </table:table-cell>
          <table:table-cell office:value-type="float" office:value="106.7838963" calcext:value-type="float">
            <text:p>106.78389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asi Goreng Bang Sinchan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., Jl. Baret Biru I No.1, RT.3/RW.6, Kalisari, Kota Jakarta Timur</text:p>
          </table:table-cell>
          <table:table-cell office:value-type="float" office:value="-6.330507" calcext:value-type="float">
            <text:p>-6.330507</text:p>
          </table:table-cell>
          <table:table-cell office:value-type="float" office:value="106.845921" calcext:value-type="float">
            <text:p>106.845921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Nasi Goreng LEMMAK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Sawah Lunto No.54, RT.4/RW.1, Ps. Manggis, Kota Jakarta Selatan</text:p>
          </table:table-cell>
          <table:table-cell office:value-type="float" office:value="-6.2136363" calcext:value-type="float">
            <text:p>-6.2136363</text:p>
          </table:table-cell>
          <table:table-cell office:value-type="float" office:value="106.8428817" calcext:value-type="float">
            <text:p>106.8428817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Nasi Goreng SiMam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n. Parung-Ciputat, Kav. DPR Serua, Cinangka, Kota Depok</text:p>
          </table:table-cell>
          <table:table-cell office:value-type="float" office:value="-6.3672299" calcext:value-type="float">
            <text:p>-6.3672299</text:p>
          </table:table-cell>
          <table:table-cell office:value-type="float" office:value="106.7455138" calcext:value-type="float">
            <text:p>106.74551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domie &amp; Nasi Goreng Bang Bud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.15/RW.8, Kampung Melayu, East Jakarta City</text:p>
          </table:table-cell>
          <table:table-cell office:value-type="float" office:value="-6.233473" calcext:value-type="float">
            <text:p>-6.233473</text:p>
          </table:table-cell>
          <table:table-cell office:value-type="float" office:value="106.8676383" calcext:value-type="float">
            <text:p>106.86763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rung puyuh goreng aduha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Limo, RT.1/RW.10, Grogol Sel., Kota Jakarta Selatan</text:p>
          </table:table-cell>
          <table:table-cell office:value-type="float" office:value="-6.2249514" calcext:value-type="float">
            <text:p>-6.2249514</text:p>
          </table:table-cell>
          <table:table-cell office:value-type="float" office:value="106.7785539" calcext:value-type="float">
            <text:p>106.77855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Waluy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.10/RW.5, East Tebet, South Jakarta City</text:p>
          </table:table-cell>
          <table:table-cell office:value-type="float" office:value="-6.2340956" calcext:value-type="float">
            <text:p>-6.2340956</text:p>
          </table:table-cell>
          <table:table-cell office:value-type="float" office:value="106.8531856" calcext:value-type="float">
            <text:p>106.8531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5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H Kair, RT.6/RW.4, Ragunan, Kota Jakarta Selatan</text:p>
          </table:table-cell>
          <table:table-cell office:value-type="float" office:value="-6.3026492" calcext:value-type="float">
            <text:p>-6.3026492</text:p>
          </table:table-cell>
          <table:table-cell office:value-type="float" office:value="106.817079" calcext:value-type="float">
            <text:p>106.8170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Bejo St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g. Wates No.6, RT.11/RW.4, Kebagusan, Kota Jakarta Selatan</text:p>
          </table:table-cell>
          <table:table-cell office:value-type="float" office:value="-6.3196967" calcext:value-type="float">
            <text:p>-6.3196967</text:p>
          </table:table-cell>
          <table:table-cell office:value-type="float" office:value="106.8252304" calcext:value-type="float">
            <text:p>106.82523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Mawut Pakde Wahid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Palatehan No.19, RT.2/RW.1, Melawai, Kota Jakarta Selatan</text:p>
          </table:table-cell>
          <table:table-cell office:value-type="float" office:value="-6.2427488" calcext:value-type="float">
            <text:p>-6.2427488</text:p>
          </table:table-cell>
          <table:table-cell office:value-type="float" office:value="106.8022467" calcext:value-type="float">
            <text:p>106.80224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ma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Pejaten Barat No.11C, RT.1/RW.10, Ragunan, Kota Jakarta Selatan</text:p>
          </table:table-cell>
          <table:table-cell office:value-type="float" office:value="-6.2766524" calcext:value-type="float">
            <text:p>-6.2766524</text:p>
          </table:table-cell>
          <table:table-cell office:value-type="float" office:value="106.8233112" calcext:value-type="float">
            <text:p>106.82331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BUDE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Wijaya IX, RT.2/RW.5, Melawai, Kota Jakarta Selatan</text:p>
          </table:table-cell>
          <table:table-cell office:value-type="float" office:value="-6.2486083" calcext:value-type="float">
            <text:p>-6.2486083</text:p>
          </table:table-cell>
          <table:table-cell office:value-type="float" office:value="106.8031805" calcext:value-type="float">
            <text:p>106.8031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Pak D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an Moh. Kahfi II RT 007 RW 001 Jagakarsa, RT.7/RW.1, Jagakarsa, Kota Jakarta Selatan</text:p>
          </table:table-cell>
          <table:table-cell office:value-type="float" office:value="-6.336075" calcext:value-type="float">
            <text:p>-6.336075</text:p>
          </table:table-cell>
          <table:table-cell office:value-type="float" office:value="106.830745" calcext:value-type="float">
            <text:p>106.8307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Jembatan Cheff No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Usman, Ciputat, Kota Tangerang Selatan</text:p>
          </table:table-cell>
          <table:table-cell office:value-type="float" office:value="-6.3110237" calcext:value-type="float">
            <text:p>-6.3110237</text:p>
          </table:table-cell>
          <table:table-cell office:value-type="float" office:value="106.7453806" calcext:value-type="float">
            <text:p>106.74538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ge Goreng Bogor Arid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Duta Permai V, RT.3/RW.14, Pd. Pinang, Kota Jakarta Selatan</text:p>
          </table:table-cell>
          <table:table-cell office:value-type="float" office:value="-6.2861918" calcext:value-type="float">
            <text:p>-6.2861918</text:p>
          </table:table-cell>
          <table:table-cell office:value-type="float" office:value="106.7828919" calcext:value-type="float">
            <text:p>106.7828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.14/RW.3, Pela Mampang, South Jakarta City</text:p>
          </table:table-cell>
          <table:table-cell office:value-type="float" office:value="-6.2460473" calcext:value-type="float">
            <text:p>-6.2460473</text:p>
          </table:table-cell>
          <table:table-cell office:value-type="float" office:value="106.8153396" calcext:value-type="float">
            <text:p>106.81533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rung Solo Ibu Jok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Adam No.12-27, RT.7/RW.2, Sukabumi Utara, Kota Jakarta Barat</text:p>
          </table:table-cell>
          <table:table-cell office:value-type="float" office:value="-6.208685" calcext:value-type="float">
            <text:p>-6.208685</text:p>
          </table:table-cell>
          <table:table-cell office:value-type="float" office:value="106.7816414" calcext:value-type="float">
            <text:p>106.78164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kang dar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Brawijaya XII, RT.3/RW.3, Pulo, Kota Jakarta Selatan</text:p>
          </table:table-cell>
          <table:table-cell office:value-type="float" office:value="-6.2501424" calcext:value-type="float">
            <text:p>-6.2501424</text:p>
          </table:table-cell>
          <table:table-cell office:value-type="float" office:value="106.8081534" calcext:value-type="float">
            <text:p>106.80815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"Gila 79"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Jatayu No.35-11, RT.9, Kby. Lama Sel., Kota Jakarta Selatan</text:p>
          </table:table-cell>
          <table:table-cell office:value-type="float" office:value="-6.2482087" calcext:value-type="float">
            <text:p>-6.2482087</text:p>
          </table:table-cell>
          <table:table-cell office:value-type="float" office:value="106.7862242" calcext:value-type="float">
            <text:p>106.7862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rung Ayam bakar dan Nasi goreng Bang Mah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Masjid Al-Ma'mur No.20, RT.002, RT.1/RW.8, Pejaten Tim., Kota Jakarta Selatan</text:p>
          </table:table-cell>
          <table:table-cell office:value-type="float" office:value="-6.2857392" calcext:value-type="float">
            <text:p>-6.2857392</text:p>
          </table:table-cell>
          <table:table-cell office:value-type="float" office:value="106.8448023" calcext:value-type="float">
            <text:p>106.84480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BEJJ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lp. Hijau No.55, RT.5/RW.3, Jagakarsa, Kota Jakarta Selatan</text:p>
          </table:table-cell>
          <table:table-cell office:value-type="float" office:value="-6.3267983" calcext:value-type="float">
            <text:p>-6.3267983</text:p>
          </table:table-cell>
          <table:table-cell office:value-type="float" office:value="106.8280009" calcext:value-type="float">
            <text:p>106.82800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Rempah Waw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dok Cabe Udik, South Tangerang City</text:p>
          </table:table-cell>
          <table:table-cell office:value-type="float" office:value="-6.3464104" calcext:value-type="float">
            <text:p>-6.3464104</text:p>
          </table:table-cell>
          <table:table-cell office:value-type="float" office:value="106.7531167" calcext:value-type="float">
            <text:p>106.7531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rung Nasi Goreng Pak Doy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H. Hasan No.14, RT.4/RW.9, Baru, Kota Jakarta Timur</text:p>
          </table:table-cell>
          <table:table-cell office:value-type="float" office:value="-6.328246" calcext:value-type="float">
            <text:p>-6.328246</text:p>
          </table:table-cell>
          <table:table-cell office:value-type="float" office:value="106.850874" calcext:value-type="float">
            <text:p>106.8508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Ay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g. Sabar No.23, RT.1/RW.3, South Petukangan, South Jakarta City</text:p>
          </table:table-cell>
          <table:table-cell office:value-type="float" office:value="-6.2396802" calcext:value-type="float">
            <text:p>-6.2396802</text:p>
          </table:table-cell>
          <table:table-cell office:value-type="float" office:value="106.7524294" calcext:value-type="float">
            <text:p>106.75242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Por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Pahlawan No.11, RT.0/RW.7, Sukabumi Sel., Kota Jakarta Barat</text:p>
          </table:table-cell>
          <table:table-cell office:value-type="float" office:value="-6.2224818" calcext:value-type="float">
            <text:p>-6.2224818</text:p>
          </table:table-cell>
          <table:table-cell office:value-type="float" office:value="106.7674458" calcext:value-type="float">
            <text:p>106.76744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Jangg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Taman Gunawarman Timur No.6, RT.4/RW.2, Selong, Kota Jakarta Selatan</text:p>
          </table:table-cell>
          <table:table-cell office:value-type="float" office:value="-6.2344817" calcext:value-type="float">
            <text:p>-6.2344817</text:p>
          </table:table-cell>
          <table:table-cell office:value-type="float" office:value="106.8073342" calcext:value-type="float">
            <text:p>106.8073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Keyl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Sadar Raya No.1, RT.1/RW.2, Ciganjur, Kota Jakarta Selatan</text:p>
          </table:table-cell>
          <table:table-cell office:value-type="float" office:value="-6.3319987" calcext:value-type="float">
            <text:p>-6.3319987</text:p>
          </table:table-cell>
          <table:table-cell office:value-type="float" office:value="106.8137115" calcext:value-type="float">
            <text:p>106.8137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Desa Putra No.3, RT.13/RW.5, Srengseng Sawah, Kota Jakarta Selatan</text:p>
          </table:table-cell>
          <table:table-cell office:value-type="float" office:value="-6.341441" calcext:value-type="float">
            <text:p>-6.341441</text:p>
          </table:table-cell>
          <table:table-cell office:value-type="float" office:value="106.827467" calcext:value-type="float">
            <text:p>106.8274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Ton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Duren Tiga Selatan No.12, RT.15/RW.2, Duren Tiga, Kota Jakarta Selatan</text:p>
          </table:table-cell>
          <table:table-cell office:value-type="float" office:value="-6.2590134" calcext:value-type="float">
            <text:p>-6.2590134</text:p>
          </table:table-cell>
          <table:table-cell office:value-type="float" office:value="106.8334028" calcext:value-type="float">
            <text:p>106.83340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Pak De' Na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.9/RW.5, Balekambang, Kota Jakarta Timur</text:p>
          </table:table-cell>
          <table:table-cell office:value-type="float" office:value="-6.2856285" calcext:value-type="float">
            <text:p>-6.2856285</text:p>
          </table:table-cell>
          <table:table-cell office:value-type="float" office:value="106.8505053" calcext:value-type="float">
            <text:p>106.85050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Bell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Roos Timur II No.8, RT.16/RW.5, Bukit Duri, Kota Jakarta Selatan</text:p>
          </table:table-cell>
          <table:table-cell office:value-type="float" office:value="-6.2233001" calcext:value-type="float">
            <text:p>-6.2233001</text:p>
          </table:table-cell>
          <table:table-cell office:value-type="float" office:value="106.8544456" calcext:value-type="float">
            <text:p>106.85444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57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Arafah No.48-49 10 1, RT.10/RW.1, Srengseng, Kota Jakarta Barat</text:p>
          </table:table-cell>
          <table:table-cell office:value-type="float" office:value="-6.2015274" calcext:value-type="float">
            <text:p>-6.2015274</text:p>
          </table:table-cell>
          <table:table-cell office:value-type="float" office:value="106.7581864" calcext:value-type="float">
            <text:p>106.75818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Beruang Raya, Pd. Karya, Kota Tangerang Selatan</text:p>
          </table:table-cell>
          <table:table-cell office:value-type="float" office:value="-6.2757643" calcext:value-type="float">
            <text:p>-6.2757643</text:p>
          </table:table-cell>
          <table:table-cell office:value-type="float" office:value="106.7368029" calcext:value-type="float">
            <text:p>106.73680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Alfatih Lbk Bulus 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Lb. Bulus I No.18, RT.3/RW.4, Cilandak Bar., Kota Jakarta Selatan</text:p>
          </table:table-cell>
          <table:table-cell office:value-type="float" office:value="-6.2963591" calcext:value-type="float">
            <text:p>-6.2963591</text:p>
          </table:table-cell>
          <table:table-cell office:value-type="float" office:value="106.7899867" calcext:value-type="float">
            <text:p>106.78998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named Road, Pangkalan Jati Baru, Kota Depok</text:p>
          </table:table-cell>
          <table:table-cell office:value-type="float" office:value="-6.3183898" calcext:value-type="float">
            <text:p>-6.3183898</text:p>
          </table:table-cell>
          <table:table-cell office:value-type="float" office:value="106.8032499" calcext:value-type="float">
            <text:p>106.80324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Aw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Desa Putra No.8A, RT.13/RW.5, Srengseng Sawah, Kota Jakarta Selatan</text:p>
          </table:table-cell>
          <table:table-cell office:value-type="float" office:value="-6.3418116" calcext:value-type="float">
            <text:p>-6.3418116</text:p>
          </table:table-cell>
          <table:table-cell office:value-type="float" office:value="106.827263" calcext:value-type="float">
            <text:p>106.8272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Taman Masjid Sunda Klp. No.6, RT.6/RW.4, Menteng, Kota Jakarta Pusat</text:p>
          </table:table-cell>
          <table:table-cell office:value-type="float" office:value="-6.2009621" calcext:value-type="float">
            <text:p>-6.2009621</text:p>
          </table:table-cell>
          <table:table-cell office:value-type="float" office:value="106.8316143" calcext:value-type="float">
            <text:p>106.83161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Magela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: Pahlawan No 16, 1 No.13, Bintaro, Kota Tangerang Selatan</text:p>
          </table:table-cell>
          <table:table-cell office:value-type="float" office:value="-6.2869232" calcext:value-type="float">
            <text:p>-6.2869232</text:p>
          </table:table-cell>
          <table:table-cell office:value-type="float" office:value="106.7599237" calcext:value-type="float">
            <text:p>106.75992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goreng bang top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aret Karya II No.24, RT.8, RT.8/RW.7, Kuningan, Karet Kuningan, Kota Jakarta Selatan</text:p>
          </table:table-cell>
          <table:table-cell office:value-type="float" office:value="-6.2122164" calcext:value-type="float">
            <text:p>-6.2122164</text:p>
          </table:table-cell>
          <table:table-cell office:value-type="float" office:value="106.8270716" calcext:value-type="float">
            <text:p>106.82707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Kambing Spescial Puspi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an Ciputat Raya No.9A RT04/RW06, RT.5/RW.8, Kby. Lama Utara, Kota Jakarta Selatan</text:p>
          </table:table-cell>
          <table:table-cell office:value-type="float" office:value="-6.2437398" calcext:value-type="float">
            <text:p>-6.2437398</text:p>
          </table:table-cell>
          <table:table-cell office:value-type="float" office:value="106.7804554" calcext:value-type="float">
            <text:p>106.78045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Kambing Special Monggo Mampir (MM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Yaktapena Raya, Pd. Ranji, Kota Tangerang Selatan</text:p>
          </table:table-cell>
          <table:table-cell office:value-type="float" office:value="-6.2863634" calcext:value-type="float">
            <text:p>-6.2863634</text:p>
          </table:table-cell>
          <table:table-cell office:value-type="float" office:value="106.7441211" calcext:value-type="float">
            <text:p>106.74412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Ibu Tiw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Limo Raya No.75, RT.01/RW.02, Limo, Kota Depok</text:p>
          </table:table-cell>
          <table:table-cell office:value-type="float" office:value="-6.3702557" calcext:value-type="float">
            <text:p>-6.3702557</text:p>
          </table:table-cell>
          <table:table-cell office:value-type="float" office:value="106.7738301" calcext:value-type="float">
            <text:p>106.77383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Mas Dars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Peninggaran Raya No.11H, RT.11/RW.11, Kby. Lama Utara, Kota Jakarta Selatan</text:p>
          </table:table-cell>
          <table:table-cell office:value-type="float" office:value="-6.2437334" calcext:value-type="float">
            <text:p>-6.2437334</text:p>
          </table:table-cell>
          <table:table-cell office:value-type="float" office:value="106.7723616" calcext:value-type="float">
            <text:p>106.77236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Mas Nu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.5/RW.1, Ciganjur, South Jakarta City</text:p>
          </table:table-cell>
          <table:table-cell office:value-type="float" office:value="-6.3301209" calcext:value-type="float">
            <text:p>-6.3301209</text:p>
          </table:table-cell>
          <table:table-cell office:value-type="float" office:value="106.8086371" calcext:value-type="float">
            <text:p>106.80863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Mawu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.7/RW.1, Pengadegan, South Jakarta City</text:p>
          </table:table-cell>
          <table:table-cell office:value-type="float" office:value="-6.2505292" calcext:value-type="float">
            <text:p>-6.2505292</text:p>
          </table:table-cell>
          <table:table-cell office:value-type="float" office:value="106.8616824" calcext:value-type="float">
            <text:p>106.86168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e Jiwo, Mie Tek Tek &amp; Nasi Gore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artement Kalibatacity Tower Damar BL-01, RT.9/RW.4, Rawajati, Kota Jakarta Selatan</text:p>
          </table:table-cell>
          <table:table-cell office:value-type="float" office:value="-6.2579016" calcext:value-type="float">
            <text:p>-6.2579016</text:p>
          </table:table-cell>
          <table:table-cell office:value-type="float" office:value="106.8523548" calcext:value-type="float">
            <text:p>106.85235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&amp; NASI GAUL Bang Ari , Samping Gasela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Permai Raya No.12 Ax 33, Pamulang Bar., Pamulang, Kota Tangerang Selatan, Banten, Jl. Permai Raya Blok Ax 33 No.16, Pamulang Bar., Kota Tangerang Selatan</text:p>
          </table:table-cell>
          <table:table-cell office:value-type="float" office:value="-6.3425686" calcext:value-type="float">
            <text:p>-6.3425686</text:p>
          </table:table-cell>
          <table:table-cell office:value-type="float" office:value="106.7307669" calcext:value-type="float">
            <text:p>106.73076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si Goreng Bang Edi Pekalongan (Bossnet)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Tebet Barat Raya No.79, RT.15/RW.5, Tebet Bar., Kota Jakarta Selatan</text:p>
          </table:table-cell>
          <table:table-cell office:value-type="float" office:value="-6.2414573" calcext:value-type="float">
            <text:p>-6.2414573</text:p>
          </table:table-cell>
          <table:table-cell office:value-type="float" office:value="106.8475328" calcext:value-type="float">
            <text:p>106.8475328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Yudi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Prof. Lafran Pane No.37, Bakti Jaya, Kota Depok</text:p>
          </table:table-cell>
          <table:table-cell office:value-type="float" office:value="-6.3748937" calcext:value-type="float">
            <text:p>-6.3748937</text:p>
          </table:table-cell>
          <table:table-cell office:value-type="float" office:value="106.8461612" calcext:value-type="float">
            <text:p>106.846161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&amp; Ayam Penyet Bang Ojak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Bunga Cemp. I Buntu No.17b, RT.16/RW.2, Cipete Sel., Kota Jakarta Selatan</text:p>
          </table:table-cell>
          <table:table-cell office:value-type="float" office:value="-6.2684985" calcext:value-type="float">
            <text:p>-6.2684985</text:p>
          </table:table-cell>
          <table:table-cell office:value-type="float" office:value="106.8054963" calcext:value-type="float">
            <text:p>106.805496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Sate Dan Nasi Goreng Kambing Laka Laka Batibul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t And Eat Pejaten Village Lantai 3, Jalan Warung Jati Barat #39, Jakarta Selatan, RT.1/RW.7, Pejaten Bar., Kota Jakarta Selatan</text:p>
          </table:table-cell>
          <table:table-cell office:value-type="float" office:value="-6.2808222" calcext:value-type="float">
            <text:p>-6.2808222</text:p>
          </table:table-cell>
          <table:table-cell office:value-type="float" office:value="106.828629" calcext:value-type="float">
            <text:p>106.82862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Pondok Ortega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Sirsak No.94, RT.9/RW.1, Jagakarsa, Kota Jakarta Selatan</text:p>
          </table:table-cell>
          <table:table-cell office:value-type="float" office:value="-6.335813" calcext:value-type="float">
            <text:p>-6.335813</text:p>
          </table:table-cell>
          <table:table-cell office:value-type="float" office:value="106.8245309" calcext:value-type="float">
            <text:p>106.824530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Bang Parno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Raya Cirendeu No.54, Pisangan, Kota Tangerang Selatan</text:p>
          </table:table-cell>
          <table:table-cell office:value-type="float" office:value="-6.3195092" calcext:value-type="float">
            <text:p>-6.3195092</text:p>
          </table:table-cell>
          <table:table-cell office:value-type="float" office:value="106.7684329" calcext:value-type="float">
            <text:p>106.768432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gor Pak Ali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Anggur II, RT.9/RW.3, Cipete Sel., Kota Jakarta Selatan</text:p>
          </table:table-cell>
          <table:table-cell office:value-type="float" office:value="-6.2761882" calcext:value-type="float">
            <text:p>-6.2761882</text:p>
          </table:table-cell>
          <table:table-cell office:value-type="float" office:value="106.8042956" calcext:value-type="float">
            <text:p>106.8042956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Wandy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.16, Jl. Musholla Ikhwanul Huda, RT.5/RW.15, Cililitan, Kota Jakarta Timur</text:p>
          </table:table-cell>
          <table:table-cell office:value-type="float" office:value="-6.2661089" calcext:value-type="float">
            <text:p>-6.2661089</text:p>
          </table:table-cell>
          <table:table-cell office:value-type="float" office:value="106.8652226" calcext:value-type="float">
            <text:p>106.8652226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Liwet teh dewi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mplek pertamina, Jl. Yaktapena Raya, Pd. Ranji, Kota Tangerang Selatan</text:p>
          </table:table-cell>
          <table:table-cell office:value-type="float" office:value="-6.2863712" calcext:value-type="float">
            <text:p>-6.2863712</text:p>
          </table:table-cell>
          <table:table-cell office:value-type="float" office:value="106.7431572" calcext:value-type="float">
            <text:p>106.743157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Bendungan Hilir No.84-80, RT.5/RW.3, Bend. Hilir, Kota Jakarta Pusat</text:p>
          </table:table-cell>
          <table:table-cell office:value-type="float" office:value="-6.2119481" calcext:value-type="float">
            <text:p>-6.2119481</text:p>
          </table:table-cell>
          <table:table-cell office:value-type="float" office:value="106.8122802" calcext:value-type="float">
            <text:p>106.812280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Ayu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Mampang Prapatan XV, RT.7/RW.6, Duren Tiga, Kota Jakarta Selatan</text:p>
          </table:table-cell>
          <table:table-cell office:value-type="float" office:value="-6.2519054" calcext:value-type="float">
            <text:p>-6.2519054</text:p>
          </table:table-cell>
          <table:table-cell office:value-type="float" office:value="106.835897" calcext:value-type="float">
            <text:p>106.835897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Udin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Tebet Barat 1 Blok E No.5, Tebet, RT.14/RW.2, Tebet Bar., Kota Jakarta Selatan</text:p>
          </table:table-cell>
          <table:table-cell office:value-type="float" office:value="-6.230115" calcext:value-type="float">
            <text:p>-6.230115</text:p>
          </table:table-cell>
          <table:table-cell office:value-type="float" office:value="106.8494107" calcext:value-type="float">
            <text:p>106.8494107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bang budi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., Jl. Kirai No.16A, RT.10/RW.4, Cipete Utara, Kota Jakarta Selatan</text:p>
          </table:table-cell>
          <table:table-cell office:value-type="float" office:value="-6.258818" calcext:value-type="float">
            <text:p>-6.258818</text:p>
          </table:table-cell>
          <table:table-cell office:value-type="float" office:value="106.802173" calcext:value-type="float">
            <text:p>106.80217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gor Slamet Uenak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Raya Duta Pelni palsigunung, Tugu, Kota Depok</text:p>
          </table:table-cell>
          <table:table-cell office:value-type="float" office:value="-6.3728635" calcext:value-type="float">
            <text:p>-6.3728635</text:p>
          </table:table-cell>
          <table:table-cell office:value-type="float" office:value="106.8577332" calcext:value-type="float">
            <text:p>106.857733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Pak Edi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, RT.7/RW.4, North Gandaria, South Jakarta City</text:p>
          </table:table-cell>
          <table:table-cell office:value-type="float" office:value="-6.2538865" calcext:value-type="float">
            <text:p>-6.2538865</text:p>
          </table:table-cell>
          <table:table-cell office:value-type="float" office:value="106.789515" calcext:value-type="float">
            <text:p>106.78951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Mi Goreng Slamet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Rangu 4, Pangkalan Jati, Kota Depok</text:p>
          </table:table-cell>
          <table:table-cell office:value-type="float" office:value="-6.3204962" calcext:value-type="float">
            <text:p>-6.3204962</text:p>
          </table:table-cell>
          <table:table-cell office:value-type="float" office:value="106.7919146" calcext:value-type="float">
            <text:p>106.7919146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sugeng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emandoran I, RT.4/RW.15, Grogol Utara, Kota Jakarta Selatan</text:p>
          </table:table-cell>
          <table:table-cell office:value-type="float" office:value="-6.215257" calcext:value-type="float">
            <text:p>-6.215257</text:p>
          </table:table-cell>
          <table:table-cell office:value-type="float" office:value="106.791849" calcext:value-type="float">
            <text:p>106.79184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Moh. Kahfi 1 No.4, RT.1/RW.4, Jagakarsa, Kota Jakarta Selatan</text:p>
          </table:table-cell>
          <table:table-cell office:value-type="float" office:value="-6.32503" calcext:value-type="float">
            <text:p>-6.32503</text:p>
          </table:table-cell>
          <table:table-cell office:value-type="float" office:value="106.8113996" calcext:value-type="float">
            <text:p>106.8113996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Bebek Kingbemz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Cucur Jaya, Pd. Karya, Kota Tangerang Selatan</text:p>
          </table:table-cell>
          <table:table-cell office:value-type="float" office:value="-6.2636919" calcext:value-type="float">
            <text:p>-6.2636919</text:p>
          </table:table-cell>
          <table:table-cell office:value-type="float" office:value="106.7443308" calcext:value-type="float">
            <text:p>106.7443308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H. Muchtar Raya, RT.6, Petukangan Utara, Kota Jakarta Selatan</text:p>
          </table:table-cell>
          <table:table-cell office:value-type="float" office:value="-6.2282151" calcext:value-type="float">
            <text:p>-6.2282151</text:p>
          </table:table-cell>
          <table:table-cell office:value-type="float" office:value="106.7469822" calcext:value-type="float">
            <text:p>106.746982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Gila Mas Sul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JASERA AREA 34, Jalan Raya Kompas Pondok Ranji Ciputat Timur, Tangerang Selatan, Pd. Ranji, Kota Tangerang Selatan</text:p>
          </table:table-cell>
          <table:table-cell office:value-type="float" office:value="-6.291805" calcext:value-type="float">
            <text:p>-6.291805</text:p>
          </table:table-cell>
          <table:table-cell office:value-type="float" office:value="106.744212" calcext:value-type="float">
            <text:p>106.74421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cilok ranco depan indomart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TB Simatupang No.47-26, RT.12/RW.5, Tj. Bar., Kota Jakarta Selatan</text:p>
          </table:table-cell>
          <table:table-cell office:value-type="float" office:value="-6.3040755" calcext:value-type="float">
            <text:p>-6.3040755</text:p>
          </table:table-cell>
          <table:table-cell office:value-type="float" office:value="106.8509681" calcext:value-type="float">
            <text:p>106.8509681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DJAWA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 Jl. Flamboyan Gg. I No.57, RT.2/RW.10, Menteng Dalam, Kota Jakarta Selatan</text:p>
          </table:table-cell>
          <table:table-cell office:value-type="float" office:value="-6.230676" calcext:value-type="float">
            <text:p>-6.230676</text:p>
          </table:table-cell>
          <table:table-cell office:value-type="float" office:value="106.8395992" calcext:value-type="float">
            <text:p>106.839599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kebuli apjay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Dr. Saharjo No.96b, RT.1/RW.7, Menteng Atas, Kota Jakarta Selatan</text:p>
          </table:table-cell>
          <table:table-cell office:value-type="float" office:value="-6.217111" calcext:value-type="float">
            <text:p>-6.217111</text:p>
          </table:table-cell>
          <table:table-cell office:value-type="float" office:value="106.8442897" calcext:value-type="float">
            <text:p>106.8442897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Nasi Goreng Sindang Rered 88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Flamboyan, RT.6/RW.2, Srengseng, Kota Jakarta Barat</text:p>
          </table:table-cell>
          <table:table-cell office:value-type="float" office:value="-6.2019754" calcext:value-type="float">
            <text:p>-6.2019754</text:p>
          </table:table-cell>
          <table:table-cell office:value-type="float" office:value="106.7554792" calcext:value-type="float">
            <text:p>106.75547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si Goreng Ca' Dul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.11/RW.6, Pancoran, Kota Jakarta Selatan</text:p>
          </table:table-cell>
          <table:table-cell office:value-type="float" office:value="-6.2495678" calcext:value-type="float">
            <text:p>-6.2495678</text:p>
          </table:table-cell>
          <table:table-cell office:value-type="float" office:value="106.836336" calcext:value-type="float">
            <text:p>106.8363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si Goreng Padang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lan Batu Ampar III No 11 Condet, RT.1/RW.3, Batu Ampar, DKI Jakarta</text:p>
          </table:table-cell>
          <table:table-cell office:value-type="float" office:value="-6.287588" calcext:value-type="float">
            <text:p>-6.287588</text:p>
          </table:table-cell>
          <table:table-cell office:value-type="float" office:value="106.8557408" calcext:value-type="float">
            <text:p>106.8557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si Goreng Mukri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Daksa I No.4, RT.4/RW.2, Selong, Kota Jakarta Selatan</text:p>
          </table:table-cell>
          <table:table-cell office:value-type="float" office:value="-6.2350698" calcext:value-type="float">
            <text:p>-6.2350698</text:p>
          </table:table-cell>
          <table:table-cell office:value-type="float" office:value="106.8058002" calcext:value-type="float">
            <text:p>106.8058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si Goreng Gila USEMKA Siaga Bersaudara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Kalibata Utara II No.72-56, RT.5, Kalibata, Kota Jakarta Selatan</text:p>
          </table:table-cell>
          <table:table-cell office:value-type="float" office:value="-6.2601803" calcext:value-type="float">
            <text:p>-6.2601803</text:p>
          </table:table-cell>
          <table:table-cell office:value-type="float" office:value="106.839707" calcext:value-type="float">
            <text:p>106.8397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SI GORENG BUMIAYU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l. Praja Dalam E No.40, RW.5, Kby. Lama Sel., Kota Jakarta Selatan</text:p>
          </table:table-cell>
          <table:table-cell office:value-type="float" office:value="-6.2531244" calcext:value-type="float">
            <text:p>-6.2531244</text:p>
          </table:table-cell>
          <table:table-cell office:value-type="float" office:value="106.7831149" calcext:value-type="float">
            <text:p>106.7831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Meruya Selatan No.36, RT.7/RW.4, Meruya Sel., Kota Jakarta Barat</text:p>
          </table:table-cell>
          <table:table-cell office:value-type="float" office:value="-6.2086725" calcext:value-type="float">
            <text:p>-6.2086725</text:p>
          </table:table-cell>
          <table:table-cell office:value-type="float" office:value="106.7377879" calcext:value-type="float">
            <text:p>106.7377879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Warung Nasi Goreng Wong Suro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Raya Lenteng Agung Barat No.16, RT.7/RW.3, Srengseng Sawah, Kota Jakarta Selatan</text:p>
          </table:table-cell>
          <table:table-cell office:value-type="float" office:value="-6.3452108" calcext:value-type="float">
            <text:p>-6.3452108</text:p>
          </table:table-cell>
          <table:table-cell office:value-type="float" office:value="106.8323307" calcext:value-type="float">
            <text:p>106.8323307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kemang jaya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emang Raya Selatan, RT.7/RW.2, Bangka, Kota Jakarta Selatan</text:p>
          </table:table-cell>
          <table:table-cell office:value-type="float" office:value="-6.2674332" calcext:value-type="float">
            <text:p>-6.2674332</text:p>
          </table:table-cell>
          <table:table-cell office:value-type="float" office:value="106.8139955" calcext:value-type="float">
            <text:p>106.813995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Indofood, Mandala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Mandala No.25, RT.1/RW.2, Cijantung, Kota Jakarta Timur</text:p>
          </table:table-cell>
          <table:table-cell office:value-type="float" office:value="-6.319213" calcext:value-type="float">
            <text:p>-6.319213</text:p>
          </table:table-cell>
          <table:table-cell office:value-type="float" office:value="106.8561946" calcext:value-type="float">
            <text:p>106.8561946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Wandi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Slamet Riyadi IV, RT.8/RW.4, Kb. Manggis, Kota Jakarta Timur</text:p>
          </table:table-cell>
          <table:table-cell office:value-type="float" office:value="-6.212447" calcext:value-type="float">
            <text:p>-6.212447</text:p>
          </table:table-cell>
          <table:table-cell office:value-type="float" office:value="106.8580635" calcext:value-type="float">
            <text:p>106.858063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PELANGI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Gunawarman No.26a, RT.5/RW.2, Selong, Kota Jakarta Selatan</text:p>
          </table:table-cell>
          <table:table-cell office:value-type="float" office:value="-6.23658" calcext:value-type="float">
            <text:p>-6.23658</text:p>
          </table:table-cell>
          <table:table-cell office:value-type="float" office:value="106.807355" calcext:value-type="float">
            <text:p>106.80735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Gila Kemang Timur 17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emang Timur No.66-45, RT.6/RW.3, Bangka, Kota Jakarta Selatan</text:p>
          </table:table-cell>
          <table:table-cell office:value-type="float" office:value="-6.268787" calcext:value-type="float">
            <text:p>-6.268787</text:p>
          </table:table-cell>
          <table:table-cell office:value-type="float" office:value="106.823973" calcext:value-type="float">
            <text:p>106.82397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Sibontot (AROEL)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Ceger Raya No.45 kel, Pd. Karya, Kota Tangerang Selatan</text:p>
          </table:table-cell>
          <table:table-cell office:value-type="float" office:value="-6.2594016" calcext:value-type="float">
            <text:p>-6.2594016</text:p>
          </table:table-cell>
          <table:table-cell office:value-type="float" office:value="106.7434571" calcext:value-type="float">
            <text:p>106.743457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Brebes Hasanudin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dok Karya, South Tangerang City</text:p>
          </table:table-cell>
          <table:table-cell office:value-type="float" office:value="-6.2625174" calcext:value-type="float">
            <text:p>-6.2625174</text:p>
          </table:table-cell>
          <table:table-cell office:value-type="float" office:value="106.7451842" calcext:value-type="float">
            <text:p>106.7451842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Fatkhu Rizqia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alisari II, RT.15/RW.9, Pekayon, Kota Jakarta Timur</text:p>
          </table:table-cell>
          <table:table-cell office:value-type="float" office:value="-6.3423794" calcext:value-type="float">
            <text:p>-6.3423794</text:p>
          </table:table-cell>
          <table:table-cell office:value-type="float" office:value="106.8579247" calcext:value-type="float">
            <text:p>106.8579247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Barkah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eselamatan 2 No.11, RT.9/RW.3, Manggarai Sel., Kota Jakarta Selatan</text:p>
          </table:table-cell>
          <table:table-cell office:value-type="float" office:value="-6.2209269" calcext:value-type="float">
            <text:p>-6.2209269</text:p>
          </table:table-cell>
          <table:table-cell office:value-type="float" office:value="106.8486051" calcext:value-type="float">
            <text:p>106.848605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IONO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.1/RW.3, Kramat Pela, Kota Jakarta Selatan</text:p>
          </table:table-cell>
          <table:table-cell office:value-type="float" office:value="-6.2467462" calcext:value-type="float">
            <text:p>-6.2467462</text:p>
          </table:table-cell>
          <table:table-cell office:value-type="float" office:value="106.7916685" calcext:value-type="float">
            <text:p>106.791668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Slawi Ayu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Ciputat Timur, Jl. Legoso Raya No.80, Pisangan, Kota Tangerang Selatan</text:p>
          </table:table-cell>
          <table:table-cell office:value-type="float" office:value="-6.319889" calcext:value-type="float">
            <text:p>-6.319889</text:p>
          </table:table-cell>
          <table:table-cell office:value-type="float" office:value="106.754741" calcext:value-type="float">
            <text:p>106.75474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duta plaza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Duta Plaza, Tugu, Kota Depok</text:p>
          </table:table-cell>
          <table:table-cell office:value-type="float" office:value="-6.3696537" calcext:value-type="float">
            <text:p>-6.3696537</text:p>
          </table:table-cell>
          <table:table-cell office:value-type="float" office:value="106.849228" calcext:value-type="float">
            <text:p>106.849228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Bang Amir 1990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emang Utara No.55, RT.2/RW.4, Bangka, Kota Jakarta Selatan</text:p>
          </table:table-cell>
          <table:table-cell office:value-type="float" office:value="-6.2579703" calcext:value-type="float">
            <text:p>-6.2579703</text:p>
          </table:table-cell>
          <table:table-cell office:value-type="float" office:value="106.8233441" calcext:value-type="float">
            <text:p>106.823344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Special Bang Doel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Damai I, RT.10/RW.1, Cipete Utara, Kota Jakarta Selatan</text:p>
          </table:table-cell>
          <table:table-cell office:value-type="float" office:value="-6.2585765" calcext:value-type="float">
            <text:p>-6.2585765</text:p>
          </table:table-cell>
          <table:table-cell office:value-type="float" office:value="106.8006266" calcext:value-type="float">
            <text:p>106.8006266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Mas Gondrong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kat smp 247, Jl. Mampang Prapatan XIII Dan smp No.104, RT.5/RW.6, Tegal Parang, Kota Jakarta Selatan</text:p>
          </table:table-cell>
          <table:table-cell office:value-type="float" office:value="-6.251232" calcext:value-type="float">
            <text:p>-6.251232</text:p>
          </table:table-cell>
          <table:table-cell office:value-type="float" office:value="106.825129" calcext:value-type="float">
            <text:p>106.825129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Nasi Goreng Baba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Pondok Cabe Raya, Pisangan, Kota Tangerang Selatan</text:p>
          </table:table-cell>
          <table:table-cell office:value-type="float" office:value="-6.320009" calcext:value-type="float">
            <text:p>-6.320009</text:p>
          </table:table-cell>
          <table:table-cell office:value-type="float" office:value="106.7682559" calcext:value-type="float">
            <text:p>106.76825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si Goreng Spcial Pak I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st Pamulang, South Tangerang City</text:p>
          </table:table-cell>
          <table:table-cell office:value-type="float" office:value="-6.3423615" calcext:value-type="float">
            <text:p>-6.3423615</text:p>
          </table:table-cell>
          <table:table-cell office:value-type="float" office:value="106.7373599" calcext:value-type="float">
            <text:p>106.73735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si Goreng Spesial Putra Teg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Swadaya Raya, RT.006/RW.006, Larangan Indah, Kota Tangerang</text:p>
          </table:table-cell>
          <table:table-cell office:value-type="float" office:value="-6.2296501" calcext:value-type="float">
            <text:p>-6.2296501</text:p>
          </table:table-cell>
          <table:table-cell office:value-type="float" office:value="106.7299498" calcext:value-type="float">
            <text:p>106.72994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si Goreng Alfamart (Sinar Jaya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Raya Kby. Lama No.7, RW.1, Grogol Utara, Kota Jakarta Selatan</text:p>
          </table:table-cell>
          <table:table-cell office:value-type="float" office:value="-6.2136129" calcext:value-type="float">
            <text:p>-6.2136129</text:p>
          </table:table-cell>
          <table:table-cell office:value-type="float" office:value="106.779778" calcext:value-type="float">
            <text:p>106.7797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si Goreng Kambing Bang Pep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an GOR ALVINOSYA, Jl. Oscar III Gg. Minan No.75, Bambu Apus, Kota Tangerang Selatan</text:p>
          </table:table-cell>
          <table:table-cell office:value-type="float" office:value="-6.3307808" calcext:value-type="float">
            <text:p>-6.3307808</text:p>
          </table:table-cell>
          <table:table-cell office:value-type="float" office:value="106.7350088" calcext:value-type="float">
            <text:p>106.73500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si Goreng Pondok Peso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an Amil Raya No. 12 Pejaten Barat Pasar Minggu, RT.4/RW.4, Pejaten Bar., Kota Jakarta Selatan</text:p>
          </table:table-cell>
          <table:table-cell office:value-type="float" office:value="-6.272911" calcext:value-type="float">
            <text:p>-6.272911</text:p>
          </table:table-cell>
          <table:table-cell office:value-type="float" office:value="106.838126" calcext:value-type="float">
            <text:p>106.8381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SGOR RINDU MALAM Mas Edw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an Pondok Cabe Raya, Nomor 27 B RT 001/04, Pd. Cabe Ilir, Kota Tangerang Selatan</text:p>
          </table:table-cell>
          <table:table-cell office:value-type="float" office:value="-6.3279476" calcext:value-type="float">
            <text:p>-6.3279476</text:p>
          </table:table-cell>
          <table:table-cell office:value-type="float" office:value="106.7667333" calcext:value-type="float">
            <text:p>106.76673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si Bebek &amp; Nasi goreng Sam'on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Kp. Sugutamu, Bakti Jaya, Kota Depok</text:p>
          </table:table-cell>
          <table:table-cell office:value-type="float" office:value="-6.3746211" calcext:value-type="float">
            <text:p>-6.3746211</text:p>
          </table:table-cell>
          <table:table-cell office:value-type="float" office:value="106.8514998" calcext:value-type="float">
            <text:p>106.8514998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Nasi Goreng Gila Sedap Malam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Cirendeu Indah I No.18, Pisangan, Kota Tangerang Selatan</text:p>
          </table:table-cell>
          <table:table-cell office:value-type="float" office:value="-6.3160401" calcext:value-type="float">
            <text:p>-6.3160401</text:p>
          </table:table-cell>
          <table:table-cell office:value-type="float" office:value="106.7719095" calcext:value-type="float">
            <text:p>106.771909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Nasi Goreng Ekstra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Joglo Raya No.52E, RT.7/RW.8, Joglo, Kota Jakarta Barat</text:p>
          </table:table-cell>
          <table:table-cell office:value-type="float" office:value="-6.2203126" calcext:value-type="float">
            <text:p>-6.2203126</text:p>
          </table:table-cell>
          <table:table-cell office:value-type="float" office:value="106.7392198" calcext:value-type="float">
            <text:p>106.7392198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Kedai bang jothi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n. Cilandak dalam 1/33 rt 06/013 jkt 12430, Jl. Cilandak Dalam No.33, RT.4/RW.13, Cilandak Bar., Kota Jakarta Selatan</text:p>
          </table:table-cell>
          <table:table-cell office:value-type="float" office:value="-6.285035" calcext:value-type="float">
            <text:p>-6.285035</text:p>
          </table:table-cell>
          <table:table-cell office:value-type="float" office:value="106.8034159" calcext:value-type="float">
            <text:p>106.8034159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Nasi Goreng Tegal Bahari Stasiun Tebet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Asem Baris, RT.1/RW.5, Kb. Baru, Kota Jakarta Selatan</text:p>
          </table:table-cell>
          <table:table-cell office:value-type="float" office:value="-6.22584" calcext:value-type="float">
            <text:p>-6.22584</text:p>
          </table:table-cell>
          <table:table-cell office:value-type="float" office:value="106.859085" calcext:value-type="float">
            <text:p>106.85908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Nasi Goreng "Ceria"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Lkr. Sari No.6-13, RT.6/RW.9, Pekayon, Kota Jakarta Timur</text:p>
          </table:table-cell>
          <table:table-cell office:value-type="float" office:value="-6.333243" calcext:value-type="float">
            <text:p>-6.333243</text:p>
          </table:table-cell>
          <table:table-cell office:value-type="float" office:value="106.8623792" calcext:value-type="float">
            <text:p>106.862379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NASI GORENG PONDOK SELERA 09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H. Asmawi No.5c, Beji, Kota Depok</text:p>
          </table:table-cell>
          <table:table-cell office:value-type="float" office:value="-6.3745757" calcext:value-type="float">
            <text:p>-6.3745757</text:p>
          </table:table-cell>
          <table:table-cell office:value-type="float" office:value="106.8132191" calcext:value-type="float">
            <text:p>106.8132191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Nasi Goreng Pak Kas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U, Jl. Tanah Baru No.50 RT.4/RW.7 (Samping, Tanah Baru, Kota Depok</text:p>
          </table:table-cell>
          <table:table-cell office:value-type="float" office:value="-6.3659944" calcext:value-type="float">
            <text:p>-6.3659944</text:p>
          </table:table-cell>
          <table:table-cell office:value-type="float" office:value="106.8075485" calcext:value-type="float">
            <text:p>106.80754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e'e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wah Lama, South Tangerang City</text:p>
          </table:table-cell>
          <table:table-cell office:value-type="float" office:value="-6.3008273" calcext:value-type="float">
            <text:p>-6.3008273</text:p>
          </table:table-cell>
          <table:table-cell office:value-type="float" office:value="106.7402827" calcext:value-type="float">
            <text:p>106.7402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Kat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i Hajar Dewantara No.45 H, Sawah Lama, Kota Tangerang Selatan</text:p>
          </table:table-cell>
          <table:table-cell office:value-type="float" office:value="-6.2997488" calcext:value-type="float">
            <text:p>-6.2997488</text:p>
          </table:table-cell>
          <table:table-cell office:value-type="float" office:value="106.7399499" calcext:value-type="float">
            <text:p>106.7399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Ibu Ayu Lamong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lan Penghulu #29 Rt1 Rw1, Jakarta Selatan, RT.12/RW.1, Cipulir, Kota Jakarta Selatan</text:p>
          </table:table-cell>
          <table:table-cell office:value-type="float" office:value="-6.240289" calcext:value-type="float">
            <text:p>-6.240289</text:p>
          </table:table-cell>
          <table:table-cell office:value-type="float" office:value="106.779307" calcext:value-type="float">
            <text:p>106.7793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Ud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H. A. Mutholib, Tugu, Kota Depok</text:p>
          </table:table-cell>
          <table:table-cell office:value-type="float" office:value="-6.3649542" calcext:value-type="float">
            <text:p>-6.3649542</text:p>
          </table:table-cell>
          <table:table-cell office:value-type="float" office:value="106.8514389" calcext:value-type="float">
            <text:p>106.8514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Ridu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Gandul, Gandul, Kota Depok</text:p>
          </table:table-cell>
          <table:table-cell office:value-type="float" office:value="-6.3370266" calcext:value-type="float">
            <text:p>-6.3370266</text:p>
          </table:table-cell>
          <table:table-cell office:value-type="float" office:value="106.7948611" calcext:value-type="float">
            <text:p>106.79486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RUNG GORE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ukut, Depok City</text:p>
          </table:table-cell>
          <table:table-cell office:value-type="float" office:value="-6.3624537" calcext:value-type="float">
            <text:p>-6.3624537</text:p>
          </table:table-cell>
          <table:table-cell office:value-type="float" office:value="106.7913402" calcext:value-type="float">
            <text:p>106.79134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Gondrong Morla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13/RW.2, Gunung, South Jakarta City</text:p>
          </table:table-cell>
          <table:table-cell office:value-type="float" office:value="-6.2386577" calcext:value-type="float">
            <text:p>-6.2386577</text:p>
          </table:table-cell>
          <table:table-cell office:value-type="float" office:value="106.7901678" calcext:value-type="float">
            <text:p>106.79016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Mba Ekt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oncol 9 No.9, RT.14/RW.5, Kuningan Bar., Kota Jakarta Selatan</text:p>
          </table:table-cell>
          <table:table-cell office:value-type="float" office:value="-6.2371312" calcext:value-type="float">
            <text:p>-6.2371312</text:p>
          </table:table-cell>
          <table:table-cell office:value-type="float" office:value="106.8196067" calcext:value-type="float">
            <text:p>106.8196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surabaya cak hus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ln Bulak Raya/Abdul Ghani, Cemp. Putih, Kota Tangerang Selatan</text:p>
          </table:table-cell>
          <table:table-cell office:value-type="float" office:value="-6.3018208" calcext:value-type="float">
            <text:p>-6.3018208</text:p>
          </table:table-cell>
          <table:table-cell office:value-type="float" office:value="106.7584499" calcext:value-type="float">
            <text:p>106.7584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nda Are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Gelora No.1, RT.1/RW.3, Senayan, Kota Jakarta Pusat</text:p>
          </table:table-cell>
          <table:table-cell office:value-type="float" office:value="-6.2126547" calcext:value-type="float">
            <text:p>-6.2126547</text:p>
          </table:table-cell>
          <table:table-cell office:value-type="float" office:value="106.7971827" calcext:value-type="float">
            <text:p>106.7971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AL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omp. Peternakan No.35, Tanah Baru, Kota Depok</text:p>
          </table:table-cell>
          <table:table-cell office:value-type="float" office:value="-6.3635613" calcext:value-type="float">
            <text:p>-6.3635613</text:p>
          </table:table-cell>
          <table:table-cell office:value-type="float" office:value="106.8035563" calcext:value-type="float">
            <text:p>106.80355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Pas Manta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.H.M. Usman No.86, Kukusan, Kota Depok</text:p>
          </table:table-cell>
          <table:table-cell office:value-type="float" office:value="-6.364931" calcext:value-type="float">
            <text:p>-6.364931</text:p>
          </table:table-cell>
          <table:table-cell office:value-type="float" office:value="106.8152765" calcext:value-type="float">
            <text:p>106.8152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Mas Am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anti Asuhan No.37, Jurang Manggu Tim., Kota Tangerang Selatan</text:p>
          </table:table-cell>
          <table:table-cell office:value-type="float" office:value="-6.257664" calcext:value-type="float">
            <text:p>-6.257664</text:p>
          </table:table-cell>
          <table:table-cell office:value-type="float" office:value="106.7304291" calcext:value-type="float">
            <text:p>106.73042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J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Condet No.12, RT.9/RW.5, Batu Ampar, Kota Jakarta Timur</text:p>
          </table:table-cell>
          <table:table-cell office:value-type="float" office:value="-6.2650003" calcext:value-type="float">
            <text:p>-6.2650003</text:p>
          </table:table-cell>
          <table:table-cell office:value-type="float" office:value="106.8616597" calcext:value-type="float">
            <text:p>106.8616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Lintang Mala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inding No.3A, RT.1/RW.1, Cipedak, Kota Jakarta Selatan</text:p>
          </table:table-cell>
          <table:table-cell office:value-type="float" office:value="-6.345307" calcext:value-type="float">
            <text:p>-6.345307</text:p>
          </table:table-cell>
          <table:table-cell office:value-type="float" office:value="106.803349" calcext:value-type="float">
            <text:p>106.803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Gile Garse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S. Fatmawati Raya No.4h, RT.3/RW.5, Cilandak Bar., Kota Jakarta Selatan</text:p>
          </table:table-cell>
          <table:table-cell office:value-type="float" office:value="-6.289362" calcext:value-type="float">
            <text:p>-6.289362</text:p>
          </table:table-cell>
          <table:table-cell office:value-type="float" office:value="106.7952388" calcext:value-type="float">
            <text:p>106.7952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Jon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ebagusan Raya No.17, RT.5/RW.7, Ragunan, Kota Jakarta Selatan</text:p>
          </table:table-cell>
          <table:table-cell office:value-type="float" office:value="-6.29703" calcext:value-type="float">
            <text:p>-6.29703</text:p>
          </table:table-cell>
          <table:table-cell office:value-type="float" office:value="106.8266985" calcext:value-type="float">
            <text:p>106.8266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ANGKA 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bdul Wahab No.21-10, Kedaung, Kota Depok</text:p>
          </table:table-cell>
          <table:table-cell office:value-type="float" office:value="-6.3654523" calcext:value-type="float">
            <text:p>-6.3654523</text:p>
          </table:table-cell>
          <table:table-cell office:value-type="float" office:value="106.7491451" calcext:value-type="float">
            <text:p>106.7491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"DS"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3/RW.7, Kebon Baru, South Jakarta City</text:p>
          </table:table-cell>
          <table:table-cell office:value-type="float" office:value="-6.2342002" calcext:value-type="float">
            <text:p>-6.2342002</text:p>
          </table:table-cell>
          <table:table-cell office:value-type="float" office:value="106.8600122" calcext:value-type="float">
            <text:p>106.8600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Ipu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rof. DR. Soepomo, RT.1/RW.3, Menteng Dalam, Kota Jakarta Selatan</text:p>
          </table:table-cell>
          <table:table-cell office:value-type="float" office:value="-6.2326121" calcext:value-type="float">
            <text:p>-6.2326121</text:p>
          </table:table-cell>
          <table:table-cell office:value-type="float" office:value="106.8444523" calcext:value-type="float">
            <text:p>106.84445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Panju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Kompas No.1a, Pd. Ranji, Kota Tangerang Selatan</text:p>
          </table:table-cell>
          <table:table-cell office:value-type="float" office:value="-6.291669" calcext:value-type="float">
            <text:p>-6.291669</text:p>
          </table:table-cell>
          <table:table-cell office:value-type="float" office:value="106.7436862" calcext:value-type="float">
            <text:p>106.7436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Sugih Ras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poa, South Tangerang City</text:p>
          </table:table-cell>
          <table:table-cell office:value-type="float" office:value="-6.2927196" calcext:value-type="float">
            <text:p>-6.2927196</text:p>
          </table:table-cell>
          <table:table-cell office:value-type="float" office:value="106.7522735" calcext:value-type="float">
            <text:p>106.75227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Bo Hainan FriedRic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Jatipadang 1A, RT.3/RW.5, Jati Padang, Kota Jakarta Selatan</text:p>
          </table:table-cell>
          <table:table-cell office:value-type="float" office:value="-6.2861808" calcext:value-type="float">
            <text:p>-6.2861808</text:p>
          </table:table-cell>
          <table:table-cell office:value-type="float" office:value="106.8291222" calcext:value-type="float">
            <text:p>106.8291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saria resto(nasi goreng&amp;mie goreng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ah Jajan, Jl. Kapten Tendean No.12c, RT.2/RW.2, Mampang Prpt., Kota Jakarta Selatan</text:p>
          </table:table-cell>
          <table:table-cell office:value-type="float" office:value="-6.2403865" calcext:value-type="float">
            <text:p>-6.2403865</text:p>
          </table:table-cell>
          <table:table-cell office:value-type="float" office:value="106.8291924" calcext:value-type="float">
            <text:p>106.82919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amor 9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Joe Klp. Tiga No.38, RT.2/RW.3, Lenteng Agung, Kota Jakarta Selatan</text:p>
          </table:table-cell>
          <table:table-cell office:value-type="float" office:value="-6.3245237" calcext:value-type="float">
            <text:p>-6.3245237</text:p>
          </table:table-cell>
          <table:table-cell office:value-type="float" office:value="106.8303851" calcext:value-type="float">
            <text:p>106.83038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dan Seafood Alad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angan Blok.S, Jl. Birah Raya, RT.5/RW.6, Rw. Bar., DKI Jakarta</text:p>
          </table:table-cell>
          <table:table-cell office:value-type="float" office:value="-6.2364629" calcext:value-type="float">
            <text:p>-6.2364629</text:p>
          </table:table-cell>
          <table:table-cell office:value-type="float" office:value="106.815235" calcext:value-type="float">
            <text:p>106.815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Orteg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up No.2-4, RT.4/RW.10, Ps. Minggu, Kota Jakarta Selatan</text:p>
          </table:table-cell>
          <table:table-cell office:value-type="float" office:value="-6.290827" calcext:value-type="float">
            <text:p>-6.290827</text:p>
          </table:table-cell>
          <table:table-cell office:value-type="float" office:value="106.8364898" calcext:value-type="float">
            <text:p>106.83648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"Kota Bahari"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ejaksaan Raya, RT.002/RW.006, Kreo, Kota Tangerang</text:p>
          </table:table-cell>
          <table:table-cell office:value-type="float" office:value="-6.2277567" calcext:value-type="float">
            <text:p>-6.2277567</text:p>
          </table:table-cell>
          <table:table-cell office:value-type="float" office:value="106.7377248" calcext:value-type="float">
            <text:p>106.73772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Jaya Ter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asar Rebo, Jl. Gongseng Raya No.6, RT.6/RW.9, Cijantung, East Jakarta City</text:p>
          </table:table-cell>
          <table:table-cell office:value-type="float" office:value="-6.3264673" calcext:value-type="float">
            <text:p>-6.3264673</text:p>
          </table:table-cell>
          <table:table-cell office:value-type="float" office:value="106.8553773" calcext:value-type="float">
            <text:p>106.85537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pade Dik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ren II No.40, RW.1, Pd. Betung, Kota Tangerang Selatan</text:p>
          </table:table-cell>
          <table:table-cell office:value-type="float" office:value="-6.2541508" calcext:value-type="float">
            <text:p>-6.2541508</text:p>
          </table:table-cell>
          <table:table-cell office:value-type="float" office:value="106.7495609" calcext:value-type="float">
            <text:p>106.7495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Ag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Camat Gabun I, RT.8/RW.8, Lenteng Agung, Kota Jakarta Selatan</text:p>
          </table:table-cell>
          <table:table-cell office:value-type="float" office:value="-6.3397377" calcext:value-type="float">
            <text:p>-6.3397377</text:p>
          </table:table-cell>
          <table:table-cell office:value-type="float" office:value="106.8382198" calcext:value-type="float">
            <text:p>106.8382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RIVALDI BAHAR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 midi, Jl. Dr. Setiabudi, gaplek, Kota Tangerang Selatan</text:p>
          </table:table-cell>
          <table:table-cell office:value-type="float" office:value="-6.3472621" calcext:value-type="float">
            <text:p>-6.3472621</text:p>
          </table:table-cell>
          <table:table-cell office:value-type="float" office:value="106.7471931" calcext:value-type="float">
            <text:p>106.7471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dagang Nasi Goreng Kumi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 M Kahfi II Gg. Cupang, RT.3/RW.1, Cipedak, Kota Jakarta Selatan</text:p>
          </table:table-cell>
          <table:table-cell office:value-type="float" office:value="-6.347491" calcext:value-type="float">
            <text:p>-6.347491</text:p>
          </table:table-cell>
          <table:table-cell office:value-type="float" office:value="106.802194" calcext:value-type="float">
            <text:p>106.802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to &amp; Nasi Goreng Pada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named Road, Pamulang Bar., Kota Tangerang Selatan</text:p>
          </table:table-cell>
          <table:table-cell office:value-type="float" office:value="-6.3485315" calcext:value-type="float">
            <text:p>-6.3485315</text:p>
          </table:table-cell>
          <table:table-cell office:value-type="float" office:value="106.7347179" calcext:value-type="float">
            <text:p>106.7347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lan Raya Condet No 48 Samping Jalan Bantu Ampar 2, RT.3/RW.4, Batu Ampar, DKI Jakarta</text:p>
          </table:table-cell>
          <table:table-cell office:value-type="float" office:value="-6.274877" calcext:value-type="float">
            <text:p>-6.274877</text:p>
          </table:table-cell>
          <table:table-cell office:value-type="float" office:value="106.85657" calcext:value-type="float">
            <text:p>106.85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uliner ich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Ibrahim No.14-36, RT.4/RW.5, Sukabumi Utara, Kota Jakarta Barat</text:p>
          </table:table-cell>
          <table:table-cell office:value-type="float" office:value="-6.208032" calcext:value-type="float">
            <text:p>-6.208032</text:p>
          </table:table-cell>
          <table:table-cell office:value-type="float" office:value="106.7761542" calcext:value-type="float">
            <text:p>106.7761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Teri Kaca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rapanca Raya No.100, RT.9/RW.4, Cipete Utara, Kota Jakarta Selatan</text:p>
          </table:table-cell>
          <table:table-cell office:value-type="float" office:value="-6.2564138" calcext:value-type="float">
            <text:p>-6.2564138</text:p>
          </table:table-cell>
          <table:table-cell office:value-type="float" office:value="106.803438" calcext:value-type="float">
            <text:p>106.8034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Areng Cu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Cirendeu No.38, RT.5/RW.5, Pisangan, Kota Tangerang Selatan</text:p>
          </table:table-cell>
          <table:table-cell office:value-type="float" office:value="-6.3230727" calcext:value-type="float">
            <text:p>-6.3230727</text:p>
          </table:table-cell>
          <table:table-cell office:value-type="float" office:value="106.7682036" calcext:value-type="float">
            <text:p>106.7682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Sedap Ras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Ir H. Juanda No.75, Cireundeu, Kota Tangerang Selatan</text:p>
          </table:table-cell>
          <table:table-cell office:value-type="float" office:value="-6.3051492" calcext:value-type="float">
            <text:p>-6.3051492</text:p>
          </table:table-cell>
          <table:table-cell office:value-type="float" office:value="106.7581522" calcext:value-type="float">
            <text:p>106.7581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Wonogiri Pak Nana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plek UIN, Jl. Ibnu Batutah, RW.06, Pisangan, Kota Tangerang Selatan</text:p>
          </table:table-cell>
          <table:table-cell office:value-type="float" office:value="-6.310521" calcext:value-type="float">
            <text:p>-6.310521</text:p>
          </table:table-cell>
          <table:table-cell office:value-type="float" office:value="106.756061" calcext:value-type="float">
            <text:p>106.756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gor 89 Madur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3, RT.1/RW.3, Mampang Prpt., Kota Jakarta Selatan</text:p>
          </table:table-cell>
          <table:table-cell office:value-type="float" office:value="-6.2410397" calcext:value-type="float">
            <text:p>-6.2410397</text:p>
          </table:table-cell>
          <table:table-cell office:value-type="float" office:value="106.8258883" calcext:value-type="float">
            <text:p>106.8258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PERR BABANG EZ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Jagakarsa, Jl. Moh. Kahfi 1 No.75, RT.1/RW.2, Jagakarsa, Kota Jakarta Selatan</text:p>
          </table:table-cell>
          <table:table-cell office:value-type="float" office:value="-6.327001" calcext:value-type="float">
            <text:p>-6.327001</text:p>
          </table:table-cell>
          <table:table-cell office:value-type="float" office:value="106.811035" calcext:value-type="float">
            <text:p>106.811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etoprak Sedap Mala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wah Lama, South Tangerang City</text:p>
          </table:table-cell>
          <table:table-cell office:value-type="float" office:value="-6.2957296" calcext:value-type="float">
            <text:p>-6.2957296</text:p>
          </table:table-cell>
          <table:table-cell office:value-type="float" office:value="106.7363637" calcext:value-type="float">
            <text:p>106.7363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Ex Depan BRI Ciput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ko Ciputat, Jl. Ir H. Juanda, Cipayung, Kota Tangerang Selatan</text:p>
          </table:table-cell>
          <table:table-cell office:value-type="float" office:value="-6.3120228" calcext:value-type="float">
            <text:p>-6.3120228</text:p>
          </table:table-cell>
          <table:table-cell office:value-type="float" office:value="106.7489419" calcext:value-type="float">
            <text:p>106.7489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zffoo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sem II No.20 RT04/03, RT.1/RW.3, Cipete Sel., Kota Jakarta Selatan</text:p>
          </table:table-cell>
          <table:table-cell office:value-type="float" office:value="-6.2726512" calcext:value-type="float">
            <text:p>-6.2726512</text:p>
          </table:table-cell>
          <table:table-cell office:value-type="float" office:value="106.8021881" calcext:value-type="float">
            <text:p>106.80218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Anjan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Waru I, RT.2/RW.3, Pamulang Bar., Kota Tangerang Selatan</text:p>
          </table:table-cell>
          <table:table-cell office:value-type="float" office:value="-6.3428406" calcext:value-type="float">
            <text:p>-6.3428406</text:p>
          </table:table-cell>
          <table:table-cell office:value-type="float" office:value="106.7376642" calcext:value-type="float">
            <text:p>106.7376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MJ Bang Kumi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ah Baru, Depok City</text:p>
          </table:table-cell>
          <table:table-cell office:value-type="float" office:value="-6.3683064" calcext:value-type="float">
            <text:p>-6.3683064</text:p>
          </table:table-cell>
          <table:table-cell office:value-type="float" office:value="106.7985058" calcext:value-type="float">
            <text:p>106.79850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Mas Ima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ria Putra No.51, Serua Indah, Kota Tangerang Selatan</text:p>
          </table:table-cell>
          <table:table-cell office:value-type="float" office:value="-6.3130701" calcext:value-type="float">
            <text:p>-6.3130701</text:p>
          </table:table-cell>
          <table:table-cell office:value-type="float" office:value="106.7306006" calcext:value-type="float">
            <text:p>106.7306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Gila IKP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C. Veteran Raya, RT.4/RW.10, Bintaro, Kota Jakarta Selatan</text:p>
          </table:table-cell>
          <table:table-cell office:value-type="float" office:value="-6.2602248" calcext:value-type="float">
            <text:p>-6.2602248</text:p>
          </table:table-cell>
          <table:table-cell office:value-type="float" office:value="106.7678035" calcext:value-type="float">
            <text:p>106.7678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dap Mala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ertengahan, RT.1/RW.7, Cijantung, Kota Jakarta Timur</text:p>
          </table:table-cell>
          <table:table-cell office:value-type="float" office:value="-6.3184937" calcext:value-type="float">
            <text:p>-6.3184937</text:p>
          </table:table-cell>
          <table:table-cell office:value-type="float" office:value="106.858616" calcext:value-type="float">
            <text:p>106.8586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mas dec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andang, RT.1/RW.11, Palmerah, Kota Jakarta Barat</text:p>
          </table:table-cell>
          <table:table-cell office:value-type="float" office:value="-6.2017939" calcext:value-type="float">
            <text:p>-6.2017939</text:p>
          </table:table-cell>
          <table:table-cell office:value-type="float" office:value="106.7877267" calcext:value-type="float">
            <text:p>106.78772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KEBULI GORENG BAB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3/RW.11, North Grogol, South Jakarta City</text:p>
          </table:table-cell>
          <table:table-cell office:value-type="float" office:value="-6.2101582" calcext:value-type="float">
            <text:p>-6.2101582</text:p>
          </table:table-cell>
          <table:table-cell office:value-type="float" office:value="106.787743" calcext:value-type="float">
            <text:p>106.787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Adi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Parung - Ciputat, Kedaung, Kota Depok</text:p>
          </table:table-cell>
          <table:table-cell office:value-type="float" office:value="-6.3679" calcext:value-type="float">
            <text:p>-6.3679</text:p>
          </table:table-cell>
          <table:table-cell office:value-type="float" office:value="106.7457112" calcext:value-type="float">
            <text:p>106.7457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jok Nasi Gore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Telaga, RT.13/RW.9, Pekayon, Kota Jakarta Timur</text:p>
          </table:table-cell>
          <table:table-cell office:value-type="float" office:value="-6.3474406" calcext:value-type="float">
            <text:p>-6.3474406</text:p>
          </table:table-cell>
          <table:table-cell office:value-type="float" office:value="106.8587692" calcext:value-type="float">
            <text:p>106.8587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Putra Bumiayu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Tanah Kusir, RT.10/RW.11, Kby. Lama Sel., Kota Jakarta Selatan</text:p>
          </table:table-cell>
          <table:table-cell office:value-type="float" office:value="-6.2606395" calcext:value-type="float">
            <text:p>-6.2606395</text:p>
          </table:table-cell>
          <table:table-cell office:value-type="float" office:value="106.7849776" calcext:value-type="float">
            <text:p>106.78497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Special Barito Bu Fatima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Gandaria Tengah III No.3, RT.3/RW.4, Kramat Pela, Kota Jakarta Selatan</text:p>
          </table:table-cell>
          <table:table-cell office:value-type="float" office:value="-6.2464779" calcext:value-type="float">
            <text:p>-6.2464779</text:p>
          </table:table-cell>
          <table:table-cell office:value-type="float" office:value="106.7930006" calcext:value-type="float">
            <text:p>106.7930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Special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Moh. Kahfi 1, RT.3/RW.4, Jagakarsa, Kota Jakarta Selatan</text:p>
          </table:table-cell>
          <table:table-cell office:value-type="float" office:value="-6.3187159" calcext:value-type="float">
            <text:p>-6.3187159</text:p>
          </table:table-cell>
          <table:table-cell office:value-type="float" office:value="106.8108888" calcext:value-type="float">
            <text:p>106.81088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Kampung Bang Oj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gol, Depok City</text:p>
          </table:table-cell>
          <table:table-cell office:value-type="float" office:value="-6.3714335" calcext:value-type="float">
            <text:p>-6.3714335</text:p>
          </table:table-cell>
          <table:table-cell office:value-type="float" office:value="106.7906144" calcext:value-type="float">
            <text:p>106.7906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b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ultan Iskandar Muda, RT.10/RW.6, Kby. Lama Utara, Kota Jakarta Selatan</text:p>
          </table:table-cell>
          <table:table-cell office:value-type="float" office:value="-6.2454428" calcext:value-type="float">
            <text:p>-6.2454428</text:p>
          </table:table-cell>
          <table:table-cell office:value-type="float" office:value="106.7823863" calcext:value-type="float">
            <text:p>106.7823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JO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Talas ‚Ö§ No.47, Pd. Cabe Ilir, Kota Tangerang Selatan</text:p>
          </table:table-cell>
          <table:table-cell office:value-type="float" office:value="-6.3385792" calcext:value-type="float">
            <text:p>-6.3385792</text:p>
          </table:table-cell>
          <table:table-cell office:value-type="float" office:value="106.757679" calcext:value-type="float">
            <text:p>106.757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joss khas Pemala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Bambu II No.14, RT.2/RW.6, Srengseng, Kota Jakarta Barat</text:p>
          </table:table-cell>
          <table:table-cell office:value-type="float" office:value="-6.210606" calcext:value-type="float">
            <text:p>-6.210606</text:p>
          </table:table-cell>
          <table:table-cell office:value-type="float" office:value="106.76042" calcext:value-type="float">
            <text:p>106.76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PP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rapanca Raya, RT.9/RW.4, Cipete Utara, Kota Jakarta Selatan</text:p>
          </table:table-cell>
          <table:table-cell office:value-type="float" office:value="-6.2562368" calcext:value-type="float">
            <text:p>-6.2562368</text:p>
          </table:table-cell>
          <table:table-cell office:value-type="float" office:value="106.8032704" calcext:value-type="float">
            <text:p>106.8032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UD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awo No.9B, RT.6/RW.10, Ragunan, Kota Jakarta Selatan</text:p>
          </table:table-cell>
          <table:table-cell office:value-type="float" office:value="-6.2805806" calcext:value-type="float">
            <text:p>-6.2805806</text:p>
          </table:table-cell>
          <table:table-cell office:value-type="float" office:value="106.8216733" calcext:value-type="float">
            <text:p>106.8216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wadharma Utara, RT.7/RW.8, Ulujami, Kota Jakarta Selatan</text:p>
          </table:table-cell>
          <table:table-cell office:value-type="float" office:value="-6.2290618" calcext:value-type="float">
            <text:p>-6.2290618</text:p>
          </table:table-cell>
          <table:table-cell office:value-type="float" office:value="106.7605444" calcext:value-type="float">
            <text:p>106.7605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Korami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Caringin Utara I No.15, RT.15/RW.10, Cilandak Bar., Kota Jakarta Selatan</text:p>
          </table:table-cell>
          <table:table-cell office:value-type="float" office:value="-6.2831164" calcext:value-type="float">
            <text:p>-6.2831164</text:p>
          </table:table-cell>
          <table:table-cell office:value-type="float" office:value="106.7928936" calcext:value-type="float">
            <text:p>106.79289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Putra Bawa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13/RW.6, Bintaro, South Jakarta City</text:p>
          </table:table-cell>
          <table:table-cell office:value-type="float" office:value="-6.2650206" calcext:value-type="float">
            <text:p>-6.2650206</text:p>
          </table:table-cell>
          <table:table-cell office:value-type="float" office:value="106.7572436" calcext:value-type="float">
            <text:p>106.7572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GITA IZZAKUIK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raja Dalam K No.27, RT.11/RW.2, Kby. Lama Sel., Kota Jakarta Selatan</text:p>
          </table:table-cell>
          <table:table-cell office:value-type="float" office:value="-6.251586" calcext:value-type="float">
            <text:p>-6.251586</text:p>
          </table:table-cell>
          <table:table-cell office:value-type="float" office:value="106.783393" calcext:value-type="float">
            <text:p>106.783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Kambing Kebul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edurenan Masjid 2, RT.6/RW.4, Kuningan, Karet Kuningan, Kota Jakarta Selatan</text:p>
          </table:table-cell>
          <table:table-cell office:value-type="float" office:value="-6.2224163" calcext:value-type="float">
            <text:p>-6.2224163</text:p>
          </table:table-cell>
          <table:table-cell office:value-type="float" office:value="106.8284318" calcext:value-type="float">
            <text:p>106.8284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mas Ron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ostrad Raya No.43, RT.7/RW.4, Petukangan Utara, Kota Jakarta Selatan</text:p>
          </table:table-cell>
          <table:table-cell office:value-type="float" office:value="-6.2348779" calcext:value-type="float">
            <text:p>-6.2348779</text:p>
          </table:table-cell>
          <table:table-cell office:value-type="float" office:value="106.7569701" calcext:value-type="float">
            <text:p>106.75697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Spesi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ria Putra, Serua, Kota Tangerang Selatan</text:p>
          </table:table-cell>
          <table:table-cell office:value-type="float" office:value="-6.3176501" calcext:value-type="float">
            <text:p>-6.3176501</text:p>
          </table:table-cell>
          <table:table-cell office:value-type="float" office:value="106.7372551" calcext:value-type="float">
            <text:p>106.7372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OM TO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Muara Dalam 1 No.84, RT.5/RW.3, Tj. Bar., Kota Jakarta Selatan</text:p>
          </table:table-cell>
          <table:table-cell office:value-type="float" office:value="-6.3057261" calcext:value-type="float">
            <text:p>-6.3057261</text:p>
          </table:table-cell>
          <table:table-cell office:value-type="float" office:value="106.8552377" calcext:value-type="float">
            <text:p>106.8552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S. Fatmawati Raya No.9, RT.4/RW.6, Gandaria Utara, Kota Jakarta Selatan</text:p>
          </table:table-cell>
          <table:table-cell office:value-type="float" office:value="-6.2598922" calcext:value-type="float">
            <text:p>-6.2598922</text:p>
          </table:table-cell>
          <table:table-cell office:value-type="float" office:value="106.7965739" calcext:value-type="float">
            <text:p>106.79657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daging sap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uningan Madya, RT.6/RW.2, Menteng Atas, Kota Jakarta Selatan</text:p>
          </table:table-cell>
          <table:table-cell office:value-type="float" office:value="-6.2105598" calcext:value-type="float">
            <text:p>-6.2105598</text:p>
          </table:table-cell>
          <table:table-cell office:value-type="float" office:value="106.8323623" calcext:value-type="float">
            <text:p>106.83236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Iw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g. Cangkring 2 No.8, RT.8/RW.2, Tj. Bar., Kota Jakarta Selatan</text:p>
          </table:table-cell>
          <table:table-cell office:value-type="float" office:value="-6.3100126" calcext:value-type="float">
            <text:p>-6.3100126</text:p>
          </table:table-cell>
          <table:table-cell office:value-type="float" office:value="106.8515052" calcext:value-type="float">
            <text:p>106.8515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mam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Batu I, RT.4/RW.1, Pejaten Tim., Kota Jakarta Selatan</text:p>
          </table:table-cell>
          <table:table-cell office:value-type="float" office:value="-6.2679348" calcext:value-type="float">
            <text:p>-6.2679348</text:p>
          </table:table-cell>
          <table:table-cell office:value-type="float" office:value="106.8472589" calcext:value-type="float">
            <text:p>106.8472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NG SUE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awo Kecik Raya No.4, RT.4/RW.4, Bukit Duri, Kota Jakarta Selatan</text:p>
          </table:table-cell>
          <table:table-cell office:value-type="float" office:value="-6.2211929" calcext:value-type="float">
            <text:p>-6.2211929</text:p>
          </table:table-cell>
          <table:table-cell office:value-type="float" office:value="106.855321" calcext:value-type="float">
            <text:p>106.855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Kucing A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Condet No.82, RT.5/RW.2, Balekambang, Kota Jakarta Timur</text:p>
          </table:table-cell>
          <table:table-cell office:value-type="float" office:value="-6.2807112" calcext:value-type="float">
            <text:p>-6.2807112</text:p>
          </table:table-cell>
          <table:table-cell office:value-type="float" office:value="106.8550222" calcext:value-type="float">
            <text:p>106.8550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KEBULI KAMBING PASAR MINGGU, PEJATEN BAR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g. Majlista'lim No.5, RT.5/RW.7, Pejaten Bar., Kota Jakarta Selatan</text:p>
          </table:table-cell>
          <table:table-cell office:value-type="float" office:value="-6.2773079" calcext:value-type="float">
            <text:p>-6.2773079</text:p>
          </table:table-cell>
          <table:table-cell office:value-type="float" office:value="106.8341339" calcext:value-type="float">
            <text:p>106.8341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Telad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15/RW.2, RT.15/RW.2, Kuningan, Karet, Kota Jakarta Selatan</text:p>
          </table:table-cell>
          <table:table-cell office:value-type="float" office:value="-6.2132286" calcext:value-type="float">
            <text:p>-6.2132286</text:p>
          </table:table-cell>
          <table:table-cell office:value-type="float" office:value="106.8249962" calcext:value-type="float">
            <text:p>106.82499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ung Gokar "Goreng Bakar"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lan Pagu Jaten Raya No.19, RT.16/RW.6, Pejaten Tim., Kota Jakarta Selatan</text:p>
          </table:table-cell>
          <table:table-cell office:value-type="float" office:value="-6.280357" calcext:value-type="float">
            <text:p>-6.280357</text:p>
          </table:table-cell>
          <table:table-cell office:value-type="float" office:value="106.846418" calcext:value-type="float">
            <text:p>106.8464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Gila Miptahud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8/RW.6, Pegangsaan, Central Jakarta City</text:p>
          </table:table-cell>
          <table:table-cell office:value-type="float" office:value="-6.203699" calcext:value-type="float">
            <text:p>-6.203699</text:p>
          </table:table-cell>
          <table:table-cell office:value-type="float" office:value="106.8506167" calcext:value-type="float">
            <text:p>106.8506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NI RESTO ARE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lan 1 RT 002 RW 04 No 37 Pondok Cabe Pamulang, Pd. Cabe Ilir, Kota Tangerang Selatan</text:p>
          </table:table-cell>
          <table:table-cell office:value-type="float" office:value="-6.326443" calcext:value-type="float">
            <text:p>-6.326443</text:p>
          </table:table-cell>
          <table:table-cell office:value-type="float" office:value="106.767048" calcext:value-type="float">
            <text:p>106.7670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ung Tikung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Tegal Parang Selatan 3, RT.7/RW.4, Tegal Parang, Kota Jakarta Selatan</text:p>
          </table:table-cell>
          <table:table-cell office:value-type="float" office:value="-6.2486343" calcext:value-type="float">
            <text:p>-6.2486343</text:p>
          </table:table-cell>
          <table:table-cell office:value-type="float" office:value="106.8345502" calcext:value-type="float">
            <text:p>106.83455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eka Nasi Gore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3 , Pejaten Village , JL. Pajetan Raya, Jati Padang , 2 , Pasar Minggu , 12510 Jakarta Selatan , DKI Jakarta, RT.1/RW.5, Jati Padang, South Jakarta City</text:p>
          </table:table-cell>
          <table:table-cell office:value-type="float" office:value="-6.2798064" calcext:value-type="float">
            <text:p>-6.2798064</text:p>
          </table:table-cell>
          <table:table-cell office:value-type="float" office:value="106.8292212" calcext:value-type="float">
            <text:p>106.8292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i Goreng Barokah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Denpasar No.6, RT.6/RW.7, Kuningan, Karet Kuningan, Kota Jakarta Selatan</text:p>
          </table:table-cell>
          <table:table-cell office:value-type="float" office:value="-6.2193041" calcext:value-type="float">
            <text:p>-6.2193041</text:p>
          </table:table-cell>
          <table:table-cell office:value-type="float" office:value="106.8301912" calcext:value-type="float">
            <text:p>106.830191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Nasi Goreng Pak Aldi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. H. Misan Riman No.1C, RT.2/RW.4, Kukusan, Kota Depok</text:p>
          </table:table-cell>
          <table:table-cell office:value-type="float" office:value="-6.3606635" calcext:value-type="float">
            <text:p>-6.3606635</text:p>
          </table:table-cell>
          <table:table-cell office:value-type="float" office:value="106.8167102" calcext:value-type="float">
            <text:p>106.816710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Nasi Goreng Bang Dima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. beji depok, Jl. H. Amat No.31, Kukusan, Kota Depok</text:p>
          </table:table-cell>
          <table:table-cell office:value-type="float" office:value="-6.35996" calcext:value-type="float">
            <text:p>-6.35996</text:p>
          </table:table-cell>
          <table:table-cell office:value-type="float" office:value="106.819973" calcext:value-type="float">
            <text:p>106.819973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Nasi Goreng Gila Khas Jakarta Plaza Semanggi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court Plaza Semanggi, Jl. Jend. Sudirman No.50, RT.1/RW.4, Karet Semanggi, Kota Jakarta Selatan</text:p>
          </table:table-cell>
          <table:table-cell office:value-type="float" office:value="-6.2203237" calcext:value-type="float">
            <text:p>-6.2203237</text:p>
          </table:table-cell>
          <table:table-cell office:value-type="float" office:value="106.814265" calcext:value-type="float">
            <text:p>106.81426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Nasi Goreng Mertakanda Kebumen Bang Udin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g. Tauladan, Jl. Bendungan Hilir No.11, RT.11/RW.5, Karet Tengsin, Kota Jakarta Pusat</text:p>
          </table:table-cell>
          <table:table-cell office:value-type="float" office:value="-6.2075057" calcext:value-type="float">
            <text:p>-6.2075057</text:p>
          </table:table-cell>
          <table:table-cell office:value-type="float" office:value="106.8124177" calcext:value-type="float">
            <text:p>106.81241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Putra Poncol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ahlawan, RT.02/RW.09, Cinangka, Kota Depok</text:p>
          </table:table-cell>
          <table:table-cell office:value-type="float" office:value="-6.3678357" calcext:value-type="float">
            <text:p>-6.3678357</text:p>
          </table:table-cell>
          <table:table-cell office:value-type="float" office:value="106.756569" calcext:value-type="float">
            <text:p>106.7565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COYYY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a Ciputat Timur, Jl. Raya Cirendeu, Pisangan, Kota Tangerang Selatan</text:p>
          </table:table-cell>
          <table:table-cell office:value-type="float" office:value="-6.3210623" calcext:value-type="float">
            <text:p>-6.3210623</text:p>
          </table:table-cell>
          <table:table-cell office:value-type="float" office:value="106.7682622" calcext:value-type="float">
            <text:p>106.76826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gor Putra Arjun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arang Tengah Raya No.10, RT.6/RW.3, Lb. Bulus, Kota Jakarta Selatan</text:p>
          </table:table-cell>
          <table:table-cell office:value-type="float" office:value="-6.3142015" calcext:value-type="float">
            <text:p>-6.3142015</text:p>
          </table:table-cell>
          <table:table-cell office:value-type="float" office:value="106.7815968" calcext:value-type="float">
            <text:p>106.78159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bang adin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atal Senayan, RT.5/RW.7, Grogol Utara, Kota Jakarta Selatan</text:p>
          </table:table-cell>
          <table:table-cell office:value-type="float" office:value="-6.2187538" calcext:value-type="float">
            <text:p>-6.2187538</text:p>
          </table:table-cell>
          <table:table-cell office:value-type="float" office:value="106.7950639" calcext:value-type="float">
            <text:p>106.79506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Anda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T.1/RW.3, Pondok Labu, South Jakarta City</text:p>
          </table:table-cell>
          <table:table-cell office:value-type="float" office:value="-6.3140132" calcext:value-type="float">
            <text:p>-6.3140132</text:p>
          </table:table-cell>
          <table:table-cell office:value-type="float" office:value="106.8035027" calcext:value-type="float">
            <text:p>106.80350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Gondrong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Jakarta-Bogor No.2d, RT.8/RW.2, Rambutan, Kota Jakarta Timur</text:p>
          </table:table-cell>
          <table:table-cell office:value-type="float" office:value="-6.3023654" calcext:value-type="float">
            <text:p>-6.3023654</text:p>
          </table:table-cell>
          <table:table-cell office:value-type="float" office:value="106.8678769" calcext:value-type="float">
            <text:p>106.8678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Padang(PIAMAN LAWEH)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emandoran Pluis, RT.6/RW.14, Grogol Utara, Kota Jakarta Selatan</text:p>
          </table:table-cell>
          <table:table-cell office:value-type="float" office:value="-6.2104133" calcext:value-type="float">
            <text:p>-6.2104133</text:p>
          </table:table-cell>
          <table:table-cell office:value-type="float" office:value="106.7922516" calcext:value-type="float">
            <text:p>106.79225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Spesial Kwetiau Akang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lan Pintu Senayan 1 Floor 5 Fx Sudirman Gelora Tanah Abang, Jakarta Pusat, RT.1/RW.3, Gelora, Kota Jakarta Pusat</text:p>
          </table:table-cell>
          <table:table-cell office:value-type="float" office:value="-6.224395" calcext:value-type="float">
            <text:p>-6.224395</text:p>
          </table:table-cell>
          <table:table-cell office:value-type="float" office:value="106.804002" calcext:value-type="float">
            <text:p>106.8040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Sedap Ras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Harsono RM No.15A, RW.7, Ragunan, Kota Jakarta Selatan</text:p>
          </table:table-cell>
          <table:table-cell office:value-type="float" office:value="-6.3007924" calcext:value-type="float">
            <text:p>-6.3007924</text:p>
          </table:table-cell>
          <table:table-cell office:value-type="float" office:value="106.8211032" calcext:value-type="float">
            <text:p>106.82110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rung Nasi Goreng Mawuut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. 82 Kecamatan Palmerah, Kelurahan, Jl. Raya Kb. Jeruk, RT.9/RW.15, Palmerah, Kota Jakarta Barat</text:p>
          </table:table-cell>
          <table:table-cell office:value-type="float" office:value="-6.202046" calcext:value-type="float">
            <text:p>-6.202046</text:p>
          </table:table-cell>
          <table:table-cell office:value-type="float" office:value="106.782761" calcext:value-type="float">
            <text:p>106.7827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PakDe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3/RW.5, Jagakarsa, South Jakarta City</text:p>
          </table:table-cell>
          <table:table-cell office:value-type="float" office:value="-6.322001" calcext:value-type="float">
            <text:p>-6.322001</text:p>
          </table:table-cell>
          <table:table-cell office:value-type="float" office:value="106.81881" calcext:value-type="float">
            <text:p>106.81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/ Mie Goreng Unyil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6/RW.2, West Cilandak, South Jakarta City</text:p>
          </table:table-cell>
          <table:table-cell office:value-type="float" office:value="-6.2970099" calcext:value-type="float">
            <text:p>-6.2970099</text:p>
          </table:table-cell>
          <table:table-cell office:value-type="float" office:value="106.8026933" calcext:value-type="float">
            <text:p>106.80269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Mawar Moncer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H. Marsaid No.12, Kemiri Muka, Kota Depok</text:p>
          </table:table-cell>
          <table:table-cell office:value-type="float" office:value="-6.3751029" calcext:value-type="float">
            <text:p>-6.3751029</text:p>
          </table:table-cell>
          <table:table-cell office:value-type="float" office:value="106.8319361" calcext:value-type="float">
            <text:p>106.83193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Orteg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lan Meruya Selatan Rt 07 Rw 04 Nomor 118 B, Meruya Selatan, Kembangan, RT.4/RW.1, Meruya Sel., Kota Jakarta Barat</text:p>
          </table:table-cell>
          <table:table-cell office:value-type="float" office:value="-6.208405" calcext:value-type="float">
            <text:p>-6.208405</text:p>
          </table:table-cell>
          <table:table-cell office:value-type="float" office:value="106.737909" calcext:value-type="float">
            <text:p>106.7379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Riri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sem No.20, RT.8/RW.1, Cijantung, Kota Jakarta Timur</text:p>
          </table:table-cell>
          <table:table-cell office:value-type="float" office:value="-6.3261791" calcext:value-type="float">
            <text:p>-6.3261791</text:p>
          </table:table-cell>
          <table:table-cell office:value-type="float" office:value="106.8633089" calcext:value-type="float">
            <text:p>106.86330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Sembayu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Tegalan No.10-6, RT.9/RW.3, Palmeriam, Kota Jakarta Timur</text:p>
          </table:table-cell>
          <table:table-cell office:value-type="float" office:value="-6.2020611" calcext:value-type="float">
            <text:p>-6.2020611</text:p>
          </table:table-cell>
          <table:table-cell office:value-type="float" office:value="106.8580706" calcext:value-type="float">
            <text:p>106.85807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Haji Echo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mpaka Putih, South Tangerang City</text:p>
          </table:table-cell>
          <table:table-cell office:value-type="float" office:value="-6.2957059" calcext:value-type="float">
            <text:p>-6.2957059</text:p>
          </table:table-cell>
          <table:table-cell office:value-type="float" office:value="106.7492644" calcext:value-type="float">
            <text:p>106.74926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Mas Dul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H. Hasan, RT.5/RW.2, Baru, Kota Jakarta Timur</text:p>
          </table:table-cell>
          <table:table-cell office:value-type="float" office:value="-6.3256769" calcext:value-type="float">
            <text:p>-6.3256769</text:p>
          </table:table-cell>
          <table:table-cell office:value-type="float" office:value="106.8501976" calcext:value-type="float">
            <text:p>106.85019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Padang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Makmur No.22-3, RT.9/RW.1, Susukan, Kota Jakarta Timur</text:p>
          </table:table-cell>
          <table:table-cell office:value-type="float" office:value="-6.3095271" calcext:value-type="float">
            <text:p>-6.3095271</text:p>
          </table:table-cell>
          <table:table-cell office:value-type="float" office:value="106.8640805" calcext:value-type="float">
            <text:p>106.86408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UMAR cah Tegal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Tanah Cimo No.18, Tanah Baru, Kota Depok</text:p>
          </table:table-cell>
          <table:table-cell office:value-type="float" office:value="-6.3710702" calcext:value-type="float">
            <text:p>-6.3710702</text:p>
          </table:table-cell>
          <table:table-cell office:value-type="float" office:value="106.7985815" calcext:value-type="float">
            <text:p>106.79858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Asli Malang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., Jl. Gotong Royong No.20, RT.004/RW.001, Larangan Indah, Kota Tangerang</text:p>
          </table:table-cell>
          <table:table-cell office:value-type="float" office:value="-6.2296801" calcext:value-type="float">
            <text:p>-6.2296801</text:p>
          </table:table-cell>
          <table:table-cell office:value-type="float" office:value="106.7343493" calcext:value-type="float">
            <text:p>106.73434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Dek Rayhan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Ikan Terbang Blok A20 No.1, Jurang Manggu Tim., Kota Tangerang Selatan</text:p>
          </table:table-cell>
          <table:table-cell office:value-type="float" office:value="-6.2655459" calcext:value-type="float">
            <text:p>-6.2655459</text:p>
          </table:table-cell>
          <table:table-cell office:value-type="float" office:value="106.7344583" calcext:value-type="float">
            <text:p>106.73445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Breb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l. Pengadegan Utara, RT.1/RW.8, Pengadegan, Kota Jakarta Selatan</text:p>
          </table:table-cell>
          <table:table-cell office:value-type="float" office:value="-6.2473045" calcext:value-type="float">
            <text:p>-6.2473045</text:p>
          </table:table-cell>
          <table:table-cell office:value-type="float" office:value="106.8476931" calcext:value-type="float">
            <text:p>106.84769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ndok Gilar Gilar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irsak No.8, RT.8/RW.7, Jagakarsa, South Jakarta City</text:p>
          </table:table-cell>
          <table:table-cell office:value-type="float" office:value="-6.3352543" calcext:value-type="float">
            <text:p>-6.3352543</text:p>
          </table:table-cell>
          <table:table-cell office:value-type="float" office:value="106.8235703" calcext:value-type="float">
            <text:p>106.82357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Gor Rody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dio Dalam Raya No.14 A, RT.5/RW.14, Gandaria Utara, Kota Jakarta Selatan</text:p>
          </table:table-cell>
          <table:table-cell office:value-type="float" office:value="-6.259245" calcext:value-type="float">
            <text:p>-6.259245</text:p>
          </table:table-cell>
          <table:table-cell office:value-type="float" office:value="106.789358" calcext:value-type="float">
            <text:p>106.7893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pur 83 Nasi Goreng Bang Roy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Inpres No.5, RT.5/RW.2, Kp. Tengah, Kota Jakarta Timur</text:p>
          </table:table-cell>
          <table:table-cell office:value-type="float" office:value="-6.286379" calcext:value-type="float">
            <text:p>-6.286379</text:p>
          </table:table-cell>
          <table:table-cell office:value-type="float" office:value="106.86746" calcext:value-type="float">
            <text:p>106.867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Kang Nan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7, Cipulir, South Jakarta City</text:p>
          </table:table-cell>
          <table:table-cell office:value-type="float" office:value="-6.2376479" calcext:value-type="float">
            <text:p>-6.2376479</text:p>
          </table:table-cell>
          <table:table-cell office:value-type="float" office:value="106.7763201" calcext:value-type="float">
            <text:p>106.77632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Bebek&amp;Ayam Goreng Bang Hanif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ar Kebayoran Lama bawah, RT.1/RW.1, Kby. Lama Utara, Kota Jakarta Selatan</text:p>
          </table:table-cell>
          <table:table-cell office:value-type="float" office:value="-6.2388856" calcext:value-type="float">
            <text:p>-6.2388856</text:p>
          </table:table-cell>
          <table:table-cell office:value-type="float" office:value="106.7812719" calcext:value-type="float">
            <text:p>106.78127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Aziz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H. Kodja Raya No.16, Kukusan, Kota Depok</text:p>
          </table:table-cell>
          <table:table-cell office:value-type="float" office:value="-6.3634693" calcext:value-type="float">
            <text:p>-6.3634693</text:p>
          </table:table-cell>
          <table:table-cell office:value-type="float" office:value="106.8165952" calcext:value-type="float">
            <text:p>106.8165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rung nasi goreng raos &amp; hot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, Jl. Bintaro Permai Raya, RT.6/RW.2, Pesanggrahan, Kota Jakarta Selatan</text:p>
          </table:table-cell>
          <table:table-cell office:value-type="float" office:value="-6.256523" calcext:value-type="float">
            <text:p>-6.256523</text:p>
          </table:table-cell>
          <table:table-cell office:value-type="float" office:value="106.761096" calcext:value-type="float">
            <text:p>106.7610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Gila Mas Toh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Juragan Sinda Raya No.12, RW.9, Kukusan, Depok City</text:p>
          </table:table-cell>
          <table:table-cell office:value-type="float" office:value="-6.3595841" calcext:value-type="float">
            <text:p>-6.3595841</text:p>
          </table:table-cell>
          <table:table-cell office:value-type="float" office:value="106.8173214" calcext:value-type="float">
            <text:p>106.817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Jhon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Duren Tiga Timur, RT.12, Rawajati, Kota Jakarta Selatan</text:p>
          </table:table-cell>
          <table:table-cell office:value-type="float" office:value="-6.2538895" calcext:value-type="float">
            <text:p>-6.2538895</text:p>
          </table:table-cell>
          <table:table-cell office:value-type="float" office:value="106.8495649" calcext:value-type="float">
            <text:p>106.84956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&amp; Lauk Pauk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Moch Kahfi II, RT.11/RW.8, Srengseng Sawah, Kota Jakarta Selatan</text:p>
          </table:table-cell>
          <table:table-cell office:value-type="float" office:value="-6.3359727" calcext:value-type="float">
            <text:p>-6.3359727</text:p>
          </table:table-cell>
          <table:table-cell office:value-type="float" office:value="106.8266883" calcext:value-type="float">
            <text:p>106.82668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a Nasi Goreng A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otik Nusantara, Jl. Nusantara No.9, Tugu, Kota Depok</text:p>
          </table:table-cell>
          <table:table-cell office:value-type="float" office:value="-6.3539587" calcext:value-type="float">
            <text:p>-6.3539587</text:p>
          </table:table-cell>
          <table:table-cell office:value-type="float" office:value="106.8426388" calcext:value-type="float">
            <text:p>106.84263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Udug Malam Mak Ojak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wadaya No.30, RT.6/RW.10, Pejaten Tim., Kota Jakarta Selatan</text:p>
          </table:table-cell>
          <table:table-cell office:value-type="float" office:value="-6.289685" calcext:value-type="float">
            <text:p>-6.289685</text:p>
          </table:table-cell>
          <table:table-cell office:value-type="float" office:value="106.8460254" calcext:value-type="float">
            <text:p>106.84602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Moch. Kahfi II, RT.1/RW.1, Srengseng Sawah, Kota Jakarta Selatan</text:p>
          </table:table-cell>
          <table:table-cell office:value-type="float" office:value="-6.3320497" calcext:value-type="float">
            <text:p>-6.3320497</text:p>
          </table:table-cell>
          <table:table-cell office:value-type="float" office:value="106.8347548" calcext:value-type="float">
            <text:p>106.83475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pak no (go biz)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S. Fatmawati Raya No.2, RT.1/RW.3, South Gandaria, South Jakarta City</text:p>
          </table:table-cell>
          <table:table-cell office:value-type="float" office:value="-6.268167" calcext:value-type="float">
            <text:p>-6.268167</text:p>
          </table:table-cell>
          <table:table-cell office:value-type="float" office:value="106.7970335" calcext:value-type="float">
            <text:p>106.79703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Gila Akrom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P.Dalam IV No.1, RT.3/RW.14, Kb. Baru, Kota Jakarta Selatan</text:p>
          </table:table-cell>
          <table:table-cell office:value-type="float" office:value="-6.2406447" calcext:value-type="float">
            <text:p>-6.2406447</text:p>
          </table:table-cell>
          <table:table-cell office:value-type="float" office:value="106.8608654" calcext:value-type="float">
            <text:p>106.86086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Bank Roy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g. Asem, Pamulang Bar., Kota Tangerang Selatan</text:p>
          </table:table-cell>
          <table:table-cell office:value-type="float" office:value="-6.3487073" calcext:value-type="float">
            <text:p>-6.3487073</text:p>
          </table:table-cell>
          <table:table-cell office:value-type="float" office:value="106.7364347" calcext:value-type="float">
            <text:p>106.73643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i Goreng &amp; Bakmi Jawa BUMEN JAYA 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ejompongan Raya No.6, RT.4/RW.6, Bend. Hilir, Kota Jakarta Pusat</text:p>
          </table:table-cell>
          <table:table-cell office:value-type="float" office:value="-6.203282" calcext:value-type="float">
            <text:p>-6.203282</text:p>
          </table:table-cell>
          <table:table-cell office:value-type="float" office:value="106.80271" calcext:value-type="float">
            <text:p>106.802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GEMETER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Ulujami Raya No.8-23, RT.5/RW.2, Pesanggrahan, Kota Jakarta Selatan</text:p>
          </table:table-cell>
          <table:table-cell office:value-type="float" office:value="-6.2560158" calcext:value-type="float">
            <text:p>-6.2560158</text:p>
          </table:table-cell>
          <table:table-cell office:value-type="float" office:value="106.7630579" calcext:value-type="float">
            <text:p>106.7630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Betawi Lal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Bhakti Puspa No.1B Tanah Abang Jakarta Selatan DKI Jakarta, RT.2/RW.3, Rw. Bar., Kota Jakarta Selatan</text:p>
          </table:table-cell>
          <table:table-cell office:value-type="float" office:value="-6.2363619" calcext:value-type="float">
            <text:p>-6.2363619</text:p>
          </table:table-cell>
          <table:table-cell office:value-type="float" office:value="106.8125853" calcext:value-type="float">
            <text:p>106.81258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Birah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Birah II No.1, RT.5/RW.6, Rw. Bar., Kota Jakarta Selatan</text:p>
          </table:table-cell>
          <table:table-cell office:value-type="float" office:value="-6.237165" calcext:value-type="float">
            <text:p>-6.237165</text:p>
          </table:table-cell>
          <table:table-cell office:value-type="float" office:value="106.815186" calcext:value-type="float">
            <text:p>106.8151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Mama And Seafoo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urahan, RT.7/RW.1, Ps. Manggis, Kota Jakarta Selatan</text:p>
          </table:table-cell>
          <table:table-cell office:value-type="float" office:value="-6.2117283" calcext:value-type="float">
            <text:p>-6.2117283</text:p>
          </table:table-cell>
          <table:table-cell office:value-type="float" office:value="106.8425049" calcext:value-type="float">
            <text:p>106.84250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Anis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Moh. Kahfi 1 No.1, RT.6/RW.1, Cipedak, Kota Jakarta Selatan</text:p>
          </table:table-cell>
          <table:table-cell office:value-type="float" office:value="-6.3501691" calcext:value-type="float">
            <text:p>-6.3501691</text:p>
          </table:table-cell>
          <table:table-cell office:value-type="float" office:value="106.8015984" calcext:value-type="float">
            <text:p>106.8015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"SARI RASA"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Tj. Barat Selatan No.Gg. 100, RT.1/RW.2, Tj. Bar., Kota Jakarta Selatan</text:p>
          </table:table-cell>
          <table:table-cell office:value-type="float" office:value="-6.3127716" calcext:value-type="float">
            <text:p>-6.3127716</text:p>
          </table:table-cell>
          <table:table-cell office:value-type="float" office:value="106.8400317" calcext:value-type="float">
            <text:p>106.84003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'Cacang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ukun IX No.3, RT.5/RW.9, Pisangan Baru, Kota Jakarta Timur</text:p>
          </table:table-cell>
          <table:table-cell office:value-type="float" office:value="-6.2090888" calcext:value-type="float">
            <text:p>-6.2090888</text:p>
          </table:table-cell>
          <table:table-cell office:value-type="float" office:value="106.8638931" calcext:value-type="float">
            <text:p>106.86389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Gor Kambing Aba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za Festival, Lt. UG Pintu Masuk Utara (seberang RS MMC) Jl. HR. Rasuna Said Kav. C. 22, Kawasan Epicentrum Kuningan, RT.16, Kuningan, Karet Kuningan, Kota Jakarta Selatan</text:p>
          </table:table-cell>
          <table:table-cell office:value-type="float" office:value="-6.2208878" calcext:value-type="float">
            <text:p>-6.2208878</text:p>
          </table:table-cell>
          <table:table-cell office:value-type="float" office:value="106.8319545" calcext:value-type="float">
            <text:p>106.83195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Ana Ras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Mampang Prapatan VI No.49, RT.8/RW.2, Tegal Parang, Kota Jakarta Selatan</text:p>
          </table:table-cell>
          <table:table-cell office:value-type="float" office:value="-6.2466702" calcext:value-type="float">
            <text:p>-6.2466702</text:p>
          </table:table-cell>
          <table:table-cell office:value-type="float" office:value="106.8293377" calcext:value-type="float">
            <text:p>106.82933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wonogiri 99 mas bow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Bendungan Hilir No.130-126 11 3, RT.13/RW.6, Bend. Hilir, Kota Jakarta Pusat</text:p>
          </table:table-cell>
          <table:table-cell office:value-type="float" office:value="-6.2077701" calcext:value-type="float">
            <text:p>-6.2077701</text:p>
          </table:table-cell>
          <table:table-cell office:value-type="float" office:value="106.8110645" calcext:value-type="float">
            <text:p>106.81106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GOR Kasa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rengseng Sawah No.49, RT.12/RW.9, Srengseng Sawah, Kota Jakarta Selatan</text:p>
          </table:table-cell>
          <table:table-cell office:value-type="float" office:value="-6.357177" calcext:value-type="float">
            <text:p>-6.357177</text:p>
          </table:table-cell>
          <table:table-cell office:value-type="float" office:value="106.8125528" calcext:value-type="float">
            <text:p>106.81255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ntin Nusa Palm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ma One Kav X, 2 No 4, Jl. Hr. Rasuna Said, RT.8/RW.4, Kuningan Tim., Kota Jakarta Selatan</text:p>
          </table:table-cell>
          <table:table-cell office:value-type="float" office:value="-6.2280732" calcext:value-type="float">
            <text:p>-6.2280732</text:p>
          </table:table-cell>
          <table:table-cell office:value-type="float" office:value="106.8334505" calcext:value-type="float">
            <text:p>106.83345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Al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Tanah Merdeka Gg. Swadaya No.16-18, RT.1/RW.5, Rambutan, Kota Jakarta Timur</text:p>
          </table:table-cell>
          <table:table-cell office:value-type="float" office:value="-6.3038145" calcext:value-type="float">
            <text:p>-6.3038145</text:p>
          </table:table-cell>
          <table:table-cell office:value-type="float" office:value="106.8684973" calcext:value-type="float">
            <text:p>106.86849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Cobo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up Bar. I No.1, RT.1/RW.6, Jati Padang, Kota Jakarta Selatan</text:p>
          </table:table-cell>
          <table:table-cell office:value-type="float" office:value="-6.2950281" calcext:value-type="float">
            <text:p>-6.2950281</text:p>
          </table:table-cell>
          <table:table-cell office:value-type="float" office:value="106.8346465" calcext:value-type="float">
            <text:p>106.83464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yam Penyet Nasi Goreng Sore Mala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., Jl. Payakumbuh No.14, RT.1/RW.1, Ps. Manggis, Kota Jakarta Selatan</text:p>
          </table:table-cell>
          <table:table-cell office:value-type="float" office:value="-6.214437" calcext:value-type="float">
            <text:p>-6.214437</text:p>
          </table:table-cell>
          <table:table-cell office:value-type="float" office:value="106.8428832" calcext:value-type="float">
            <text:p>106.84288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Mas 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awo IV No.16, RT.8/RW.7, Manggarai Sel., Kota Jakarta Selatan</text:p>
          </table:table-cell>
          <table:table-cell office:value-type="float" office:value="-6.2190438" calcext:value-type="float">
            <text:p>-6.2190438</text:p>
          </table:table-cell>
          <table:table-cell office:value-type="float" office:value="106.8481558" calcext:value-type="float">
            <text:p>106.84815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Senyum Pak Jangku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sia Afrika, RT.1/RW.3, Senayan, Kota Jakarta Pusat</text:p>
          </table:table-cell>
          <table:table-cell office:value-type="float" office:value="-6.2282106" calcext:value-type="float">
            <text:p>-6.2282106</text:p>
          </table:table-cell>
          <table:table-cell office:value-type="float" office:value="106.7983488" calcext:value-type="float">
            <text:p>106.79834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i Goreng MAS DOLI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Legoso Raya, Pisangan, Kota Tangerang Selatan</text:p>
          </table:table-cell>
          <table:table-cell office:value-type="float" office:value="-6.3170857" calcext:value-type="float">
            <text:p>-6.3170857</text:p>
          </table:table-cell>
          <table:table-cell office:value-type="float" office:value="106.7539244" calcext:value-type="float">
            <text:p>106.75392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omay Bandung &amp; Mendoan Goreng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Akses Universitas Indonesia, No.44, Kelapa Dua, Tugu, Kota Depok</text:p>
          </table:table-cell>
          <table:table-cell office:value-type="float" office:value="-6.3547106" calcext:value-type="float">
            <text:p>-6.3547106</text:p>
          </table:table-cell>
          <table:table-cell office:value-type="float" office:value="106.8405861" calcext:value-type="float">
            <text:p>106.84058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si Goreng Gila Artomoro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Pos Pengumben No.1, RT.12/RW.6, Klp. Dua, Kota Jakarta Barat</text:p>
          </table:table-cell>
          <table:table-cell office:value-type="float" office:value="-6.2171881" calcext:value-type="float">
            <text:p>-6.2171881</text:p>
          </table:table-cell>
          <table:table-cell office:value-type="float" office:value="106.7610544" calcext:value-type="float">
            <text:p>106.76105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si Goreng Grobak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H. Kamang No.17, RT.6/RW.10, Pd. Labu, Kota Jakarta Selatan</text:p>
          </table:table-cell>
          <table:table-cell office:value-type="float" office:value="-6.3081775" calcext:value-type="float">
            <text:p>-6.3081775</text:p>
          </table:table-cell>
          <table:table-cell office:value-type="float" office:value="106.7925903" calcext:value-type="float">
            <text:p>106.79259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mpia Goreng Semarang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pur Raya 2 Pasar Raya Blok M Lt LG, Jl. Iskandarsyah II, RT.3/RW.1, Melawai, Kota Jakarta Selatan</text:p>
          </table:table-cell>
          <table:table-cell office:value-type="float" office:value="-6.24363" calcext:value-type="float">
            <text:p>-6.24363</text:p>
          </table:table-cell>
          <table:table-cell office:value-type="float" office:value="106.802449" calcext:value-type="float">
            <text:p>106.8024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si Goreng Gila Toni 38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Sigura-gura II, RT.12/RW.1, Duren Tiga, Kota Jakarta Selatan</text:p>
          </table:table-cell>
          <table:table-cell office:value-type="float" office:value="-6.2585171" calcext:value-type="float">
            <text:p>-6.2585171</text:p>
          </table:table-cell>
          <table:table-cell office:value-type="float" office:value="106.8337175" calcext:value-type="float">
            <text:p>106.8337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esial Nasi Goreng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H. Mukhtar Raya No.50, RT.5/RW.11, Petukangan Utara, Kota Jakarta Selatan</text:p>
          </table:table-cell>
          <table:table-cell office:value-type="float" office:value="-6.225707" calcext:value-type="float">
            <text:p>-6.225707</text:p>
          </table:table-cell>
          <table:table-cell office:value-type="float" office:value="106.747354" calcext:value-type="float">
            <text:p>106.7473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si Goreng Do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H. Salim rt003/010, Tugu, Kota Depok</text:p>
          </table:table-cell>
          <table:table-cell office:value-type="float" office:value="-6.3602811" calcext:value-type="float">
            <text:p>-6.3602811</text:p>
          </table:table-cell>
          <table:table-cell office:value-type="float" office:value="106.8447898" calcext:value-type="float">
            <text:p>106.84478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Goreng Kum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emajuan No.23, RT.7/RW.2, Petukangan Sel., Kota Jakarta Selatan</text:p>
          </table:table-cell>
          <table:table-cell office:value-type="float" office:value="-6.2427587" calcext:value-type="float">
            <text:p>-6.2427587</text:p>
          </table:table-cell>
          <table:table-cell office:value-type="float" office:value="106.7517802" calcext:value-type="float">
            <text:p>106.75178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Goreng Ngadio 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5/RW.2, Selong, South Jakarta City</text:p>
          </table:table-cell>
          <table:table-cell office:value-type="float" office:value="-6.2381571" calcext:value-type="float">
            <text:p>-6.2381571</text:p>
          </table:table-cell>
          <table:table-cell office:value-type="float" office:value="106.80591" calcext:value-type="float">
            <text:p>106.805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Uduk Ayam&amp;bebek Gore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Joglo Raya No.30, RT.7/RW.8, Joglo, Kota Jakarta Barat</text:p>
          </table:table-cell>
          <table:table-cell office:value-type="float" office:value="-6.2198821" calcext:value-type="float">
            <text:p>-6.2198821</text:p>
          </table:table-cell>
          <table:table-cell office:value-type="float" office:value="106.7423718" calcext:value-type="float">
            <text:p>106.74237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Goreng Riki Palemba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.9/RW.8, Pengadegan, South Jakarta City</text:p>
          </table:table-cell>
          <table:table-cell office:value-type="float" office:value="-6.2494502" calcext:value-type="float">
            <text:p>-6.2494502</text:p>
          </table:table-cell>
          <table:table-cell office:value-type="float" office:value="106.8488652" calcext:value-type="float">
            <text:p>106.84886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Goreng Mang Bago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Manggarai Utara 2 No.Rt 03, RT.6, Manggarai, Kota Jakarta Selatan</text:p>
          </table:table-cell>
          <table:table-cell office:value-type="float" office:value="-6.2106255" calcext:value-type="float">
            <text:p>-6.2106255</text:p>
          </table:table-cell>
          <table:table-cell office:value-type="float" office:value="106.8484766" calcext:value-type="float">
            <text:p>106.84847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Balap Puyung Haz Makmu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Jagakarsa No.52b, RT.2/RW.7, Jagakarsa, Kota Jakarta Selatan</text:p>
          </table:table-cell>
          <table:table-cell office:value-type="float" office:value="-6.3267782" calcext:value-type="float">
            <text:p>-6.3267782</text:p>
          </table:table-cell>
          <table:table-cell office:value-type="float" office:value="106.8214718" calcext:value-type="float">
            <text:p>106.82147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goreng bang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Raya Condet No.4, RT.5/RW.3, Balekambang, Kota Jakarta Timur</text:p>
          </table:table-cell>
          <table:table-cell office:value-type="float" office:value="-6.2928728" calcext:value-type="float">
            <text:p>-6.2928728</text:p>
          </table:table-cell>
          <table:table-cell office:value-type="float" office:value="106.8556176" calcext:value-type="float">
            <text:p>106.85561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Gorengan Mas Ro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Kramat 2 No.71, RT.6/RW.1, Gunung, Kota Jakarta Selatan</text:p>
          </table:table-cell>
          <table:table-cell office:value-type="float" office:value="-6.235824" calcext:value-type="float">
            <text:p>-6.235824</text:p>
          </table:table-cell>
          <table:table-cell office:value-type="float" office:value="106.7860908" calcext:value-type="float">
            <text:p>106.78609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i goreng bej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an raya condet samping gg h m izi rt09/05cililitan, RT.9/RW.5, Kramat Jati, Kota Jakarta Timur</text:p>
          </table:table-cell>
          <table:table-cell office:value-type="float" office:value="-6.265392" calcext:value-type="float">
            <text:p>-6.265392</text:p>
          </table:table-cell>
          <table:table-cell office:value-type="float" office:value="106.862079" calcext:value-type="float">
            <text:p>106.862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Tegal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Tegalan No.1, RW.4, Palmeriam, Kota Jakarta Timur</text:p>
          </table:table-cell>
          <table:table-cell office:value-type="float" office:value="-6.2025754" calcext:value-type="float">
            <text:p>-6.2025754</text:p>
          </table:table-cell>
          <table:table-cell office:value-type="float" office:value="106.8578162" calcext:value-type="float">
            <text:p>106.8578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erat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Jagakarsa No.10F, RT.9/RW.3, Jagakarsa, Kota Jakarta Selatan</text:p>
          </table:table-cell>
          <table:table-cell office:value-type="float" office:value="-6.3295561" calcext:value-type="float">
            <text:p>-6.3295561</text:p>
          </table:table-cell>
          <table:table-cell office:value-type="float" office:value="106.8253238" calcext:value-type="float">
            <text:p>106.8253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ER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Compek No.42, RT.9/RW.1, Srengseng Sawah, Jakarta</text:p>
          </table:table-cell>
          <table:table-cell office:value-type="float" office:value="-6.353678" calcext:value-type="float">
            <text:p>-6.353678</text:p>
          </table:table-cell>
          <table:table-cell office:value-type="float" office:value="106.833933" calcext:value-type="float">
            <text:p>106.833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Gambr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named Road, Pangkalan Jati, Kota Depok</text:p>
          </table:table-cell>
          <table:table-cell office:value-type="float" office:value="-6.3223628" calcext:value-type="float">
            <text:p>-6.3223628</text:p>
          </table:table-cell>
          <table:table-cell office:value-type="float" office:value="106.7956993" calcext:value-type="float">
            <text:p>106.79569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lin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os Taman Pondok Labu, Jalan RS Fatmawati, RT.5/RW.1, Pd. Labu, Kota Jakarta Selatan</text:p>
          </table:table-cell>
          <table:table-cell office:value-type="float" office:value="-6.3137469" calcext:value-type="float">
            <text:p>-6.3137469</text:p>
          </table:table-cell>
          <table:table-cell office:value-type="float" office:value="106.7940063" calcext:value-type="float">
            <text:p>106.7940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&amp; Mie Goreng Cakep J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ngkalan Jati 2 No.18, Pangkalan Jati, Kota Depok</text:p>
          </table:table-cell>
          <table:table-cell office:value-type="float" office:value="-6.3182634" calcext:value-type="float">
            <text:p>-6.3182634</text:p>
          </table:table-cell>
          <table:table-cell office:value-type="float" office:value="106.793144" calcext:value-type="float">
            <text:p>106.793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CITRA KHAS MAL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Langga Raya No.85, RT.13/RW.2, Lenteng Agung, Kota Jakarta Selatan</text:p>
          </table:table-cell>
          <table:table-cell office:value-type="float" office:value="-6.322875" calcext:value-type="float">
            <text:p>-6.322875</text:p>
          </table:table-cell>
          <table:table-cell office:value-type="float" office:value="106.837188" calcext:value-type="float">
            <text:p>106.837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ukit sute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Terusan H. Nawi Malik, Serua, Kota Depok</text:p>
          </table:table-cell>
          <table:table-cell office:value-type="float" office:value="-6.3710954" calcext:value-type="float">
            <text:p>-6.3710954</text:p>
          </table:table-cell>
          <table:table-cell office:value-type="float" office:value="106.7306962" calcext:value-type="float">
            <text:p>106.73069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AYAM JO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muning Raya No.25, RT.8/RW.6, Pejaten Tim., Kota Jakarta Selatan</text:p>
          </table:table-cell>
          <table:table-cell office:value-type="float" office:value="-6.2741772" calcext:value-type="float">
            <text:p>-6.2741772</text:p>
          </table:table-cell>
          <table:table-cell office:value-type="float" office:value="106.8469823" calcext:value-type="float">
            <text:p>106.84698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gor Bu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Danau Toba No.85, RT.13/RW.3, Bend. Hilir, Kota Jakarta Pusat</text:p>
          </table:table-cell>
          <table:table-cell office:value-type="float" office:value="-6.2083945" calcext:value-type="float">
            <text:p>-6.2083945</text:p>
          </table:table-cell>
          <table:table-cell office:value-type="float" office:value="106.8095696" calcext:value-type="float">
            <text:p>106.80956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idolak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aret Ps. Baru Barat VII No.27, RT.5/RW.7, Karet Tengsin, Kota Jakarta Pusat</text:p>
          </table:table-cell>
          <table:table-cell office:value-type="float" office:value="-6.2048489" calcext:value-type="float">
            <text:p>-6.2048489</text:p>
          </table:table-cell>
          <table:table-cell office:value-type="float" office:value="106.8104188" calcext:value-type="float">
            <text:p>106.8104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Jid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an Muhammad Kafi 1 No.4-6 4 1, RT.4/RW.1, Cipedak, Kota Jakarta Selatan</text:p>
          </table:table-cell>
          <table:table-cell office:value-type="float" office:value="-6.3454163" calcext:value-type="float">
            <text:p>-6.3454163</text:p>
          </table:table-cell>
          <table:table-cell office:value-type="float" office:value="106.8034499" calcext:value-type="float">
            <text:p>106.8034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Jul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esantren No.15, RW.003, Jurang Manggu Tim., Kota Tangerang Selatan</text:p>
          </table:table-cell>
          <table:table-cell office:value-type="float" office:value="-6.2531846" calcext:value-type="float">
            <text:p>-6.2531846</text:p>
          </table:table-cell>
          <table:table-cell office:value-type="float" office:value="106.7312547" calcext:value-type="float">
            <text:p>106.7312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Gondrong, Sedia Nasgor Special Ati Ampela d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ak Bulus, South Jakarta City</text:p>
          </table:table-cell>
          <table:table-cell office:value-type="float" office:value="-6.3158634" calcext:value-type="float">
            <text:p>-6.3158634</text:p>
          </table:table-cell>
          <table:table-cell office:value-type="float" office:value="106.7821902" calcext:value-type="float">
            <text:p>106.7821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Rempa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arang Tengah Raya No.12, RT.6/RW.3, Lb. Bulus, Kota Jakarta Selatan</text:p>
          </table:table-cell>
          <table:table-cell office:value-type="float" office:value="-6.3143283" calcext:value-type="float">
            <text:p>-6.3143283</text:p>
          </table:table-cell>
          <table:table-cell office:value-type="float" office:value="106.7817607" calcext:value-type="float">
            <text:p>106.78176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rokah J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1/RW.2, Pekayon, East Jakarta City</text:p>
          </table:table-cell>
          <table:table-cell office:value-type="float" office:value="-6.3452831" calcext:value-type="float">
            <text:p>-6.3452831</text:p>
          </table:table-cell>
          <table:table-cell office:value-type="float" office:value="106.8674764" calcext:value-type="float">
            <text:p>106.8674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angka II No.48, RT.1/RW.3, Pela Mampang, Kota Jakarta Selatan</text:p>
          </table:table-cell>
          <table:table-cell office:value-type="float" office:value="-6.246887" calcext:value-type="float">
            <text:p>-6.246887</text:p>
          </table:table-cell>
          <table:table-cell office:value-type="float" office:value="106.8188576" calcext:value-type="float">
            <text:p>106.81885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LAM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erang seafood 99)/dian salon, Jl. Komp. Bappenas Siaga Raya No.25, RT.4/RW.4, Pejaten Bar., Kota Jakarta Selatan</text:p>
          </table:table-cell>
          <table:table-cell office:value-type="float" office:value="-6.2719457" calcext:value-type="float">
            <text:p>-6.2719457</text:p>
          </table:table-cell>
          <table:table-cell office:value-type="float" office:value="106.8380848" calcext:value-type="float">
            <text:p>106.8380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mbing Kebon Sirih Sejak 1958 - Pasaraya Grand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ur Raya Pasaraya Grande Lantai LG #W1, Jl. Iskandarsyah Raya, RT.3/RW.1, Melawai, Kota Jakarta Selatan</text:p>
          </table:table-cell>
          <table:table-cell office:value-type="float" office:value="-6.2439406" calcext:value-type="float">
            <text:p>-6.2439406</text:p>
          </table:table-cell>
          <table:table-cell office:value-type="float" office:value="106.8029057" calcext:value-type="float">
            <text:p>106.8029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w. Belong No.23, RW.7, Palmerah, Kota Jakarta Barat</text:p>
          </table:table-cell>
          <table:table-cell office:value-type="float" office:value="-6.2046223" calcext:value-type="float">
            <text:p>-6.2046223</text:p>
          </table:table-cell>
          <table:table-cell office:value-type="float" office:value="106.7829254" calcext:value-type="float">
            <text:p>106.7829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Indomaret Kemandoran 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mandoran I No.13, RT.2/RW.3, Grogol Utara, Kota Jakarta Selatan</text:p>
          </table:table-cell>
          <table:table-cell office:value-type="float" office:value="-6.2133066" calcext:value-type="float">
            <text:p>-6.2133066</text:p>
          </table:table-cell>
          <table:table-cell office:value-type="float" office:value="106.7907656" calcext:value-type="float">
            <text:p>106.79076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Dhenok 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endidikan III No.06B, RT.1/RW.4, Cijantung, Kota Jakarta Timur</text:p>
          </table:table-cell>
          <table:table-cell office:value-type="float" office:value="-6.313315" calcext:value-type="float">
            <text:p>-6.313315</text:p>
          </table:table-cell>
          <table:table-cell office:value-type="float" office:value="106.861845" calcext:value-type="float">
            <text:p>106.861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ung Nasi Goreng Citra Sun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Tanah Baru I No.9, RT.6/RW.13, Grogol Utara, Kota Jakarta Selatan</text:p>
          </table:table-cell>
          <table:table-cell office:value-type="float" office:value="-6.2134566" calcext:value-type="float">
            <text:p>-6.2134566</text:p>
          </table:table-cell>
          <table:table-cell office:value-type="float" office:value="106.786188" calcext:value-type="float">
            <text:p>106.786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ulf Si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urug Agung, Tanah Baru, Kota Depok</text:p>
          </table:table-cell>
          <table:table-cell office:value-type="float" office:value="-6.3685612" calcext:value-type="float">
            <text:p>-6.3685612</text:p>
          </table:table-cell>
          <table:table-cell office:value-type="float" office:value="106.7985802" calcext:value-type="float">
            <text:p>106.79858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Gila Bang Do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an Kebon Kelapa, RT.1/RW.11, Utan Kayu Sel., Kota Jakarta Timur</text:p>
          </table:table-cell>
          <table:table-cell office:value-type="float" office:value="-6.2059165" calcext:value-type="float">
            <text:p>-6.2059165</text:p>
          </table:table-cell>
          <table:table-cell office:value-type="float" office:value="106.866051" calcext:value-type="float">
            <text:p>106.866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ekalong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oh. Kahfi 1 RT.4/RW.6 Cipedak Kec. Jagakarsa, Kota Jakarta Selatan, Daerah Khusus Ibukota Jakarta, RT.6/RW.4, Cipedak, Kota Jakarta Selatan</text:p>
          </table:table-cell>
          <table:table-cell office:value-type="float" office:value="-6.34798" calcext:value-type="float">
            <text:p>-6.34798</text:p>
          </table:table-cell>
          <table:table-cell office:value-type="float" office:value="106.8022081" calcext:value-type="float">
            <text:p>106.8022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&amp; Pecel Lele "MARJAN"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3/RW.5, Kalibata, Kota Jakarta Selatan</text:p>
          </table:table-cell>
          <table:table-cell office:value-type="float" office:value="-6.2712675" calcext:value-type="float">
            <text:p>-6.2712675</text:p>
          </table:table-cell>
          <table:table-cell office:value-type="float" office:value="106.8307747" calcext:value-type="float">
            <text:p>106.8307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He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g. Cemara Blok Upu No.333, RT.2/RW.5, Lenteng Agung, Kota Jakarta Selatan</text:p>
          </table:table-cell>
          <table:table-cell office:value-type="float" office:value="-6.329663" calcext:value-type="float">
            <text:p>-6.329663</text:p>
          </table:table-cell>
          <table:table-cell office:value-type="float" office:value="106.83382" calcext:value-type="float">
            <text:p>106.83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Cikur EndoooL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unak No.12, Pangkalan Jati, Kota Depok</text:p>
          </table:table-cell>
          <table:table-cell office:value-type="float" office:value="-6.321379" calcext:value-type="float">
            <text:p>-6.321379</text:p>
          </table:table-cell>
          <table:table-cell office:value-type="float" office:value="106.784701" calcext:value-type="float">
            <text:p>106.7847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Cinere Depok, Jl. Cinere Raya, Pangkalan Jati, Kota Depok</text:p>
          </table:table-cell>
          <table:table-cell office:value-type="float" office:value="-6.324094" calcext:value-type="float">
            <text:p>-6.324094</text:p>
          </table:table-cell>
          <table:table-cell office:value-type="float" office:value="106.783859" calcext:value-type="float">
            <text:p>106.783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adang Gunuang Sejat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yai H. Syahdan No.4E, RT.2/RW.11, Palmerah, Kota Jakarta Barat</text:p>
          </table:table-cell>
          <table:table-cell office:value-type="float" office:value="-6.2013228" calcext:value-type="float">
            <text:p>-6.2013228</text:p>
          </table:table-cell>
          <table:table-cell office:value-type="float" office:value="106.7879767" calcext:value-type="float">
            <text:p>106.78797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"sandekala mas fay"rawakalo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wakalong No.17, Grogol, Kota Depok</text:p>
          </table:table-cell>
          <table:table-cell office:value-type="float" office:value="-6.3741036" calcext:value-type="float">
            <text:p>-6.3741036</text:p>
          </table:table-cell>
          <table:table-cell office:value-type="float" office:value="106.7953395" calcext:value-type="float">
            <text:p>106.7953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ebuli Blok 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k M Square Lantai Basement Blok F no 023 V Kebayoran Baru, Jl. Melawai Raya, RT.3/RW.1, Melawai, DKI Jakarta</text:p>
          </table:table-cell>
          <table:table-cell office:value-type="float" office:value="-6.244337" calcext:value-type="float">
            <text:p>-6.244337</text:p>
          </table:table-cell>
          <table:table-cell office:value-type="float" office:value="106.801169" calcext:value-type="float">
            <text:p>106.801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Ud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bagusan Raya No.3A, RT.10/RW.5, Jagakarsa, Kota Jakarta Selatan</text:p>
          </table:table-cell>
          <table:table-cell office:value-type="float" office:value="-6.3181868" calcext:value-type="float">
            <text:p>-6.3181868</text:p>
          </table:table-cell>
          <table:table-cell office:value-type="float" office:value="106.8249213" calcext:value-type="float">
            <text:p>106.8249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g Mamad Nasi Gor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g. Al-Barkah No.24-31, RT.11/RW.9, Pekayon, Kota Jakarta Timur</text:p>
          </table:table-cell>
          <table:table-cell office:value-type="float" office:value="-6.3451981" calcext:value-type="float">
            <text:p>-6.3451981</text:p>
          </table:table-cell>
          <table:table-cell office:value-type="float" office:value="106.8610726" calcext:value-type="float">
            <text:p>106.86107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bu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Lapan No.1, RT.13, RT.13/RW.1, Pekayon, Kota Jakarta Timur</text:p>
          </table:table-cell>
          <table:table-cell office:value-type="float" office:value="-6.34162" calcext:value-type="float">
            <text:p>-6.34162</text:p>
          </table:table-cell>
          <table:table-cell office:value-type="float" office:value="106.8595327" calcext:value-type="float">
            <text:p>106.85953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Lumay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Durian, RT.4/RW.4, Jagakarsa, Kota Jakarta Selatan</text:p>
          </table:table-cell>
          <table:table-cell office:value-type="float" office:value="-6.3194366" calcext:value-type="float">
            <text:p>-6.3194366</text:p>
          </table:table-cell>
          <table:table-cell office:value-type="float" office:value="106.814481" calcext:value-type="float">
            <text:p>106.814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omi Bo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Tipar, RT.9/RW.7, Mekarsari, Kota Depok</text:p>
          </table:table-cell>
          <table:table-cell office:value-type="float" office:value="-6.3538974" calcext:value-type="float">
            <text:p>-6.3538974</text:p>
          </table:table-cell>
          <table:table-cell office:value-type="float" office:value="106.8690317" calcext:value-type="float">
            <text:p>106.8690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xSin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lo Melati 6 No.15, RT.3/RW.16, Grogol Utara, Kota Jakarta Selatan</text:p>
          </table:table-cell>
          <table:table-cell office:value-type="float" office:value="-6.2120431" calcext:value-type="float">
            <text:p>-6.2120431</text:p>
          </table:table-cell>
          <table:table-cell office:value-type="float" office:value="106.7913208" calcext:value-type="float">
            <text:p>106.7913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hasna Ilm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eger Raya No.5, Jurang Manggu Tim., Kota Tangerang Selatan</text:p>
          </table:table-cell>
          <table:table-cell office:value-type="float" office:value="-6.2623354" calcext:value-type="float">
            <text:p>-6.2623354</text:p>
          </table:table-cell>
          <table:table-cell office:value-type="float" office:value="106.7331847" calcext:value-type="float">
            <text:p>106.73318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pecial Jurang Mangg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 Jurang Manggu, South Tangerang City</text:p>
          </table:table-cell>
          <table:table-cell office:value-type="float" office:value="-6.2625221" calcext:value-type="float">
            <text:p>-6.2625221</text:p>
          </table:table-cell>
          <table:table-cell office:value-type="float" office:value="106.7302908" calcext:value-type="float">
            <text:p>106.73029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malam bangka 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angka IX Jl. Kemang Raya, RT.13/RW.1, Bangka, Kota Jakarta Selatan</text:p>
          </table:table-cell>
          <table:table-cell office:value-type="float" office:value="-6.2551906" calcext:value-type="float">
            <text:p>-6.2551906</text:p>
          </table:table-cell>
          <table:table-cell office:value-type="float" office:value="106.814632" calcext:value-type="float">
            <text:p>106.814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A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9/RW.10, Pela Mampang, Kota Jakarta Selatan</text:p>
          </table:table-cell>
          <table:table-cell office:value-type="float" office:value="-6.2532009" calcext:value-type="float">
            <text:p>-6.2532009</text:p>
          </table:table-cell>
          <table:table-cell office:value-type="float" office:value="106.8225333" calcext:value-type="float">
            <text:p>106.8225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Gondrong 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11/RW.7, Menteng, Central Jakarta City</text:p>
          </table:table-cell>
          <table:table-cell office:value-type="float" office:value="-6.2038883" calcext:value-type="float">
            <text:p>-6.2038883</text:p>
          </table:table-cell>
          <table:table-cell office:value-type="float" office:value="106.8366662" calcext:value-type="float">
            <text:p>106.8366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akde Rin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mang Dalam XIBlok F RT.5, RT.5/RW.3, Bangka, Kota Jakarta Selatan</text:p>
          </table:table-cell>
          <table:table-cell office:value-type="float" office:value="-6.2664264" calcext:value-type="float">
            <text:p>-6.2664264</text:p>
          </table:table-cell>
          <table:table-cell office:value-type="float" office:value="106.8197177" calcext:value-type="float">
            <text:p>106.8197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ORTEG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uningan Madya, RT.1/RW.6, Guntur, Kota Jakarta Selatan</text:p>
          </table:table-cell>
          <table:table-cell office:value-type="float" office:value="-6.2106095" calcext:value-type="float">
            <text:p>-6.2106095</text:p>
          </table:table-cell>
          <table:table-cell office:value-type="float" office:value="106.8308451" calcext:value-type="float">
            <text:p>106.83084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Juk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Tol Jkt - Serpong, RT.10/RW.8, Pesanggrahan, Kota Jakarta Selatan, Daerah Khusus Ibukota Jakarta, RT.3/RW.8, Pesanggrahan, Kota Jakarta Selatan</text:p>
          </table:table-cell>
          <table:table-cell office:value-type="float" office:value="-6.2632933" calcext:value-type="float">
            <text:p>-6.2632933</text:p>
          </table:table-cell>
          <table:table-cell office:value-type="float" office:value="106.7567163" calcext:value-type="float">
            <text:p>106.7567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Bu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Depsos Raya No.3, RW.1, Bintaro, Kota Jakarta Selatan</text:p>
          </table:table-cell>
          <table:table-cell office:value-type="float" office:value="-6.2636779" calcext:value-type="float">
            <text:p>-6.2636779</text:p>
          </table:table-cell>
          <table:table-cell office:value-type="float" office:value="106.7655163" calcext:value-type="float">
            <text:p>106.7655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ung Nasi Goreng Asif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Taip, RT.4/RW.9, Kedaung, Kota Tangerang Selatan</text:p>
          </table:table-cell>
          <table:table-cell office:value-type="float" office:value="-6.3179586" calcext:value-type="float">
            <text:p>-6.3179586</text:p>
          </table:table-cell>
          <table:table-cell office:value-type="float" office:value="106.7364123" calcext:value-type="float">
            <text:p>106.7364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Wijaya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2/RW.1, Pulo, South Jakarta City</text:p>
          </table:table-cell>
          <table:table-cell office:value-type="float" office:value="-6.2531083" calcext:value-type="float">
            <text:p>-6.2531083</text:p>
          </table:table-cell>
          <table:table-cell office:value-type="float" office:value="106.7978865" calcext:value-type="float">
            <text:p>106.79788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nggu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anggarai Utara VI No.6, RT.8/RW.1, Manggarai, Kota Jakarta Selatan</text:p>
          </table:table-cell>
          <table:table-cell office:value-type="float" office:value="-6.2119657" calcext:value-type="float">
            <text:p>-6.2119657</text:p>
          </table:table-cell>
          <table:table-cell office:value-type="float" office:value="106.8532148" calcext:value-type="float">
            <text:p>106.8532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t Sole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. Fadillah No.17, RT.1/RW.6, Baru, Kota Jakarta Timur</text:p>
          </table:table-cell>
          <table:table-cell office:value-type="float" office:value="-6.3276197" calcext:value-type="float">
            <text:p>-6.3276197</text:p>
          </table:table-cell>
          <table:table-cell office:value-type="float" office:value="106.8447581" calcext:value-type="float">
            <text:p>106.8447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Radas Kema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mang I No.6A, RT.11/RW.1, Bangka, Kota Jakarta Selatan</text:p>
          </table:table-cell>
          <table:table-cell office:value-type="float" office:value="-6.2558715" calcext:value-type="float">
            <text:p>-6.2558715</text:p>
          </table:table-cell>
          <table:table-cell office:value-type="float" office:value="106.8123275" calcext:value-type="float">
            <text:p>106.8123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ondok Pina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iputat Raya No.10, RT.1/RW.2, Pd. Pinang, Kota Jakarta Selatan</text:p>
          </table:table-cell>
          <table:table-cell office:value-type="float" office:value="-6.261825" calcext:value-type="float">
            <text:p>-6.261825</text:p>
          </table:table-cell>
          <table:table-cell office:value-type="float" office:value="106.775299" calcext:value-type="float">
            <text:p>106.775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mbing Khas Kebon Siri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Pamulang, Jl. Kav. Keuangan Raya No.100, Kedaung, Kota Tangerang Selatan</text:p>
          </table:table-cell>
          <table:table-cell office:value-type="float" office:value="-6.310595" calcext:value-type="float">
            <text:p>-6.310595</text:p>
          </table:table-cell>
          <table:table-cell office:value-type="float" office:value="106.734175" calcext:value-type="float">
            <text:p>106.734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I IB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Apel, RT.1/RW.13, Srengseng Sawah, Kota Jakarta Selatan</text:p>
          </table:table-cell>
          <table:table-cell office:value-type="float" office:value="-6.3407946" calcext:value-type="float">
            <text:p>-6.3407946</text:p>
          </table:table-cell>
          <table:table-cell office:value-type="float" office:value="106.8308277" calcext:value-type="float">
            <text:p>106.83082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k Ro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an Doktor Setia Budi, Pamulang, Pamulang Tim., Kota Tangerang Selatan</text:p>
          </table:table-cell>
          <table:table-cell office:value-type="float" office:value="-6.347538" calcext:value-type="float">
            <text:p>-6.347538</text:p>
          </table:table-cell>
          <table:table-cell office:value-type="float" office:value="106.748938" calcext:value-type="float">
            <text:p>106.7489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ung Pisang Goreng Kepok Dan Tanduk "Mang Cacan"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n smk karya guna, RT.15/RW.4, Manggarai, Kota Jakarta Selatan</text:p>
          </table:table-cell>
          <table:table-cell office:value-type="float" office:value="-6.2112468" calcext:value-type="float">
            <text:p>-6.2112468</text:p>
          </table:table-cell>
          <table:table-cell office:value-type="float" office:value="106.8515608" calcext:value-type="float">
            <text:p>106.8515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Harto Paul, Haji R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Raya No.11 B, RT.5/RW.10, Gandaria Utara, Kota Jakarta Selatan</text:p>
          </table:table-cell>
          <table:table-cell office:value-type="float" office:value="-6.2619512" calcext:value-type="float">
            <text:p>-6.2619512</text:p>
          </table:table-cell>
          <table:table-cell office:value-type="float" office:value="106.7910564" calcext:value-type="float">
            <text:p>106.7910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dar Nasg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mang Raya No.10, RT.4/RW.1, Bangka, Kota Jakarta Selatan</text:p>
          </table:table-cell>
          <table:table-cell office:value-type="float" office:value="-6.25707" calcext:value-type="float">
            <text:p>-6.25707</text:p>
          </table:table-cell>
          <table:table-cell office:value-type="float" office:value="106.8151184" calcext:value-type="float">
            <text:p>106.8151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ol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6/RW.4, Menteng, Central Jakarta City</text:p>
          </table:table-cell>
          <table:table-cell office:value-type="float" office:value="-6.2015191" calcext:value-type="float">
            <text:p>-6.2015191</text:p>
          </table:table-cell>
          <table:table-cell office:value-type="float" office:value="106.833015" calcext:value-type="float">
            <text:p>106.83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al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depan pangkas rambut gaul, Jl. Asem II No.80, RT.1/RW.3, Cipete Sel., Kota Jakarta Selatan</text:p>
          </table:table-cell>
          <table:table-cell office:value-type="float" office:value="-6.2725367" calcext:value-type="float">
            <text:p>-6.2725367</text:p>
          </table:table-cell>
          <table:table-cell office:value-type="float" office:value="106.8057392" calcext:value-type="float">
            <text:p>106.8057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Alf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ona 1 No.51, Cinangka, Kota Depok</text:p>
          </table:table-cell>
          <table:table-cell office:value-type="float" office:value="-6.367515" calcext:value-type="float">
            <text:p>-6.367515</text:p>
          </table:table-cell>
          <table:table-cell office:value-type="float" office:value="106.75718" calcext:value-type="float">
            <text:p>106.75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Enco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ncoran Barat VII No.8, RT.8/RW.6, Duren Tiga, South Jakarta City</text:p>
          </table:table-cell>
          <table:table-cell office:value-type="float" office:value="-6.2523022" calcext:value-type="float">
            <text:p>-6.2523022</text:p>
          </table:table-cell>
          <table:table-cell office:value-type="float" office:value="106.8375808" calcext:value-type="float">
            <text:p>106.8375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Dan Chinese Food Wonogiri 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an Singkarak, Jl. Bendungan Hilir No.11, RT.5/RW.3, Bend. Hilir, Kota Jakarta Pusat</text:p>
          </table:table-cell>
          <table:table-cell office:value-type="float" office:value="-6.2110447" calcext:value-type="float">
            <text:p>-6.2110447</text:p>
          </table:table-cell>
          <table:table-cell office:value-type="float" office:value="106.8123571" calcext:value-type="float">
            <text:p>106.8123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oJi icikiwi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Cirendeu No.7, Cireundeu, Kota Tangerang Selatan</text:p>
          </table:table-cell>
          <table:table-cell office:value-type="float" office:value="-6.3133903" calcext:value-type="float">
            <text:p>-6.3133903</text:p>
          </table:table-cell>
          <table:table-cell office:value-type="float" office:value="106.7699908" calcext:value-type="float">
            <text:p>106.76999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NAWI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 RA Fadillah Depan BRI KOPASSUS RT.04/RW.07 Baru Kecamatan Pasar Rebo, RT.2/RW.7, Cijantung, Kota Jakarta Timur</text:p>
          </table:table-cell>
          <table:table-cell office:value-type="float" office:value="-6.3245575" calcext:value-type="float">
            <text:p>-6.3245575</text:p>
          </table:table-cell>
          <table:table-cell office:value-type="float" office:value="106.845562" calcext:value-type="float">
            <text:p>106.8455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Nyara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Sejahtera No.7, Jurang Manggu Tim., Kota Tangerang Selatan</text:p>
          </table:table-cell>
          <table:table-cell office:value-type="float" office:value="-6.2653805" calcext:value-type="float">
            <text:p>-6.2653805</text:p>
          </table:table-cell>
          <table:table-cell office:value-type="float" office:value="106.736902" calcext:value-type="float">
            <text:p>106.736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ungsu J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ng Kiesun No. 07, Pekayon, Pasar Rebo, RT.10/RW.5, Pekayon, Kota Jakarta Timur</text:p>
          </table:table-cell>
          <table:table-cell office:value-type="float" office:value="-6.3531084" calcext:value-type="float">
            <text:p>-6.3531084</text:p>
          </table:table-cell>
          <table:table-cell office:value-type="float" office:value="106.868505" calcext:value-type="float">
            <text:p>106.8685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Opik...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Bogor No.7, RT.6/RW.2, Pekayon, Kota Jakarta Timur</text:p>
          </table:table-cell>
          <table:table-cell office:value-type="float" office:value="-6.3488303" calcext:value-type="float">
            <text:p>-6.3488303</text:p>
          </table:table-cell>
          <table:table-cell office:value-type="float" office:value="106.8660426" calcext:value-type="float">
            <text:p>106.86604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ekalongan Pak Yog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1/RW.1, West Pejaten, South Jakarta City</text:p>
          </table:table-cell>
          <table:table-cell office:value-type="float" office:value="-6.2663664" calcext:value-type="float">
            <text:p>-6.2663664</text:p>
          </table:table-cell>
          <table:table-cell office:value-type="float" office:value="106.8443085" calcext:value-type="float">
            <text:p>106.8443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&amp; Mie Goreng SURAB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Al-Hidayah No.32-38, RT.9/RW.9, Cawang, Kota Jakarta Timur</text:p>
          </table:table-cell>
          <table:table-cell office:value-type="float" office:value="-6.2555632" calcext:value-type="float">
            <text:p>-6.2555632</text:p>
          </table:table-cell>
          <table:table-cell office:value-type="float" office:value="106.8673091" calcext:value-type="float">
            <text:p>106.8673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D'JEBRE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 QUIP CEMERLANG, Jalan Limo Raya nomor 9 Limo Limo Depan PT, Meruyung, Kota Depok</text:p>
          </table:table-cell>
          <table:table-cell office:value-type="float" office:value="-6.372403" calcext:value-type="float">
            <text:p>-6.372403</text:p>
          </table:table-cell>
          <table:table-cell office:value-type="float" office:value="106.7719709" calcext:value-type="float">
            <text:p>106.77197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bat &amp; Bakmi Jogj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 Station Kalibata Plaza Lantai Ground #, Jl. Raya Kalibata No.1, RT.3/RW.2, Rawajati, Kota Jakarta Selatan</text:p>
          </table:table-cell>
          <table:table-cell office:value-type="float" office:value="-6.257529" calcext:value-type="float">
            <text:p>-6.257529</text:p>
          </table:table-cell>
          <table:table-cell office:value-type="float" office:value="106.856244" calcext:value-type="float">
            <text:p>106.856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umber rejek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ndul, Depok City</text:p>
          </table:table-cell>
          <table:table-cell office:value-type="float" office:value="-6.3400641" calcext:value-type="float">
            <text:p>-6.3400641</text:p>
          </table:table-cell>
          <table:table-cell office:value-type="float" office:value="106.7933308" calcext:value-type="float">
            <text:p>106.7933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mbing 57 Nurul Nazif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No.62, RT.2/RW.4, Pd. Petir, Kota Depok</text:p>
          </table:table-cell>
          <table:table-cell office:value-type="float" office:value="-6.3676096" calcext:value-type="float">
            <text:p>-6.3676096</text:p>
          </table:table-cell>
          <table:table-cell office:value-type="float" office:value="106.7309068" calcext:value-type="float">
            <text:p>106.7309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Jombl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Legoso Raya No.37-42, Pisangan, Kota Tangerang Selatan</text:p>
          </table:table-cell>
          <table:table-cell office:value-type="float" office:value="-6.3137826" calcext:value-type="float">
            <text:p>-6.3137826</text:p>
          </table:table-cell>
          <table:table-cell office:value-type="float" office:value="106.7543368" calcext:value-type="float">
            <text:p>106.75433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Cahcirem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Duren Tiga Selatan No.36, RT.1/RW.2, Kalibata, Kota Jakarta Selatan</text:p>
          </table:table-cell>
          <table:table-cell office:value-type="float" office:value="-6.2586664" calcext:value-type="float">
            <text:p>-6.2586664</text:p>
          </table:table-cell>
          <table:table-cell office:value-type="float" office:value="106.8419428" calcext:value-type="float">
            <text:p>106.84194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Kepal Dapur Mama Th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Tarumanegara No.37, RW.2, Pisangan, Kota Tangerang Selatan</text:p>
          </table:table-cell>
          <table:table-cell office:value-type="float" office:value="-6.3145287" calcext:value-type="float">
            <text:p>-6.3145287</text:p>
          </table:table-cell>
          <table:table-cell office:value-type="float" office:value="106.7567297" calcext:value-type="float">
            <text:p>106.7567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an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oso raya, Jl. Legoso Raya, Pisangan, Kota Tangerang Selatan</text:p>
          </table:table-cell>
          <table:table-cell office:value-type="float" office:value="-6.3215925" calcext:value-type="float">
            <text:p>-6.3215925</text:p>
          </table:table-cell>
          <table:table-cell office:value-type="float" office:value="106.7553182" calcext:value-type="float">
            <text:p>106.7553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akde dj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oh. Kahfi 1 Blok Cermai No.58, RT.1/RW.4, Jagakarsa, Kota Jakarta Selatan</text:p>
          </table:table-cell>
          <table:table-cell office:value-type="float" office:value="-6.3244512" calcext:value-type="float">
            <text:p>-6.3244512</text:p>
          </table:table-cell>
          <table:table-cell office:value-type="float" office:value="106.811387" calcext:value-type="float">
            <text:p>106.811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Jangkung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Benda No.20, RT.6/RW.4, Cilandak Tim., Kota Jakarta Selatan</text:p>
          </table:table-cell>
          <table:table-cell office:value-type="float" office:value="-6.2757865" calcext:value-type="float">
            <text:p>-6.2757865</text:p>
          </table:table-cell>
          <table:table-cell office:value-type="float" office:value="106.8158076" calcext:value-type="float">
            <text:p>106.8158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Omel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 Jagakarsa, Jalan Kahfi No.1, RT.6/RW.2, Cipedak, DKI Jakarta</text:p>
          </table:table-cell>
          <table:table-cell office:value-type="float" office:value="-6.363257" calcext:value-type="float">
            <text:p>-6.363257</text:p>
          </table:table-cell>
          <table:table-cell office:value-type="float" office:value="106.802043" calcext:value-type="float">
            <text:p>106.802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- Mas Gondrong -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., Jl. Palatehan II No.44, RT.1/RW.1, Melawai, Kota Jakarta Selatan</text:p>
          </table:table-cell>
          <table:table-cell office:value-type="float" office:value="-6.2410194" calcext:value-type="float">
            <text:p>-6.2410194</text:p>
          </table:table-cell>
          <table:table-cell office:value-type="float" office:value="106.8018954" calcext:value-type="float">
            <text:p>106.80189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Bakar Budhe Dja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gas, South Tangerang City</text:p>
          </table:table-cell>
          <table:table-cell office:value-type="float" office:value="-6.278183" calcext:value-type="float">
            <text:p>-6.278183</text:p>
          </table:table-cell>
          <table:table-cell office:value-type="float" office:value="106.752111" calcext:value-type="float">
            <text:p>106.752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(bang Roni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k A 32, Jl. Gudang Peluru Raya No.2, RT.1/RW.1, Kb. Baru, Kota Jakarta Selatan</text:p>
          </table:table-cell>
          <table:table-cell office:value-type="float" office:value="-6.2259471" calcext:value-type="float">
            <text:p>-6.2259471</text:p>
          </table:table-cell>
          <table:table-cell office:value-type="float" office:value="106.8619906" calcext:value-type="float">
            <text:p>106.8619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Waha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untu Raya, Cireundeu, Kota Tangerang Selatan</text:p>
          </table:table-cell>
          <table:table-cell office:value-type="float" office:value="-6.2991894" calcext:value-type="float">
            <text:p>-6.2991894</text:p>
          </table:table-cell>
          <table:table-cell office:value-type="float" office:value="106.7646844" calcext:value-type="float">
            <text:p>106.76468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edai bir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Ir H. Juanda No.63, RT.4/RW.1, Rempoa, Kota Tangerang Selatan</text:p>
          </table:table-cell>
          <table:table-cell office:value-type="float" office:value="-6.2960818" calcext:value-type="float">
            <text:p>-6.2960818</text:p>
          </table:table-cell>
          <table:table-cell office:value-type="float" office:value="106.7653111" calcext:value-type="float">
            <text:p>106.7653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Azi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Swadaya No.3 RT.11/RW.10, RT.10/RW.9, Pejaten Tim., Kota Jakarta Selatan</text:p>
          </table:table-cell>
          <table:table-cell office:value-type="float" office:value="-6.2885695" calcext:value-type="float">
            <text:p>-6.2885695</text:p>
          </table:table-cell>
          <table:table-cell office:value-type="float" office:value="106.8468861" calcext:value-type="float">
            <text:p>106.84688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mbing Sedap Malam Alfa Indah Mas Agu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Joglo Raya, RT.12/RW.3, Joglo, Kota Jakarta Barat</text:p>
          </table:table-cell>
          <table:table-cell office:value-type="float" office:value="-6.2182945" calcext:value-type="float">
            <text:p>-6.2182945</text:p>
          </table:table-cell>
          <table:table-cell office:value-type="float" office:value="106.7540428" calcext:value-type="float">
            <text:p>106.75404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i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den Patah No.10, RT.2/RW.1, Selong, Kota Jakarta Selatan</text:p>
          </table:table-cell>
          <table:table-cell office:value-type="float" office:value="-6.2373362" calcext:value-type="float">
            <text:p>-6.2373362</text:p>
          </table:table-cell>
          <table:table-cell office:value-type="float" office:value="106.7996775" calcext:value-type="float">
            <text:p>106.7996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ej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langkaraya, Tugu, Kota Depok</text:p>
          </table:table-cell>
          <table:table-cell office:value-type="float" office:value="-6.3685561" calcext:value-type="float">
            <text:p>-6.3685561</text:p>
          </table:table-cell>
          <table:table-cell office:value-type="float" office:value="106.8544352" calcext:value-type="float">
            <text:p>106.8544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GOR BHOCOR BANG KUM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gas, South Tangerang City</text:p>
          </table:table-cell>
          <table:table-cell office:value-type="float" office:value="-6.2818607" calcext:value-type="float">
            <text:p>-6.2818607</text:p>
          </table:table-cell>
          <table:table-cell office:value-type="float" office:value="106.7466935" calcext:value-type="float">
            <text:p>106.7466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handeka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i Hajar Dewantara No.4, Sawah Lama, Kota Tangerang Selatan</text:p>
          </table:table-cell>
          <table:table-cell office:value-type="float" office:value="-6.301419" calcext:value-type="float">
            <text:p>-6.301419</text:p>
          </table:table-cell>
          <table:table-cell office:value-type="float" office:value="106.740602" calcext:value-type="float">
            <text:p>106.740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lawi Ay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W R Supratman No.44 D, Cemp. Putih, Kota Tangerang Selatan</text:p>
          </table:table-cell>
          <table:table-cell office:value-type="float" office:value="-6.282313" calcext:value-type="float">
            <text:p>-6.282313</text:p>
          </table:table-cell>
          <table:table-cell office:value-type="float" office:value="106.7462694" calcext:value-type="float">
            <text:p>106.74626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Slaw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intaro Tengah No.7, Rengas, Kota Tangerang Selatan</text:p>
          </table:table-cell>
          <table:table-cell office:value-type="float" office:value="-6.27705" calcext:value-type="float">
            <text:p>-6.27705</text:p>
          </table:table-cell>
          <table:table-cell office:value-type="float" office:value="106.752838" calcext:value-type="float">
            <text:p>106.7528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Ramad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ostrad Pusri No.2-17, RT.9/RW.4, Petukangan Utara, Kota Jakarta Selatan</text:p>
          </table:table-cell>
          <table:table-cell office:value-type="float" office:value="-6.2337063" calcext:value-type="float">
            <text:p>-6.2337063</text:p>
          </table:table-cell>
          <table:table-cell office:value-type="float" office:value="106.7572007" calcext:value-type="float">
            <text:p>106.757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mbing Bang Subu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jid Almubarok, RT.1/RW.11, Cipulir, Kby. Lama, Kota Jakarta Selatan, Daerah Khusus Ibukota Jakarta, RT.1/RW.11, Cipulir, Kota Jakarta Selatan</text:p>
          </table:table-cell>
          <table:table-cell office:value-type="float" office:value="-6.2393909" calcext:value-type="float">
            <text:p>-6.2393909</text:p>
          </table:table-cell>
          <table:table-cell office:value-type="float" office:value="106.7717068" calcext:value-type="float">
            <text:p>106.7717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ak Lawu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i Hajar Dewantara No.101, Sawah Lama, Kota Tangerang Selatan</text:p>
          </table:table-cell>
          <table:table-cell office:value-type="float" office:value="-6.2971186" calcext:value-type="float">
            <text:p>-6.2971186</text:p>
          </table:table-cell>
          <table:table-cell office:value-type="float" office:value="106.7376226" calcext:value-type="float">
            <text:p>106.7376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DO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2/RW.8, Ulujami, South Jakarta City</text:p>
          </table:table-cell>
          <table:table-cell office:value-type="float" office:value="-6.2327324" calcext:value-type="float">
            <text:p>-6.2327324</text:p>
          </table:table-cell>
          <table:table-cell office:value-type="float" office:value="106.7598571" calcext:value-type="float">
            <text:p>106.7598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unga Maw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Gandul, Gandul, Kota Depok</text:p>
          </table:table-cell>
          <table:table-cell office:value-type="float" office:value="-6.3389791" calcext:value-type="float">
            <text:p>-6.3389791</text:p>
          </table:table-cell>
          <table:table-cell office:value-type="float" office:value="106.793899" calcext:value-type="float">
            <text:p>106.793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ol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5/RW.3, Senayan, South Jakarta City</text:p>
          </table:table-cell>
          <table:table-cell office:value-type="float" office:value="-6.2224865" calcext:value-type="float">
            <text:p>-6.2224865</text:p>
          </table:table-cell>
          <table:table-cell office:value-type="float" office:value="106.8140025" calcext:value-type="float">
            <text:p>106.8140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Wong Breb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8/RW.3, Ulujami, South Jakarta City</text:p>
          </table:table-cell>
          <table:table-cell office:value-type="float" office:value="-6.2331003" calcext:value-type="float">
            <text:p>-6.2331003</text:p>
          </table:table-cell>
          <table:table-cell office:value-type="float" office:value="106.7607433" calcext:value-type="float">
            <text:p>106.7607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engkol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ahari I, RT.9/RW.7, Gandaria Sel., Kota Jakarta Selatan</text:p>
          </table:table-cell>
          <table:table-cell office:value-type="float" office:value="-6.2784631" calcext:value-type="float">
            <text:p>-6.2784631</text:p>
          </table:table-cell>
          <table:table-cell office:value-type="float" office:value="106.7934023" calcext:value-type="float">
            <text:p>106.7934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Rosik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Otista Raya No.5G, Ciputat, Kota Tangerang Selatan</text:p>
          </table:table-cell>
          <table:table-cell office:value-type="float" office:value="-6.3250294" calcext:value-type="float">
            <text:p>-6.3250294</text:p>
          </table:table-cell>
          <table:table-cell office:value-type="float" office:value="106.7451354" calcext:value-type="float">
            <text:p>106.74513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nda Kevin Cool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Anggrek VII No.11, RW.2, Kuningan, Karet Kuningan, Kota Jakarta Selatan</text:p>
          </table:table-cell>
          <table:table-cell office:value-type="float" office:value="-6.217269" calcext:value-type="float">
            <text:p>-6.217269</text:p>
          </table:table-cell>
          <table:table-cell office:value-type="float" office:value="106.8267567" calcext:value-type="float">
            <text:p>106.82675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Udin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utat, South Tangerang City</text:p>
          </table:table-cell>
          <table:table-cell office:value-type="float" office:value="-6.3110081" calcext:value-type="float">
            <text:p>-6.3110081</text:p>
          </table:table-cell>
          <table:table-cell office:value-type="float" office:value="106.7459113" calcext:value-type="float">
            <text:p>106.7459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inta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Surya Kencana, Pamulang Bar., Kota Tangerang Selatan</text:p>
          </table:table-cell>
          <table:table-cell office:value-type="float" office:value="-6.3598694" calcext:value-type="float">
            <text:p>-6.3598694</text:p>
          </table:table-cell>
          <table:table-cell office:value-type="float" office:value="106.7326961" calcext:value-type="float">
            <text:p>106.73269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pekmpek_Jakar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ukit Duri Tanjakan No.24A, RT.1/RW.9, Bukit Duri, Kota Jakarta Selatan</text:p>
          </table:table-cell>
          <table:table-cell office:value-type="float" office:value="-6.2235936" calcext:value-type="float">
            <text:p>-6.2235936</text:p>
          </table:table-cell>
          <table:table-cell office:value-type="float" office:value="106.8591787" calcext:value-type="float">
            <text:p>106.85917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"Salim"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 Pamulang, South Tangerang City</text:p>
          </table:table-cell>
          <table:table-cell office:value-type="float" office:value="-6.3570387" calcext:value-type="float">
            <text:p>-6.3570387</text:p>
          </table:table-cell>
          <table:table-cell office:value-type="float" office:value="106.7457236" calcext:value-type="float">
            <text:p>106.7457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erkah J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1/RW.3, Mampang Prapatan, South Jakarta City</text:p>
          </table:table-cell>
          <table:table-cell office:value-type="float" office:value="-6.2402811" calcext:value-type="float">
            <text:p>-6.2402811</text:p>
          </table:table-cell>
          <table:table-cell office:value-type="float" office:value="106.8264024" calcext:value-type="float">
            <text:p>106.8264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ja Nasi Goreng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Yaktapena Raya, Pd. Ranji, Kota Tangerang Selatan</text:p>
          </table:table-cell>
          <table:table-cell office:value-type="float" office:value="-6.2862934" calcext:value-type="float">
            <text:p>-6.2862934</text:p>
          </table:table-cell>
          <table:table-cell office:value-type="float" office:value="106.7416677" calcext:value-type="float">
            <text:p>106.7416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amping Indom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njang Cidodol No.9, RT.5/RW.13, Grogol Sel., Kota Jakarta Selatan</text:p>
          </table:table-cell>
          <table:table-cell office:value-type="float" office:value="-6.2300147" calcext:value-type="float">
            <text:p>-6.2300147</text:p>
          </table:table-cell>
          <table:table-cell office:value-type="float" office:value="106.7717718" calcext:value-type="float">
            <text:p>106.7717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utia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hlawan No.79-81, Rempoa, Kota Tangerang Selatan</text:p>
          </table:table-cell>
          <table:table-cell office:value-type="float" office:value="-6.288115" calcext:value-type="float">
            <text:p>-6.288115</text:p>
          </table:table-cell>
          <table:table-cell office:value-type="float" office:value="106.7596727" calcext:value-type="float">
            <text:p>106.75967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&amp; Seafood Selera Ras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Tengah No.4 B, RT.5/RW.12, Gedong, Kota Jakarta Timur</text:p>
          </table:table-cell>
          <table:table-cell office:value-type="float" office:value="-6.298081" calcext:value-type="float">
            <text:p>-6.298081</text:p>
          </table:table-cell>
          <table:table-cell office:value-type="float" office:value="106.861216" calcext:value-type="float">
            <text:p>106.861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URAH SENYU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Tengah No.88, RT.2/RW.3, Gedong, Kota Jakarta Timur</text:p>
          </table:table-cell>
          <table:table-cell office:value-type="float" office:value="-6.295126" calcext:value-type="float">
            <text:p>-6.295126</text:p>
          </table:table-cell>
          <table:table-cell office:value-type="float" office:value="106.8610961" calcext:value-type="float">
            <text:p>106.86109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tiga put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. Fadillah, Kalisari, Kota Jakarta Timur</text:p>
          </table:table-cell>
          <table:table-cell office:value-type="float" office:value="-6.3368725" calcext:value-type="float">
            <text:p>-6.3368725</text:p>
          </table:table-cell>
          <table:table-cell office:value-type="float" office:value="106.8443051" calcext:value-type="float">
            <text:p>106.8443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nda Nasi Gor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alisari II No.1, RT.1/RW.2, Kalisari, Kota Jakarta Timur</text:p>
          </table:table-cell>
          <table:table-cell office:value-type="float" office:value="-6.3387012" calcext:value-type="float">
            <text:p>-6.3387012</text:p>
          </table:table-cell>
          <table:table-cell office:value-type="float" office:value="106.8546313" calcext:value-type="float">
            <text:p>106.8546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Nangka Raya, RT.4/RW.5, Tj. Bar., Kota Jakarta Selatan</text:p>
          </table:table-cell>
          <table:table-cell office:value-type="float" office:value="-6.3022776" calcext:value-type="float">
            <text:p>-6.3022776</text:p>
          </table:table-cell>
          <table:table-cell office:value-type="float" office:value="106.8500282" calcext:value-type="float">
            <text:p>106.8500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ETER DAN MIESO PAK TRI SOL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Nimun Raya No.10 -24, RT.4/RW.10, Kby. Lama Sel., Kota Jakarta Selatan</text:p>
          </table:table-cell>
          <table:table-cell office:value-type="float" office:value="-6.2288218" calcext:value-type="float">
            <text:p>-6.2288218</text:p>
          </table:table-cell>
          <table:table-cell office:value-type="float" office:value="106.7786604" calcext:value-type="float">
            <text:p>106.77866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mbing H.A Bachti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ang Lekir No.10, RT.9/RW.6, Gunung, Kota Jakarta Selatan</text:p>
          </table:table-cell>
          <table:table-cell office:value-type="float" office:value="-6.230005" calcext:value-type="float">
            <text:p>-6.230005</text:p>
          </table:table-cell>
          <table:table-cell office:value-type="float" office:value="106.795978" calcext:value-type="float">
            <text:p>106.795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AK SLAM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Limo Raya No.2, Limo, Kota Depok</text:p>
          </table:table-cell>
          <table:table-cell office:value-type="float" office:value="-6.3659994" calcext:value-type="float">
            <text:p>-6.3659994</text:p>
          </table:table-cell>
          <table:table-cell office:value-type="float" office:value="106.7749917" calcext:value-type="float">
            <text:p>106.77499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CAFE SENDEKALA 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.H.M. Usman No.74, Kukusan, Kota Depok</text:p>
          </table:table-cell>
          <table:table-cell office:value-type="float" office:value="-6.3632945" calcext:value-type="float">
            <text:p>-6.3632945</text:p>
          </table:table-cell>
          <table:table-cell office:value-type="float" office:value="106.8155489" calcext:value-type="float">
            <text:p>106.81554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Enci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5/RW.1, Kuningan, Kuningan Tim., Kota Jakarta Selatan</text:p>
          </table:table-cell>
          <table:table-cell office:value-type="float" office:value="-6.2274999" calcext:value-type="float">
            <text:p>-6.2274999</text:p>
          </table:table-cell>
          <table:table-cell office:value-type="float" office:value="106.8238725" calcext:value-type="float">
            <text:p>106.82387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ay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Meruyung No.85, Limo, Kota Depok</text:p>
          </table:table-cell>
          <table:table-cell office:value-type="float" office:value="-6.3598715" calcext:value-type="float">
            <text:p>-6.3598715</text:p>
          </table:table-cell>
          <table:table-cell office:value-type="float" office:value="106.7757889" calcext:value-type="float">
            <text:p>106.7757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gila ment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la Raya, RT.02/RW01, Pd. Cabe Udik, Kota Depok</text:p>
          </table:table-cell>
          <table:table-cell office:value-type="float" office:value="-6.3581786" calcext:value-type="float">
            <text:p>-6.3581786</text:p>
          </table:table-cell>
          <table:table-cell office:value-type="float" office:value="106.7642207" calcext:value-type="float">
            <text:p>106.7642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mah Makan Surbaya 'Cak Ganto'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Jeruk Purut No.19, RT.1/RW.2, Cilandak Tim., Kota Jakarta Selatan</text:p>
          </table:table-cell>
          <table:table-cell office:value-type="float" office:value="-6.290599" calcext:value-type="float">
            <text:p>-6.290599</text:p>
          </table:table-cell>
          <table:table-cell office:value-type="float" office:value="106.812948" calcext:value-type="float">
            <text:p>106.812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endeka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och. Kahfi II No.4, RT.8/RW.1, Jagakarsa, Kota Jakarta Selatan</text:p>
          </table:table-cell>
          <table:table-cell office:value-type="float" office:value="-6.3355105" calcext:value-type="float">
            <text:p>-6.3355105</text:p>
          </table:table-cell>
          <table:table-cell office:value-type="float" office:value="106.8281553" calcext:value-type="float">
            <text:p>106.82815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Jeruk Raya No.31A, RT.12/RW.1, Jagakarsa, Kota Jakarta Selatan</text:p>
          </table:table-cell>
          <table:table-cell office:value-type="float" office:value="-6.3330714" calcext:value-type="float">
            <text:p>-6.3330714</text:p>
          </table:table-cell>
          <table:table-cell office:value-type="float" office:value="106.828155" calcext:value-type="float">
            <text:p>106.828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m Nasi Mawadd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usyawarah, RT.8/RW.1, Ragunan, Kota Jakarta Selatan</text:p>
          </table:table-cell>
          <table:table-cell office:value-type="float" office:value="-6.2884837" calcext:value-type="float">
            <text:p>-6.2884837</text:p>
          </table:table-cell>
          <table:table-cell office:value-type="float" office:value="106.8227075" calcext:value-type="float">
            <text:p>106.8227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Dar (Tegal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Ragunan, RT.5/RW.5, Jati Padang, Kota Jakarta Selatan</text:p>
          </table:table-cell>
          <table:table-cell office:value-type="float" office:value="-6.2861994" calcext:value-type="float">
            <text:p>-6.2861994</text:p>
          </table:table-cell>
          <table:table-cell office:value-type="float" office:value="106.8274568" calcext:value-type="float">
            <text:p>106.82745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ebuli Mata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lbatu 2 No, RT.13/RW.4, Menteng Dalam, South Jakarta City</text:p>
          </table:table-cell>
          <table:table-cell office:value-type="float" office:value="-6.2259745" calcext:value-type="float">
            <text:p>-6.2259745</text:p>
          </table:table-cell>
          <table:table-cell office:value-type="float" office:value="106.8448329" calcext:value-type="float">
            <text:p>106.84483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ng BONT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 Jl. Cengkeh No.7A, Pondok Cina, Kota Depok</text:p>
          </table:table-cell>
          <table:table-cell office:value-type="float" office:value="-6.3648405" calcext:value-type="float">
            <text:p>-6.3648405</text:p>
          </table:table-cell>
          <table:table-cell office:value-type="float" office:value="106.8328208" calcext:value-type="float">
            <text:p>106.8328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emb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apa Muda, RT.3/RW.3, Jagakarsa, Kota Jakarta Selatan</text:p>
          </table:table-cell>
          <table:table-cell office:value-type="float" office:value="-6.3225735" calcext:value-type="float">
            <text:p>-6.3225735</text:p>
          </table:table-cell>
          <table:table-cell office:value-type="float" office:value="106.8276379" calcext:value-type="float">
            <text:p>106.8276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urab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an Masjid Darul Falah No.16G, RT.12/RW.3, Petukangan Utara, Pesanggrahan, RT.4/RW.2, Petukangan Utara, Kota Jakarta Selatan</text:p>
          </table:table-cell>
          <table:table-cell office:value-type="float" office:value="-6.233254" calcext:value-type="float">
            <text:p>-6.233254</text:p>
          </table:table-cell>
          <table:table-cell office:value-type="float" office:value="106.7513235" calcext:value-type="float">
            <text:p>106.751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Rawit Cabang Jalan Daksa I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an RC. Veteran Raya No.8D, Pesanggrahan, RT.3/RW.7, Bintaro, Kota Jakarta Selatan</text:p>
          </table:table-cell>
          <table:table-cell office:value-type="float" office:value="-6.2766934" calcext:value-type="float">
            <text:p>-6.2766934</text:p>
          </table:table-cell>
          <table:table-cell office:value-type="float" office:value="106.7626258" calcext:value-type="float">
            <text:p>106.7626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gor Kade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imandiri V, Cipayung, Kota Tangerang Selatan</text:p>
          </table:table-cell>
          <table:table-cell office:value-type="float" office:value="-6.3337821" calcext:value-type="float">
            <text:p>-6.3337821</text:p>
          </table:table-cell>
          <table:table-cell office:value-type="float" office:value="106.7547274" calcext:value-type="float">
            <text:p>106.7547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"Wong Sampiran"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Radin No.3, RT.14/RW.3, Petukangan Utara, Kota Jakarta Selatan</text:p>
          </table:table-cell>
          <table:table-cell office:value-type="float" office:value="-6.2351171" calcext:value-type="float">
            <text:p>-6.2351171</text:p>
          </table:table-cell>
          <table:table-cell office:value-type="float" office:value="106.7542362" calcext:value-type="float">
            <text:p>106.75423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ung Nasi Gor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5, RT.8/RW.5, Mampang Prpt., Kota Jakarta Selatan</text:p>
          </table:table-cell>
          <table:table-cell office:value-type="float" office:value="-6.2452348" calcext:value-type="float">
            <text:p>-6.2452348</text:p>
          </table:table-cell>
          <table:table-cell office:value-type="float" office:value="106.8296616" calcext:value-type="float">
            <text:p>106.8296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ge Goreng Dan Laksa Mpo M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lakali Blok Sailun No.39, Kukusan, Kota Depok</text:p>
          </table:table-cell>
          <table:table-cell office:value-type="float" office:value="-6.369124" calcext:value-type="float">
            <text:p>-6.369124</text:p>
          </table:table-cell>
          <table:table-cell office:value-type="float" office:value="106.816492" calcext:value-type="float">
            <text:p>106.8164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Akri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11/RW.11, Bintaro, South Jakarta City</text:p>
          </table:table-cell>
          <table:table-cell office:value-type="float" office:value="-6.2743305" calcext:value-type="float">
            <text:p>-6.2743305</text:p>
          </table:table-cell>
          <table:table-cell office:value-type="float" office:value="106.7550027" calcext:value-type="float">
            <text:p>106.7550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Fajar j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usyawarah No.7, RT.14/RW.2, Kb. Jeruk, Kota Jakarta Barat</text:p>
          </table:table-cell>
          <table:table-cell office:value-type="float" office:value="-6.200755" calcext:value-type="float">
            <text:p>-6.200755</text:p>
          </table:table-cell>
          <table:table-cell office:value-type="float" office:value="106.7738972" calcext:value-type="float">
            <text:p>106.7738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Kebuli Daging Sapi UG (Ujang Gabruk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imandiri VI, Cipayung, Kota Tangerang Selatan</text:p>
          </table:table-cell>
          <table:table-cell office:value-type="float" office:value="-6.331924" calcext:value-type="float">
            <text:p>-6.331924</text:p>
          </table:table-cell>
          <table:table-cell office:value-type="float" office:value="106.7547857" calcext:value-type="float">
            <text:p>106.75478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Par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Cirendeu No.26-24, Pisangan, Kota Tangerang Selatan</text:p>
          </table:table-cell>
          <table:table-cell office:value-type="float" office:value="-6.3223319" calcext:value-type="float">
            <text:p>-6.3223319</text:p>
          </table:table-cell>
          <table:table-cell office:value-type="float" office:value="106.7677344" calcext:value-type="float">
            <text:p>106.7677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0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jajaran, Pamulang Bar., Kota Tangerang Selatan</text:p>
          </table:table-cell>
          <table:table-cell office:value-type="float" office:value="-6.3368214" calcext:value-type="float">
            <text:p>-6.3368214</text:p>
          </table:table-cell>
          <table:table-cell office:value-type="float" office:value="106.7387565" calcext:value-type="float">
            <text:p>106.7387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lenger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rtamukti No.8, Pisangan, Kota Tangerang Selatan</text:p>
          </table:table-cell>
          <table:table-cell office:value-type="float" office:value="-6.307218" calcext:value-type="float">
            <text:p>-6.307218</text:p>
          </table:table-cell>
          <table:table-cell office:value-type="float" office:value="106.7592372" calcext:value-type="float">
            <text:p>106.7592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isbar - Bang Ron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rtamukti No.1, RT.4/RW.17, Pisangan, Kota Tangerang Selatan</text:p>
          </table:table-cell>
          <table:table-cell office:value-type="float" office:value="-6.3113327" calcext:value-type="float">
            <text:p>-6.3113327</text:p>
          </table:table-cell>
          <table:table-cell office:value-type="float" office:value="106.7586586" calcext:value-type="float">
            <text:p>106.75865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Bakar Renda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fel's Kampung Makan, Jl. Meruya Selatan, RT.4/RW.4, North Meruya, West Jakarta City</text:p>
          </table:table-cell>
          <table:table-cell office:value-type="float" office:value="-6.2011821" calcext:value-type="float">
            <text:p>-6.2011821</text:p>
          </table:table-cell>
          <table:table-cell office:value-type="float" office:value="106.740448" calcext:value-type="float">
            <text:p>106.7404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Gila Bang Teg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urug Agung, Krukut, Kota Depok</text:p>
          </table:table-cell>
          <table:table-cell office:value-type="float" office:value="-6.3645703" calcext:value-type="float">
            <text:p>-6.3645703</text:p>
          </table:table-cell>
          <table:table-cell office:value-type="float" office:value="106.7929224" calcext:value-type="float">
            <text:p>106.7929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mb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 Pamulang, South Tangerang City</text:p>
          </table:table-cell>
          <table:table-cell office:value-type="float" office:value="-6.3487642" calcext:value-type="float">
            <text:p>-6.3487642</text:p>
          </table:table-cell>
          <table:table-cell office:value-type="float" office:value="106.7373437" calcext:value-type="float">
            <text:p>106.7373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Orteg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10/RW.2, Pondok Pinang, South Jakarta City</text:p>
          </table:table-cell>
          <table:table-cell office:value-type="float" office:value="-6.2699494" calcext:value-type="float">
            <text:p>-6.2699494</text:p>
          </table:table-cell>
          <table:table-cell office:value-type="float" office:value="106.7752564" calcext:value-type="float">
            <text:p>106.7752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ambing Wong Teg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adrasah I No.2A, RT.7/RW.9, Sukabumi Utara, Kota Jakarta Barat</text:p>
          </table:table-cell>
          <table:table-cell office:value-type="float" office:value="-6.2137138" calcext:value-type="float">
            <text:p>-6.2137138</text:p>
          </table:table-cell>
          <table:table-cell office:value-type="float" office:value="106.7749224" calcext:value-type="float">
            <text:p>106.7749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OH LA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o, Depok City</text:p>
          </table:table-cell>
          <table:table-cell office:value-type="float" office:value="-6.3539843" calcext:value-type="float">
            <text:p>-6.3539843</text:p>
          </table:table-cell>
          <table:table-cell office:value-type="float" office:value="106.7760644" calcext:value-type="float">
            <text:p>106.77606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Hend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g. V No.9, RT.2/RW.2, Pela Mampang, Kota Jakarta Selatan</text:p>
          </table:table-cell>
          <table:table-cell office:value-type="float" office:value="-6.2449066" calcext:value-type="float">
            <text:p>-6.2449066</text:p>
          </table:table-cell>
          <table:table-cell office:value-type="float" office:value="106.8163164" calcext:value-type="float">
            <text:p>106.8163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i Bedu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Srengseng Sawah No.22, RT.9/RW.9, Srengseng Sawah, Kota Jakarta Selatan</text:p>
          </table:table-cell>
          <table:table-cell office:value-type="float" office:value="-6.3575009" calcext:value-type="float">
            <text:p>-6.3575009</text:p>
          </table:table-cell>
          <table:table-cell office:value-type="float" office:value="106.8103112" calcext:value-type="float">
            <text:p>106.8103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PESI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Ciputat, Jl. Bhakti No.24, Ciputat, Kota Tangerang Selatan</text:p>
          </table:table-cell>
          <table:table-cell office:value-type="float" office:value="-6.3088566" calcext:value-type="float">
            <text:p>-6.3088566</text:p>
          </table:table-cell>
          <table:table-cell office:value-type="float" office:value="106.7447888" calcext:value-type="float">
            <text:p>106.74478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sang Goreng Crispy Ny. Hua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r, Jl. U No.25A, RT.7/RW.12, RT.8/RW.15, Palmerah, West Jakarta City</text:p>
          </table:table-cell>
          <table:table-cell office:value-type="float" office:value="-6.2024304" calcext:value-type="float">
            <text:p>-6.2024304</text:p>
          </table:table-cell>
          <table:table-cell office:value-type="float" office:value="106.7832886" calcext:value-type="float">
            <text:p>106.78328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haya Nasi Goreng 58 Flamboy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unga Flamboyan No.4, RT.6/RW.2, Cipete Sel., Kota Jakarta Selatan</text:p>
          </table:table-cell>
          <table:table-cell office:value-type="float" office:value="-6.2701184" calcext:value-type="float">
            <text:p>-6.2701184</text:p>
          </table:table-cell>
          <table:table-cell office:value-type="float" office:value="106.8034237" calcext:value-type="float">
            <text:p>106.8034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akd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 batu ampar V rt13 rw05, RT.4/RW.5, Batu Ampar, Kota Jakarta Timur</text:p>
          </table:table-cell>
          <table:table-cell office:value-type="float" office:value="-6.2775856" calcext:value-type="float">
            <text:p>-6.2775856</text:p>
          </table:table-cell>
          <table:table-cell office:value-type="float" office:value="106.8652378" calcext:value-type="float">
            <text:p>106.86523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&amp; Mie Ayam B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an Tarumanegara, Pisangan, Kota Tangerang Selatan</text:p>
          </table:table-cell>
          <table:table-cell office:value-type="float" office:value="-6.3234615" calcext:value-type="float">
            <text:p>-6.3234615</text:p>
          </table:table-cell>
          <table:table-cell office:value-type="float" office:value="106.7640668" calcext:value-type="float">
            <text:p>106.76406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up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argonda Raya No.88, Kemiri Muka, Kota Depok</text:p>
          </table:table-cell>
          <table:table-cell office:value-type="float" office:value="-6.374594" calcext:value-type="float">
            <text:p>-6.374594</text:p>
          </table:table-cell>
          <table:table-cell office:value-type="float" office:value="106.8327184" calcext:value-type="float">
            <text:p>106.8327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pesial NG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4/RW.4, Bukit Duri, South Jakarta City</text:p>
          </table:table-cell>
          <table:table-cell office:value-type="float" office:value="-6.2210576" calcext:value-type="float">
            <text:p>-6.2210576</text:p>
          </table:table-cell>
          <table:table-cell office:value-type="float" office:value="106.8545304" calcext:value-type="float">
            <text:p>106.8545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YAPORAH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Talas III, Pd. Cabe Ilir, Kota Tangerang Selatan</text:p>
          </table:table-cell>
          <table:table-cell office:value-type="float" office:value="-6.3351297" calcext:value-type="float">
            <text:p>-6.3351297</text:p>
          </table:table-cell>
          <table:table-cell office:value-type="float" office:value="106.760756" calcext:value-type="float">
            <text:p>106.760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Baroka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esantren No.41, RT.002/RW.003, Kreo Selatan, Kota Tangerang</text:p>
          </table:table-cell>
          <table:table-cell office:value-type="float" office:value="-6.238992" calcext:value-type="float">
            <text:p>-6.238992</text:p>
          </table:table-cell>
          <table:table-cell office:value-type="float" office:value="106.743331" calcext:value-type="float">
            <text:p>106.743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pesial+Seafoo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ayung, South Tangerang City</text:p>
          </table:table-cell>
          <table:table-cell office:value-type="float" office:value="-6.3241057" calcext:value-type="float">
            <text:p>-6.3241057</text:p>
          </table:table-cell>
          <table:table-cell office:value-type="float" office:value="106.7468796" calcext:value-type="float">
            <text:p>106.74687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ED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Cilandak Kko No.9-10, RT.1/RW.7, Cilandak Tim., Kota Jakarta Selatan</text:p>
          </table:table-cell>
          <table:table-cell office:value-type="float" office:value="-6.3102852" calcext:value-type="float">
            <text:p>-6.3102852</text:p>
          </table:table-cell>
          <table:table-cell office:value-type="float" office:value="106.8136187" calcext:value-type="float">
            <text:p>106.8136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s ri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hairil Anwar, RT.004/RW.001, Kreo, Kota Tangerang</text:p>
          </table:table-cell>
          <table:table-cell office:value-type="float" office:value="-6.2323564" calcext:value-type="float">
            <text:p>-6.2323564</text:p>
          </table:table-cell>
          <table:table-cell office:value-type="float" office:value="106.7376052" calcext:value-type="float">
            <text:p>106.7376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madu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mpatan indomaret, Jl. Menteng Atas, RT.8/RW.12, Menteng Atas, Kota Jakarta Selatan</text:p>
          </table:table-cell>
          <table:table-cell office:value-type="float" office:value="-6.2140683" calcext:value-type="float">
            <text:p>-6.2140683</text:p>
          </table:table-cell>
          <table:table-cell office:value-type="float" office:value="106.8406365" calcext:value-type="float">
            <text:p>106.8406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IMAN T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ahagia No.36, RT.006/RW.001, Cipadu, Kota Tangerang</text:p>
          </table:table-cell>
          <table:table-cell office:value-type="float" office:value="-6.236288" calcext:value-type="float">
            <text:p>-6.236288</text:p>
          </table:table-cell>
          <table:table-cell office:value-type="float" office:value="106.73528" calcext:value-type="float">
            <text:p>106.73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Kebuli Bang Yu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ko Nurul Fikri No.RT 07/012, Tugu, Kota Depok</text:p>
          </table:table-cell>
          <table:table-cell office:value-type="float" office:value="-6.3621232" calcext:value-type="float">
            <text:p>-6.3621232</text:p>
          </table:table-cell>
          <table:table-cell office:value-type="float" office:value="106.8490741" calcext:value-type="float">
            <text:p>106.84907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ak Kum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1/RW.5, Jati Padang, South Jakarta City</text:p>
          </table:table-cell>
          <table:table-cell office:value-type="float" office:value="-6.2815804" calcext:value-type="float">
            <text:p>-6.2815804</text:p>
          </table:table-cell>
          <table:table-cell office:value-type="float" office:value="106.8294323" calcext:value-type="float">
            <text:p>106.8294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SNI Bang Bog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Ampera Raya No.8-2, RT.1/RW.6, Ragunan, Kota Jakarta Selatan</text:p>
          </table:table-cell>
          <table:table-cell office:value-type="float" office:value="-6.283657" calcext:value-type="float">
            <text:p>-6.283657</text:p>
          </table:table-cell>
          <table:table-cell office:value-type="float" office:value="106.8191148" calcext:value-type="float">
            <text:p>106.8191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etarukan Bang Y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Najih No.51, RT.003/RW.006, Kreo Selatan, Kota Tangerang</text:p>
          </table:table-cell>
          <table:table-cell office:value-type="float" office:value="-6.2367946" calcext:value-type="float">
            <text:p>-6.2367946</text:p>
          </table:table-cell>
          <table:table-cell office:value-type="float" office:value="106.7414689" calcext:value-type="float">
            <text:p>106.74146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ichan Goreng Kelapa Du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gu, Depok City</text:p>
          </table:table-cell>
          <table:table-cell office:value-type="float" office:value="-6.359996" calcext:value-type="float">
            <text:p>-6.359996</text:p>
          </table:table-cell>
          <table:table-cell office:value-type="float" office:value="106.8431437" calcext:value-type="float">
            <text:p>106.8431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ZA Waroeng Nasi Gore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ober No.11-17, Pondok Cina, Kota Depok</text:p>
          </table:table-cell>
          <table:table-cell office:value-type="float" office:value="-6.3607683" calcext:value-type="float">
            <text:p>-6.3607683</text:p>
          </table:table-cell>
          <table:table-cell office:value-type="float" office:value="106.8349385" calcext:value-type="float">
            <text:p>106.8349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gila pat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engadegan Utara No.5, RT.7/RW.7, Pengadegan, Kota Jakarta Selatan</text:p>
          </table:table-cell>
          <table:table-cell office:value-type="float" office:value="-6.2463936" calcext:value-type="float">
            <text:p>-6.2463936</text:p>
          </table:table-cell>
          <table:table-cell office:value-type="float" office:value="106.8555597" calcext:value-type="float">
            <text:p>106.85555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PORTUGAL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. Pd. Labu Raya, RT.6/RW.1, Pd. Labu, Kota Jakarta Selatan</text:p>
          </table:table-cell>
          <table:table-cell office:value-type="float" office:value="-6.3123923" calcext:value-type="float">
            <text:p>-6.3123923</text:p>
          </table:table-cell>
          <table:table-cell office:value-type="float" office:value="106.7934417" calcext:value-type="float">
            <text:p>106.7934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ung Nasi goreng Sp Bangjoy Samping Un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2/RW.10, Jati Padang, South Jakarta City</text:p>
          </table:table-cell>
          <table:table-cell office:value-type="float" office:value="-6.280545" calcext:value-type="float">
            <text:p>-6.280545</text:p>
          </table:table-cell>
          <table:table-cell office:value-type="float" office:value="106.8373792" calcext:value-type="float">
            <text:p>106.83737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i Goreng Ojo Lal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Garuda No.2b, Pasir Gn. Sel., Kota Depok</text:p>
          </table:table-cell>
          <table:table-cell office:value-type="float" office:value="-6.3440868" calcext:value-type="float">
            <text:p>-6.3440868</text:p>
          </table:table-cell>
          <table:table-cell office:value-type="float" office:value="106.849299" calcext:value-type="float">
            <text:p>106.849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topra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Meruyung, Limo, Kota Depok</text:p>
          </table:table-cell>
          <table:table-cell office:value-type="float" office:value="-6.3646379" calcext:value-type="float">
            <text:p>-6.3646379</text:p>
          </table:table-cell>
          <table:table-cell office:value-type="float" office:value="106.7753949" calcext:value-type="float">
            <text:p>106.7753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Gila Bang Saf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epaya Raya No.3, RT.2/RW.5, Jagakarsa, Kota Jakarta Selatan</text:p>
          </table:table-cell>
          <table:table-cell office:value-type="float" office:value="-6.3250987" calcext:value-type="float">
            <text:p>-6.3250987</text:p>
          </table:table-cell>
          <table:table-cell office:value-type="float" office:value="106.8198172" calcext:value-type="float">
            <text:p>106.8198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W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Surya Kencana No.83A, Pamulang Bar., Kota Tangerang Selatan</text:p>
          </table:table-cell>
          <table:table-cell office:value-type="float" office:value="-6.3507366" calcext:value-type="float">
            <text:p>-6.3507366</text:p>
          </table:table-cell>
          <table:table-cell office:value-type="float" office:value="106.7342932" calcext:value-type="float">
            <text:p>106.7342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Tombo Kangen Ibnu Arm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Ibnu Armah No.18, Pangkalan Jati Baru, Kota Depok</text:p>
          </table:table-cell>
          <table:table-cell office:value-type="float" office:value="-6.3284477" calcext:value-type="float">
            <text:p>-6.3284477</text:p>
          </table:table-cell>
          <table:table-cell office:value-type="float" office:value="106.7995136" calcext:value-type="float">
            <text:p>106.7995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Arwie Baha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alisari Raya No.68, RT.2/RW.3, Kalisari, Kota Jakarta Timur</text:p>
          </table:table-cell>
          <table:table-cell office:value-type="float" office:value="-6.3320163" calcext:value-type="float">
            <text:p>-6.3320163</text:p>
          </table:table-cell>
          <table:table-cell office:value-type="float" office:value="106.8526042" calcext:value-type="float">
            <text:p>106.8526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Dan Pecel Ayam Mas R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la Raya, Pd. Cabe Udik, Kota Tangerang Selatan</text:p>
          </table:table-cell>
          <table:table-cell office:value-type="float" office:value="-6.3485153" calcext:value-type="float">
            <text:p>-6.3485153</text:p>
          </table:table-cell>
          <table:table-cell office:value-type="float" office:value="106.7651086" calcext:value-type="float">
            <text:p>106.7651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gor Pak A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Duta Pelni No.9, RT.4/RW.28, Bakti Jaya, Kota Depok</text:p>
          </table:table-cell>
          <table:table-cell office:value-type="float" office:value="-6.3729566" calcext:value-type="float">
            <text:p>-6.3729566</text:p>
          </table:table-cell>
          <table:table-cell office:value-type="float" office:value="106.8558283" calcext:value-type="float">
            <text:p>106.8558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dan Nasi Uduk Leseh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Akses UI No.7, RW.1, Tugu, Kota Depok</text:p>
          </table:table-cell>
          <table:table-cell office:value-type="float" office:value="-6.3544501" calcext:value-type="float">
            <text:p>-6.3544501</text:p>
          </table:table-cell>
          <table:table-cell office:value-type="float" office:value="106.8396319" calcext:value-type="float">
            <text:p>106.83963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Banting 21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., Jl. Abdul Wahab No.26, Kedaung, Kota Depok</text:p>
          </table:table-cell>
          <table:table-cell office:value-type="float" office:value="-6.3616141" calcext:value-type="float">
            <text:p>-6.3616141</text:p>
          </table:table-cell>
          <table:table-cell office:value-type="float" office:value="106.7483269" calcext:value-type="float">
            <text:p>106.7483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( Si.bontot) Kelingan-ba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argonda Raya, Pondok Cina, Kota Depok</text:p>
          </table:table-cell>
          <table:table-cell office:value-type="float" office:value="-6.366794" calcext:value-type="float">
            <text:p>-6.366794</text:p>
          </table:table-cell>
          <table:table-cell office:value-type="float" office:value="106.8339349" calcext:value-type="float">
            <text:p>106.83393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pak d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angka, Depok City</text:p>
          </table:table-cell>
          <table:table-cell office:value-type="float" office:value="-6.3712201" calcext:value-type="float">
            <text:p>-6.3712201</text:p>
          </table:table-cell>
          <table:table-cell office:value-type="float" office:value="106.7625782" calcext:value-type="float">
            <text:p>106.7625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mas suwar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7/RW.11, Pisangan Baru, East Jakarta City</text:p>
          </table:table-cell>
          <table:table-cell office:value-type="float" office:value="-6.2107328" calcext:value-type="float">
            <text:p>-6.2107328</text:p>
          </table:table-cell>
          <table:table-cell office:value-type="float" office:value="106.8668055" calcext:value-type="float">
            <text:p>106.8668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Kample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Syahrin No.5, RT.7/RW.7, Gandaria Utara, Kota Jakarta Selatan</text:p>
          </table:table-cell>
          <table:table-cell office:value-type="float" office:value="-6.2635848" calcext:value-type="float">
            <text:p>-6.2635848</text:p>
          </table:table-cell>
          <table:table-cell office:value-type="float" office:value="106.7936761" calcext:value-type="float">
            <text:p>106.7936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dok Nasi Gore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 , Lotte Mart Wholesale Pasar Rebo , JL. Lingkar Luar Selatan, Susukan , Ciracas , 13750 Jakarta Timur , DKI Jakarta, RT.7/RW.3, Susukan, East Jakarta City</text:p>
          </table:table-cell>
          <table:table-cell office:value-type="float" office:value="-6.30977" calcext:value-type="float">
            <text:p>-6.30977</text:p>
          </table:table-cell>
          <table:table-cell office:value-type="float" office:value="106.86745" calcext:value-type="float">
            <text:p>106.86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Suge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jasera Melawai Jl. Melawai Xlll, RT.3/RW.1, Melawai, Kota Jakarta Selatan</text:p>
          </table:table-cell>
          <table:table-cell office:value-type="float" office:value="-6.2463366" calcext:value-type="float">
            <text:p>-6.2463366</text:p>
          </table:table-cell>
          <table:table-cell office:value-type="float" office:value="106.8007427" calcext:value-type="float">
            <text:p>106.8007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njang Arteri Klp. Dua Raya No.17, RT.6/RW.2, Klp. Dua, Kota Jakarta Barat</text:p>
          </table:table-cell>
          <table:table-cell office:value-type="float" office:value="-6.204236" calcext:value-type="float">
            <text:p>-6.204236</text:p>
          </table:table-cell>
          <table:table-cell office:value-type="float" office:value="106.7696676" calcext:value-type="float">
            <text:p>106.7696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e Goreng Rebus Bihun Kwetia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oltangan Raya No.2A, RT.2/RW.4, Tj. Bar., Kota Jakarta Selatan</text:p>
          </table:table-cell>
          <table:table-cell office:value-type="float" office:value="-6.2956039" calcext:value-type="float">
            <text:p>-6.2956039</text:p>
          </table:table-cell>
          <table:table-cell office:value-type="float" office:value="106.8414113" calcext:value-type="float">
            <text:p>106.8414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Pinangs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pur Raya Pasaraya Grande Jalan Sultan Iskandarsyah II Raya Lantai LG #W33, Jakarta Selatan, RT.3/RW.1, Melawai, Kota Jakarta Selatan</text:p>
          </table:table-cell>
          <table:table-cell office:value-type="float" office:value="-6.244617" calcext:value-type="float">
            <text:p>-6.244617</text:p>
          </table:table-cell>
          <table:table-cell office:value-type="float" office:value="106.802408" calcext:value-type="float">
            <text:p>106.802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dap Malam Fried Ri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iledug Raya No.53, RT.6/RW.4, Petukangan Utara, Kota Jakarta Selatan</text:p>
          </table:table-cell>
          <table:table-cell office:value-type="float" office:value="-6.2365036" calcext:value-type="float">
            <text:p>-6.2365036</text:p>
          </table:table-cell>
          <table:table-cell office:value-type="float" office:value="106.7580212" calcext:value-type="float">
            <text:p>106.7580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mba ev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holtilkultura deket jl.pisang &amp;, Jl. Jati Raya, RT.7/RW.6, Ps. Minggu, jakarta</text:p>
          </table:table-cell>
          <table:table-cell office:value-type="float" office:value="-6.2883639" calcext:value-type="float">
            <text:p>-6.2883639</text:p>
          </table:table-cell>
          <table:table-cell office:value-type="float" office:value="106.8367632" calcext:value-type="float">
            <text:p>106.8367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gor Ayam Speci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Abuserin No.37, RW.6, Gandaria Sel., Kota Jakarta Selatan</text:p>
          </table:table-cell>
          <table:table-cell office:value-type="float" office:value="-6.2757778" calcext:value-type="float">
            <text:p>-6.2757778</text:p>
          </table:table-cell>
          <table:table-cell office:value-type="float" office:value="106.7952691" calcext:value-type="float">
            <text:p>106.7952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Pak'd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angka Raya No.6, RT.3/RW.5, Pela Mampang, Kota Jakarta Selatan</text:p>
          </table:table-cell>
          <table:table-cell office:value-type="float" office:value="-6.2435027" calcext:value-type="float">
            <text:p>-6.2435027</text:p>
          </table:table-cell>
          <table:table-cell office:value-type="float" office:value="106.8161959" calcext:value-type="float">
            <text:p>106.8161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goreng bang n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bagusan Raya Gg. Sawo No.5A, RT.10/RW.6, Kebagusan, Kota Jakarta Selatan</text:p>
          </table:table-cell>
          <table:table-cell office:value-type="float" office:value="-6.308214" calcext:value-type="float">
            <text:p>-6.308214</text:p>
          </table:table-cell>
          <table:table-cell office:value-type="float" office:value="106.82778" calcext:value-type="float">
            <text:p>106.827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Yono Nasi Goreng"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Sulaiman No.63, RT.1/RW.1, Petukangan Utara, Kota Jakarta Selatan</text:p>
          </table:table-cell>
          <table:table-cell office:value-type="float" office:value="-6.2352578" calcext:value-type="float">
            <text:p>-6.2352578</text:p>
          </table:table-cell>
          <table:table-cell office:value-type="float" office:value="106.7454122" calcext:value-type="float">
            <text:p>106.7454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lmerah Barat No.49c, RT.1/RW.15, Palmerah, Kota Jakarta Barat</text:p>
          </table:table-cell>
          <table:table-cell office:value-type="float" office:value="-6.2066786" calcext:value-type="float">
            <text:p>-6.2066786</text:p>
          </table:table-cell>
          <table:table-cell office:value-type="float" office:value="106.7848701" calcext:value-type="float">
            <text:p>106.7848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Mesjid Daru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Yayasan RPI No.16, RT.8/RW.4, Kuningan Tim., Kota Jakarta Selatan</text:p>
          </table:table-cell>
          <table:table-cell office:value-type="float" office:value="-6.2284361" calcext:value-type="float">
            <text:p>-6.2284361</text:p>
          </table:table-cell>
          <table:table-cell office:value-type="float" office:value="106.8334295" calcext:value-type="float">
            <text:p>106.8334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ung Awy Nasi Gore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an Gedung FIF Jalan Lebak Bulus 1 Haji Baun Cilandak, RT.5/RW.1, Lb. Bulus, DKI Jakarta</text:p>
          </table:table-cell>
          <table:table-cell office:value-type="float" office:value="-6.292605" calcext:value-type="float">
            <text:p>-6.292605</text:p>
          </table:table-cell>
          <table:table-cell office:value-type="float" office:value="106.782053" calcext:value-type="float">
            <text:p>106.782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Edo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 Barat, RT.7/RW.6, Kb. Baru, Kota Jakarta Selatan</text:p>
          </table:table-cell>
          <table:table-cell office:value-type="float" office:value="-6.2351682" calcext:value-type="float">
            <text:p>-6.2351682</text:p>
          </table:table-cell>
          <table:table-cell office:value-type="float" office:value="106.8594412" calcext:value-type="float">
            <text:p>106.8594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Gatex 9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10/RW.7, Lebak Bulus, South Jakarta City</text:p>
          </table:table-cell>
          <table:table-cell office:value-type="float" office:value="-6.2906451" calcext:value-type="float">
            <text:p>-6.2906451</text:p>
          </table:table-cell>
          <table:table-cell office:value-type="float" office:value="106.7751357" calcext:value-type="float">
            <text:p>106.77513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Alif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Taiman No.23, RT.2/RW.10, Gedong, Kota Jakarta Timur</text:p>
          </table:table-cell>
          <table:table-cell office:value-type="float" office:value="-6.2976754" calcext:value-type="float">
            <text:p>-6.2976754</text:p>
          </table:table-cell>
          <table:table-cell office:value-type="float" office:value="106.8655088" calcext:value-type="float">
            <text:p>106.8655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Gaul Mas Bont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AMD 20 No.7, RT.7/RW.1, Balekambang, Kota Jakarta Timur</text:p>
          </table:table-cell>
          <table:table-cell office:value-type="float" office:value="-6.2687669" calcext:value-type="float">
            <text:p>-6.2687669</text:p>
          </table:table-cell>
          <table:table-cell office:value-type="float" office:value="106.8592538" calcext:value-type="float">
            <text:p>106.8592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onjol, Pd. Karya, Kota Tangerang Selatan</text:p>
          </table:table-cell>
          <table:table-cell office:value-type="float" office:value="-6.267441" calcext:value-type="float">
            <text:p>-6.267441</text:p>
          </table:table-cell>
          <table:table-cell office:value-type="float" office:value="106.7396367" calcext:value-type="float">
            <text:p>106.7396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12 Cah Purbalingg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alimangso No.74A, RT.2/RW.1, Jurang Manggu Tim., Kota Tangerang Selatan</text:p>
          </table:table-cell>
          <table:table-cell office:value-type="float" office:value="-6.2640654" calcext:value-type="float">
            <text:p>-6.2640654</text:p>
          </table:table-cell>
          <table:table-cell office:value-type="float" office:value="106.7346254" calcext:value-type="float">
            <text:p>106.7346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bang No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ebagusan Raya No.6A, RT.1/RW.7, Ragunan, Kota Jakarta Selatan</text:p>
          </table:table-cell>
          <table:table-cell office:value-type="float" office:value="-6.2976916" calcext:value-type="float">
            <text:p>-6.2976916</text:p>
          </table:table-cell>
          <table:table-cell office:value-type="float" office:value="106.8257136" calcext:value-type="float">
            <text:p>106.8257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Maw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Caraka Buana Raya, Pd. Karya, Kota Tangerang Selatan</text:p>
          </table:table-cell>
          <table:table-cell office:value-type="float" office:value="-6.2505308" calcext:value-type="float">
            <text:p>-6.2505308</text:p>
          </table:table-cell>
          <table:table-cell office:value-type="float" office:value="106.7407891" calcext:value-type="float">
            <text:p>106.74078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ung Nasi Goreng Mbah Jaro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atu Ampar No.1, RT.005/RW.5, Cililitan, Kota Jakarta Timur</text:p>
          </table:table-cell>
          <table:table-cell office:value-type="float" office:value="-6.2673097" calcext:value-type="float">
            <text:p>-6.2673097</text:p>
          </table:table-cell>
          <table:table-cell office:value-type="float" office:value="106.8629356" calcext:value-type="float">
            <text:p>106.86293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Gila Maa Rudi Gondro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eninggaran Timur II, RT.6/RW.9, Kby. Lama Utara, Kota Jakarta Selatan</text:p>
          </table:table-cell>
          <table:table-cell office:value-type="float" office:value="-6.2443363" calcext:value-type="float">
            <text:p>-6.2443363</text:p>
          </table:table-cell>
          <table:table-cell office:value-type="float" office:value="106.7756976" calcext:value-type="float">
            <text:p>106.7756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TEG NASGOR KUR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alan H. Dilun No. 6B RT. 002 RW. 005, Ulujami, Pesanggrahan, RT.1/RW.7, Ulujami, Kota Jakarta Selatan</text:p>
          </table:table-cell>
          <table:table-cell office:value-type="float" office:value="-6.246144" calcext:value-type="float">
            <text:p>-6.246144</text:p>
          </table:table-cell>
          <table:table-cell office:value-type="float" office:value="106.7635509" calcext:value-type="float">
            <text:p>106.76355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ge Goreng Samping MJB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k, Jl. Bintaro Utara Blok p No.314, Bintaro, South Jakarta City</text:p>
          </table:table-cell>
          <table:table-cell office:value-type="float" office:value="-6.2717064" calcext:value-type="float">
            <text:p>-6.2717064</text:p>
          </table:table-cell>
          <table:table-cell office:value-type="float" office:value="106.7509998" calcext:value-type="float">
            <text:p>106.7509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ntin Ibu Toha, Seda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named Road, RT.4/RW.17, Pd. Pinang, Kota Jakarta Selatan</text:p>
          </table:table-cell>
          <table:table-cell office:value-type="float" office:value="-6.2840412" calcext:value-type="float">
            <text:p>-6.2840412</text:p>
          </table:table-cell>
          <table:table-cell office:value-type="float" office:value="106.775139" calcext:value-type="float">
            <text:p>106.775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Jangku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lem VIII No.27, RT.1/RW.8, Petukangan Utara, Kota Jakarta Selatan</text:p>
          </table:table-cell>
          <table:table-cell office:value-type="float" office:value="-6.2252211" calcext:value-type="float">
            <text:p>-6.2252211</text:p>
          </table:table-cell>
          <table:table-cell office:value-type="float" office:value="106.7594544" calcext:value-type="float">
            <text:p>106.7594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i Goreng Sari Ra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Ulujami Raya Gg. Kancil No.62, RT.13/RW.4, Ulujami, Kota Jakarta Selatan</text:p>
          </table:table-cell>
          <table:table-cell office:value-type="float" office:value="-6.2438486" calcext:value-type="float">
            <text:p>-6.2438486</text:p>
          </table:table-cell>
          <table:table-cell office:value-type="float" office:value="106.7630979" calcext:value-type="float">
            <text:p>106.7630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beh Aneka Nasi Gore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ibata City, Apartemen, Tower Flamboyan No.RT.11, RT.9/RW.4, Kalibata, South Jakarta City</text:p>
          </table:table-cell>
          <table:table-cell office:value-type="float" office:value="-6.2567457" calcext:value-type="float">
            <text:p>-6.2567457</text:p>
          </table:table-cell>
          <table:table-cell office:value-type="float" office:value="106.8525533" calcext:value-type="float">
            <text:p>106.8525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ce Kabsah Tebet With Chef Al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Tebet Barat II E, RT.4/RW.2, Tebet Bar., Kota Jakarta Selatan</text:p>
          </table:table-cell>
          <table:table-cell office:value-type="float" office:value="-6.2318025" calcext:value-type="float">
            <text:p>-6.2318025</text:p>
          </table:table-cell>
          <table:table-cell office:value-type="float" office:value="106.8502456" calcext:value-type="float">
            <text:p>106.8502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Jamp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eruya Selatan No.8, RT.1/RW.2, Meruya Sel., Kota Jakarta Barat</text:p>
          </table:table-cell>
          <table:table-cell office:value-type="float" office:value="-6.2127507" calcext:value-type="float">
            <text:p>-6.2127507</text:p>
          </table:table-cell>
          <table:table-cell office:value-type="float" office:value="106.7378013" calcext:value-type="float">
            <text:p>106.7378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Mas Z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Batu Ampar V No.RT. 07, RT.9/RW.5, Batu Ampar, Kota Jakarta Timur</text:p>
          </table:table-cell>
          <table:table-cell office:value-type="float" office:value="-6.2792651" calcext:value-type="float">
            <text:p>-6.2792651</text:p>
          </table:table-cell>
          <table:table-cell office:value-type="float" office:value="106.8647086" calcext:value-type="float">
            <text:p>106.8647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pak mi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.7/RW.6, Duren Tiga, South Jakarta City</text:p>
          </table:table-cell>
          <table:table-cell office:value-type="float" office:value="-6.2534912" calcext:value-type="float">
            <text:p>-6.2534912</text:p>
          </table:table-cell>
          <table:table-cell office:value-type="float" office:value="106.8360409" calcext:value-type="float">
            <text:p>106.8360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seafood &amp; steak Afr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g. Sakinah, Tugu, Kota Depok</text:p>
          </table:table-cell>
          <table:table-cell office:value-type="float" office:value="-6.3658977" calcext:value-type="float">
            <text:p>-6.3658977</text:p>
          </table:table-cell>
          <table:table-cell office:value-type="float" office:value="106.846618" calcext:value-type="float">
            <text:p>106.846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eka Nasi Gore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pur Raya 2 Pasar Raya Blok M Lt LG Jalan Iskandarsyah 2, Jakarta Selatan, RT.3/RW.5, Melawai, Kota Jakarta Selatan</text:p>
          </table:table-cell>
          <table:table-cell office:value-type="float" office:value="-6.246947" calcext:value-type="float">
            <text:p>-6.246947</text:p>
          </table:table-cell>
          <table:table-cell office:value-type="float" office:value="106.804704" calcext:value-type="float">
            <text:p>106.804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Pakde Jej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Surya Kencana, Pamulang Bar., Kota Tangerang Selatan</text:p>
          </table:table-cell>
          <table:table-cell office:value-type="float" office:value="-6.3486779" calcext:value-type="float">
            <text:p>-6.3486779</text:p>
          </table:table-cell>
          <table:table-cell office:value-type="float" office:value="106.7346943" calcext:value-type="float">
            <text:p>106.73469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ung Nasgor Tegal Bid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Raya Cilandak Kko, RT.1/RW.5, Ragunan, Kota Jakarta Selatan</text:p>
          </table:table-cell>
          <table:table-cell office:value-type="float" office:value="-6.2960032" calcext:value-type="float">
            <text:p>-6.2960032</text:p>
          </table:table-cell>
          <table:table-cell office:value-type="float" office:value="106.8156528" calcext:value-type="float">
            <text:p>106.8156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Asap Malam Bng Irh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H. Wahid Hasyim, Jurang Manggu Tim., Kota Tangerang Selatan</text:p>
          </table:table-cell>
          <table:table-cell office:value-type="float" office:value="-6.2561121" calcext:value-type="float">
            <text:p>-6.2561121</text:p>
          </table:table-cell>
          <table:table-cell office:value-type="float" office:value="106.7368763" calcext:value-type="float">
            <text:p>106.7368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Jangku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omjen.Pol.M.Jasin, Tugu, Kota Depok</text:p>
          </table:table-cell>
          <table:table-cell office:value-type="float" office:value="-6.3553924" calcext:value-type="float">
            <text:p>-6.3553924</text:p>
          </table:table-cell>
          <table:table-cell office:value-type="float" office:value="106.8521078" calcext:value-type="float">
            <text:p>106.8521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Pak E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Sa'aba No.44, RT.13/RW.2, Meruya Sel., Kota Jakarta Barat</text:p>
          </table:table-cell>
          <table:table-cell office:value-type="float" office:value="-6.2149205" calcext:value-type="float">
            <text:p>-6.2149205</text:p>
          </table:table-cell>
          <table:table-cell office:value-type="float" office:value="106.7332463" calcext:value-type="float">
            <text:p>106.7332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Sm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Palmerah Bar. IX No.63, RT.8/RW.9, Palmerah, Kota Jakarta Barat</text:p>
          </table:table-cell>
          <table:table-cell office:value-type="float" office:value="-6.2043567" calcext:value-type="float">
            <text:p>-6.2043567</text:p>
          </table:table-cell>
          <table:table-cell office:value-type="float" office:value="106.7875935" calcext:value-type="float">
            <text:p>106.78759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SPESIAL SULAIM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an Haji Sulaiman Ciledug Raya Rt 02 Rw 01 Petukangan Utara Pesanggrahan, Petukangan Utara, Kota Jakarta Selatan</text:p>
          </table:table-cell>
          <table:table-cell office:value-type="float" office:value="-6.236332" calcext:value-type="float">
            <text:p>-6.236332</text:p>
          </table:table-cell>
          <table:table-cell office:value-type="float" office:value="106.744838" calcext:value-type="float">
            <text:p>106.744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dg Pak Am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., Jl. Citanduy No.28, Pd. Cabe Udik, Kota Tangerang Selatan</text:p>
          </table:table-cell>
          <table:table-cell office:value-type="float" office:value="-6.3422734" calcext:value-type="float">
            <text:p>-6.3422734</text:p>
          </table:table-cell>
          <table:table-cell office:value-type="float" office:value="106.7543837" calcext:value-type="float">
            <text:p>106.7543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li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gas, South Tangerang City</text:p>
          </table:table-cell>
          <table:table-cell office:value-type="float" office:value="-6.2777445" calcext:value-type="float">
            <text:p>-6.2777445</text:p>
          </table:table-cell>
          <table:table-cell office:value-type="float" office:value="106.7530071" calcext:value-type="float">
            <text:p>106.7530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Manunggal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Manunggal II, RT.3/RW.2, Petukangan Sel., Pesanggrahan, Kota Jakarta Selatan, Daerah Khusus Ibukota Jakarta, RT.3/RW.2, Petukangan Sel., Kota Jakarta Selatan</text:p>
          </table:table-cell>
          <table:table-cell office:value-type="float" office:value="-6.2441533" calcext:value-type="float">
            <text:p>-6.2441533</text:p>
          </table:table-cell>
          <table:table-cell office:value-type="float" office:value="106.7490666" calcext:value-type="float">
            <text:p>106.7490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 Goreng Por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H. Abdullah, RT.4/RW.3, Sukabumi Sel., Kota Jakarta Barat</text:p>
          </table:table-cell>
          <table:table-cell office:value-type="float" office:value="-6.2214903" calcext:value-type="float">
            <text:p>-6.2214903</text:p>
          </table:table-cell>
          <table:table-cell office:value-type="float" office:value="106.7719683" calcext:value-type="float">
            <text:p>106.7719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e G re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 Jl. Pajajaran No.20, Bambu Apus, Kota Tangerang Selatan</text:p>
          </table:table-cell>
          <table:table-cell office:value-type="float" office:value="-6.3315222" calcext:value-type="float">
            <text:p>-6.3315222</text:p>
          </table:table-cell>
          <table:table-cell office:value-type="float" office:value="106.7401994" calcext:value-type="float">
            <text:p>106.7401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i Goreng PAK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. Karya Bhakti, Tanah Baru, Kota Depok</text:p>
          </table:table-cell>
          <table:table-cell office:value-type="float" office:value="-6.374979" calcext:value-type="float">
            <text:p>-6.374979</text:p>
          </table:table-cell>
          <table:table-cell office:value-type="float" office:value="106.8066855" calcext:value-type="float">
            <text:p>106.8066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i Gila 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., Jl. Amil No.15, RT.1/RW.4, Pejaten Bar., Kota Jakarta Selatan</text:p>
          </table:table-cell>
          <table:table-cell office:value-type="float" office:value="-6.2730551" calcext:value-type="float">
            <text:p>-6.2730551</text:p>
          </table:table-cell>
          <table:table-cell office:value-type="float" office:value="106.8381206" calcext:value-type="float">
            <text:p>106.838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I GORENG GILA MAS P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l. Surya Kencana No.39-52, Pamulang Bar., Kota Tangerang Selatan</text:p>
          </table:table-cell>
          <table:table-cell office:value-type="float" office:value="-6.3552357" calcext:value-type="float">
            <text:p>-6.3552357</text:p>
          </table:table-cell>
          <table:table-cell office:value-type="float" office:value="106.7337824" calcext:value-type="float">
            <text:p>106.7337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i goreng siag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l. Siaga II No.20.rt.02/05, Pejaten Bar., Jakarta</text:p>
          </table:table-cell>
          <table:table-cell office:value-type="float" office:value="-6.275782" calcext:value-type="float">
            <text:p>-6.275782</text:p>
          </table:table-cell>
          <table:table-cell office:value-type="float" office:value="106.842444" calcext:value-type="float">
            <text:p>106.842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i goreng spesial mas has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l. Swadarma Raya No.52, RT.9/RW.2, Ulujami, Kota Jakarta Selatan</text:p>
          </table:table-cell>
          <table:table-cell office:value-type="float" office:value="-6.223901" calcext:value-type="float">
            <text:p>-6.223901</text:p>
          </table:table-cell>
          <table:table-cell office:value-type="float" office:value="106.760653" calcext:value-type="float">
            <text:p>106.760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i Goreng Baroka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l. H. Rosyid, Cinere, Kota Depok</text:p>
          </table:table-cell>
          <table:table-cell office:value-type="float" office:value="-6.3405585" calcext:value-type="float">
            <text:p>-6.3405585</text:p>
          </table:table-cell>
          <table:table-cell office:value-type="float" office:value="106.7812166" calcext:value-type="float">
            <text:p>106.781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i Goreng 99 Mas Ru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l. H. Taip No.111, RT.5/RW.9, Kedaung, Kota Tangerang Selatan</text:p>
          </table:table-cell>
          <table:table-cell office:value-type="float" office:value="-6.3203095" calcext:value-type="float">
            <text:p>-6.3203095</text:p>
          </table:table-cell>
          <table:table-cell office:value-type="float" office:value="106.7364086" calcext:value-type="float">
            <text:p>106.7364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i Goreng Ibu Ya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dn Cawang 12 pagi, RT.7/RW.6, Cawang, Kota Jakarta Timur</text:p>
          </table:table-cell>
          <table:table-cell office:value-type="float" office:value="-6.2490679" calcext:value-type="float">
            <text:p>-6.2490679</text:p>
          </table:table-cell>
          <table:table-cell office:value-type="float" office:value="106.8679899" calcext:value-type="float">
            <text:p>106.8679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Nusantara No 37 Rt 01 Rw 09 Cimanggis, Tugu, Kota Depok</text:p>
          </table:table-cell>
          <table:table-cell office:value-type="float" office:value="-6.362192" calcext:value-type="float">
            <text:p>-6.362192</text:p>
          </table:table-cell>
          <table:table-cell office:value-type="float" office:value="106.850288" calcext:value-type="float">
            <text:p>106.85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Bebek Pedas +nasi Goreng Gebrak.Suramadu.cak Rohim Kecok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ramat, RT.2/RW.1, Kby. Lama Utara, Kota Jakarta Selatan</text:p>
          </table:table-cell>
          <table:table-cell office:value-type="float" office:value="-6.2362126" calcext:value-type="float">
            <text:p>-6.2362126</text:p>
          </table:table-cell>
          <table:table-cell office:value-type="float" office:value="106.7817557" calcext:value-type="float">
            <text:p>106.7817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m. Djaw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F , Pasar Kebayoran Lama , JL. Kebayoran Lama , Cipulir , Jakarta Selatan , 12230 Kebayoran Lama , DKI Jakarta, RT.3/RW.1, North Kebayoran Lama, South Jakarta City</text:p>
          </table:table-cell>
          <table:table-cell office:value-type="float" office:value="-6.237011" calcext:value-type="float">
            <text:p>-6.237011</text:p>
          </table:table-cell>
          <table:table-cell office:value-type="float" office:value="106.780901" calcext:value-type="float">
            <text:p>106.78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ondro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1/RW.1, Cikoko, South Jakarta City</text:p>
          </table:table-cell>
          <table:table-cell office:value-type="float" office:value="-6.2447872" calcext:value-type="float">
            <text:p>-6.2447872</text:p>
          </table:table-cell>
          <table:table-cell office:value-type="float" office:value="106.8594578" calcext:value-type="float">
            <text:p>106.8594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ule Sinab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7/RW.5, Gunung, South Jakarta City</text:p>
          </table:table-cell>
          <table:table-cell office:value-type="float" office:value="-6.2349305" calcext:value-type="float">
            <text:p>-6.2349305</text:p>
          </table:table-cell>
          <table:table-cell office:value-type="float" office:value="106.7912862" calcext:value-type="float">
            <text:p>106.791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(Pantura) Mas At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ebet Timur Dalam Raya No.137 3 8, RT.14/RW.9, Tebet Tim., Kota Jakarta Selatan</text:p>
          </table:table-cell>
          <table:table-cell office:value-type="float" office:value="-6.2405291" calcext:value-type="float">
            <text:p>-6.2405291</text:p>
          </table:table-cell>
          <table:table-cell office:value-type="float" office:value="106.8556033" calcext:value-type="float">
            <text:p>106.8556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Nova Jaw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Mahali No.14-3, Pondok Cina, Kota Depok</text:p>
          </table:table-cell>
          <table:table-cell office:value-type="float" office:value="-6.363236" calcext:value-type="float">
            <text:p>-6.363236</text:p>
          </table:table-cell>
          <table:table-cell office:value-type="float" office:value="106.8339982" calcext:value-type="float">
            <text:p>106.833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&amp; Ayam Bakar Nita Sa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omjen.Pol.M.Jasin, Tugu, Kota Depok</text:p>
          </table:table-cell>
          <table:table-cell office:value-type="float" office:value="-6.3554662" calcext:value-type="float">
            <text:p>-6.3554662</text:p>
          </table:table-cell>
          <table:table-cell office:value-type="float" office:value="106.8520812" calcext:value-type="float">
            <text:p>106.852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dan soto surabaya 88'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ebet Timur Raya No.33, RT.8/RW.10, Tebet Tim., Kota Jakarta Selatan</text:p>
          </table:table-cell>
          <table:table-cell office:value-type="float" office:value="-6.2364084" calcext:value-type="float">
            <text:p>-6.2364084</text:p>
          </table:table-cell>
          <table:table-cell office:value-type="float" office:value="106.8535613" calcext:value-type="float">
            <text:p>106.8535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Teb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2/RW.1, Selong, South Jakarta City</text:p>
          </table:table-cell>
          <table:table-cell office:value-type="float" office:value="-6.2381727" calcext:value-type="float">
            <text:p>-6.2381727</text:p>
          </table:table-cell>
          <table:table-cell office:value-type="float" office:value="106.8020335" calcext:value-type="float">
            <text:p>106.802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adas TEB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ebet Timur Raya No.43, RT.9/RW.8, Tebet Tim., Kota Jakarta Selatan</text:p>
          </table:table-cell>
          <table:table-cell office:value-type="float" office:value="-6.2391252" calcext:value-type="float">
            <text:p>-6.2391252</text:p>
          </table:table-cell>
          <table:table-cell office:value-type="float" office:value="106.8532261" calcext:value-type="float">
            <text:p>106.853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etia Ra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iant Extra Kreo Lantai GF Foodcourt, Kreo Selatan, Larangan, RT.001/RW.006, Kreo Selatan, Kota Tangerang</text:p>
          </table:table-cell>
          <table:table-cell office:value-type="float" office:value="-6.235783" calcext:value-type="float">
            <text:p>-6.235783</text:p>
          </table:table-cell>
          <table:table-cell office:value-type="float" office:value="106.739853" calcext:value-type="float">
            <text:p>106.739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ang Goreng Pasir Papa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002/RW.010, Kreo, Tangerang City</text:p>
          </table:table-cell>
          <table:table-cell office:value-type="float" office:value="-6.2337503" calcext:value-type="float">
            <text:p>-6.2337503</text:p>
          </table:table-cell>
          <table:table-cell office:value-type="float" office:value="106.741144" calcext:value-type="float">
            <text:p>106.74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indu Ma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5/RW.8, Cipulir, South Jakarta City</text:p>
          </table:table-cell>
          <table:table-cell office:value-type="float" office:value="-6.2355791" calcext:value-type="float">
            <text:p>-6.2355791</text:p>
          </table:table-cell>
          <table:table-cell office:value-type="float" office:value="106.7739073" calcext:value-type="float">
            <text:p>106.7739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&amp; Mie Goreng Mas N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ebet Barat Dalam Raya No.3, RT.8/RW.2, Tebet Bar., Kota Jakarta Selatan</text:p>
          </table:table-cell>
          <table:table-cell office:value-type="float" office:value="-6.233171" calcext:value-type="float">
            <text:p>-6.233171</text:p>
          </table:table-cell>
          <table:table-cell office:value-type="float" office:value="106.84653" calcext:value-type="float">
            <text:p>106.84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uraba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tm, Tugu, Kota Depok</text:p>
          </table:table-cell>
          <table:table-cell office:value-type="float" office:value="-6.3660823" calcext:value-type="float">
            <text:p>-6.3660823</text:p>
          </table:table-cell>
          <table:table-cell office:value-type="float" office:value="106.8432094" calcext:value-type="float">
            <text:p>106.843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putra mulyo ja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Kby. Lama No.227, RT.1/RW.1, Grogol Sel., Kota Jakarta Selatan</text:p>
          </table:table-cell>
          <table:table-cell office:value-type="float" office:value="-6.2330215" calcext:value-type="float">
            <text:p>-6.2330215</text:p>
          </table:table-cell>
          <table:table-cell office:value-type="float" office:value="106.7804662" calcext:value-type="float">
            <text:p>106.7804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ok Sedap Ma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gung Raya I No.42, RT.3/RW.3, Lenteng Agung, Kota Jakarta Selatan</text:p>
          </table:table-cell>
          <table:table-cell office:value-type="float" office:value="-6.324293" calcext:value-type="float">
            <text:p>-6.324293</text:p>
          </table:table-cell>
          <table:table-cell office:value-type="float" office:value="106.8354378" calcext:value-type="float">
            <text:p>106.8354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no ( Nasi Goreng 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Jakarta-Bogor No.7-89, Tugu, Kota Depok</text:p>
          </table:table-cell>
          <table:table-cell office:value-type="float" office:value="-6.3655496" calcext:value-type="float">
            <text:p>-6.3655496</text:p>
          </table:table-cell>
          <table:table-cell office:value-type="float" office:value="106.8594056" calcext:value-type="float">
            <text:p>106.8594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O-n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ancoran Tim. 3/Kh. Mahmud No.13, RT.8/RW.5, Pengadegan, South Jakarta City</text:p>
          </table:table-cell>
          <table:table-cell office:value-type="float" office:value="-6.2486186" calcext:value-type="float">
            <text:p>-6.2486186</text:p>
          </table:table-cell>
          <table:table-cell office:value-type="float" office:value="106.8468442" calcext:value-type="float">
            <text:p>106.8468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dai Nasi Goreng Qona'a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Ripin 2 No.8, RT.7/RW.7, Srengseng Sawah, Kota Jakarta Selatan</text:p>
          </table:table-cell>
          <table:table-cell office:value-type="float" office:value="-6.3534116" calcext:value-type="float">
            <text:p>-6.3534116</text:p>
          </table:table-cell>
          <table:table-cell office:value-type="float" office:value="106.8180604" calcext:value-type="float">
            <text:p>106.818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rem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. M Square, Jl. Panglima Polim No.3, RT.3/RW.1, Kramat Pela, Kota Jakarta Selatan</text:p>
          </table:table-cell>
          <table:table-cell office:value-type="float" office:value="-6.2445131" calcext:value-type="float">
            <text:p>-6.2445131</text:p>
          </table:table-cell>
          <table:table-cell office:value-type="float" office:value="106.8006439" calcext:value-type="float">
            <text:p>106.8006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6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uningan Barat Raya, RT.6/RW.3, Kuningan Bar., Kota Jakarta Selatan</text:p>
          </table:table-cell>
          <table:table-cell office:value-type="float" office:value="-6.2476417" calcext:value-type="float">
            <text:p>-6.2476417</text:p>
          </table:table-cell>
          <table:table-cell office:value-type="float" office:value="106.8015849" calcext:value-type="float">
            <text:p>106.8015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ega Ra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, Jl. Palatehan No.8, RT.2/RW.1, Melawai, Kota Jakarta Selatan</text:p>
          </table:table-cell>
          <table:table-cell office:value-type="float" office:value="-6.2421675" calcext:value-type="float">
            <text:p>-6.2421675</text:p>
          </table:table-cell>
          <table:table-cell office:value-type="float" office:value="106.8015759" calcext:value-type="float">
            <text:p>106.8015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&amp; Mawut PAK HE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hakam No.2, RT.6/RW.7, Kramat Pela, Kota Jakarta Selatan</text:p>
          </table:table-cell>
          <table:table-cell office:value-type="float" office:value="-6.243356" calcext:value-type="float">
            <text:p>-6.243356</text:p>
          </table:table-cell>
          <table:table-cell office:value-type="float" office:value="106.7977232" calcext:value-type="float">
            <text:p>106.7977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tin Tujuh D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kses UI, No. 99, Kelapa Dua, Depok, West Java, RT.8/RW.1, Tugu, Depok City</text:p>
          </table:table-cell>
          <table:table-cell office:value-type="float" office:value="-6.354462" calcext:value-type="float">
            <text:p>-6.354462</text:p>
          </table:table-cell>
          <table:table-cell office:value-type="float" office:value="106.840211" calcext:value-type="float">
            <text:p>106.84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Da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ok M Square , JL. Melawai Raya , Melawai , Blok M , 12160 Jakarta Pusat , DKI Jakarta, RT.3/RW.1, Melawai, South Jakarta City</text:p>
          </table:table-cell>
          <table:table-cell office:value-type="float" office:value="-6.24444" calcext:value-type="float">
            <text:p>-6.24444</text:p>
          </table:table-cell>
          <table:table-cell office:value-type="float" office:value="106.80028" calcext:value-type="float">
            <text:p>106.8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Tumpeng Pelan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pur Raya, Pasaraya Grande, Lantai LG #W3, Jalan Iskandarsyah Raya, Jakarta Selatan, RT.3/RW.1, Melawai, Kota Jakarta Selatan</text:p>
          </table:table-cell>
          <table:table-cell office:value-type="float" office:value="-6.243641" calcext:value-type="float">
            <text:p>-6.243641</text:p>
          </table:table-cell>
          <table:table-cell office:value-type="float" office:value="106.802776" calcext:value-type="float">
            <text:p>106.80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andaria Tengah II No.22, RT.12/RW.1, Kramat Pela, Kota Jakarta Selatan</text:p>
          </table:table-cell>
          <table:table-cell office:value-type="float" office:value="-6.24448" calcext:value-type="float">
            <text:p>-6.24448</text:p>
          </table:table-cell>
          <table:table-cell office:value-type="float" office:value="106.789569" calcext:value-type="float">
            <text:p>106.789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ERANTAK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andaria Tengah II No.2, RT.6/RW.1, Kramat Pela, Kota Jakarta Selatan</text:p>
          </table:table-cell>
          <table:table-cell office:value-type="float" office:value="-6.24413" calcext:value-type="float">
            <text:p>-6.24413</text:p>
          </table:table-cell>
          <table:table-cell office:value-type="float" office:value="106.7902919" calcext:value-type="float">
            <text:p>106.790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Ikan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Bhakti, Tugu, Kota Depok</text:p>
          </table:table-cell>
          <table:table-cell office:value-type="float" office:value="-6.3548039" calcext:value-type="float">
            <text:p>-6.3548039</text:p>
          </table:table-cell>
          <table:table-cell office:value-type="float" office:value="106.8381291" calcext:value-type="float">
            <text:p>106.838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Lang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l Gandaria City Foodcourt Eat &amp; Eat Lt 2 No 205 Jakarta Selata, RT.10/RW.6, Kby. Lama Utara, Kota Jakarta Selatan</text:p>
          </table:table-cell>
          <table:table-cell office:value-type="float" office:value="-6.243891" calcext:value-type="float">
            <text:p>-6.243891</text:p>
          </table:table-cell>
          <table:table-cell office:value-type="float" office:value="106.783601" calcext:value-type="float">
            <text:p>106.783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P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kses UI, Tugu, Kota Depok</text:p>
          </table:table-cell>
          <table:table-cell office:value-type="float" office:value="-6.3548211" calcext:value-type="float">
            <text:p>-6.3548211</text:p>
          </table:table-cell>
          <table:table-cell office:value-type="float" office:value="106.8407528" calcext:value-type="float">
            <text:p>106.840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ETER DAN MIESO PAK TRI SO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 pintu satu gbk senayan depan fx gbk senayan depan fx ƒ∫jln pintu satu gbk senayan depan fx, RT.3/RW.9, Kby. Lama Utara, Kota Jakarta Selatan</text:p>
          </table:table-cell>
          <table:table-cell office:value-type="float" office:value="-6.2443916" calcext:value-type="float">
            <text:p>-6.2443916</text:p>
          </table:table-cell>
          <table:table-cell office:value-type="float" office:value="106.7765443" calcext:value-type="float">
            <text:p>106.7765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Jefri Udin, Indomaret Peninggar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eninggaran Raya No.21, RT.9/RW.11, Kby. Lama Utara, Kota Jakarta Selatan</text:p>
          </table:table-cell>
          <table:table-cell office:value-type="float" office:value="-6.2442753" calcext:value-type="float">
            <text:p>-6.2442753</text:p>
          </table:table-cell>
          <table:table-cell office:value-type="float" office:value="106.7723399" calcext:value-type="float">
            <text:p>106.7723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Mas Ronnie Ngsp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jasa, Pasir Gn. Sel., Kota Depok</text:p>
          </table:table-cell>
          <table:table-cell office:value-type="float" office:value="-6.3508718" calcext:value-type="float">
            <text:p>-6.3508718</text:p>
          </table:table-cell>
          <table:table-cell office:value-type="float" office:value="106.842437" calcext:value-type="float">
            <text:p>106.84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TOko PE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ombes Pol Soedono, Pasir Gn. Sel., Kota Depok</text:p>
          </table:table-cell>
          <table:table-cell office:value-type="float" office:value="-6.3529878" calcext:value-type="float">
            <text:p>-6.3529878</text:p>
          </table:table-cell>
          <table:table-cell office:value-type="float" office:value="106.8428262" calcext:value-type="float">
            <text:p>106.8428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Favo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Nusantara, Pasir Gn. Sel., Kota Depok</text:p>
          </table:table-cell>
          <table:table-cell office:value-type="float" office:value="-6.3521663" calcext:value-type="float">
            <text:p>-6.3521663</text:p>
          </table:table-cell>
          <table:table-cell office:value-type="float" office:value="106.8426597" calcext:value-type="float">
            <text:p>106.8426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Ngangen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etu Pedongkelan, Tugu, Kota Depok</text:p>
          </table:table-cell>
          <table:table-cell office:value-type="float" office:value="-6.351155" calcext:value-type="float">
            <text:p>-6.351155</text:p>
          </table:table-cell>
          <table:table-cell office:value-type="float" office:value="106.8521207" calcext:value-type="float">
            <text:p>106.852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Am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ultan Hasanudin No.41, RT.6/RW.2, Melawai, Kota Jakarta Selatan</text:p>
          </table:table-cell>
          <table:table-cell office:value-type="float" office:value="-6.2423912" calcext:value-type="float">
            <text:p>-6.2423912</text:p>
          </table:table-cell>
          <table:table-cell office:value-type="float" office:value="106.8026065" calcext:value-type="float">
            <text:p>106.8026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li Baba 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Damai 74, RT.9/RW.4, Cipedak, Kota Jakarta Selatan</text:p>
          </table:table-cell>
          <table:table-cell office:value-type="float" office:value="-6.3531174" calcext:value-type="float">
            <text:p>-6.3531174</text:p>
          </table:table-cell>
          <table:table-cell office:value-type="float" office:value="106.8017909" calcext:value-type="float">
            <text:p>106.8017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Pak D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Iskandarsyah I No.10, RT.5/RW.2, Melawai, Kota Jakarta Selatan</text:p>
          </table:table-cell>
          <table:table-cell office:value-type="float" office:value="-6.2447722" calcext:value-type="float">
            <text:p>-6.2447722</text:p>
          </table:table-cell>
          <table:table-cell office:value-type="float" office:value="106.8046172" calcext:value-type="float">
            <text:p>106.804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Slam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mpang Prpt. Raya Blok, Gg. H. Marzuki No.64, RT.13/RW.1, Mampang Prpt., Kota Jakarta Selatan</text:p>
          </table:table-cell>
          <table:table-cell office:value-type="float" office:value="-6.2423933" calcext:value-type="float">
            <text:p>-6.2423933</text:p>
          </table:table-cell>
          <table:table-cell office:value-type="float" office:value="106.8241107" calcext:value-type="float">
            <text:p>106.824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oge Goreng Bogor Kang Muk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Surya Kencana, Gang HS, Pamulang Barat, Pamulang, Pamulang Bar., Kota Tangerang Selatan</text:p>
          </table:table-cell>
          <table:table-cell office:value-type="float" office:value="-6.3545252" calcext:value-type="float">
            <text:p>-6.3545252</text:p>
          </table:table-cell>
          <table:table-cell office:value-type="float" office:value="106.7338702" calcext:value-type="float">
            <text:p>106.7338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Yakub Perdat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engadegan Timur Raya, RT.10/RW.2, Pengadegan, Kota Jakarta Selatan</text:p>
          </table:table-cell>
          <table:table-cell office:value-type="float" office:value="-6.2493699" calcext:value-type="float">
            <text:p>-6.2493699</text:p>
          </table:table-cell>
          <table:table-cell office:value-type="float" office:value="106.8499438" calcext:value-type="float">
            <text:p>106.8499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p Duren &amp; Nasi Goreng Cumlaude 8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ancoran Barat II No.51b, RT.2/RW.6, Pancoran, Kota Jakarta Selatan</text:p>
          </table:table-cell>
          <table:table-cell office:value-type="float" office:value="-6.2493795" calcext:value-type="float">
            <text:p>-6.2493795</text:p>
          </table:table-cell>
          <table:table-cell office:value-type="float" office:value="106.8397913" calcext:value-type="float">
            <text:p>106.8397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Pak Sal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urya Kencana No.41, Pamulang Bar., Kota Tangerang Selatan</text:p>
          </table:table-cell>
          <table:table-cell office:value-type="float" office:value="-6.3566038" calcext:value-type="float">
            <text:p>-6.3566038</text:p>
          </table:table-cell>
          <table:table-cell office:value-type="float" office:value="106.733769" calcext:value-type="float">
            <text:p>106.733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gindo Khas Pad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2/RW.4, Mampang Prapatan, South Jakarta City</text:p>
          </table:table-cell>
          <table:table-cell office:value-type="float" office:value="-6.241651" calcext:value-type="float">
            <text:p>-6.241651</text:p>
          </table:table-cell>
          <table:table-cell office:value-type="float" office:value="106.8324798" calcext:value-type="float">
            <text:p>106.832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Jaw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mpang Prapatan VI No.49, RT.8/RW.2, Tegal Parang, Kota Jakarta Selatan</text:p>
          </table:table-cell>
          <table:table-cell office:value-type="float" office:value="-6.2467033" calcext:value-type="float">
            <text:p>-6.2467033</text:p>
          </table:table-cell>
          <table:table-cell office:value-type="float" office:value="106.829285" calcext:value-type="float">
            <text:p>106.829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Sahab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mpang Prapatan VI No.22, RT.1/RW.2, Tegal Parang, Kota Jakarta Selatan</text:p>
          </table:table-cell>
          <table:table-cell office:value-type="float" office:value="-6.246432" calcext:value-type="float">
            <text:p>-6.246432</text:p>
          </table:table-cell>
          <table:table-cell office:value-type="float" office:value="106.8273752" calcext:value-type="float">
            <text:p>106.8273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Bray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st Pamulang, South Tangerang City</text:p>
          </table:table-cell>
          <table:table-cell office:value-type="float" office:value="-6.3540754" calcext:value-type="float">
            <text:p>-6.3540754</text:p>
          </table:table-cell>
          <table:table-cell office:value-type="float" office:value="106.7321071" calcext:value-type="float">
            <text:p>106.732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afi Ja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inang Dalam, Gg. Kelurahan, RT.14/RW.02, Pamulang Tim., Kota Tangerang Selatan</text:p>
          </table:table-cell>
          <table:table-cell office:value-type="float" office:value="-6.355544" calcext:value-type="float">
            <text:p>-6.355544</text:p>
          </table:table-cell>
          <table:table-cell office:value-type="float" office:value="106.7399377" calcext:value-type="float">
            <text:p>106.7399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Ja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pan masjid nurul huda, Jl. Wijaya Timur VI, RT.12/RW.2, Petogogan, Kota Jakarta Selatan</text:p>
          </table:table-cell>
          <table:table-cell office:value-type="float" office:value="-6.2421149" calcext:value-type="float">
            <text:p>-6.2421149</text:p>
          </table:table-cell>
          <table:table-cell office:value-type="float" office:value="106.8141635" calcext:value-type="float">
            <text:p>106.814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 NAsgor b'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., Jl. Mampang Prapatan VI No.18, RT.2/RW.2, Tegal Parang, Kota Jakarta Selatan</text:p>
          </table:table-cell>
          <table:table-cell office:value-type="float" office:value="-6.2470283" calcext:value-type="float">
            <text:p>-6.2470283</text:p>
          </table:table-cell>
          <table:table-cell office:value-type="float" office:value="106.8270783" calcext:value-type="float">
            <text:p>106.8270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., Jl. Wijaya Kusuma Blok A No.3, Pamulang Tim., Kota Tangerang Selatan</text:p>
          </table:table-cell>
          <table:table-cell office:value-type="float" office:value="-6.3491843" calcext:value-type="float">
            <text:p>-6.3491843</text:p>
          </table:table-cell>
          <table:table-cell office:value-type="float" office:value="106.7437724" calcext:value-type="float">
            <text:p>106.7437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Ro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ala Raya, Pd. Cabe Udik, Kota Tangerang Selatan</text:p>
          </table:table-cell>
          <table:table-cell office:value-type="float" office:value="-6.3527015" calcext:value-type="float">
            <text:p>-6.3527015</text:p>
          </table:table-cell>
          <table:table-cell office:value-type="float" office:value="106.7649603" calcext:value-type="float">
            <text:p>106.7649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erkah Ibu Ye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mpang Prpt. Raya No.24, RT.12/RW.1, Mampang Prpt., Kota Jakarta Selatan</text:p>
          </table:table-cell>
          <table:table-cell office:value-type="float" office:value="-6.2419883" calcext:value-type="float">
            <text:p>-6.2419883</text:p>
          </table:table-cell>
          <table:table-cell office:value-type="float" office:value="106.8246757" calcext:value-type="float">
            <text:p>106.824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abita sedap ja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ket UPN Limo Jalan Raya Limo Gg Keramat Limo, Limo, Kota Depok</text:p>
          </table:table-cell>
          <table:table-cell office:value-type="float" office:value="-6.355503" calcext:value-type="float">
            <text:p>-6.355503</text:p>
          </table:table-cell>
          <table:table-cell office:value-type="float" office:value="106.775587" calcext:value-type="float">
            <text:p>106.775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Cap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mpang Prapatan VII, RT.9/RW.6, Tegal Parang, Kota Jakarta Selatan</text:p>
          </table:table-cell>
          <table:table-cell office:value-type="float" office:value="-6.2481665" calcext:value-type="float">
            <text:p>-6.2481665</text:p>
          </table:table-cell>
          <table:table-cell office:value-type="float" office:value="106.8253311" calcext:value-type="float">
            <text:p>106.825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angka II No.31a, RT.14/RW.2, Pela Mampang, Kota Jakarta Selatan</text:p>
          </table:table-cell>
          <table:table-cell office:value-type="float" office:value="-6.24593" calcext:value-type="float">
            <text:p>-6.24593</text:p>
          </table:table-cell>
          <table:table-cell office:value-type="float" office:value="106.818583" calcext:value-type="float">
            <text:p>106.818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rukut amb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sjid Daruttaqwa, Gandul, Kota Depok</text:p>
          </table:table-cell>
          <table:table-cell office:value-type="float" office:value="-6.3494226" calcext:value-type="float">
            <text:p>-6.3494226</text:p>
          </table:table-cell>
          <table:table-cell office:value-type="float" office:value="106.7864794" calcext:value-type="float">
            <text:p>106.7864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mbing Pak Bej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Otista Raya, RT.5/RW.9, Kp. Melayu, Kota Jakarta Timur</text:p>
          </table:table-cell>
          <table:table-cell office:value-type="float" office:value="-6.235179" calcext:value-type="float">
            <text:p>-6.235179</text:p>
          </table:table-cell>
          <table:table-cell office:value-type="float" office:value="106.867901" calcext:value-type="float">
            <text:p>106.86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Moga Ja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wadarma Raya, RT.7, Srengseng, Kota Jakarta Barat</text:p>
          </table:table-cell>
          <table:table-cell office:value-type="float" office:value="-6.2215966" calcext:value-type="float">
            <text:p>-6.2215966</text:p>
          </table:table-cell>
          <table:table-cell office:value-type="float" office:value="106.7603057" calcext:value-type="float">
            <text:p>106.760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goreng umm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2/RW.4, Kampung Melayu, East Jakarta City</text:p>
          </table:table-cell>
          <table:table-cell office:value-type="float" office:value="-6.2320114" calcext:value-type="float">
            <text:p>-6.2320114</text:p>
          </table:table-cell>
          <table:table-cell office:value-type="float" office:value="106.8665951" calcext:value-type="float">
            <text:p>106.8665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Gepen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Dr.Kasih No.1 / 18, RT.8/RW.1, Kb. Jeruk, Kota Jakarta Barat</text:p>
          </table:table-cell>
          <table:table-cell office:value-type="float" office:value="-6.2010051" calcext:value-type="float">
            <text:p>-6.2010051</text:p>
          </table:table-cell>
          <table:table-cell office:value-type="float" office:value="106.7641436" calcext:value-type="float">
            <text:p>106.764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Al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alam Raya No.1, RT.7/RW.3, Sukabumi Utara, Kota Jakarta Barat</text:p>
          </table:table-cell>
          <table:table-cell office:value-type="float" office:value="-6.2049527" calcext:value-type="float">
            <text:p>-6.2049527</text:p>
          </table:table-cell>
          <table:table-cell office:value-type="float" office:value="106.7788681" calcext:value-type="float">
            <text:p>106.7788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Anggrek Cakra, RT 04 RW 06 No.16, Sukabumi Utara, Kebon Jeruk, RT.4/RW.6, Sukabumi Utara, Kota Jakarta Barat</text:p>
          </table:table-cell>
          <table:table-cell office:value-type="float" office:value="-6.2023873" calcext:value-type="float">
            <text:p>-6.2023873</text:p>
          </table:table-cell>
          <table:table-cell office:value-type="float" office:value="106.7808685" calcext:value-type="float">
            <text:p>106.7808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izq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. Sanim, Tanah Baru, Kota Depok</text:p>
          </table:table-cell>
          <table:table-cell office:value-type="float" office:value="-6.3710498" calcext:value-type="float">
            <text:p>-6.3710498</text:p>
          </table:table-cell>
          <table:table-cell office:value-type="float" office:value="106.80022" calcext:value-type="float">
            <text:p>106.8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Qolb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asak II No.2, RT.2/RW.2, Klp. Dua, Kota Jakarta Barat</text:p>
          </table:table-cell>
          <table:table-cell office:value-type="float" office:value="-6.2056744" calcext:value-type="float">
            <text:p>-6.2056744</text:p>
          </table:table-cell>
          <table:table-cell office:value-type="float" office:value="106.7700969" calcext:value-type="float">
            <text:p>106.770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onc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Domang No.26, RT.9/RW.2, Kb. Jeruk, Kota Jakarta Barat</text:p>
          </table:table-cell>
          <table:table-cell office:value-type="float" office:value="-6.2021277" calcext:value-type="float">
            <text:p>-6.2021277</text:p>
          </table:table-cell>
          <table:table-cell office:value-type="float" office:value="106.7732507" calcext:value-type="float">
            <text:p>106.773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Bejo 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sjid As Surur No.32, RT.3/RW.1, Kb. Jeruk, Kota Jakarta Barat</text:p>
          </table:table-cell>
          <table:table-cell office:value-type="float" office:value="-6.2012087" calcext:value-type="float">
            <text:p>-6.2012087</text:p>
          </table:table-cell>
          <table:table-cell office:value-type="float" office:value="106.7668446" calcext:value-type="float">
            <text:p>106.7668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rena Kam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Kelik No.89, RT.4/RW.8, Klp. Dua, Kota Jakarta Barat</text:p>
          </table:table-cell>
          <table:table-cell office:value-type="float" office:value="-6.2087726" calcext:value-type="float">
            <text:p>-6.2087726</text:p>
          </table:table-cell>
          <table:table-cell office:value-type="float" office:value="106.7665124" calcext:value-type="float">
            <text:p>106.7665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Lapangan Bola No.7, RT.3/RW.7, Srengseng, Kota Jakarta Barat</text:p>
          </table:table-cell>
          <table:table-cell office:value-type="float" office:value="-6.2007445" calcext:value-type="float">
            <text:p>-6.2007445</text:p>
          </table:table-cell>
          <table:table-cell office:value-type="float" office:value="106.760666" calcext:value-type="float">
            <text:p>106.76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waw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alakali, Kukusan, Kota Depok</text:p>
          </table:table-cell>
          <table:table-cell office:value-type="float" office:value="-6.3692438" calcext:value-type="float">
            <text:p>-6.3692438</text:p>
          </table:table-cell>
          <table:table-cell office:value-type="float" office:value="106.8168421" calcext:value-type="float">
            <text:p>106.816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SEDAP MA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rengseng Raya No.53-56, RT.1/RW.2, Srengseng, Kota Jakarta Barat</text:p>
          </table:table-cell>
          <table:table-cell office:value-type="float" office:value="-6.2041743" calcext:value-type="float">
            <text:p>-6.2041743</text:p>
          </table:table-cell>
          <table:table-cell office:value-type="float" office:value="106.7578461" calcext:value-type="float">
            <text:p>106.7578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ruk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named Road, Krukut, Kota Depok</text:p>
          </table:table-cell>
          <table:table-cell office:value-type="float" office:value="-6.3668534" calcext:value-type="float">
            <text:p>-6.3668534</text:p>
          </table:table-cell>
          <table:table-cell office:value-type="float" office:value="106.7872388" calcext:value-type="float">
            <text:p>106.787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. H. Aja No.17A, RT.4/RW.1, Meruya Sel., Kota Jakarta Barat</text:p>
          </table:table-cell>
          <table:table-cell office:value-type="float" office:value="-6.2073004" calcext:value-type="float">
            <text:p>-6.2073004</text:p>
          </table:table-cell>
          <table:table-cell office:value-type="float" office:value="106.7419427" calcext:value-type="float">
            <text:p>106.7419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Pangg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go City Depok, Jl. Margonda Raya No.358, Pondok Cina, Kota Depok</text:p>
          </table:table-cell>
          <table:table-cell office:value-type="float" office:value="-6.3731167" calcext:value-type="float">
            <text:p>-6.3731167</text:p>
          </table:table-cell>
          <table:table-cell office:value-type="float" office:value="106.8346153" calcext:value-type="float">
            <text:p>106.8346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andeka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Lebar, RT.7/RW.2, Meruya Sel., Kota Jakarta Barat</text:p>
          </table:table-cell>
          <table:table-cell office:value-type="float" office:value="-6.2109275" calcext:value-type="float">
            <text:p>-6.2109275</text:p>
          </table:table-cell>
          <table:table-cell office:value-type="float" office:value="106.7378164" calcext:value-type="float">
            <text:p>106.7378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Ud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Simin Jl. H. Merin / Komp. Dpri No.61, RT.3/RW.4, Meruya Sel., Kota Jakarta Barat</text:p>
          </table:table-cell>
          <table:table-cell office:value-type="float" office:value="-6.2070164" calcext:value-type="float">
            <text:p>-6.2070164</text:p>
          </table:table-cell>
          <table:table-cell office:value-type="float" office:value="106.736372" calcext:value-type="float">
            <text:p>106.736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ari Raos Banyum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enara 8 No.17, RT.5/RW.2, Meruya Sel., Kota Jakarta Barat</text:p>
          </table:table-cell>
          <table:table-cell office:value-type="float" office:value="-6.2124124" calcext:value-type="float">
            <text:p>-6.2124124</text:p>
          </table:table-cell>
          <table:table-cell office:value-type="float" office:value="106.7311126" calcext:value-type="float">
            <text:p>106.731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de Na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ukit Duri Tanjakan No.58, RT.1/RW.9, Bukit Duri, Kota Jakarta Selatan</text:p>
          </table:table-cell>
          <table:table-cell office:value-type="float" office:value="-6.2225968" calcext:value-type="float">
            <text:p>-6.2225968</text:p>
          </table:table-cell>
          <table:table-cell office:value-type="float" office:value="106.8589607" calcext:value-type="float">
            <text:p>106.8589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u'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entas Selatan I No.41, RT.4/RW.12, Menteng Atas, Kota Jakarta Selatan</text:p>
          </table:table-cell>
          <table:table-cell office:value-type="float" office:value="-6.2152942" calcext:value-type="float">
            <text:p>-6.2152942</text:p>
          </table:table-cell>
          <table:table-cell office:value-type="float" office:value="106.8401363" calcext:value-type="float">
            <text:p>106.840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Ud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ret Pedurenan No.32, RT.3/RW.4, Kuningan, Karet Kuningan, Kota Jakarta Selatan</text:p>
          </table:table-cell>
          <table:table-cell office:value-type="float" office:value="-6.221465" calcext:value-type="float">
            <text:p>-6.221465</text:p>
          </table:table-cell>
          <table:table-cell office:value-type="float" office:value="106.82383" calcext:value-type="float">
            <text:p>106.8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ang Goreng Addict - Setiabu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erbanas, RT.6/RW.7, Kuningan, Karet Kuningan, Kota Jakarta Selatan</text:p>
          </table:table-cell>
          <table:table-cell office:value-type="float" office:value="-6.2180619" calcext:value-type="float">
            <text:p>-6.2180619</text:p>
          </table:table-cell>
          <table:table-cell office:value-type="float" office:value="106.8285156" calcext:value-type="float">
            <text:p>106.8285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ETER DAN MIESO PAK TRI SO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 pintu satu samping fx gbk senayan, Jl. Kemandoran VIII, RT.3/RW.11, Kby. Lama Sel., Kota Jakarta Selatan</text:p>
          </table:table-cell>
          <table:table-cell office:value-type="float" office:value="-6.2109643" calcext:value-type="float">
            <text:p>-6.2109643</text:p>
          </table:table-cell>
          <table:table-cell office:value-type="float" office:value="106.7850505" calcext:value-type="float">
            <text:p>106.7850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"Al Hidayah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ora, Central Jakarta City</text:p>
          </table:table-cell>
          <table:table-cell office:value-type="float" office:value="-6.208409" calcext:value-type="float">
            <text:p>-6.208409</text:p>
          </table:table-cell>
          <table:table-cell office:value-type="float" office:value="106.7967385" calcext:value-type="float">
            <text:p>106.7967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"JONI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n alteri, Jl. Patal Senayan, RT.1/RW.7, Senayan, Kota Jakarta Selatan</text:p>
          </table:table-cell>
          <table:table-cell office:value-type="float" office:value="-6.2187825" calcext:value-type="float">
            <text:p>-6.2187825</text:p>
          </table:table-cell>
          <table:table-cell office:value-type="float" office:value="106.7950831" calcext:value-type="float">
            <text:p>106.795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J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6/RW.6, Guntur, South Jakarta City</text:p>
          </table:table-cell>
          <table:table-cell office:value-type="float" office:value="-6.2056223" calcext:value-type="float">
            <text:p>-6.2056223</text:p>
          </table:table-cell>
          <table:table-cell office:value-type="float" office:value="106.8319419" calcext:value-type="float">
            <text:p>106.8319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topi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yu Manis IX No.85, RT.18/RW.8, Kayu Manis, Kota Jakarta Timur</text:p>
          </table:table-cell>
          <table:table-cell office:value-type="float" office:value="-6.2076797" calcext:value-type="float">
            <text:p>-6.2076797</text:p>
          </table:table-cell>
          <table:table-cell office:value-type="float" office:value="106.8653196" calcext:value-type="float">
            <text:p>106.865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RAY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Makasuci samping SMPN 18 No.Rt06/06, Serua, Kota Depok</text:p>
          </table:table-cell>
          <table:table-cell office:value-type="float" office:value="-6.3755461" calcext:value-type="float">
            <text:p>-6.3755461</text:p>
          </table:table-cell>
          <table:table-cell office:value-type="float" office:value="106.736948" calcext:value-type="float">
            <text:p>106.736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su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isangan Baru III No.292-218, RT.9/RW.7, Pisangan Baru, Kota Jakarta Timur</text:p>
          </table:table-cell>
          <table:table-cell office:value-type="float" office:value="-6.2123566" calcext:value-type="float">
            <text:p>-6.2123566</text:p>
          </table:table-cell>
          <table:table-cell office:value-type="float" office:value="106.8677949" calcext:value-type="float">
            <text:p>106.867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2 Saud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erusan H. Nawi Malik, RT.2/RW.4, Pd. Petir, Kota Depok</text:p>
          </table:table-cell>
          <table:table-cell office:value-type="float" office:value="-6.3678606" calcext:value-type="float">
            <text:p>-6.3678606</text:p>
          </table:table-cell>
          <table:table-cell office:value-type="float" office:value="106.7313411" calcext:value-type="float">
            <text:p>106.731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ed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erusan H. Nawi Malik No.42, RW.5, Serua, Kota Depok</text:p>
          </table:table-cell>
          <table:table-cell office:value-type="float" office:value="-6.3726492" calcext:value-type="float">
            <text:p>-6.3726492</text:p>
          </table:table-cell>
          <table:table-cell office:value-type="float" office:value="106.7313783" calcext:value-type="float">
            <text:p>106.731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"Mas No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Muhari, Serua, Kota Depok</text:p>
          </table:table-cell>
          <table:table-cell office:value-type="float" office:value="-6.3668149" calcext:value-type="float">
            <text:p>-6.3668149</text:p>
          </table:table-cell>
          <table:table-cell office:value-type="float" office:value="106.7392036" calcext:value-type="float">
            <text:p>106.739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Nasi Rames Soto Ay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traman Raya No.56, RT.12/RW.2, Kb. Manggis, Kota Jakarta Timur</text:p>
          </table:table-cell>
          <table:table-cell office:value-type="float" office:value="-6.2035561" calcext:value-type="float">
            <text:p>-6.2035561</text:p>
          </table:table-cell>
          <table:table-cell office:value-type="float" office:value="106.8570734" calcext:value-type="float">
            <text:p>106.857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iner Jaka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5/RW.8, Pasar Manggis, Setiabudi, RT.5/RW.8, Ps. Manggis, Kota Jakarta Selatan</text:p>
          </table:table-cell>
          <table:table-cell office:value-type="float" office:value="-6.211544" calcext:value-type="float">
            <text:p>-6.211544</text:p>
          </table:table-cell>
          <table:table-cell office:value-type="float" office:value="106.845172" calcext:value-type="float">
            <text:p>106.845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ozzarella YoF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wi Raya No. 26 pav, RT.6/RW.2, Guntur, Kota Jakarta Selatan</text:p>
          </table:table-cell>
          <table:table-cell office:value-type="float" office:value="-6.209897" calcext:value-type="float">
            <text:p>-6.209897</text:p>
          </table:table-cell>
          <table:table-cell office:value-type="float" office:value="106.833952" calcext:value-type="float">
            <text:p>106.833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Jabri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6/RW.2, Guntur, South Jakarta City</text:p>
          </table:table-cell>
          <table:table-cell office:value-type="float" office:value="-6.2098603" calcext:value-type="float">
            <text:p>-6.2098603</text:p>
          </table:table-cell>
          <table:table-cell office:value-type="float" office:value="106.8333923" calcext:value-type="float">
            <text:p>106.833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Dua Saud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endowo, Limo, Kota Depok</text:p>
          </table:table-cell>
          <table:table-cell office:value-type="float" office:value="-6.3689609" calcext:value-type="float">
            <text:p>-6.3689609</text:p>
          </table:table-cell>
          <table:table-cell office:value-type="float" office:value="106.7836652" calcext:value-type="float">
            <text:p>106.7836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D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mpung Makan, Jalan Kendal #22, Depan Stasiun Sudirman, Jakarta Pusat, RT.10/RW.6, Dukuh Atas, Menteng, Kota Jakarta Pusat</text:p>
          </table:table-cell>
          <table:table-cell office:value-type="float" office:value="-6.2023838" calcext:value-type="float">
            <text:p>-6.2023838</text:p>
          </table:table-cell>
          <table:table-cell office:value-type="float" office:value="106.8245947" calcext:value-type="float">
            <text:p>106.8245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m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h. Mansyur No.6, RT.6/RW.11, Karet Tengsin, Kota Jakarta Pusat</text:p>
          </table:table-cell>
          <table:table-cell office:value-type="float" office:value="-6.2063815" calcext:value-type="float">
            <text:p>-6.2063815</text:p>
          </table:table-cell>
          <table:table-cell office:value-type="float" office:value="106.8198405" calcext:value-type="float">
            <text:p>106.8198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la-A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aman Sunda Kelapa, RT.6/RW.4, Menteng, Kota Jakarta Pusat</text:p>
          </table:table-cell>
          <table:table-cell office:value-type="float" office:value="-6.2011202" calcext:value-type="float">
            <text:p>-6.2011202</text:p>
          </table:table-cell>
          <table:table-cell office:value-type="float" office:value="106.8317727" calcext:value-type="float">
            <text:p>106.831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Udoek Umm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Meruyung No.100, Meruyung, Kota Depok</text:p>
          </table:table-cell>
          <table:table-cell office:value-type="float" office:value="-6.3735465" calcext:value-type="float">
            <text:p>-6.3735465</text:p>
          </table:table-cell>
          <table:table-cell office:value-type="float" office:value="106.7721315" calcext:value-type="float">
            <text:p>106.772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'a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ret Pasar Baru Barat II No.31, RT.8/RW.7, Karet Tengsin, Kota Jakarta Pusat</text:p>
          </table:table-cell>
          <table:table-cell office:value-type="float" office:value="-6.2060339" calcext:value-type="float">
            <text:p>-6.2060339</text:p>
          </table:table-cell>
          <table:table-cell office:value-type="float" office:value="106.8126311" calcext:value-type="float">
            <text:p>106.8126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Tek T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ret Pasar Baru Timur III No.10, RT.10/RW.11, Karet Tengsin, Kota Jakarta Pusat</text:p>
          </table:table-cell>
          <table:table-cell office:value-type="float" office:value="-6.2040852" calcext:value-type="float">
            <text:p>-6.2040852</text:p>
          </table:table-cell>
          <table:table-cell office:value-type="float" office:value="106.820804" calcext:value-type="float">
            <text:p>106.82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EN JOY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c. No.40, Limo, Kota Depok</text:p>
          </table:table-cell>
          <table:table-cell office:value-type="float" office:value="-6.367843" calcext:value-type="float">
            <text:p>-6.367843</text:p>
          </table:table-cell>
          <table:table-cell office:value-type="float" office:value="106.7747014" calcext:value-type="float">
            <text:p>106.774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Kare Breb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D. Tondano No.4, RT.20/RW.4, Bend. Hilir, Kota Jakarta Pusat</text:p>
          </table:table-cell>
          <table:table-cell office:value-type="float" office:value="-6.2071301" calcext:value-type="float">
            <text:p>-6.2071301</text:p>
          </table:table-cell>
          <table:table-cell office:value-type="float" office:value="106.8083302" calcext:value-type="float">
            <text:p>106.8083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usus Dalb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D. Tondano T8 PAV, RT.13/RW.5, Bend. Hilir, Kota Jakarta Pusat</text:p>
          </table:table-cell>
          <table:table-cell office:value-type="float" office:value="-6.2075944" calcext:value-type="float">
            <text:p>-6.2075944</text:p>
          </table:table-cell>
          <table:table-cell office:value-type="float" office:value="106.8063573" calcext:value-type="float">
            <text:p>106.8063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e Ayam dan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 RT.3/RW.3, Karet Semanggi, South Jakarta City</text:p>
          </table:table-cell>
          <table:table-cell office:value-type="float" office:value="-6.2215572" calcext:value-type="float">
            <text:p>-6.2215572</text:p>
          </table:table-cell>
          <table:table-cell office:value-type="float" office:value="106.8206843" calcext:value-type="float">
            <text:p>106.8206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ang Goreng KEPOK PEL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Zaini No.52, Bakti Jaya, Kota Depok</text:p>
          </table:table-cell>
          <table:table-cell office:value-type="float" office:value="-6.3730833" calcext:value-type="float">
            <text:p>-6.3730833</text:p>
          </table:table-cell>
          <table:table-cell office:value-type="float" office:value="106.8548017" calcext:value-type="float">
            <text:p>106.8548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ok Nasi Goreng Bahari Ja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Amat, Kukusan, Kota Depok</text:p>
          </table:table-cell>
          <table:table-cell office:value-type="float" office:value="-6.3602595" calcext:value-type="float">
            <text:p>-6.3602595</text:p>
          </table:table-cell>
          <table:table-cell office:value-type="float" office:value="106.8218886" calcext:value-type="float">
            <text:p>106.8218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No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ia Tenggara, Jl. Kebagusan Raya No.No. 6, Ragunan, Kota Jakarta Selatan, Daerah Khusus Ibukota Jakarta, Limo, Kota Depok</text:p>
          </table:table-cell>
          <table:table-cell office:value-type="float" office:value="-6.3617477" calcext:value-type="float">
            <text:p>-6.3617477</text:p>
          </table:table-cell>
          <table:table-cell office:value-type="float" office:value="106.7817386" calcext:value-type="float">
            <text:p>106.7817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Babat Mie Godok Pawon Jow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uningan city lt, No.3, RT.14/RW.4, Kuningan, Karet Kuningan, Kota Jakarta Selatan</text:p>
          </table:table-cell>
          <table:table-cell office:value-type="float" office:value="-6.2244946" calcext:value-type="float">
            <text:p>-6.2244946</text:p>
          </table:table-cell>
          <table:table-cell office:value-type="float" office:value="106.829561" calcext:value-type="float">
            <text:p>106.829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Dar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Jend. Sudirman, RT.5/RW.3, Gelora, Kota Jakarta Pusat</text:p>
          </table:table-cell>
          <table:table-cell office:value-type="float" office:value="-6.2240419" calcext:value-type="float">
            <text:p>-6.2240419</text:p>
          </table:table-cell>
          <table:table-cell office:value-type="float" office:value="106.8061635" calcext:value-type="float">
            <text:p>106.806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d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si goreng padil ofice 8, RT.8/RW.3, Senayan, Kota Jakarta Selatan</text:p>
          </table:table-cell>
          <table:table-cell office:value-type="float" office:value="-6.229987" calcext:value-type="float">
            <text:p>-6.229987</text:p>
          </table:table-cell>
          <table:table-cell office:value-type="float" office:value="106.805803" calcext:value-type="float">
            <text:p>106.805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ibis Goreng Bang Apol Sodi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Naman Iskandar No.RT 03/04, Limo, Kota Depok</text:p>
          </table:table-cell>
          <table:table-cell office:value-type="float" office:value="-6.3603328" calcext:value-type="float">
            <text:p>-6.3603328</text:p>
          </table:table-cell>
          <table:table-cell office:value-type="float" office:value="106.7759578" calcext:value-type="float">
            <text:p>106.7759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Nd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sia Afrika, RT.1/RW.3, Gelora, Kota Jakarta Pusat</text:p>
          </table:table-cell>
          <table:table-cell office:value-type="float" office:value="-6.229022" calcext:value-type="float">
            <text:p>-6.229022</text:p>
          </table:table-cell>
          <table:table-cell office:value-type="float" office:value="106.797932" calcext:value-type="float">
            <text:p>106.79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pak Do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.2, Jalan Simprug Golf 1, RT.3/RW.8, Grogol Sel., Kota Jakarta Selatan</text:p>
          </table:table-cell>
          <table:table-cell office:value-type="float" office:value="-6.2277916" calcext:value-type="float">
            <text:p>-6.2277916</text:p>
          </table:table-cell>
          <table:table-cell office:value-type="float" office:value="106.7944213" calcext:value-type="float">
            <text:p>106.7944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Kby. Lama No.35 A, RT.4/RW.10, Grogol Sel., Kota Jakarta Selatan</text:p>
          </table:table-cell>
          <table:table-cell office:value-type="float" office:value="-6.2282954" calcext:value-type="float">
            <text:p>-6.2282954</text:p>
          </table:table-cell>
          <table:table-cell office:value-type="float" office:value="106.7786169" calcext:value-type="float">
            <text:p>106.7786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ojok Al-Fala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ssirot, RT.9/RW.3, Grogol Sel., Kota Jakarta Selatan</text:p>
          </table:table-cell>
          <table:table-cell office:value-type="float" office:value="-6.2257772" calcext:value-type="float">
            <text:p>-6.2257772</text:p>
          </table:table-cell>
          <table:table-cell office:value-type="float" office:value="106.7720587" calcext:value-type="float">
            <text:p>106.772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anjang Kp. Baru, RT.4/RW.4, Sukabumi Sel., Kota Jakarta Barat</text:p>
          </table:table-cell>
          <table:table-cell office:value-type="float" office:value="-6.223635" calcext:value-type="float">
            <text:p>-6.223635</text:p>
          </table:table-cell>
          <table:table-cell office:value-type="float" office:value="106.771596" calcext:value-type="float">
            <text:p>106.77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Sarke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wadarma Raya No.RT08/03, RT.1, Ulujami, Kota Jakarta Selatan</text:p>
          </table:table-cell>
          <table:table-cell office:value-type="float" office:value="-6.2275646" calcext:value-type="float">
            <text:p>-6.2275646</text:p>
          </table:table-cell>
          <table:table-cell office:value-type="float" office:value="106.7605753" calcext:value-type="float">
            <text:p>106.7605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Bebek&amp;ayam Goreng ibu S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, Jl. Kayu Putih Blok Mesjid No.15, Cinangka, Kota Depok</text:p>
          </table:table-cell>
          <table:table-cell office:value-type="float" office:value="-6.3586175" calcext:value-type="float">
            <text:p>-6.3586175</text:p>
          </table:table-cell>
          <table:table-cell office:value-type="float" office:value="106.7622533" calcext:value-type="float">
            <text:p>106.762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e Ayam &amp; Nasi Goreng Heri Band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urug Agung No.63A, RW.2, Krukut, Kota Depok</text:p>
          </table:table-cell>
          <table:table-cell office:value-type="float" office:value="-6.3660478" calcext:value-type="float">
            <text:p>-6.3660478</text:p>
          </table:table-cell>
          <table:table-cell office:value-type="float" office:value="106.7942944" calcext:value-type="float">
            <text:p>106.794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oh. Kahfi 1 No.67, RT.4/RW.2, Cipedak, Kota Jakarta Selatan</text:p>
          </table:table-cell>
          <table:table-cell office:value-type="float" office:value="-6.359359" calcext:value-type="float">
            <text:p>-6.359359</text:p>
          </table:table-cell>
          <table:table-cell office:value-type="float" office:value="106.800821" calcext:value-type="float">
            <text:p>106.80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rulah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Muchtar Raya No.131, RT.10/RW.11, Petukangan Utara, Kota Jakarta Selatan</text:p>
          </table:table-cell>
          <table:table-cell office:value-type="float" office:value="-6.227364" calcext:value-type="float">
            <text:p>-6.227364</text:p>
          </table:table-cell>
          <table:table-cell office:value-type="float" office:value="106.750003" calcext:value-type="float">
            <text:p>106.75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ok Nasi Goreng Spes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oh. Kahfi 1, RT.6/RW.2, Cipedak, Kota Jakarta Selatan</text:p>
          </table:table-cell>
          <table:table-cell office:value-type="float" office:value="-6.3627079" calcext:value-type="float">
            <text:p>-6.3627079</text:p>
          </table:table-cell>
          <table:table-cell office:value-type="float" office:value="106.8021062" calcext:value-type="float">
            <text:p>106.802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au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Tanah Baru Raya No.22 4, RW.7, Tanah Baru, Kota Depok</text:p>
          </table:table-cell>
          <table:table-cell office:value-type="float" office:value="-6.3647325" calcext:value-type="float">
            <text:p>-6.3647325</text:p>
          </table:table-cell>
          <table:table-cell office:value-type="float" office:value="106.807242" calcext:value-type="float">
            <text:p>106.807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O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sjid Darul Fallah No.49, RT.3/RW.3, Petukangan Utara, Kota Jakarta Selatan</text:p>
          </table:table-cell>
          <table:table-cell office:value-type="float" office:value="-6.23115" calcext:value-type="float">
            <text:p>-6.23115</text:p>
          </table:table-cell>
          <table:table-cell office:value-type="float" office:value="106.75214" calcext:value-type="float">
            <text:p>106.75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Og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omp. DKI Joglo No.5, RT.5/RW.4, Joglo, Kota Jakarta Barat</text:p>
          </table:table-cell>
          <table:table-cell office:value-type="float" office:value="-6.2230381" calcext:value-type="float">
            <text:p>-6.2230381</text:p>
          </table:table-cell>
          <table:table-cell office:value-type="float" office:value="106.7345173" calcext:value-type="float">
            <text:p>106.7345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emayoran Kahfi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oh. Kafi II No.7, RT.7/RW.3, Cipedak, Kota Jakarta Selatan</text:p>
          </table:table-cell>
          <table:table-cell office:value-type="float" office:value="-6.3613201" calcext:value-type="float">
            <text:p>-6.3613201</text:p>
          </table:table-cell>
          <table:table-cell office:value-type="float" office:value="106.8072226" calcext:value-type="float">
            <text:p>106.807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J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oh. Kafi II No.9, RT.6/RW.3, Cipedak, South Jakarta City</text:p>
          </table:table-cell>
          <table:table-cell office:value-type="float" office:value="-6.359868" calcext:value-type="float">
            <text:p>-6.359868</text:p>
          </table:table-cell>
          <table:table-cell office:value-type="float" office:value="106.80749" calcext:value-type="float">
            <text:p>106.80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&amp; Mie Goreng Ibu O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p ciembe, RT.18/RW.4, Kuningan, Padabeunghar, Kota Jakarta Selatan</text:p>
          </table:table-cell>
          <table:table-cell office:value-type="float" office:value="-6.2243512" calcext:value-type="float">
            <text:p>-6.2243512</text:p>
          </table:table-cell>
          <table:table-cell office:value-type="float" office:value="106.8229999" calcext:value-type="float">
            <text:p>106.822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l Ambassador Lt. 4, Jl. Prof. DR. Satrio, RT.11/RW.4, Kuningan, Karet Kuningan, Kota Jakarta Selatan</text:p>
          </table:table-cell>
          <table:table-cell office:value-type="float" office:value="-6.2238826" calcext:value-type="float">
            <text:p>-6.2238826</text:p>
          </table:table-cell>
          <table:table-cell office:value-type="float" office:value="106.8268486" calcext:value-type="float">
            <text:p>106.8268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pesial Sam'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mulia 3, Jl. Kp. Sugutamu, Bakti Jaya, Kota Depok</text:p>
          </table:table-cell>
          <table:table-cell office:value-type="float" office:value="-6.3746208" calcext:value-type="float">
            <text:p>-6.3746208</text:p>
          </table:table-cell>
          <table:table-cell office:value-type="float" office:value="106.8514784" calcext:value-type="float">
            <text:p>106.8514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ojokan Al Fala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Asshirot Rt 09 Rw 03 No 8A, RT.4/RW.3, Sukabumi Sel., Kota Jakarta Barat</text:p>
          </table:table-cell>
          <table:table-cell office:value-type="float" office:value="-6.221488" calcext:value-type="float">
            <text:p>-6.221488</text:p>
          </table:table-cell>
          <table:table-cell office:value-type="float" office:value="106.773595" calcext:value-type="float">
            <text:p>106.773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ur nasi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Pd. Duta Blok AA1 No.8, Bakti Jaya, Kota Depok</text:p>
          </table:table-cell>
          <table:table-cell office:value-type="float" office:value="-6.372465" calcext:value-type="float">
            <text:p>-6.372465</text:p>
          </table:table-cell>
          <table:table-cell office:value-type="float" office:value="106.848429" calcext:value-type="float">
            <text:p>106.84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Iwan Bom B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5/RW.10, North Grogol, South Jakarta City</text:p>
          </table:table-cell>
          <table:table-cell office:value-type="float" office:value="-6.2196567" calcext:value-type="float">
            <text:p>-6.2196567</text:p>
          </table:table-cell>
          <table:table-cell office:value-type="float" office:value="106.7818067" calcext:value-type="float">
            <text:p>106.7818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Mampus Bolapelan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 RT.6/RW.1, Grogol Utara, Kota Jakarta Selatan</text:p>
          </table:table-cell>
          <table:table-cell office:value-type="float" office:value="-6.2156873" calcext:value-type="float">
            <text:p>-6.2156873</text:p>
          </table:table-cell>
          <table:table-cell office:value-type="float" office:value="106.7788333" calcext:value-type="float">
            <text:p>106.7788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&amp; Mie Rebus 'Ummi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l Falah 2 No.1C, RT.7/RW.8, Sukabumi Sel., Kota Jakarta Barat</text:p>
          </table:table-cell>
          <table:table-cell office:value-type="float" office:value="-6.2190205" calcext:value-type="float">
            <text:p>-6.2190205</text:p>
          </table:table-cell>
          <table:table-cell office:value-type="float" office:value="106.7765879" calcext:value-type="float">
            <text:p>106.7765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om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l Falah 2 No.53 7, RT.8/RW.8, South Sukabumi, West Jakarta City</text:p>
          </table:table-cell>
          <table:table-cell office:value-type="float" office:value="-6.218884" calcext:value-type="float">
            <text:p>-6.218884</text:p>
          </table:table-cell>
          <table:table-cell office:value-type="float" office:value="106.77626" calcext:value-type="float">
            <text:p>106.77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co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Pd. Duta, Tugu, Kota Depok</text:p>
          </table:table-cell>
          <table:table-cell office:value-type="float" office:value="-6.3722814" calcext:value-type="float">
            <text:p>-6.3722814</text:p>
          </table:table-cell>
          <table:table-cell office:value-type="float" office:value="106.8509228" calcext:value-type="float">
            <text:p>106.8509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Ff No.3, RT.8/RW.5, Sukabumi Sel., Kota Jakarta Barat</text:p>
          </table:table-cell>
          <table:table-cell office:value-type="float" office:value="-6.2187495" calcext:value-type="float">
            <text:p>-6.2187495</text:p>
          </table:table-cell>
          <table:table-cell office:value-type="float" office:value="106.7697385" calcext:value-type="float">
            <text:p>106.7697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ustaj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ama Setia Raya, Bakti Jaya, Kota Depok</text:p>
          </table:table-cell>
          <table:table-cell office:value-type="float" office:value="-6.373213" calcext:value-type="float">
            <text:p>-6.373213</text:p>
          </table:table-cell>
          <table:table-cell office:value-type="float" office:value="106.8566718" calcext:value-type="float">
            <text:p>106.8566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os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Soleh IA No.7, RT.11/RW.3, Sukabumi Sel., Kota Jakarta Barat</text:p>
          </table:table-cell>
          <table:table-cell office:value-type="float" office:value="-6.2189218" calcext:value-type="float">
            <text:p>-6.2189218</text:p>
          </table:table-cell>
          <table:table-cell office:value-type="float" office:value="106.7728444" calcext:value-type="float">
            <text:p>106.7728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Legend Jaya Ra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rya Utama No.49-52, RT.10/RW.3, Srengseng, Kota Jakarta Barat</text:p>
          </table:table-cell>
          <table:table-cell office:value-type="float" office:value="-6.2167597" calcext:value-type="float">
            <text:p>-6.2167597</text:p>
          </table:table-cell>
          <table:table-cell office:value-type="float" office:value="106.7622436" calcext:value-type="float">
            <text:p>106.762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umbu Ulek Pak 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enteng Pulo II No.31, RT.2/RW.12, Menteng Dalam, Kota Jakarta Selatan</text:p>
          </table:table-cell>
          <table:table-cell office:value-type="float" office:value="-6.2242048" calcext:value-type="float">
            <text:p>-6.2242048</text:p>
          </table:table-cell>
          <table:table-cell office:value-type="float" office:value="106.8411085" calcext:value-type="float">
            <text:p>106.841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elam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Duta Pelni, Cisalak, Kota Depok</text:p>
          </table:table-cell>
          <table:table-cell office:value-type="float" office:value="-6.3727156" calcext:value-type="float">
            <text:p>-6.3727156</text:p>
          </table:table-cell>
          <table:table-cell office:value-type="float" office:value="106.8586333" calcext:value-type="float">
            <text:p>106.8586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pak gend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Pos Pengumben No.3, RT.8/RW.3, Srengseng, Kota Jakarta Barat</text:p>
          </table:table-cell>
          <table:table-cell office:value-type="float" office:value="-6.217433" calcext:value-type="float">
            <text:p>-6.217433</text:p>
          </table:table-cell>
          <table:table-cell office:value-type="float" office:value="106.7623908" calcext:value-type="float">
            <text:p>106.7623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ok Kambing Guling &amp; Bebek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Nawi Malik, RT.1/RW.4, Pd. Petir, Kota Depok</text:p>
          </table:table-cell>
          <table:table-cell office:value-type="float" office:value="-6.3628586" calcext:value-type="float">
            <text:p>-6.3628586</text:p>
          </table:table-cell>
          <table:table-cell office:value-type="float" office:value="106.7320732" calcext:value-type="float">
            <text:p>106.732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Ortega Season 5 Mas Jigol 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Joglo Raya No68 Jl.Perintis 55 Depan SPBU, RT.3/RW.1, Joglo, Kota Jakarta Barat</text:p>
          </table:table-cell>
          <table:table-cell office:value-type="float" office:value="-6.2169554" calcext:value-type="float">
            <text:p>-6.2169554</text:p>
          </table:table-cell>
          <table:table-cell office:value-type="float" office:value="106.7299692" calcext:value-type="float">
            <text:p>106.7299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BREX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ukit Duri Tanjakan No.98-9, RT.2/RW.9, Bukit Duri, Kota Jakarta Selatan</text:p>
          </table:table-cell>
          <table:table-cell office:value-type="float" office:value="-6.2231051" calcext:value-type="float">
            <text:p>-6.2231051</text:p>
          </table:table-cell>
          <table:table-cell office:value-type="float" office:value="106.859061" calcext:value-type="float">
            <text:p>106.85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ri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Otista II, RT.5/RW.9, Kp. Melayu, Kota Jakarta Timur</text:p>
          </table:table-cell>
          <table:table-cell office:value-type="float" office:value="-6.2305271" calcext:value-type="float">
            <text:p>-6.2305271</text:p>
          </table:table-cell>
          <table:table-cell office:value-type="float" office:value="106.8684663" calcext:value-type="float">
            <text:p>106.8684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Rempah Amav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Tebet Utara Dalam #27, RT.7/RW.2, Tebet Tim., Jakarta Selatan, Kota, Jakart, RT.10/RW.1, Tebet Tim., Kota Jakarta Selatan</text:p>
          </table:table-cell>
          <table:table-cell office:value-type="float" office:value="-6.226012" calcext:value-type="float">
            <text:p>-6.226012</text:p>
          </table:table-cell>
          <table:table-cell office:value-type="float" office:value="106.854935" calcext:value-type="float">
            <text:p>106.854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inch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ebet Raya No.26D, RT.20/RW.2, Tebet Bar., Kota Jakarta Selatan</text:p>
          </table:table-cell>
          <table:table-cell office:value-type="float" office:value="-6.2301147" calcext:value-type="float">
            <text:p>-6.2301147</text:p>
          </table:table-cell>
          <table:table-cell office:value-type="float" office:value="106.8509956" calcext:value-type="float">
            <text:p>106.850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ok Nasi Goreng Mas A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inangka Raya No.105, RT.1/RW.1, Kedaung, Kota Depok</text:p>
          </table:table-cell>
          <table:table-cell office:value-type="float" office:value="-6.3635778" calcext:value-type="float">
            <text:p>-6.3635778</text:p>
          </table:table-cell>
          <table:table-cell office:value-type="float" office:value="106.7468333" calcext:value-type="float">
            <text:p>106.7468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jono cah breb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abar Raya, RT.7/RW.3, Petukangan Sel., Kota Jakarta Selatan</text:p>
          </table:table-cell>
          <table:table-cell office:value-type="float" office:value="-6.2422956" calcext:value-type="float">
            <text:p>-6.2422956</text:p>
          </table:table-cell>
          <table:table-cell office:value-type="float" office:value="106.751148" calcext:value-type="float">
            <text:p>106.75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Dan Ayam Penyet Setan Cak Um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Darmawangsa II No.17, RT.4/RW.1, Pulo, Kota Jakarta Selatan</text:p>
          </table:table-cell>
          <table:table-cell office:value-type="float" office:value="-6.2554872" calcext:value-type="float">
            <text:p>-6.2554872</text:p>
          </table:table-cell>
          <table:table-cell office:value-type="float" office:value="106.8004929" calcext:value-type="float">
            <text:p>106.8004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ej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ipar, Pekayon, Kota Jakarta Timur</text:p>
          </table:table-cell>
          <table:table-cell office:value-type="float" office:value="-6.353371" calcext:value-type="float">
            <text:p>-6.353371</text:p>
          </table:table-cell>
          <table:table-cell office:value-type="float" office:value="106.8686772" calcext:value-type="float">
            <text:p>106.8686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l Hikmah Mas Bew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n. Balong Lb. Bulus III, RT.9/RW.7, Pd. Labu, Kota Jakarta Selatan</text:p>
          </table:table-cell>
          <table:table-cell office:value-type="float" office:value="-6.301995" calcext:value-type="float">
            <text:p>-6.301995</text:p>
          </table:table-cell>
          <table:table-cell office:value-type="float" office:value="106.7920805" calcext:value-type="float">
            <text:p>106.7920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 Nasi Go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Bogor No.22, RT.2/RW.8, Ciracas, Kota Jakarta Timur</text:p>
          </table:table-cell>
          <table:table-cell office:value-type="float" office:value="-6.3328315" calcext:value-type="float">
            <text:p>-6.3328315</text:p>
          </table:table-cell>
          <table:table-cell office:value-type="float" office:value="106.8677285" calcext:value-type="float">
            <text:p>106.8677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d S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elly, RT.1/RW.9, Cijantung, Kota Jakarta Timur</text:p>
          </table:table-cell>
          <table:table-cell office:value-type="float" office:value="-6.3327477" calcext:value-type="float">
            <text:p>-6.3327477</text:p>
          </table:table-cell>
          <table:table-cell office:value-type="float" office:value="106.8663424" calcext:value-type="float">
            <text:p>106.8663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d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Raya Cilandak KKO RT.2/RW.5, Cilandak Timur, Pasar Minggu, RT.1/RW.5, Ragunan, Kota Jakarta Selatan</text:p>
          </table:table-cell>
          <table:table-cell office:value-type="float" office:value="-6.3021195" calcext:value-type="float">
            <text:p>-6.3021195</text:p>
          </table:table-cell>
          <table:table-cell office:value-type="float" office:value="106.8142802" calcext:value-type="float">
            <text:p>106.814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mbing H. Sa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Oscar Raya No.rt. 02/02, Bambu Apus, Tangerang</text:p>
          </table:table-cell>
          <table:table-cell office:value-type="float" office:value="-6.3297857" calcext:value-type="float">
            <text:p>-6.3297857</text:p>
          </table:table-cell>
          <table:table-cell office:value-type="float" office:value="106.7313843" calcext:value-type="float">
            <text:p>106.7313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ramat No.7, RT.4/RW.1, Cilandak Tim., Kota Jakarta Selatan</text:p>
          </table:table-cell>
          <table:table-cell office:value-type="float" office:value="-6.2955746" calcext:value-type="float">
            <text:p>-6.2955746</text:p>
          </table:table-cell>
          <table:table-cell office:value-type="float" office:value="106.8115114" calcext:value-type="float">
            <text:p>106.8115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Pan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ramat No.24, RT.7/RW.1, Cilandak Tim., Kota Jakarta Selatan</text:p>
          </table:table-cell>
          <table:table-cell office:value-type="float" office:value="-6.2982373" calcext:value-type="float">
            <text:p>-6.2982373</text:p>
          </table:table-cell>
          <table:table-cell office:value-type="float" office:value="106.8115272" calcext:value-type="float">
            <text:p>106.8115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dura Hoir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Musholla, RT.6/RW.1, Cilandak Tim., Kota Jakarta Selatan</text:p>
          </table:table-cell>
          <table:table-cell office:value-type="float" office:value="-6.2966987" calcext:value-type="float">
            <text:p>-6.2966987</text:p>
          </table:table-cell>
          <table:table-cell office:value-type="float" office:value="106.8108061" calcext:value-type="float">
            <text:p>106.8108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Ud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S. Fatmawati Raya No.12a, RT.8/RW.4, Cilandak Bar., Kota Jakarta Selatan</text:p>
          </table:table-cell>
          <table:table-cell office:value-type="float" office:value="-6.3021397" calcext:value-type="float">
            <text:p>-6.3021397</text:p>
          </table:table-cell>
          <table:table-cell office:value-type="float" office:value="106.7944796" calcext:value-type="float">
            <text:p>106.794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ri 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15/RW.4, Cilandak Bar., Kota Jakarta Selatan</text:p>
          </table:table-cell>
          <table:table-cell office:value-type="float" office:value="-6.2968806" calcext:value-type="float">
            <text:p>-6.2968806</text:p>
          </table:table-cell>
          <table:table-cell office:value-type="float" office:value="106.7858685" calcext:value-type="float">
            <text:p>106.7858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Wa Al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Lebak Bulus Raya No.92, RW.4, Lb. Bulus, Kota Jakarta Selatan</text:p>
          </table:table-cell>
          <table:table-cell office:value-type="float" office:value="-6.299885" calcext:value-type="float">
            <text:p>-6.299885</text:p>
          </table:table-cell>
          <table:table-cell office:value-type="float" office:value="106.7774215" calcext:value-type="float">
            <text:p>106.7774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YAHE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H. Wahid Hasyim, RT.006/RW.005, Kreo Selatan, Kota Tangerang</text:p>
          </table:table-cell>
          <table:table-cell office:value-type="float" office:value="-6.2456831" calcext:value-type="float">
            <text:p>-6.2456831</text:p>
          </table:table-cell>
          <table:table-cell office:value-type="float" office:value="106.7392445" calcext:value-type="float">
            <text:p>106.739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la Inyo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satrian Polri, Ciputat, Kota Tangerang Selatan</text:p>
          </table:table-cell>
          <table:table-cell office:value-type="float" office:value="-6.3296659" calcext:value-type="float">
            <text:p>-6.3296659</text:p>
          </table:table-cell>
          <table:table-cell office:value-type="float" office:value="106.7461108" calcext:value-type="float">
            <text:p>106.746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iasa Brim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E Martadinata No.5-36, Cipayung, Kota Tangerang Selatan</text:p>
          </table:table-cell>
          <table:table-cell office:value-type="float" office:value="-6.3293762" calcext:value-type="float">
            <text:p>-6.3293762</text:p>
          </table:table-cell>
          <table:table-cell office:value-type="float" office:value="106.7477559" calcext:value-type="float">
            <text:p>106.7477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ebuli kedai bang and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Ir H. Juanda No.95, situ gintung, Kota Tangerang Selatan</text:p>
          </table:table-cell>
          <table:table-cell office:value-type="float" office:value="-6.2995506" calcext:value-type="float">
            <text:p>-6.2995506</text:p>
          </table:table-cell>
          <table:table-cell office:value-type="float" office:value="106.7631945" calcext:value-type="float">
            <text:p>106.763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i asih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ardenia 5 No.21, Ciputat, Kota Tangerang Selatan</text:p>
          </table:table-cell>
          <table:table-cell office:value-type="float" office:value="-6.325345" calcext:value-type="float">
            <text:p>-6.325345</text:p>
          </table:table-cell>
          <table:table-cell office:value-type="float" office:value="106.744573" calcext:value-type="float">
            <text:p>106.744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goreng pak a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h suhaemi rt01/04 parung kulon duren mekar kec. bojongsari, Ciputat, Kota Depok</text:p>
          </table:table-cell>
          <table:table-cell office:value-type="float" office:value="-6.3253146" calcext:value-type="float">
            <text:p>-6.3253146</text:p>
          </table:table-cell>
          <table:table-cell office:value-type="float" office:value="106.7441279" calcext:value-type="float">
            <text:p>106.744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Ru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E Martadinata No.14, Ciputat, Kota Tangerang Selatan</text:p>
          </table:table-cell>
          <table:table-cell office:value-type="float" office:value="-6.3286828" calcext:value-type="float">
            <text:p>-6.3286828</text:p>
          </table:table-cell>
          <table:table-cell office:value-type="float" office:value="106.7473258" calcext:value-type="float">
            <text:p>106.747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ur Goreng &amp; Nasi Goreng Mpok Ya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ahlawan No.57, Rempoa, Kota Tangerang Selatan</text:p>
          </table:table-cell>
          <table:table-cell office:value-type="float" office:value="-6.2952237" calcext:value-type="float">
            <text:p>-6.2952237</text:p>
          </table:table-cell>
          <table:table-cell office:value-type="float" office:value="106.7586643" calcext:value-type="float">
            <text:p>106.7586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Lokasa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W R Supratman No.14, RW.4, Cemp. Putih, Kota Tangerang Selatan</text:p>
          </table:table-cell>
          <table:table-cell office:value-type="float" office:value="-6.2982356" calcext:value-type="float">
            <text:p>-6.2982356</text:p>
          </table:table-cell>
          <table:table-cell office:value-type="float" office:value="106.7492936" calcext:value-type="float">
            <text:p>106.749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e Aceh &amp;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Danau Klp. Dua Raya No.3, Sawah Lama, Kota Tangerang Selatan</text:p>
          </table:table-cell>
          <table:table-cell office:value-type="float" office:value="-6.303576" calcext:value-type="float">
            <text:p>-6.303576</text:p>
          </table:table-cell>
          <table:table-cell office:value-type="float" office:value="106.739785" calcext:value-type="float">
            <text:p>106.73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ifna 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3/RW.3, Kalisari, East Jakarta City</text:p>
          </table:table-cell>
          <table:table-cell office:value-type="float" office:value="-6.3336498" calcext:value-type="float">
            <text:p>-6.3336498</text:p>
          </table:table-cell>
          <table:table-cell office:value-type="float" office:value="106.852916" calcext:value-type="float">
            <text:p>106.85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ondrong/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, Gg. Puskesmas Blok Waru No.16, RT.4/RW.1, Kebagusan, Kota Jakarta Selatan</text:p>
          </table:table-cell>
          <table:table-cell office:value-type="float" office:value="-6.2978112" calcext:value-type="float">
            <text:p>-6.2978112</text:p>
          </table:table-cell>
          <table:table-cell office:value-type="float" office:value="106.8274025" calcext:value-type="float">
            <text:p>106.8274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nd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11/RW.3, Kalisari, East Jakarta City</text:p>
          </table:table-cell>
          <table:table-cell office:value-type="float" office:value="-6.3327778" calcext:value-type="float">
            <text:p>-6.3327778</text:p>
          </table:table-cell>
          <table:table-cell office:value-type="float" office:value="106.850322" calcext:value-type="float">
            <text:p>106.85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-Man Pisang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Pasar Minggu No.34-B, RT.7/RW.7, Kebagusan, Kota Jakarta Selatan</text:p>
          </table:table-cell>
          <table:table-cell office:value-type="float" office:value="-6.2981847" calcext:value-type="float">
            <text:p>-6.2981847</text:p>
          </table:table-cell>
          <table:table-cell office:value-type="float" office:value="106.8404399" calcext:value-type="float">
            <text:p>106.8404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mah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yu Manis No.23, RT.6/RW.5, Balekambang, Kota Jakarta Timur</text:p>
          </table:table-cell>
          <table:table-cell office:value-type="float" office:value="-6.289033" calcext:value-type="float">
            <text:p>-6.289033</text:p>
          </table:table-cell>
          <table:table-cell office:value-type="float" office:value="106.853432" calcext:value-type="float">
            <text:p>106.853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04 No.17, Gg. Bima Jaya No.Rt02, RT.2/RW.4, Ps. Minggu, Kota Jakarta Selatan</text:p>
          </table:table-cell>
          <table:table-cell office:value-type="float" office:value="-6.2869459" calcext:value-type="float">
            <text:p>-6.2869459</text:p>
          </table:table-cell>
          <table:table-cell office:value-type="float" office:value="106.8428507" calcext:value-type="float">
            <text:p>106.8428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"Nurika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up 3, RT.9/RW.10, Ps. Minggu, Kota Jakarta Selatan</text:p>
          </table:table-cell>
          <table:table-cell office:value-type="float" office:value="-6.2865604" calcext:value-type="float">
            <text:p>-6.2865604</text:p>
          </table:table-cell>
          <table:table-cell office:value-type="float" office:value="106.839855" calcext:value-type="float">
            <text:p>106.839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Idola Setu Babak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itu Babakan No.32, RT.9/RW.8, Srengseng Sawah, Kota Jakarta Selatan</text:p>
          </table:table-cell>
          <table:table-cell office:value-type="float" office:value="-6.3393304" calcext:value-type="float">
            <text:p>-6.3393304</text:p>
          </table:table-cell>
          <table:table-cell office:value-type="float" office:value="106.821897" calcext:value-type="float">
            <text:p>106.82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gor Ab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Bima Jaya, RT.2/RW.4, Ps. Minggu, Kota Jakarta Selatan</text:p>
          </table:table-cell>
          <table:table-cell office:value-type="float" office:value="-6.2866366" calcext:value-type="float">
            <text:p>-6.2866366</text:p>
          </table:table-cell>
          <table:table-cell office:value-type="float" office:value="106.8427729" calcext:value-type="float">
            <text:p>106.8427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saudara - best banana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., Jl. Salihara No.16, RT.14/RW.3, Pasar Minggu, South Jakarta City</text:p>
          </table:table-cell>
          <table:table-cell office:value-type="float" office:value="-6.2833745" calcext:value-type="float">
            <text:p>-6.2833745</text:p>
          </table:table-cell>
          <table:table-cell office:value-type="float" office:value="106.8380064" calcext:value-type="float">
            <text:p>106.838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Jatipadang No.6, RT.2/RW.3, Jati Padang, Kota Jakarta Selatan</text:p>
          </table:table-cell>
          <table:table-cell office:value-type="float" office:value="-6.289824" calcext:value-type="float">
            <text:p>-6.289824</text:p>
          </table:table-cell>
          <table:table-cell office:value-type="float" office:value="106.8287589" calcext:value-type="float">
            <text:p>106.828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N-NI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rang Pola II No.DALAM, RT.2/RW.09, Ragunan, Kota Jakarta Selatan</text:p>
          </table:table-cell>
          <table:table-cell office:value-type="float" office:value="-6.2861228" calcext:value-type="float">
            <text:p>-6.2861228</text:p>
          </table:table-cell>
          <table:table-cell office:value-type="float" office:value="106.8196813" calcext:value-type="float">
            <text:p>106.8196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ejo Marinir Ciland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13/RW.5, East Cilandak, South Jakarta City</text:p>
          </table:table-cell>
          <table:table-cell office:value-type="float" office:value="-6.2926817" calcext:value-type="float">
            <text:p>-6.2926817</text:p>
          </table:table-cell>
          <table:table-cell office:value-type="float" office:value="106.812665" calcext:value-type="float">
            <text:p>106.81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lbirru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ilandak Tengah Raya No.19, RW.1, Cilandak Bar., Kota Jakarta Selatan</text:p>
          </table:table-cell>
          <table:table-cell office:value-type="float" office:value="-6.2877544" calcext:value-type="float">
            <text:p>-6.2877544</text:p>
          </table:table-cell>
          <table:table-cell office:value-type="float" office:value="106.8023002" calcext:value-type="float">
            <text:p>106.802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onali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raya universitas pancasila No.17, RT.1/RW.4, Srengseng Sawah, Kota Jakarta Selatan</text:p>
          </table:table-cell>
          <table:table-cell office:value-type="float" office:value="-6.3326082" calcext:value-type="float">
            <text:p>-6.3326082</text:p>
          </table:table-cell>
          <table:table-cell office:value-type="float" office:value="106.8352553" calcext:value-type="float">
            <text:p>106.835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Kandar Simatup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B Simatupang No.71, RT.10/RW.2, Cilandak Bar., Kota Jakarta Selatan</text:p>
          </table:table-cell>
          <table:table-cell office:value-type="float" office:value="-6.2928627" calcext:value-type="float">
            <text:p>-6.2928627</text:p>
          </table:table-cell>
          <table:table-cell office:value-type="float" office:value="106.8016706" calcext:value-type="float">
            <text:p>106.8016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Sedap Ma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Batong Raya No.37, RT.4/RW.6, Cilandak Bar., Kota Jakarta Selatan</text:p>
          </table:table-cell>
          <table:table-cell office:value-type="float" office:value="-6.2858181" calcext:value-type="float">
            <text:p>-6.2858181</text:p>
          </table:table-cell>
          <table:table-cell office:value-type="float" office:value="106.7900699" calcext:value-type="float">
            <text:p>106.790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ntin kribo B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ntin Karyawan Pim II(mall2, Jl. Metro Pondok Indah No.1, RT.3/RW.16, Pd. Pinang, Kota Jakarta Selatan</text:p>
          </table:table-cell>
          <table:table-cell office:value-type="float" office:value="-6.2866151" calcext:value-type="float">
            <text:p>-6.2866151</text:p>
          </table:table-cell>
          <table:table-cell office:value-type="float" office:value="106.7806573" calcext:value-type="float">
            <text:p>106.7806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pesial Kamb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. Fadillah, RT.2/RW.7, Kalisari, Kota Jakarta Timur</text:p>
          </table:table-cell>
          <table:table-cell office:value-type="float" office:value="-6.332099" calcext:value-type="float">
            <text:p>-6.332099</text:p>
          </table:table-cell>
          <table:table-cell office:value-type="float" office:value="106.8456824" calcext:value-type="float">
            <text:p>106.8456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DJAW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Yaktapena Raya Pasar Mini RT 002 RW 001 Komplek Pertamina, Pd. Ranji, Kota Tangerang Selatan</text:p>
          </table:table-cell>
          <table:table-cell office:value-type="float" office:value="-6.286209" calcext:value-type="float">
            <text:p>-6.286209</text:p>
          </table:table-cell>
          <table:table-cell office:value-type="float" office:value="106.744702" calcext:value-type="float">
            <text:p>106.744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DANG DAN SOTO PADANG UNI YAN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. Fadillah, RT.2/RW.7, Kalisari, Kota Jakarta Timur</text:p>
          </table:table-cell>
          <table:table-cell office:value-type="float" office:value="-6.3313365" calcext:value-type="float">
            <text:p>-6.3313365</text:p>
          </table:table-cell>
          <table:table-cell office:value-type="float" office:value="106.8456891" calcext:value-type="float">
            <text:p>106.8456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ndi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Taiman, RT.002/009/RW.no.36, Gedong, Kota Jakarta Timur</text:p>
          </table:table-cell>
          <table:table-cell office:value-type="float" office:value="-6.3018915" calcext:value-type="float">
            <text:p>-6.3018915</text:p>
          </table:table-cell>
          <table:table-cell office:value-type="float" office:value="106.8659094" calcext:value-type="float">
            <text:p>106.8659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pecial (NGSP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nanga II, RT.1/RW.2, Kalisari, Jakarta</text:p>
          </table:table-cell>
          <table:table-cell office:value-type="float" office:value="-6.3393366" calcext:value-type="float">
            <text:p>-6.3393366</text:p>
          </table:table-cell>
          <table:table-cell office:value-type="float" office:value="106.8546464" calcext:value-type="float">
            <text:p>106.8546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pecial Mas Triy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tte Mart Foodcourt Ciracas, Jl. Lkr. Luar Sel., RT.7/RW.3, Susukan, DKI Jakarta</text:p>
          </table:table-cell>
          <table:table-cell office:value-type="float" office:value="-6.3091627" calcext:value-type="float">
            <text:p>-6.3091627</text:p>
          </table:table-cell>
          <table:table-cell office:value-type="float" office:value="106.8670676" calcext:value-type="float">
            <text:p>106.867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M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alas II No.30, Pd. Cabe Ilir, Kota Tangerang Selatan</text:p>
          </table:table-cell>
          <table:table-cell office:value-type="float" office:value="-6.3305289" calcext:value-type="float">
            <text:p>-6.3305289</text:p>
          </table:table-cell>
          <table:table-cell office:value-type="float" office:value="106.7612398" calcext:value-type="float">
            <text:p>106.761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Kuswo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oh. Kafi I, RT.1/RW.6, Jagakarsa, Kota Jakarta Selatan</text:p>
          </table:table-cell>
          <table:table-cell office:value-type="float" office:value="-6.3123637" calcext:value-type="float">
            <text:p>-6.3123637</text:p>
          </table:table-cell>
          <table:table-cell office:value-type="float" office:value="106.8133273" calcext:value-type="float">
            <text:p>106.813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dai Nasi Goreng Tombo Kangen UPN Jaka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angkalan Jati 2, Pangkalan Jati, Kota Depok</text:p>
          </table:table-cell>
          <table:table-cell office:value-type="float" office:value="-6.3158561" calcext:value-type="float">
            <text:p>-6.3158561</text:p>
          </table:table-cell>
          <table:table-cell office:value-type="float" office:value="106.7932456" calcext:value-type="float">
            <text:p>106.793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ndawa Lima (Kumi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Pondok Labu Raya, 1 No.5, RT.6/RW.1, Pd. Labu, Kota Jakarta Selatan</text:p>
          </table:table-cell>
          <table:table-cell office:value-type="float" office:value="-6.3141429" calcext:value-type="float">
            <text:p>-6.3141429</text:p>
          </table:table-cell>
          <table:table-cell office:value-type="float" office:value="106.7937867" calcext:value-type="float">
            <text:p>106.7937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Persi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Cirendeu No.44, Pisangan, Kota Tangerang Selatan</text:p>
          </table:table-cell>
          <table:table-cell office:value-type="float" office:value="-6.3205447" calcext:value-type="float">
            <text:p>-6.3205447</text:p>
          </table:table-cell>
          <table:table-cell office:value-type="float" office:value="106.76841" calcext:value-type="float">
            <text:p>106.76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ecel So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rtamukti No.198, RT.3/RW.8, Pisangan, Kota Tangerang Selatan</text:p>
          </table:table-cell>
          <table:table-cell office:value-type="float" office:value="-6.316392" calcext:value-type="float">
            <text:p>-6.316392</text:p>
          </table:table-cell>
          <table:table-cell office:value-type="float" office:value="106.764748" calcext:value-type="float">
            <text:p>106.764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stel &amp; Kentang Goreng Ciputat (Sempurna Jaya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isangan Bar. I No.17-36, Cireundeu, Kota Tangerang Selatan</text:p>
          </table:table-cell>
          <table:table-cell office:value-type="float" office:value="-6.3116009" calcext:value-type="float">
            <text:p>-6.3116009</text:p>
          </table:table-cell>
          <table:table-cell office:value-type="float" office:value="106.7616006" calcext:value-type="float">
            <text:p>106.761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itarum Raya No.9, RT.6/RW.2, Cipayung, Kota Tangerang Selatan</text:p>
          </table:table-cell>
          <table:table-cell office:value-type="float" office:value="-6.3166302" calcext:value-type="float">
            <text:p>-6.3166302</text:p>
          </table:table-cell>
          <table:table-cell office:value-type="float" office:value="106.7480413" calcext:value-type="float">
            <text:p>106.748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gal Mukti Sari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ria Putra No.146, Kedaung, Kota Tangerang Selatan</text:p>
          </table:table-cell>
          <table:table-cell office:value-type="float" office:value="-6.3169579" calcext:value-type="float">
            <text:p>-6.3169579</text:p>
          </table:table-cell>
          <table:table-cell office:value-type="float" office:value="106.7392927" calcext:value-type="float">
            <text:p>106.739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Teg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adar Raya No.65, RT.1/RW.2, Ciganjur, Kota Jakarta Selatan</text:p>
          </table:table-cell>
          <table:table-cell office:value-type="float" office:value="-6.3300003" calcext:value-type="float">
            <text:p>-6.3300003</text:p>
          </table:table-cell>
          <table:table-cell office:value-type="float" office:value="106.8136456" calcext:value-type="float">
            <text:p>106.813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i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oh. Kahfi 1 Blok Sawo No.8A, RT.1/RW.4, Jagakarsa, Kota Jakarta Selatan</text:p>
          </table:table-cell>
          <table:table-cell office:value-type="float" office:value="-6.3238796" calcext:value-type="float">
            <text:p>-6.3238796</text:p>
          </table:table-cell>
          <table:table-cell office:value-type="float" office:value="106.811413" calcext:value-type="float">
            <text:p>106.81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Goreng Pak 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andaria Raya No.47, RT.10/RW.2, Jagakarsa, Kota Jakarta Selatan</text:p>
          </table:table-cell>
          <table:table-cell office:value-type="float" office:value="-6.3305418" calcext:value-type="float">
            <text:p>-6.3305418</text:p>
          </table:table-cell>
          <table:table-cell office:value-type="float" office:value="106.8159801" calcext:value-type="float">
            <text:p>106.8159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mas kem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ria Putra No.138, RT.10/RW.9, Kedaung, Kota Tangerang Selatan</text:p>
          </table:table-cell>
          <table:table-cell office:value-type="float" office:value="-6.3171104" calcext:value-type="float">
            <text:p>-6.3171104</text:p>
          </table:table-cell>
          <table:table-cell office:value-type="float" office:value="106.738782" calcext:value-type="float">
            <text:p>106.738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byar Nasi Goreng Gila Bang Ud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ria Putra No.6A, Kedaung, Kota Tangerang Selatan</text:p>
          </table:table-cell>
          <table:table-cell office:value-type="float" office:value="-6.3170705" calcext:value-type="float">
            <text:p>-6.3170705</text:p>
          </table:table-cell>
          <table:table-cell office:value-type="float" office:value="106.7385213" calcext:value-type="float">
            <text:p>106.7385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Goreng "Pak Budi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daung, South Tangerang City</text:p>
          </table:table-cell>
          <table:table-cell office:value-type="float" office:value="-6.3211752" calcext:value-type="float">
            <text:p>-6.3211752</text:p>
          </table:table-cell>
          <table:table-cell office:value-type="float" office:value="106.737623" calcext:value-type="float">
            <text:p>106.737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ertiga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war, RT.8/RW.1, Cijantung, Kota Jakarta Timur</text:p>
          </table:table-cell>
          <table:table-cell office:value-type="float" office:value="-6.327592" calcext:value-type="float">
            <text:p>-6.327592</text:p>
          </table:table-cell>
          <table:table-cell office:value-type="float" office:value="106.8631389" calcext:value-type="float">
            <text:p>106.863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Iz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ongseng Raya, RT.3/RW.9, Baru, Kota Jakarta Timur</text:p>
          </table:table-cell>
          <table:table-cell office:value-type="float" office:value="-6.326585" calcext:value-type="float">
            <text:p>-6.326585</text:p>
          </table:table-cell>
          <table:table-cell office:value-type="float" office:value="106.8525487" calcext:value-type="float">
            <text:p>106.8525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war Raya No.11, RW.9, Cijantung, Kota Jakarta Timur</text:p>
          </table:table-cell>
          <table:table-cell office:value-type="float" office:value="-6.3291781" calcext:value-type="float">
            <text:p>-6.3291781</text:p>
          </table:table-cell>
          <table:table-cell office:value-type="float" office:value="106.8553461" calcext:value-type="float">
            <text:p>106.855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m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Jagakarsa 1 No.7, RT.1/RW.2, Jagakarsa, Kota Jakarta Selatan</text:p>
          </table:table-cell>
          <table:table-cell office:value-type="float" office:value="-6.329516" calcext:value-type="float">
            <text:p>-6.329516</text:p>
          </table:table-cell>
          <table:table-cell office:value-type="float" office:value="106.8202473" calcext:value-type="float">
            <text:p>106.820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Jagakarsa, RT.2/RW.7, Jagakarsa, Kota Jakarta Selatan</text:p>
          </table:table-cell>
          <table:table-cell office:value-type="float" office:value="-6.3267415" calcext:value-type="float">
            <text:p>-6.3267415</text:p>
          </table:table-cell>
          <table:table-cell office:value-type="float" office:value="106.822142" calcext:value-type="float">
            <text:p>106.82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7 Ra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Lenteng Agung No.9, RT.3/RW.3, Lenteng Agung, Kota Jakarta Selatan</text:p>
          </table:table-cell>
          <table:table-cell office:value-type="float" office:value="-6.3244191" calcext:value-type="float">
            <text:p>-6.3244191</text:p>
          </table:table-cell>
          <table:table-cell office:value-type="float" office:value="106.8349495" calcext:value-type="float">
            <text:p>106.8349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lawi Ay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Lenteng Agung Raya, RT.11/RW.5, Lenteng Agung, Kota Jakarta Selatan</text:p>
          </table:table-cell>
          <table:table-cell office:value-type="float" office:value="-6.3238316" calcext:value-type="float">
            <text:p>-6.3238316</text:p>
          </table:table-cell>
          <table:table-cell office:value-type="float" office:value="106.8342366" calcext:value-type="float">
            <text:p>106.834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dang U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Ibnu Armah No.4, Pangkalan Jati, Kota Depok</text:p>
          </table:table-cell>
          <table:table-cell office:value-type="float" office:value="-6.3284055" calcext:value-type="float">
            <text:p>-6.3284055</text:p>
          </table:table-cell>
          <table:table-cell office:value-type="float" office:value="106.7984793" calcext:value-type="float">
            <text:p>106.7984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endawa Li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d. Labu Raya No.75, RT.6/RW.1, Pd. Labu, Kota Jakarta Selatan</text:p>
          </table:table-cell>
          <table:table-cell office:value-type="float" office:value="-6.3141395" calcext:value-type="float">
            <text:p>-6.3141395</text:p>
          </table:table-cell>
          <table:table-cell office:value-type="float" office:value="106.7937971" calcext:value-type="float">
            <text:p>106.7937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e Aceh &amp; Nasi Goreng "Zaman Now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rgasatwa No.13, RT.4/RW.3, Pd. Labu, Kota Jakarta Selatan</text:p>
          </table:table-cell>
          <table:table-cell office:value-type="float" office:value="-6.3105397" calcext:value-type="float">
            <text:p>-6.3105397</text:p>
          </table:table-cell>
          <table:table-cell office:value-type="float" office:value="106.8036765" calcext:value-type="float">
            <text:p>106.803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E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8/RW.2, Pondok Labu, South Jakarta City</text:p>
          </table:table-cell>
          <table:table-cell office:value-type="float" office:value="-6.3130915" calcext:value-type="float">
            <text:p>-6.3130915</text:p>
          </table:table-cell>
          <table:table-cell office:value-type="float" office:value="106.8006371" calcext:value-type="float">
            <text:p>106.8006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ek@Long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S. Fatmawati Raya No.222E, RT.5/RW.10, Pd. Labu, Kota Jakarta Selatan</text:p>
          </table:table-cell>
          <table:table-cell office:value-type="float" office:value="-6.3078158" calcext:value-type="float">
            <text:p>-6.3078158</text:p>
          </table:table-cell>
          <table:table-cell office:value-type="float" office:value="106.7935015" calcext:value-type="float">
            <text:p>106.793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etaw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rang Tengah Raya No.9, RT.2/RW.3, Lb. Bulus, Kota Jakarta Selatan</text:p>
          </table:table-cell>
          <table:table-cell office:value-type="float" office:value="-6.3122196" calcext:value-type="float">
            <text:p>-6.3122196</text:p>
          </table:table-cell>
          <table:table-cell office:value-type="float" office:value="106.7812562" calcext:value-type="float">
            <text:p>106.781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D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alas I No.12, Pd. Cabe Ilir, Kota Tangerang Selatan</text:p>
          </table:table-cell>
          <table:table-cell office:value-type="float" office:value="-6.3282501" calcext:value-type="float">
            <text:p>-6.3282501</text:p>
          </table:table-cell>
          <table:table-cell office:value-type="float" office:value="106.760887" calcext:value-type="float">
            <text:p>106.760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on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dok Cabe Ilir, South Tangerang City</text:p>
          </table:table-cell>
          <table:table-cell office:value-type="float" office:value="-6.3298773" calcext:value-type="float">
            <text:p>-6.3298773</text:p>
          </table:table-cell>
          <table:table-cell office:value-type="float" office:value="106.7699506" calcext:value-type="float">
            <text:p>106.7699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ang Goreng Raja / Tandu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rang Tengah Raya, RT.2/RW.4, Lb. Bulus, Kota Jakarta Selatan</text:p>
          </table:table-cell>
          <table:table-cell office:value-type="float" office:value="-6.3066807" calcext:value-type="float">
            <text:p>-6.3066807</text:p>
          </table:table-cell>
          <table:table-cell office:value-type="float" office:value="106.7818486" calcext:value-type="float">
            <text:p>106.7818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Cakalang Ayam Geprek Sambal Man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Cirendeu, RT.14/RW.3, Cireundeu, Kota Tangerang Selatan</text:p>
          </table:table-cell>
          <table:table-cell office:value-type="float" office:value="-6.3100208" calcext:value-type="float">
            <text:p>-6.3100208</text:p>
          </table:table-cell>
          <table:table-cell office:value-type="float" office:value="106.7720668" calcext:value-type="float">
            <text:p>106.772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Cah Breb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named Road, Cireundeu, Kota Tangerang Selatan</text:p>
          </table:table-cell>
          <table:table-cell office:value-type="float" office:value="-6.3118631" calcext:value-type="float">
            <text:p>-6.3118631</text:p>
          </table:table-cell>
          <table:table-cell office:value-type="float" office:value="106.7703942" calcext:value-type="float">
            <text:p>106.7703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cah lan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 cirende raya No.32, Pisangan, Kota Tangerang Selatan</text:p>
          </table:table-cell>
          <table:table-cell office:value-type="float" office:value="-6.306559" calcext:value-type="float">
            <text:p>-6.306559</text:p>
          </table:table-cell>
          <table:table-cell office:value-type="float" office:value="106.7725069" calcext:value-type="float">
            <text:p>106.7725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n. Raya, RT.3/RW.11, Cireundeu, Kota Tangerang Selatan</text:p>
          </table:table-cell>
          <table:table-cell office:value-type="float" office:value="-6.3049757" calcext:value-type="float">
            <text:p>-6.3049757</text:p>
          </table:table-cell>
          <table:table-cell office:value-type="float" office:value="106.765699" calcext:value-type="float">
            <text:p>106.765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a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rtamukti No.97, Pisangan, Kota Tangerang Selatan</text:p>
          </table:table-cell>
          <table:table-cell office:value-type="float" office:value="-6.3075633" calcext:value-type="float">
            <text:p>-6.3075633</text:p>
          </table:table-cell>
          <table:table-cell office:value-type="float" office:value="106.7593606" calcext:value-type="float">
            <text:p>106.7593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cay Rr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Melati No.20, RT.11/RW.1, Susukan, Kota Jakarta Timur</text:p>
          </table:table-cell>
          <table:table-cell office:value-type="float" office:value="-6.3143547" calcext:value-type="float">
            <text:p>-6.3143547</text:p>
          </table:table-cell>
          <table:table-cell office:value-type="float" office:value="106.865193" calcext:value-type="float">
            <text:p>106.865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jogja lek siy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Melati No.70, RT.12/RW.1, Susukan, Kota Jakarta Timur</text:p>
          </table:table-cell>
          <table:table-cell office:value-type="float" office:value="-6.3134717" calcext:value-type="float">
            <text:p>-6.3134717</text:p>
          </table:table-cell>
          <table:table-cell office:value-type="float" office:value="106.8668005" calcext:value-type="float">
            <text:p>106.866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Ikri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ertengahan, RT.4/RW.3, Cijantung, Kota Jakarta Timur</text:p>
          </table:table-cell>
          <table:table-cell office:value-type="float" office:value="-6.321716" calcext:value-type="float">
            <text:p>-6.321716</text:p>
          </table:table-cell>
          <table:table-cell office:value-type="float" office:value="106.8578838" calcext:value-type="float">
            <text:p>106.8578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ak 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7/RW.6, West Tanjung, South Jakarta City</text:p>
          </table:table-cell>
          <table:table-cell office:value-type="float" office:value="-6.3129632" calcext:value-type="float">
            <text:p>-6.3129632</text:p>
          </table:table-cell>
          <table:table-cell office:value-type="float" office:value="106.8463419" calcext:value-type="float">
            <text:p>106.8463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u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ersatuan No.25-23, Cinere, Kota Depok</text:p>
          </table:table-cell>
          <table:table-cell office:value-type="float" office:value="-6.3297404" calcext:value-type="float">
            <text:p>-6.3297404</text:p>
          </table:table-cell>
          <table:table-cell office:value-type="float" office:value="106.7883177" calcext:value-type="float">
            <text:p>106.7883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mor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Joe Klp. Tiga Gang.H.Muhammad No.2, RT.2/RW.6, Lenteng Agung, Kota Jakarta Selatan</text:p>
          </table:table-cell>
          <table:table-cell office:value-type="float" office:value="-6.3210599" calcext:value-type="float">
            <text:p>-6.3210599</text:p>
          </table:table-cell>
          <table:table-cell office:value-type="float" office:value="106.8321687" calcext:value-type="float">
            <text:p>106.832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arang Hj. Oa'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Ibnu Armah No.5, Pangkalan Jati, Kota Depok</text:p>
          </table:table-cell>
          <table:table-cell office:value-type="float" office:value="-6.3279307" calcext:value-type="float">
            <text:p>-6.3279307</text:p>
          </table:table-cell>
          <table:table-cell office:value-type="float" office:value="106.7971872" calcext:value-type="float">
            <text:p>106.797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Her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bagusan 1V Dalam. Rt,009, RT.5/RW.4, Kebagusan, Kota Jakarta Selatan</text:p>
          </table:table-cell>
          <table:table-cell office:value-type="float" office:value="-6.3134323" calcext:value-type="float">
            <text:p>-6.3134323</text:p>
          </table:table-cell>
          <table:table-cell office:value-type="float" office:value="106.8281716" calcext:value-type="float">
            <text:p>106.828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O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oh. Kahfi 1 No.27 A, RT.1/RW.6, Jagakarsa, Kota Jakarta Selatan</text:p>
          </table:table-cell>
          <table:table-cell office:value-type="float" office:value="-6.3166284" calcext:value-type="float">
            <text:p>-6.3166284</text:p>
          </table:table-cell>
          <table:table-cell office:value-type="float" office:value="106.8116457" calcext:value-type="float">
            <text:p>106.8116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Aj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Nusa Indah I No.3, RT.4/RW.2, Jagakarsa, Kota Jakarta Selatan</text:p>
          </table:table-cell>
          <table:table-cell office:value-type="float" office:value="-6.3308304" calcext:value-type="float">
            <text:p>-6.3308304</text:p>
          </table:table-cell>
          <table:table-cell office:value-type="float" office:value="106.8187618" calcext:value-type="float">
            <text:p>106.818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ah goreng &amp; fried chiken h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atu Ampar II No.3, RW.3, Batu Ampar, Kota Jakarta Timur</text:p>
          </table:table-cell>
          <table:table-cell office:value-type="float" office:value="-6.2840612" calcext:value-type="float">
            <text:p>-6.2840612</text:p>
          </table:table-cell>
          <table:table-cell office:value-type="float" office:value="106.8556047" calcext:value-type="float">
            <text:p>106.8556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Goreng Teg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Inpres No.30, RT.2/RW.3, Batu Ampar, Kota Jakarta Timur</text:p>
          </table:table-cell>
          <table:table-cell office:value-type="float" office:value="-6.28673" calcext:value-type="float">
            <text:p>-6.28673</text:p>
          </table:table-cell>
          <table:table-cell office:value-type="float" office:value="106.8610669" calcext:value-type="float">
            <text:p>106.861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goreng 86 Alfara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Ridho, Jurang Manggu Tim., Kota Tangerang Selatan</text:p>
          </table:table-cell>
          <table:table-cell office:value-type="float" office:value="-6.2570184" calcext:value-type="float">
            <text:p>-6.2570184</text:p>
          </table:table-cell>
          <table:table-cell office:value-type="float" office:value="106.736982" calcext:value-type="float">
            <text:p>106.736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mi nasi goreng olahraga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Olah Raga 1, RT.7/RW.15, Cililitan, Kota Jakarta Timur</text:p>
          </table:table-cell>
          <table:table-cell office:value-type="float" office:value="-6.2673956" calcext:value-type="float">
            <text:p>-6.2673956</text:p>
          </table:table-cell>
          <table:table-cell office:value-type="float" office:value="106.8632871" calcext:value-type="float">
            <text:p>106.863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mbing Spes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wajati Timur X No.6, RT.1/RW.6, Rawajati, Kota Jakarta Selatan</text:p>
          </table:table-cell>
          <table:table-cell office:value-type="float" office:value="-6.2624445" calcext:value-type="float">
            <text:p>-6.2624445</text:p>
          </table:table-cell>
          <table:table-cell office:value-type="float" office:value="106.85255" calcext:value-type="float">
            <text:p>106.8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tin Getar Lida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ement Plaza Kalibata, JL. Pahlawan Kalibata, Kalibata, Pancoran, 12740 Jakarta Selatan, Indonesia, RT.3/RW.2, Rawajati, South Jakarta City</text:p>
          </table:table-cell>
          <table:table-cell office:value-type="float" office:value="-6.257258" calcext:value-type="float">
            <text:p>-6.257258</text:p>
          </table:table-cell>
          <table:table-cell office:value-type="float" office:value="106.855903" calcext:value-type="float">
            <text:p>106.855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Uhu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Wr. Sila No.25, RT.2/RW.4, Ciganjur, Kota Jakarta Selatan</text:p>
          </table:table-cell>
          <table:table-cell office:value-type="float" office:value="-6.3452141" calcext:value-type="float">
            <text:p>-6.3452141</text:p>
          </table:table-cell>
          <table:table-cell office:value-type="float" office:value="106.8078268" calcext:value-type="float">
            <text:p>106.8078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I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Warung Jati Timur No.37B, RT.4/RW.4, Kalibata, Kota Jakarta Selatan</text:p>
          </table:table-cell>
          <table:table-cell office:value-type="float" office:value="-6.2660341" calcext:value-type="float">
            <text:p>-6.2660341</text:p>
          </table:table-cell>
          <table:table-cell office:value-type="float" office:value="106.8414306" calcext:value-type="float">
            <text:p>106.8414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ssabi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libata Tengah No.8, RT.5/RW.3, Kalibata, Kota Jakarta Selatan</text:p>
          </table:table-cell>
          <table:table-cell office:value-type="float" office:value="-6.2621127" calcext:value-type="float">
            <text:p>-6.2621127</text:p>
          </table:table-cell>
          <table:table-cell office:value-type="float" office:value="106.8322846" calcext:value-type="float">
            <text:p>106.832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indu Malam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Wr. Sila No.111, RT.11/RW.4, Cipedak, Kota Jakarta Selatan</text:p>
          </table:table-cell>
          <table:table-cell office:value-type="float" office:value="-6.3460955" calcext:value-type="float">
            <text:p>-6.3460955</text:p>
          </table:table-cell>
          <table:table-cell office:value-type="float" office:value="106.8113542" calcext:value-type="float">
            <text:p>106.811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elera rakyat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Duren Tiga Selatan No.21, RT.4/RW.2, Duren Tiga, Kota Jakarta Selatan</text:p>
          </table:table-cell>
          <table:table-cell office:value-type="float" office:value="-6.259205" calcext:value-type="float">
            <text:p>-6.259205</text:p>
          </table:table-cell>
          <table:table-cell office:value-type="float" office:value="106.8305654" calcext:value-type="float">
            <text:p>106.8305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Jep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och. Kahfi II, RT.4/RW.8, Srengseng Sawah, Kota Jakarta Selatan</text:p>
          </table:table-cell>
          <table:table-cell office:value-type="float" office:value="-6.3458016" calcext:value-type="float">
            <text:p>-6.3458016</text:p>
          </table:table-cell>
          <table:table-cell office:value-type="float" office:value="106.8152963" calcext:value-type="float">
            <text:p>106.815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indu Ma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Wr. Sila No.15A, RT.8/RW.4, Ciganjur, Kota Jakarta Selatan</text:p>
          </table:table-cell>
          <table:table-cell office:value-type="float" office:value="-6.3439065" calcext:value-type="float">
            <text:p>-6.3439065</text:p>
          </table:table-cell>
          <table:table-cell office:value-type="float" office:value="106.8127941" calcext:value-type="float">
            <text:p>106.8127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aduh Ra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Sauwih, RT.3/RW.8, Srengseng Sawah, Kota Jakarta Selatan</text:p>
          </table:table-cell>
          <table:table-cell office:value-type="float" office:value="-6.3463744" calcext:value-type="float">
            <text:p>-6.3463744</text:p>
          </table:table-cell>
          <table:table-cell office:value-type="float" office:value="106.8151793" calcext:value-type="float">
            <text:p>106.815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Mohammad Kafi II No.3, RT.1/RW.4, Ciganjur, Kota Jakarta Selatan</text:p>
          </table:table-cell>
          <table:table-cell office:value-type="float" office:value="-6.3405826" calcext:value-type="float">
            <text:p>-6.3405826</text:p>
          </table:table-cell>
          <table:table-cell office:value-type="float" office:value="106.8193368" calcext:value-type="float">
            <text:p>106.819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Dand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Warung Buncit Raya, RT.1/RW.9, Kalibata, Kota Jakarta Selatan</text:p>
          </table:table-cell>
          <table:table-cell office:value-type="float" office:value="-6.2650423" calcext:value-type="float">
            <text:p>-6.2650423</text:p>
          </table:table-cell>
          <table:table-cell office:value-type="float" office:value="106.830934" calcext:value-type="float">
            <text:p>106.83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mor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rengseng Sawah, RT.6/RW.6, Srengseng Sawah, Kota Jakarta Selatan</text:p>
          </table:table-cell>
          <table:table-cell office:value-type="float" office:value="-6.3461173" calcext:value-type="float">
            <text:p>-6.3461173</text:p>
          </table:table-cell>
          <table:table-cell office:value-type="float" office:value="106.823978" calcext:value-type="float">
            <text:p>106.823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mb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Abu No.7, RT.6/RW.7, Cipete Sel., Kota Jakarta Selatan</text:p>
          </table:table-cell>
          <table:table-cell office:value-type="float" office:value="-6.2670777" calcext:value-type="float">
            <text:p>-6.2670777</text:p>
          </table:table-cell>
          <table:table-cell office:value-type="float" office:value="106.8116421" calcext:value-type="float">
            <text:p>106.8116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Kayf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rengseng Sawah No.17, RT.4/RW.12, Srengseng Sawah, Kota Jakarta Selatan</text:p>
          </table:table-cell>
          <table:table-cell office:value-type="float" office:value="-6.3454163" calcext:value-type="float">
            <text:p>-6.3454163</text:p>
          </table:table-cell>
          <table:table-cell office:value-type="float" office:value="106.8271966" calcext:value-type="float">
            <text:p>106.827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"Gowo Muleh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th Cipete, South Jakarta City</text:p>
          </table:table-cell>
          <table:table-cell office:value-type="float" office:value="-6.2664007" calcext:value-type="float">
            <text:p>-6.2664007</text:p>
          </table:table-cell>
          <table:table-cell office:value-type="float" office:value="106.8057285" calcext:value-type="float">
            <text:p>106.8057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 Babah nasi goreng &amp; kats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ipete Utara No.12, RT.4, RT.7/RW.5, Cipete Utara, Kota Jakarta Selatan</text:p>
          </table:table-cell>
          <table:table-cell office:value-type="float" office:value="-6.2666513" calcext:value-type="float">
            <text:p>-6.2666513</text:p>
          </table:table-cell>
          <table:table-cell office:value-type="float" office:value="106.8002542" calcext:value-type="float">
            <text:p>106.800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ok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Zainuddin, RT.2/RW.14, Gandaria Utara, Kota Jakarta Selatan</text:p>
          </table:table-cell>
          <table:table-cell office:value-type="float" office:value="-6.2590299" calcext:value-type="float">
            <text:p>-6.2590299</text:p>
          </table:table-cell>
          <table:table-cell office:value-type="float" office:value="106.7900314" calcext:value-type="float">
            <text:p>106.790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ekhudin Alw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Erha, RW.6, Gandul, Kota Depok</text:p>
          </table:table-cell>
          <table:table-cell office:value-type="float" office:value="-6.3409931" calcext:value-type="float">
            <text:p>-6.3409931</text:p>
          </table:table-cell>
          <table:table-cell office:value-type="float" office:value="106.7975056" calcext:value-type="float">
            <text:p>106.7975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edap Ma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H. Wahid Hasyim No.61, Jurang Manggu Tim., Kota Tangerang Selatan</text:p>
          </table:table-cell>
          <table:table-cell office:value-type="float" office:value="-6.2541822" calcext:value-type="float">
            <text:p>-6.2541822</text:p>
          </table:table-cell>
          <table:table-cell office:value-type="float" office:value="106.737577" calcext:value-type="float">
            <text:p>106.737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intaro Permai IV, RT.13/RW.9, Bintaro, Kota Jakarta Selatan</text:p>
          </table:table-cell>
          <table:table-cell office:value-type="float" office:value="-6.261157" calcext:value-type="float">
            <text:p>-6.261157</text:p>
          </table:table-cell>
          <table:table-cell office:value-type="float" office:value="106.7612697" calcext:value-type="float">
            <text:p>106.761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nt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H. Wahid Hasyim No.29, Jurang Manggu Tim., Kota Tangerang Selatan</text:p>
          </table:table-cell>
          <table:table-cell office:value-type="float" office:value="-6.254763" calcext:value-type="float">
            <text:p>-6.254763</text:p>
          </table:table-cell>
          <table:table-cell office:value-type="float" office:value="106.7373101" calcext:value-type="float">
            <text:p>106.737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EK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aman Asri Lama No.7, RT.006/RW.001, Cipadu Jaya, Kota Tangerang</text:p>
          </table:table-cell>
          <table:table-cell office:value-type="float" office:value="-6.2433206" calcext:value-type="float">
            <text:p>-6.2433206</text:p>
          </table:table-cell>
          <table:table-cell office:value-type="float" office:value="106.7314479" calcext:value-type="float">
            <text:p>106.7314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ur Ibu Lil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ok BX9 Jl. Permai Raya XIII No.13, West Pamulang, South Tangerang City</text:p>
          </table:table-cell>
          <table:table-cell office:value-type="float" office:value="-6.338429" calcext:value-type="float">
            <text:p>-6.338429</text:p>
          </table:table-cell>
          <table:table-cell office:value-type="float" office:value="106.7335349" calcext:value-type="float">
            <text:p>106.7335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e Aceh &amp; Nasi Goreng Warung Bang Ab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wajati Timur I, RT.3/RW.2, Rawajati, Kota Jakarta Selatan</text:p>
          </table:table-cell>
          <table:table-cell office:value-type="float" office:value="-6.25788" calcext:value-type="float">
            <text:p>-6.25788</text:p>
          </table:table-cell>
          <table:table-cell office:value-type="float" office:value="106.8568785" calcext:value-type="float">
            <text:p>106.8568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etawi Lal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Kalibata No.6, RT.6/RW.7, Duren Tiga, Kota Jakarta Selatan</text:p>
          </table:table-cell>
          <table:table-cell office:value-type="float" office:value="-6.2553952" calcext:value-type="float">
            <text:p>-6.2553952</text:p>
          </table:table-cell>
          <table:table-cell office:value-type="float" office:value="106.8442596" calcext:value-type="float">
            <text:p>106.844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izky Pamul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st Pamulang, South Tangerang City</text:p>
          </table:table-cell>
          <table:table-cell office:value-type="float" office:value="-6.3437862" calcext:value-type="float">
            <text:p>-6.3437862</text:p>
          </table:table-cell>
          <table:table-cell office:value-type="float" office:value="106.7346001" calcext:value-type="float">
            <text:p>106.734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 rica ibu lil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ancoran Barat I No.25, RT.3/RW.1, Pancoran, Kota Jakarta Selatan</text:p>
          </table:table-cell>
          <table:table-cell office:value-type="float" office:value="-6.2500993" calcext:value-type="float">
            <text:p>-6.2500993</text:p>
          </table:table-cell>
          <table:table-cell office:value-type="float" office:value="106.8411344" calcext:value-type="float">
            <text:p>106.841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, Kemang Utara 1a No.18a, RT.6/RW.1, Bangka, Kota Jakarta Selatan</text:p>
          </table:table-cell>
          <table:table-cell office:value-type="float" office:value="-6.2562244" calcext:value-type="float">
            <text:p>-6.2562244</text:p>
          </table:table-cell>
          <table:table-cell office:value-type="float" office:value="106.8161485" calcext:value-type="float">
            <text:p>106.816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Wijaya II, RT.2/RW.1, Pulo, Kota Jakarta Selatan</text:p>
          </table:table-cell>
          <table:table-cell office:value-type="float" office:value="-6.253064" calcext:value-type="float">
            <text:p>-6.253064</text:p>
          </table:table-cell>
          <table:table-cell office:value-type="float" office:value="106.7979163" calcext:value-type="float">
            <text:p>106.7979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P&amp;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kasia, Pamulang Tim., Kota Tangerang Selatan</text:p>
          </table:table-cell>
          <table:table-cell office:value-type="float" office:value="-6.344397" calcext:value-type="float">
            <text:p>-6.344397</text:p>
          </table:table-cell>
          <table:table-cell office:value-type="float" office:value="106.7459606" calcext:value-type="float">
            <text:p>106.7459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Ud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Joe Klp. Tiga No.38, RW.3, Lenteng Agung, Kota Jakarta Selatan</text:p>
          </table:table-cell>
          <table:table-cell office:value-type="float" office:value="-6.323671" calcext:value-type="float">
            <text:p>-6.323671</text:p>
          </table:table-cell>
          <table:table-cell office:value-type="float" office:value="106.8302419" calcext:value-type="float">
            <text:p>106.830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WTF Panglima Pol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Panglima Polim Raya No. 127, Blok C No. 3, RT.2/RW.1, Pulo, Kota Jakarta Selatan</text:p>
          </table:table-cell>
          <table:table-cell office:value-type="float" office:value="-6.2552376" calcext:value-type="float">
            <text:p>-6.2552376</text:p>
          </table:table-cell>
          <table:table-cell office:value-type="float" office:value="106.7977824" calcext:value-type="float">
            <text:p>106.7977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h Rahar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d. Cabe Raya, RT.3/RW.5, Pd. Cabe Udik, Kota Tangerang Selatan</text:p>
          </table:table-cell>
          <table:table-cell office:value-type="float" office:value="-6.3465671" calcext:value-type="float">
            <text:p>-6.3465671</text:p>
          </table:table-cell>
          <table:table-cell office:value-type="float" office:value="106.7521434" calcext:value-type="float">
            <text:p>106.752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bangun Joy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W, RT.2/RW.14, Gandaria Utara, Kota Jakarta Selatan</text:p>
          </table:table-cell>
          <table:table-cell office:value-type="float" office:value="-6.258218" calcext:value-type="float">
            <text:p>-6.258218</text:p>
          </table:table-cell>
          <table:table-cell office:value-type="float" office:value="106.789615" calcext:value-type="float">
            <text:p>106.789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itanduy No.51, Cipayung, Kota Tangerang Selatan</text:p>
          </table:table-cell>
          <table:table-cell office:value-type="float" office:value="-6.3419615" calcext:value-type="float">
            <text:p>-6.3419615</text:p>
          </table:table-cell>
          <table:table-cell office:value-type="float" office:value="106.7538601" calcext:value-type="float">
            <text:p>106.7538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 Rice &amp; To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intaro Raya Jl. Tanah Kusir No.11, RT.2/RW.10, Kby. Lama Utara, Kota Jakarta Selatan</text:p>
          </table:table-cell>
          <table:table-cell office:value-type="float" office:value="-6.253045" calcext:value-type="float">
            <text:p>-6.253045</text:p>
          </table:table-cell>
          <table:table-cell office:value-type="float" office:value="106.777235" calcext:value-type="float">
            <text:p>106.777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SEAFOOD dan MONGOLIA Mang YA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sjid Al Muflihun No.12, RT.12/RW.9, Bintaro, Kota Jakarta Selatan</text:p>
          </table:table-cell>
          <table:table-cell office:value-type="float" office:value="-6.256742" calcext:value-type="float">
            <text:p>-6.256742</text:p>
          </table:table-cell>
          <table:table-cell office:value-type="float" office:value="106.7631797" calcext:value-type="float">
            <text:p>106.763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beh Mam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intaro Permai Raya No.16, RT.7/RW.2, Pesanggrahan, Kota Jakarta Selatan</text:p>
          </table:table-cell>
          <table:table-cell office:value-type="float" office:value="-6.256884" calcext:value-type="float">
            <text:p>-6.256884</text:p>
          </table:table-cell>
          <table:table-cell office:value-type="float" office:value="106.7620743" calcext:value-type="float">
            <text:p>106.7620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tin Khas Bayum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ko Grand Bintaro JL. Bintaro Permai, Pesanggrahan, Pesanggrahan, 12320 Jakarta, Indonesia, RT.6/RW.2, Pesanggrahan, South Jakarta City</text:p>
          </table:table-cell>
          <table:table-cell office:value-type="float" office:value="-6.25633" calcext:value-type="float">
            <text:p>-6.25633</text:p>
          </table:table-cell>
          <table:table-cell office:value-type="float" office:value="106.76139" calcext:value-type="float">
            <text:p>106.76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aul (Santoz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Wijaya Kusuma Ujung X, Pd. Betung, Kota Tangerang Selatan</text:p>
          </table:table-cell>
          <table:table-cell office:value-type="float" office:value="-6.254998" calcext:value-type="float">
            <text:p>-6.254998</text:p>
          </table:table-cell>
          <table:table-cell office:value-type="float" office:value="106.7513555" calcext:value-type="float">
            <text:p>106.7513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ang Goreng Pontian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rya Utama No.29, RT.6/RW.3, Gandaria Utara, Kota Jakarta Selatan</text:p>
          </table:table-cell>
          <table:table-cell office:value-type="float" office:value="-6.2582245" calcext:value-type="float">
            <text:p>-6.2582245</text:p>
          </table:table-cell>
          <table:table-cell office:value-type="float" office:value="106.7932247" calcext:value-type="float">
            <text:p>106.793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Kunc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dok kos kirana, Garuda 1 No.depan, Pasir Gn. Sel., Kota Depok</text:p>
          </table:table-cell>
          <table:table-cell office:value-type="float" office:value="-6.3486669" calcext:value-type="float">
            <text:p>-6.3486669</text:p>
          </table:table-cell>
          <table:table-cell office:value-type="float" office:value="106.8453401" calcext:value-type="float">
            <text:p>106.845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iner Nusant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Mohammad Kafi 1 No.32B, RT.8/RW.1, Ciganjur, Kota Jakarta Selatan</text:p>
          </table:table-cell>
          <table:table-cell office:value-type="float" office:value="-6.3360807" calcext:value-type="float">
            <text:p>-6.3360807</text:p>
          </table:table-cell>
          <table:table-cell office:value-type="float" office:value="106.8063082" calcext:value-type="float">
            <text:p>106.806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nugera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E Martadinata, Cipayung, Kota Tangerang Selatan</text:p>
          </table:table-cell>
          <table:table-cell office:value-type="float" office:value="-6.3365854" calcext:value-type="float">
            <text:p>-6.3365854</text:p>
          </table:table-cell>
          <table:table-cell office:value-type="float" office:value="106.7493427" calcext:value-type="float">
            <text:p>106.7493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d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imandiri Raya, Cipayung, Kota Tangerang Selatan</text:p>
          </table:table-cell>
          <table:table-cell office:value-type="float" office:value="-6.3336895" calcext:value-type="float">
            <text:p>-6.3336895</text:p>
          </table:table-cell>
          <table:table-cell office:value-type="float" office:value="106.7541641" calcext:value-type="float">
            <text:p>106.754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Wijaya Mas Ar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emuning Raya No.19, RT.15/RW.6, Pejaten Tim., Kota Jakarta Selatan</text:p>
          </table:table-cell>
          <table:table-cell office:value-type="float" office:value="-6.2778334" calcext:value-type="float">
            <text:p>-6.2778334</text:p>
          </table:table-cell>
          <table:table-cell office:value-type="float" office:value="106.8459367" calcext:value-type="float">
            <text:p>106.8459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Sarwat Gondro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asjid Al-Makmuriyah, RT.14/RW.7, Pejaten Tim., Kota Jakarta Selatan</text:p>
          </table:table-cell>
          <table:table-cell office:value-type="float" office:value="-6.2847587" calcext:value-type="float">
            <text:p>-6.2847587</text:p>
          </table:table-cell>
          <table:table-cell office:value-type="float" office:value="106.8464539" calcext:value-type="float">
            <text:p>106.8464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ondro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yuManis Utara No.VIII, RT.11/RW.7, Kayu Manis, Kota Jakarta Timur</text:p>
          </table:table-cell>
          <table:table-cell office:value-type="float" office:value="-6.2064225" calcext:value-type="float">
            <text:p>-6.2064225</text:p>
          </table:table-cell>
          <table:table-cell office:value-type="float" office:value="106.8635087" calcext:value-type="float">
            <text:p>106.8635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TAUKH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brang Kedai Halaman, Jl. Cipete Raya, RT.009/RW.006 Kel, RT.8/RW.4, Cipete Sel., Kota Jakarta Selatan</text:p>
          </table:table-cell>
          <table:table-cell office:value-type="float" office:value="-6.278522" calcext:value-type="float">
            <text:p>-6.278522</text:p>
          </table:table-cell>
          <table:table-cell office:value-type="float" office:value="106.805101" calcext:value-type="float">
            <text:p>106.805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46 Bang Rado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lan Cabe V RT 003 RW 005, Pamulang, Pd. Cabe Ilir, Kota Tangerang Selatan</text:p>
          </table:table-cell>
          <table:table-cell office:value-type="float" office:value="-6.335113" calcext:value-type="float">
            <text:p>-6.335113</text:p>
          </table:table-cell>
          <table:table-cell office:value-type="float" office:value="106.771667" calcext:value-type="float">
            <text:p>106.77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gal Indah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9/RW.11, West Cilandak, South Jakarta City</text:p>
          </table:table-cell>
          <table:table-cell office:value-type="float" office:value="-6.2782404" calcext:value-type="float">
            <text:p>-6.2782404</text:p>
          </table:table-cell>
          <table:table-cell office:value-type="float" office:value="106.8082418" calcext:value-type="float">
            <text:p>106.808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agil Sad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Tumaritis No.1b, RT.5/RW.3, Cilandak Bar., Kota Jakarta Selatan</text:p>
          </table:table-cell>
          <table:table-cell office:value-type="float" office:value="-6.2832797" calcext:value-type="float">
            <text:p>-6.2832797</text:p>
          </table:table-cell>
          <table:table-cell office:value-type="float" office:value="106.7960757" calcext:value-type="float">
            <text:p>106.796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ha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Bahari I No.56, RT.8/RW.7, Gandaria Sel., Kota Jakarta Selatan</text:p>
          </table:table-cell>
          <table:table-cell office:value-type="float" office:value="-6.278203" calcext:value-type="float">
            <text:p>-6.278203</text:p>
          </table:table-cell>
          <table:table-cell office:value-type="float" office:value="106.793355" calcext:value-type="float">
            <text:p>106.793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Ja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ok B No., Jl. Markisa Ujung No.20, Cinere, Kota Depok</text:p>
          </table:table-cell>
          <table:table-cell office:value-type="float" office:value="-6.3268759" calcext:value-type="float">
            <text:p>-6.3268759</text:p>
          </table:table-cell>
          <table:table-cell office:value-type="float" office:value="106.7853012" calcext:value-type="float">
            <text:p>106.785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Ibrah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inere Raya No.25-21, Cinere, Kota Depok</text:p>
          </table:table-cell>
          <table:table-cell office:value-type="float" office:value="-6.3332916" calcext:value-type="float">
            <text:p>-6.3332916</text:p>
          </table:table-cell>
          <table:table-cell office:value-type="float" office:value="106.7825989" calcext:value-type="float">
            <text:p>106.7825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Ala Jep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, Jl. Bahari Raya No.3m, Gandaria Sel., RT.9/RW.10, Cilandak Bar., Kota Jakarta Selatan</text:p>
          </table:table-cell>
          <table:table-cell office:value-type="float" office:value="-6.2796528" calcext:value-type="float">
            <text:p>-6.2796528</text:p>
          </table:table-cell>
          <table:table-cell office:value-type="float" office:value="106.7922974" calcext:value-type="float">
            <text:p>106.792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"Gondrong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ndul, Depok City</text:p>
          </table:table-cell>
          <table:table-cell office:value-type="float" office:value="-6.3381384" calcext:value-type="float">
            <text:p>-6.3381384</text:p>
          </table:table-cell>
          <table:table-cell office:value-type="float" office:value="106.7926334" calcext:value-type="float">
            <text:p>106.7926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"Om Narj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Sengon, RT.1/RW.3, Cinere, Kota Depok</text:p>
          </table:table-cell>
          <table:table-cell office:value-type="float" office:value="-6.332483" calcext:value-type="float">
            <text:p>-6.332483</text:p>
          </table:table-cell>
          <table:table-cell office:value-type="float" office:value="106.7860505" calcext:value-type="float">
            <text:p>106.7860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Pertok 3 Bersaud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1/RW.13, Pondok Pinang, South Jakarta City</text:p>
          </table:table-cell>
          <table:table-cell office:value-type="float" office:value="-6.2769354" calcext:value-type="float">
            <text:p>-6.2769354</text:p>
          </table:table-cell>
          <table:table-cell office:value-type="float" office:value="106.7764295" calcext:value-type="float">
            <text:p>106.7764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aza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Saikin No.14, RT.12/RW.8, Pd. Pinang, Kota Jakarta Selatan</text:p>
          </table:table-cell>
          <table:table-cell office:value-type="float" office:value="-6.2845439" calcext:value-type="float">
            <text:p>-6.2845439</text:p>
          </table:table-cell>
          <table:table-cell office:value-type="float" office:value="106.7680976" calcext:value-type="float">
            <text:p>106.768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and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Gandul No.10, Gandul, Kota Depok</text:p>
          </table:table-cell>
          <table:table-cell office:value-type="float" office:value="-6.338199" calcext:value-type="float">
            <text:p>-6.338199</text:p>
          </table:table-cell>
          <table:table-cell office:value-type="float" office:value="106.794198" calcext:value-type="float">
            <text:p>106.794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gling Nasg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Gandul No.37c, Gandul, Kota Depok</text:p>
          </table:table-cell>
          <table:table-cell office:value-type="float" office:value="-6.3362535" calcext:value-type="float">
            <text:p>-6.3362535</text:p>
          </table:table-cell>
          <table:table-cell office:value-type="float" office:value="106.7950726" calcext:value-type="float">
            <text:p>106.795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ETERNAL K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ndok Ranji, South Tangerang City</text:p>
          </table:table-cell>
          <table:table-cell office:value-type="float" office:value="-6.279519" calcext:value-type="float">
            <text:p>-6.279519</text:p>
          </table:table-cell>
          <table:table-cell office:value-type="float" office:value="106.7326223" calcext:value-type="float">
            <text:p>106.7326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JANGL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Kaso No.49, RW.5, Pd. Karya, Kota Tangerang Selatan</text:p>
          </table:table-cell>
          <table:table-cell office:value-type="float" office:value="-6.2725529" calcext:value-type="float">
            <text:p>-6.2725529</text:p>
          </table:table-cell>
          <table:table-cell office:value-type="float" office:value="106.7362054" calcext:value-type="float">
            <text:p>106.736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gor Dok-dok Surabaya.cak jaw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holla Miftahul Jannah, Komplek, Jl. Perdagangan Jl. H. Alih, RT.6/RW.7, Bintaro, Kota Jakarta Selatan</text:p>
          </table:table-cell>
          <table:table-cell office:value-type="float" office:value="-6.2762835" calcext:value-type="float">
            <text:p>-6.2762835</text:p>
          </table:table-cell>
          <table:table-cell office:value-type="float" office:value="106.7669195" calcext:value-type="float">
            <text:p>106.7669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adih mant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eger Raya No.59, Pd. Karya, Kota Tangerang Selatan</text:p>
          </table:table-cell>
          <table:table-cell office:value-type="float" office:value="-6.2594016" calcext:value-type="float">
            <text:p>-6.2594016</text:p>
          </table:table-cell>
          <table:table-cell office:value-type="float" office:value="106.7447727" calcext:value-type="float">
            <text:p>106.744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dei Nasi Bahr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E Martadinata, Cipayung, Kota Tangerang Selatan</text:p>
          </table:table-cell>
          <table:table-cell office:value-type="float" office:value="-6.3329837" calcext:value-type="float">
            <text:p>-6.3329837</text:p>
          </table:table-cell>
          <table:table-cell office:value-type="float" office:value="106.7487948" calcext:value-type="float">
            <text:p>106.7487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ngen Rasa Mas Al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Ceger Raya No.99, Pd. Karya, Kota Tangerang Selatan</text:p>
          </table:table-cell>
          <table:table-cell office:value-type="float" office:value="-6.2600688" calcext:value-type="float">
            <text:p>-6.2600688</text:p>
          </table:table-cell>
          <table:table-cell office:value-type="float" office:value="106.7411998" calcext:value-type="float">
            <text:p>106.741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ung Nasi Lamp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Pd. Betung Raya No.12, RT.4/RW.5, Pd. Betung, Kota Tangerang Selatan</text:p>
          </table:table-cell>
          <table:table-cell office:value-type="float" office:value="-6.2620079" calcext:value-type="float">
            <text:p>-6.2620079</text:p>
          </table:table-cell>
          <table:table-cell office:value-type="float" office:value="106.745874" calcext:value-type="float">
            <text:p>106.745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Kunc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pan kos kirana, Jl. Kp. Rumbut, Pasir Gn. Sel., Kota Depok</text:p>
          </table:table-cell>
          <table:table-cell office:value-type="float" office:value="-6.3460144" calcext:value-type="float">
            <text:p>-6.3460144</text:p>
          </table:table-cell>
          <table:table-cell office:value-type="float" office:value="106.8474027" calcext:value-type="float">
            <text:p>106.8474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AMB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, Jalan Raya Ceger Rt 03 Rw 04 Nomor 1B Jurang Mangu Timur, Pd. Betung, Kota Tangerang Selatan</text:p>
          </table:table-cell>
          <table:table-cell office:value-type="float" office:value="-6.2627364" calcext:value-type="float">
            <text:p>-6.2627364</text:p>
          </table:table-cell>
          <table:table-cell office:value-type="float" office:value="106.736481" calcext:value-type="float">
            <text:p>106.73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Raky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aruda No.51A, Pasir Gn. Sel., Kota Depok</text:p>
          </table:table-cell>
          <table:table-cell office:value-type="float" office:value="-6.3437889" calcext:value-type="float">
            <text:p>-6.3437889</text:p>
          </table:table-cell>
          <table:table-cell office:value-type="float" office:value="106.849123" calcext:value-type="float">
            <text:p>106.849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&amp; Mie Rebus Ind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. H.M.Izi, RT.8/RW.5, Cililitan, Kota Jakarta Timur</text:p>
          </table:table-cell>
          <table:table-cell office:value-type="float" office:value="-6.2659381" calcext:value-type="float">
            <text:p>-6.2659381</text:p>
          </table:table-cell>
          <table:table-cell office:value-type="float" office:value="106.8626729" calcext:value-type="float">
            <text:p>106.8626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27 (depan Klinik Pratama Condet Jaya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aya Condet No.6 Rt 004/004, RT.3/RW.4, Balekambang, Kota Jakarta Timur</text:p>
          </table:table-cell>
          <table:table-cell office:value-type="float" office:value="-6.2751259" calcext:value-type="float">
            <text:p>-6.2751259</text:p>
          </table:table-cell>
          <table:table-cell office:value-type="float" office:value="106.856391" calcext:value-type="float">
            <text:p>106.856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Wijaya Mas Ar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ngsana Raya No.19-26, RT.10/RW.4, Pejaten Tim., Kota Jakarta Selatan</text:p>
          </table:table-cell>
          <table:table-cell office:value-type="float" office:value="-6.2719347" calcext:value-type="float">
            <text:p>-6.2719347</text:p>
          </table:table-cell>
          <table:table-cell office:value-type="float" office:value="106.8482152" calcext:value-type="float">
            <text:p>106.848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Gila Anw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Warga No.34B, RT.8/RW.3, Pejaten Bar., Kota Jakarta Selatan</text:p>
          </table:table-cell>
          <table:table-cell office:value-type="float" office:value="-6.2723264" calcext:value-type="float">
            <text:p>-6.2723264</text:p>
          </table:table-cell>
          <table:table-cell office:value-type="float" office:value="106.8414552" calcext:value-type="float">
            <text:p>106.8414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ega Nasi Gore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Gandaria I, RT.10/RW.9, Pekayon, Kota Jakarta Timur</text:p>
          </table:table-cell>
          <table:table-cell office:value-type="float" office:value="-6.3455808" calcext:value-type="float">
            <text:p>-6.3455808</text:p>
          </table:table-cell>
          <table:table-cell office:value-type="float" office:value="106.862545" calcext:value-type="float">
            <text:p>106.86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Haid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Asem II No.12, RT.15/RW.3, Cipete Sel., Kota Jakarta Selatan</text:p>
          </table:table-cell>
          <table:table-cell office:value-type="float" office:value="-6.2732434" calcext:value-type="float">
            <text:p>-6.2732434</text:p>
          </table:table-cell>
          <table:table-cell office:value-type="float" office:value="106.8040983" calcext:value-type="float">
            <text:p>106.804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Ya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S. Fatmawati Raya, RT.14/RW.4, Cipete Utara, Kota Jakarta Selatan</text:p>
          </table:table-cell>
          <table:table-cell office:value-type="float" office:value="-6.2763075" calcext:value-type="float">
            <text:p>-6.2763075</text:p>
          </table:table-cell>
          <table:table-cell office:value-type="float" office:value="106.7977903" calcext:value-type="float">
            <text:p>106.7977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Mas 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.9/RW.1, Pekayon, East Jakarta City</text:p>
          </table:table-cell>
          <table:table-cell office:value-type="float" office:value="-6.3413927" calcext:value-type="float">
            <text:p>-6.3413927</text:p>
          </table:table-cell>
          <table:table-cell office:value-type="float" office:value="106.8627071" calcext:value-type="float">
            <text:p>106.8627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Bang J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Oscar Raya, Bambu Apus, Kota Tangerang Selatan</text:p>
          </table:table-cell>
          <table:table-cell office:value-type="float" office:value="-6.3283803" calcext:value-type="float">
            <text:p>-6.3283803</text:p>
          </table:table-cell>
          <table:table-cell office:value-type="float" office:value="106.7311998" calcext:value-type="float">
            <text:p>106.731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Sint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Metro Kencana IV No.27, RT.2/RW.15, Pd. Pinang, Kota Jakarta Selatan</text:p>
          </table:table-cell>
          <table:table-cell office:value-type="float" office:value="-6.2761663" calcext:value-type="float">
            <text:p>-6.2761663</text:p>
          </table:table-cell>
          <table:table-cell office:value-type="float" office:value="106.7850221" calcext:value-type="float">
            <text:p>106.785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Jaw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H. Riman No.2, RT.2/RW.11, Bintaro, Kota Jakarta Selatan</text:p>
          </table:table-cell>
          <table:table-cell office:value-type="float" office:value="-6.2722613" calcext:value-type="float">
            <text:p>-6.2722613</text:p>
          </table:table-cell>
          <table:table-cell office:value-type="float" office:value="106.7642342" calcext:value-type="float">
            <text:p>106.764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oreng kep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ntaro Sector 1, Jl. Haji nawih rt 11/rw 11 no 33, RT.13/RW.8, Bintaro, Kota Jakarta Selatan</text:p>
          </table:table-cell>
          <table:table-cell office:value-type="float" office:value="-6.2706803" calcext:value-type="float">
            <text:p>-6.2706803</text:p>
          </table:table-cell>
          <table:table-cell office:value-type="float" office:value="106.7571718" calcext:value-type="float">
            <text:p>106.757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ma k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., Jl. Pajajaran No.102, Pamulang Bar., Kota Tangerang Selatan</text:p>
          </table:table-cell>
          <table:table-cell office:value-type="float" office:value="-6.337425" calcext:value-type="float">
            <text:p>-6.337425</text:p>
          </table:table-cell>
          <table:table-cell office:value-type="float" office:value="106.739659" calcext:value-type="float">
            <text:p>106.739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and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RC. Veteran Raya, RT.1/RW.3, Bintaro, Kota Jakarta Selatan</text:p>
          </table:table-cell>
          <table:table-cell office:value-type="float" office:value="-6.2749788" calcext:value-type="float">
            <text:p>-6.2749788</text:p>
          </table:table-cell>
          <table:table-cell office:value-type="float" office:value="106.7631715" calcext:value-type="float">
            <text:p>106.763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i Guri dan ka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l. Village V No.12A, Pd. Petir, Kota Depok</text:p>
          </table:table-cell>
          <table:table-cell office:value-type="float" office:value="-6.3666105" calcext:value-type="float">
            <text:p>-6.3666105</text:p>
          </table:table-cell>
          <table:table-cell office:value-type="float" office:value="106.7304024" calcext:value-type="float">
            <text:p>106.730402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26T01:41:32.255902692</dc:date>
    <meta:editing-duration>PT5M21S</meta:editing-duration>
    <meta:editing-cycles>1</meta:editing-cycles>
    <meta:document-statistic meta:table-count="1" meta:cell-count="10563" meta:object-count="0"/>
  </office:meta>
</office:document-meta>
</file>